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StarSymbol" style:font-charset="x-symbol" svg:font-family="StarSymbol" style:font-family-generic="system"/>
    <style:font-face style:name="WenQuanYi Micro Hei" svg:font-family="WenQuanYi Micro Hei" style:font-family-generic="system" style:font-pitch="variable"/>
    <style:font-face style:name="monospace" svg:font-family="monospace" style:font-family-generic="roman" style:font-pitch="variable"/>
    <style:font-face style:name="Roboto, sans-serif" svg:font-family="Roboto, sans-serif" style:font-family-generic="system"/>
    <style:font-face style:name="lucidatypewriter" svg:font-family="lucidatypewriter" style:font-family-generic="roman"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7">
      <text:list-level-style-bullet text:level="1" text:style-name="WW_CharLFO3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3458in" text:min-label-width="0.25in" text:list-level-position-and-space-mode="label-alignment">
          <style:list-level-label-alignment text:label-followed-by="listtab" fo:margin-left="0.5958in" fo:text-indent="-0.25in"/>
        </style:list-level-properties>
        <style:text-properties style:font-name="OpenSymbol"/>
      </text:list-level-style-bullet>
      <text:list-level-style-bullet text:level="2" text:style-name="WW_CharLFO43LVL2" text:bullet-char="◦">
        <style:list-level-properties text:space-before="0.5958in" text:min-label-width="0.25in" text:list-level-position-and-space-mode="label-alignment">
          <style:list-level-label-alignment text:label-followed-by="listtab" fo:margin-left="0.8458in" fo:text-indent="-0.25in"/>
        </style:list-level-properties>
        <style:text-properties style:font-name="OpenSymbol"/>
      </text:list-level-style-bullet>
      <text:list-level-style-bullet text:level="3" text:style-name="WW_CharLFO43LVL3" text:bullet-char="▪">
        <style:list-level-properties text:space-before="0.8458in" text:min-label-width="0.25in" text:list-level-position-and-space-mode="label-alignment">
          <style:list-level-label-alignment text:label-followed-by="listtab" fo:margin-left="1.0958in" fo:text-indent="-0.25in"/>
        </style:list-level-properties>
        <style:text-properties style:font-name="OpenSymbol"/>
      </text:list-level-style-bullet>
      <text:list-level-style-bullet text:level="4" text:style-name="WW_CharLFO43LVL4" text:bullet-char="•">
        <style:list-level-properties text:space-before="1.0958in" text:min-label-width="0.25in" text:list-level-position-and-space-mode="label-alignment">
          <style:list-level-label-alignment text:label-followed-by="listtab" fo:margin-left="1.3458in" fo:text-indent="-0.25in"/>
        </style:list-level-properties>
        <style:text-properties style:font-name="OpenSymbol"/>
      </text:list-level-style-bullet>
      <text:list-level-style-bullet text:level="5" text:style-name="WW_CharLFO43LVL5" text:bullet-char="◦">
        <style:list-level-properties text:space-before="1.3458in" text:min-label-width="0.25in" text:list-level-position-and-space-mode="label-alignment">
          <style:list-level-label-alignment text:label-followed-by="listtab" fo:margin-left="1.5958in" fo:text-indent="-0.25in"/>
        </style:list-level-properties>
        <style:text-properties style:font-name="OpenSymbol"/>
      </text:list-level-style-bullet>
      <text:list-level-style-bullet text:level="6" text:style-name="WW_CharLFO43LVL6" text:bullet-char="▪">
        <style:list-level-properties text:space-before="1.5958in" text:min-label-width="0.25in" text:list-level-position-and-space-mode="label-alignment">
          <style:list-level-label-alignment text:label-followed-by="listtab" fo:margin-left="1.8458in" fo:text-indent="-0.25in"/>
        </style:list-level-properties>
        <style:text-properties style:font-name="OpenSymbol"/>
      </text:list-level-style-bullet>
      <text:list-level-style-bullet text:level="7" text:style-name="WW_CharLFO43LVL7" text:bullet-char="•">
        <style:list-level-properties text:space-before="1.8458in" text:min-label-width="0.25in" text:list-level-position-and-space-mode="label-alignment">
          <style:list-level-label-alignment text:label-followed-by="listtab" fo:margin-left="2.0958in" fo:text-indent="-0.25in"/>
        </style:list-level-properties>
        <style:text-properties style:font-name="OpenSymbol"/>
      </text:list-level-style-bullet>
      <text:list-level-style-bullet text:level="8" text:style-name="WW_CharLFO43LVL8" text:bullet-char="◦">
        <style:list-level-properties text:space-before="2.0958in" text:min-label-width="0.25in" text:list-level-position-and-space-mode="label-alignment">
          <style:list-level-label-alignment text:label-followed-by="listtab" fo:margin-left="2.3458in" fo:text-indent="-0.25in"/>
        </style:list-level-properties>
        <style:text-properties style:font-name="OpenSymbol"/>
      </text:list-level-style-bullet>
      <text:list-level-style-bullet text:level="9" text:style-name="WW_CharLFO43LVL9" text:bullet-char="▪">
        <style:list-level-properties text:space-before="2.3458in" text:min-label-width="0.25in" text:list-level-position-and-space-mode="label-alignment">
          <style:list-level-label-alignment text:label-followed-by="listtab" fo:margin-left="2.5958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6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6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6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6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6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6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6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6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left" style:position="0.3333in"/>
          <style:tab-stop style:type="right" style:leader-style="dotted" style:leader-text="." style:position="6.918in"/>
        </style:tab-stops>
      </style:paragraph-properties>
    </style:style>
    <style:style style:name="T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3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3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3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3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4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4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4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5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5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5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61" style:parent-style-name="Hyperlink" style:family="text">
      <style:text-properties fo:background-color="#FFFFFF"/>
    </style:style>
    <style:style style:name="P6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6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4"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6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68" style:parent-style-name="Hyperlink" style:family="text">
      <style:text-properties fo:background-color="#FFFFFF"/>
    </style:style>
    <style:style style:name="P6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7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7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7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7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7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79" style:parent-style-name="Hyperlink" style:family="text">
      <style:text-properties style:font-name="WenQuanYi Micro Hei" style:font-name-asian="WenQuanYi Micro Hei"/>
    </style:style>
    <style:style style:name="P8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8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8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8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6"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8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8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0"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9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2"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9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4"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9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6"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9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9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0"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0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0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4"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0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0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0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1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1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1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6"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1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1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0"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2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2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0"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3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3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3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6"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3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3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0"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6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6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7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7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7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7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7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8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8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8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8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8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9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9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9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9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9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0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0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0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6"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0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0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1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1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1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1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1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2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2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2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2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2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3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3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3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3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3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4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4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42"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4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44"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4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4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4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4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4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5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5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5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5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54"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5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56"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5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5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5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6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6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6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6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6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6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66"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6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6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6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70"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7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72"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27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74"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27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76"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7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7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7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80"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8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8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8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84"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8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86"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8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88"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28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9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9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92" style:parent-style-name="Hyperlink" style:family="text">
      <style:text-properties style:font-name="WenQuanYi Micro Hei" style:font-name-asian="WenQuanYi Micro Hei"/>
    </style:style>
    <style:style style:name="P293"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9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95"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29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9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9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99"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30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0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30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03"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30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0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30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0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30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09"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31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11"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31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13"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31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15"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31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17" style:parent-style-name="Heading1" style:family="paragraph"/>
    <style:style style:name="T318" style:parent-style-name="DefaultParagraphFont" style:family="text">
      <style:text-properties style:font-name="monospace" fo:color="#000000" fo:background-color="#FFFFFF"/>
    </style:style>
    <style:style style:name="T319" style:parent-style-name="DefaultParagraphFont" style:family="text">
      <style:text-properties style:font-name="monospace"/>
    </style:style>
    <style:style style:name="P320" style:parent-style-name="Textbody" style:family="paragraph">
      <style:text-properties style:font-name="monospace"/>
    </style:style>
    <style:style style:name="P321" style:parent-style-name="Textbody" style:family="paragraph"/>
    <style:style style:name="P322" style:parent-style-name="PreformattedText" style:family="paragraph"/>
    <style:style style:name="T323" style:parent-style-name="DefaultParagraphFont" style:family="text">
      <style:text-properties style:font-name="monospace" fo:color="#000000" fo:background-color="#FFFFFF"/>
    </style:style>
    <style:style style:name="T324" style:parent-style-name="DefaultParagraphFont" style:family="text">
      <style:text-properties style:font-name="monospace" fo:color="#000000" fo:background-color="#FFFFFF"/>
    </style:style>
    <style:style style:name="T325" style:parent-style-name="DefaultParagraphFont" style:family="text">
      <style:text-properties style:font-name="monospace"/>
    </style:style>
    <style:style style:name="T326" style:parent-style-name="DefaultParagraphFont" style:family="text">
      <style:text-properties style:font-name="monospace"/>
    </style:style>
    <style:style style:name="T327" style:parent-style-name="DefaultParagraphFont" style:family="text">
      <style:text-properties style:font-name="monospace"/>
    </style:style>
    <style:style style:name="T328" style:parent-style-name="DefaultParagraphFont" style:family="text">
      <style:text-properties style:font-name="monospace"/>
    </style:style>
    <style:style style:name="P329" style:parent-style-name="Textbody" style:family="paragraph">
      <style:text-properties style:font-name="monospace"/>
    </style:style>
    <style:style style:name="P330" style:parent-style-name="Textbody" style:family="paragraph">
      <style:text-properties style:font-name="monospace"/>
    </style:style>
    <style:style style:name="P331" style:parent-style-name="Textbody" style:family="paragraph">
      <style:text-properties style:font-name="monospace"/>
    </style:style>
    <style:style style:name="P332" style:parent-style-name="Textbody" style:family="paragraph">
      <style:text-properties style:font-name="monospace"/>
    </style:style>
    <style:style style:name="P333" style:parent-style-name="Textbody" style:family="paragraph">
      <style:text-properties style:font-name="monospace"/>
    </style:style>
    <style:style style:name="P334" style:parent-style-name="Textbody" style:family="paragraph"/>
    <style:style style:name="P335" style:parent-style-name="Textbody" style:family="paragraph"/>
    <style:style style:name="P336" style:parent-style-name="Textbody" style:family="paragraph"/>
    <style:style style:name="T337" style:parent-style-name="DefaultParagraphFont" style:family="text">
      <style:text-properties style:font-name="monospace" fo:color="#000000" fo:background-color="#FFFFFF"/>
    </style:style>
    <style:style style:name="T338" style:parent-style-name="DefaultParagraphFont" style:family="text">
      <style:text-properties style:font-name="monospace"/>
    </style:style>
    <style:style style:name="T339" style:parent-style-name="DefaultParagraphFont" style:family="text">
      <style:text-properties style:font-name="monospace"/>
    </style:style>
    <style:style style:name="T340" style:parent-style-name="DefaultParagraphFont" style:family="text">
      <style:text-properties style:font-name="monospace"/>
    </style:style>
    <style:style style:name="P341" style:parent-style-name="Textbody" style:family="paragraph">
      <style:text-properties style:font-name="monospace" fo:color="#000000" fo:background-color="#FFFFFF"/>
    </style:style>
    <style:style style:name="P342" style:parent-style-name="Textbody" style:family="paragraph">
      <style:text-properties style:font-name="monospace" fo:color="#000000" fo:background-color="#FFFFFF"/>
    </style:style>
    <style:style style:name="T343" style:parent-style-name="DefaultParagraphFont" style:family="text">
      <style:text-properties style:font-name="monospace" fo:color="#000000" fo:background-color="#FFFFFF"/>
    </style:style>
    <style:style style:name="T344" style:parent-style-name="DefaultParagraphFont" style:family="text">
      <style:text-properties style:font-name="monospace" fo:color="#000000" fo:font-size="10pt" style:font-size-asian="10pt" fo:background-color="#E8F2FE"/>
    </style:style>
    <style:style style:name="T345" style:parent-style-name="DefaultParagraphFont" style:family="text">
      <style:text-properties style:font-name="monospace" fo:font-weight="bold" style:font-weight-asian="bold" fo:color="#7F0055" fo:font-size="10pt" style:font-size-asian="10pt" fo:background-color="#E8F2FE"/>
    </style:style>
    <style:style style:name="T346" style:parent-style-name="DefaultParagraphFont" style:family="text">
      <style:text-properties style:font-name="monospace" fo:color="#000000" fo:font-size="10pt" style:font-size-asian="10pt" fo:background-color="#E8F2FE"/>
    </style:style>
    <style:style style:name="T347" style:parent-style-name="DefaultParagraphFont" style:family="text">
      <style:text-properties style:font-name="monospace" fo:color="#000000" fo:font-size="10pt" style:font-size-asian="10pt" fo:background-color="#E8F2FE"/>
    </style:style>
    <style:style style:name="P348" style:parent-style-name="Standard" style:family="paragraph">
      <style:text-properties style:font-name="monospace" fo:color="#000000" fo:font-size="10pt" style:font-size-asian="10pt" fo:background-color="#E8F2FE"/>
    </style:style>
    <style:style style:name="P349" style:parent-style-name="Standard" style:family="paragraph">
      <style:text-properties style:font-name="monospace" fo:color="#000000" fo:font-size="10pt" style:font-size-asian="10pt" fo:background-color="#E8F2FE"/>
    </style:style>
    <style:style style:name="P350" style:parent-style-name="Standard" style:family="paragraph">
      <style:text-properties style:font-name="monospace" fo:color="#000000" fo:font-size="10pt" style:font-size-asian="10pt" fo:background-color="#E8F2FE"/>
    </style:style>
    <style:style style:name="P351" style:parent-style-name="Standard" style:family="paragraph">
      <style:text-properties style:font-name="monospace" fo:color="#000000" fo:font-size="10pt" style:font-size-asian="10pt" fo:background-color="#E8F2FE"/>
    </style:style>
    <style:style style:name="P352" style:parent-style-name="Standard" style:family="paragraph">
      <style:text-properties style:font-name="monospace" fo:color="#000000" fo:font-size="10pt" style:font-size-asian="10pt" fo:background-color="#E8F2FE"/>
    </style:style>
    <style:style style:name="P353" style:parent-style-name="Textbody" style:family="paragraph"/>
    <style:style style:name="P354" style:parent-style-name="Textbody" style:family="paragraph"/>
    <style:style style:name="P355" style:parent-style-name="Textbody" style:family="paragraph"/>
    <style:style style:name="P356" style:parent-style-name="Textbody" style:family="paragraph"/>
    <style:style style:name="P357" style:parent-style-name="Textbody" style:family="paragraph"/>
    <style:style style:name="P358" style:parent-style-name="Textbody" style:family="paragraph"/>
    <style:style style:name="P359" style:parent-style-name="Textbody" style:family="paragraph"/>
    <style:style style:name="P360" style:parent-style-name="Textbody" style:family="paragraph"/>
    <style:style style:name="P361" style:parent-style-name="Textbody" style:family="paragraph"/>
    <style:style style:name="P362" style:parent-style-name="Textbody" style:family="paragraph"/>
    <style:style style:name="P363" style:parent-style-name="Textbody" style:family="paragraph"/>
    <style:style style:name="P364" style:parent-style-name="Textbody" style:family="paragraph"/>
    <style:style style:name="P365" style:parent-style-name="Textbody" style:family="paragraph"/>
    <style:style style:name="P366" style:parent-style-name="Normal" style:family="paragraph">
      <style:paragraph-properties fo:text-align="center"/>
    </style:style>
    <style:style style:name="P367" style:parent-style-name="Normal" style:family="paragraph">
      <style:paragraph-properties fo:text-align="center"/>
    </style:style>
    <style:style style:name="P368" style:parent-style-name="Normal" style:family="paragraph">
      <style:paragraph-properties fo:text-align="center"/>
    </style:style>
    <style:style style:name="P369" style:parent-style-name="Normal" style:family="paragraph">
      <style:paragraph-properties fo:text-align="center"/>
    </style:style>
    <style:style style:name="T370" style:parent-style-name="DefaultParagraphFont" style:family="text">
      <style:text-properties style:language-asian="zh" style:country-asian="CN"/>
    </style:style>
    <style:style style:name="P371" style:parent-style-name="Standard" style:family="paragraph">
      <style:text-properties style:font-name="monospace" fo:color="#000000" fo:background-color="#FFFFFF"/>
    </style:style>
    <style:style style:name="P372" style:parent-style-name="Standard" style:family="paragraph">
      <style:text-properties style:font-name="monospace" fo:color="#000000" fo:background-color="#FFFFFF"/>
    </style:style>
    <style:style style:name="P373" style:parent-style-name="Heading2" style:family="paragraph">
      <style:text-properties fo:background-color="#FFFFFF"/>
    </style:style>
    <style:style style:name="T374" style:parent-style-name="DefaultParagraphFont" style:family="text">
      <style:text-properties style:font-name="monospace"/>
    </style:style>
    <style:style style:name="P375" style:parent-style-name="Heading3" style:family="paragraph">
      <style:text-properties fo:background-color="#FFFFFF"/>
    </style:style>
    <style:style style:name="P376" style:parent-style-name="Textbody" style:family="paragraph">
      <style:text-properties fo:color="#000000" fo:background-color="#FFFFFF"/>
    </style:style>
    <style:style style:name="T377" style:parent-style-name="DefaultParagraphFont" style:family="text">
      <style:text-properties fo:color="#000000" fo:background-color="#FFFFFF"/>
    </style:style>
    <style:style style:name="T378" style:parent-style-name="DefaultParagraphFont" style:family="text">
      <style:text-properties fo:color="#000000" fo:background-color="#FFFFFF"/>
    </style:style>
    <style:style style:name="P379" style:parent-style-name="Textbody" style:family="paragraph"/>
    <style:style style:name="P380" style:parent-style-name="Textbody" style:family="paragraph"/>
    <style:style style:name="T381" style:parent-style-name="DefaultParagraphFont" style:family="text">
      <style:text-properties fo:color="#000000" fo:background-color="#FFFFFF"/>
    </style:style>
    <style:style style:name="T382" style:parent-style-name="DefaultParagraphFont" style:family="text">
      <style:text-properties style:font-name="monospace"/>
    </style:style>
    <style:style style:name="P383" style:parent-style-name="Textbody" style:family="paragraph">
      <style:text-properties style:font-name="WenQuanYi Micro Hei" style:font-name-asian="WenQuanYi Micro Hei"/>
    </style:style>
    <style:style style:name="P384" style:parent-style-name="Textbody" style:family="paragraph">
      <style:text-properties style:font-name="WenQuanYi Micro Hei" style:font-name-asian="WenQuanYi Micro Hei"/>
    </style:style>
    <style:style style:name="P385" style:parent-style-name="Textbody" style:family="paragraph">
      <style:text-properties style:font-name="WenQuanYi Micro Hei" style:font-name-asian="WenQuanYi Micro Hei"/>
    </style:style>
    <style:style style:name="P386" style:parent-style-name="Textbody" style:family="paragraph">
      <style:text-properties style:font-name="WenQuanYi Micro Hei" style:font-name-asian="WenQuanYi Micro Hei"/>
    </style:style>
    <style:style style:name="P387" style:parent-style-name="Textbody" style:family="paragraph">
      <style:text-properties style:font-name="WenQuanYi Micro Hei" style:font-name-asian="WenQuanYi Micro Hei"/>
    </style:style>
    <style:style style:name="P388" style:parent-style-name="Textbody" style:family="paragraph">
      <style:text-properties style:font-name="WenQuanYi Micro Hei" style:font-name-asian="WenQuanYi Micro Hei"/>
    </style:style>
    <style:style style:name="P389" style:parent-style-name="Textbody" style:family="paragraph">
      <style:text-properties style:font-name="WenQuanYi Micro Hei" style:font-name-asian="WenQuanYi Micro Hei"/>
    </style:style>
    <style:style style:name="P390" style:parent-style-name="Textbody" style:family="paragraph">
      <style:text-properties style:font-name="WenQuanYi Micro Hei" style:font-name-asian="WenQuanYi Micro Hei"/>
    </style:style>
    <style:style style:name="P391" style:parent-style-name="Textbody" style:family="paragraph">
      <style:text-properties style:font-name="WenQuanYi Micro Hei" style:font-name-asian="WenQuanYi Micro Hei"/>
    </style:style>
    <style:style style:name="T392" style:parent-style-name="DefaultParagraphFont" style:family="text">
      <style:text-properties style:font-name="WenQuanYi Micro Hei" style:font-name-asian="WenQuanYi Micro Hei"/>
    </style:style>
    <style:style style:name="TableColumn394" style:family="table-column">
      <style:table-column-properties style:column-width="2.6881in" style:use-optimal-column-width="false"/>
    </style:style>
    <style:style style:name="TableColumn395" style:family="table-column">
      <style:table-column-properties style:column-width="0.134in" style:use-optimal-column-width="false"/>
    </style:style>
    <style:style style:name="TableColumn396" style:family="table-column">
      <style:table-column-properties style:column-width="2.7604in" style:use-optimal-column-width="false"/>
    </style:style>
    <style:style style:name="TableColumn397" style:family="table-column">
      <style:table-column-properties style:column-width="1.1638in" style:use-optimal-column-width="false"/>
    </style:style>
    <style:style style:name="Table393" style:family="table">
      <style:table-properties style:width="6.7465in" fo:margin-left="0in" table:align="left"/>
    </style:style>
    <style:style style:name="TableRow398" style:family="table-row">
      <style:table-row-properties style:use-optimal-row-height="false"/>
    </style:style>
    <style:style style:name="TableCell399" style:family="table-cell">
      <style:table-cell-properties fo:border="none" style:writing-mode="lr-tb" style:vertical-align="middle" fo:padding-top="0.0194in" fo:padding-left="0.0194in" fo:padding-bottom="0.0194in" fo:padding-right="0.0194in"/>
    </style:style>
    <style:style style:name="TableCell400" style:family="table-cell">
      <style:table-cell-properties fo:border="none" style:writing-mode="lr-tb" style:vertical-align="middle" fo:padding-top="0.0194in" fo:padding-left="0.0194in" fo:padding-bottom="0.0194in" fo:padding-right="0.0194in"/>
    </style:style>
    <style:style style:name="TableCell401" style:family="table-cell">
      <style:table-cell-properties fo:border="none" style:writing-mode="lr-tb" style:vertical-align="middle" fo:padding-top="0.0194in" fo:padding-left="0.0194in" fo:padding-bottom="0.0194in" fo:padding-right="0.0194in"/>
    </style:style>
    <style:style style:name="TableCell402" style:family="table-cell">
      <style:table-cell-properties fo:border="none" style:writing-mode="lr-tb" style:vertical-align="middle" fo:padding-top="0.0194in" fo:padding-left="0.0194in" fo:padding-bottom="0.0194in" fo:padding-right="0.0194in"/>
    </style:style>
    <style:style style:name="TableRow403" style:family="table-row">
      <style:table-row-properties style:use-optimal-row-height="false"/>
    </style:style>
    <style:style style:name="TableCell404" style:family="table-cell">
      <style:table-cell-properties fo:border="none" style:writing-mode="lr-tb" style:vertical-align="middle" fo:padding-top="0.0194in" fo:padding-left="0.0194in" fo:padding-bottom="0.0194in" fo:padding-right="0.0194in"/>
    </style:style>
    <style:style style:name="P405" style:parent-style-name="TableContents" style:family="paragraph">
      <style:text-properties fo:font-size="2pt" style:font-size-asian="2pt" style:font-size-complex="2pt"/>
    </style:style>
    <style:style style:name="TableCell406" style:family="table-cell">
      <style:table-cell-properties fo:border="none" style:writing-mode="lr-tb" style:vertical-align="middle" fo:padding-top="0.0194in" fo:padding-left="0.0194in" fo:padding-bottom="0.0194in" fo:padding-right="0.0194in"/>
    </style:style>
    <style:style style:name="P407" style:parent-style-name="TableContents" style:family="paragraph">
      <style:text-properties fo:font-size="2pt" style:font-size-asian="2pt" style:font-size-complex="2pt"/>
    </style:style>
    <style:style style:name="TableCell408" style:family="table-cell">
      <style:table-cell-properties fo:border="none" style:writing-mode="lr-tb" style:vertical-align="middle" fo:padding-top="0.0194in" fo:padding-left="0.0194in" fo:padding-bottom="0.0194in" fo:padding-right="0.0194in"/>
    </style:style>
    <style:style style:name="TableCell409" style:family="table-cell">
      <style:table-cell-properties fo:border="none" style:writing-mode="lr-tb" style:vertical-align="middle" fo:padding-top="0.0194in" fo:padding-left="0.0194in" fo:padding-bottom="0.0194in" fo:padding-right="0.0194in"/>
    </style:style>
    <style:style style:name="TableRow410" style:family="table-row">
      <style:table-row-properties style:use-optimal-row-height="false"/>
    </style:style>
    <style:style style:name="TableCell411" style:family="table-cell">
      <style:table-cell-properties fo:border="none" style:writing-mode="lr-tb" style:vertical-align="middle" fo:padding-top="0.0194in" fo:padding-left="0.0194in" fo:padding-bottom="0.0194in" fo:padding-right="0.0194in"/>
    </style:style>
    <style:style style:name="P412" style:parent-style-name="TableContents" style:family="paragraph">
      <style:text-properties fo:font-size="2pt" style:font-size-asian="2pt" style:font-size-complex="2pt"/>
    </style:style>
    <style:style style:name="TableCell413" style:family="table-cell">
      <style:table-cell-properties fo:border="none" style:writing-mode="lr-tb" style:vertical-align="middle" fo:padding-top="0.0194in" fo:padding-left="0.0194in" fo:padding-bottom="0.0194in" fo:padding-right="0.0194in"/>
    </style:style>
    <style:style style:name="P414" style:parent-style-name="TableContents" style:family="paragraph">
      <style:text-properties fo:font-size="2pt" style:font-size-asian="2pt" style:font-size-complex="2pt"/>
    </style:style>
    <style:style style:name="TableCell415" style:family="table-cell">
      <style:table-cell-properties fo:border="none" style:writing-mode="lr-tb" style:vertical-align="middle" fo:padding-top="0.0194in" fo:padding-left="0.0194in" fo:padding-bottom="0.0194in" fo:padding-right="0.0194in"/>
    </style:style>
    <style:style style:name="TableCell416" style:family="table-cell">
      <style:table-cell-properties fo:border="none" style:writing-mode="lr-tb" style:vertical-align="middle" fo:padding-top="0.0194in" fo:padding-left="0.0194in" fo:padding-bottom="0.0194in" fo:padding-right="0.0194in"/>
    </style:style>
    <style:style style:name="TableRow417" style:family="table-row">
      <style:table-row-properties style:use-optimal-row-height="false"/>
    </style:style>
    <style:style style:name="TableCell418" style:family="table-cell">
      <style:table-cell-properties fo:border="none" style:writing-mode="lr-tb" style:vertical-align="middle" fo:padding-top="0.0194in" fo:padding-left="0.0194in" fo:padding-bottom="0.0194in" fo:padding-right="0.0194in"/>
    </style:style>
    <style:style style:name="P419" style:parent-style-name="TableContents" style:family="paragraph">
      <style:text-properties fo:font-size="2pt" style:font-size-asian="2pt" style:font-size-complex="2pt"/>
    </style:style>
    <style:style style:name="TableCell420" style:family="table-cell">
      <style:table-cell-properties fo:border="none" style:writing-mode="lr-tb" style:vertical-align="middle" fo:padding-top="0.0194in" fo:padding-left="0.0194in" fo:padding-bottom="0.0194in" fo:padding-right="0.0194in"/>
    </style:style>
    <style:style style:name="P421" style:parent-style-name="TableContents" style:family="paragraph">
      <style:text-properties fo:font-size="2pt" style:font-size-asian="2pt" style:font-size-complex="2pt"/>
    </style:style>
    <style:style style:name="TableCell422" style:family="table-cell">
      <style:table-cell-properties fo:border="none" style:writing-mode="lr-tb" style:vertical-align="middle" fo:padding-top="0.0194in" fo:padding-left="0.0194in" fo:padding-bottom="0.0194in" fo:padding-right="0.0194in"/>
    </style:style>
    <style:style style:name="TableCell423" style:family="table-cell">
      <style:table-cell-properties fo:border="none" style:writing-mode="lr-tb" style:vertical-align="middle" fo:padding-top="0.0194in" fo:padding-left="0.0194in" fo:padding-bottom="0.0194in" fo:padding-right="0.0194in"/>
    </style:style>
    <style:style style:name="TableRow424" style:family="table-row">
      <style:table-row-properties style:use-optimal-row-height="false"/>
    </style:style>
    <style:style style:name="TableCell425" style:family="table-cell">
      <style:table-cell-properties fo:border="none" style:writing-mode="lr-tb" style:vertical-align="middle" fo:padding-top="0.0194in" fo:padding-left="0.0194in" fo:padding-bottom="0.0194in" fo:padding-right="0.0194in"/>
    </style:style>
    <style:style style:name="P426" style:parent-style-name="TableContents" style:family="paragraph">
      <style:text-properties fo:font-size="2pt" style:font-size-asian="2pt" style:font-size-complex="2pt"/>
    </style:style>
    <style:style style:name="TableCell427" style:family="table-cell">
      <style:table-cell-properties fo:border="none" style:writing-mode="lr-tb" style:vertical-align="middle" fo:padding-top="0.0194in" fo:padding-left="0.0194in" fo:padding-bottom="0.0194in" fo:padding-right="0.0194in"/>
    </style:style>
    <style:style style:name="P428" style:parent-style-name="TableContents" style:family="paragraph">
      <style:text-properties fo:font-size="2pt" style:font-size-asian="2pt" style:font-size-complex="2pt"/>
    </style:style>
    <style:style style:name="TableCell429" style:family="table-cell">
      <style:table-cell-properties fo:border="none" style:writing-mode="lr-tb" style:vertical-align="middle" fo:padding-top="0.0194in" fo:padding-left="0.0194in" fo:padding-bottom="0.0194in" fo:padding-right="0.0194in"/>
    </style:style>
    <style:style style:name="TableCell430" style:family="table-cell">
      <style:table-cell-properties fo:border="none" style:writing-mode="lr-tb" style:vertical-align="middle" fo:padding-top="0.0194in" fo:padding-left="0.0194in" fo:padding-bottom="0.0194in" fo:padding-right="0.0194in"/>
    </style:style>
    <style:style style:name="TableRow431" style:family="table-row">
      <style:table-row-properties style:use-optimal-row-height="false"/>
    </style:style>
    <style:style style:name="TableCell432" style:family="table-cell">
      <style:table-cell-properties fo:border="none" style:writing-mode="lr-tb" style:vertical-align="middle" fo:padding-top="0.0194in" fo:padding-left="0.0194in" fo:padding-bottom="0.0194in" fo:padding-right="0.0194in"/>
    </style:style>
    <style:style style:name="P433" style:parent-style-name="TableContents" style:family="paragraph">
      <style:text-properties fo:font-size="2pt" style:font-size-asian="2pt" style:font-size-complex="2pt"/>
    </style:style>
    <style:style style:name="TableCell434" style:family="table-cell">
      <style:table-cell-properties fo:border="none" style:writing-mode="lr-tb" style:vertical-align="middle" fo:padding-top="0.0194in" fo:padding-left="0.0194in" fo:padding-bottom="0.0194in" fo:padding-right="0.0194in"/>
    </style:style>
    <style:style style:name="P435" style:parent-style-name="TableContents" style:family="paragraph">
      <style:text-properties fo:font-size="2pt" style:font-size-asian="2pt" style:font-size-complex="2pt"/>
    </style:style>
    <style:style style:name="TableCell436" style:family="table-cell">
      <style:table-cell-properties fo:border="none" style:writing-mode="lr-tb" style:vertical-align="middle" fo:padding-top="0.0194in" fo:padding-left="0.0194in" fo:padding-bottom="0.0194in" fo:padding-right="0.0194in"/>
    </style:style>
    <style:style style:name="TableCell437" style:family="table-cell">
      <style:table-cell-properties fo:border="none" style:writing-mode="lr-tb" style:vertical-align="middle" fo:padding-top="0.0194in" fo:padding-left="0.0194in" fo:padding-bottom="0.0194in" fo:padding-right="0.0194in"/>
    </style:style>
    <style:style style:name="TableRow438" style:family="table-row">
      <style:table-row-properties style:use-optimal-row-height="false"/>
    </style:style>
    <style:style style:name="TableCell439" style:family="table-cell">
      <style:table-cell-properties fo:border="none" style:writing-mode="lr-tb" style:vertical-align="middle" fo:padding-top="0.0194in" fo:padding-left="0.0194in" fo:padding-bottom="0.0194in" fo:padding-right="0.0194in"/>
    </style:style>
    <style:style style:name="P440" style:parent-style-name="TableContents" style:family="paragraph">
      <style:text-properties fo:font-size="2pt" style:font-size-asian="2pt" style:font-size-complex="2pt"/>
    </style:style>
    <style:style style:name="TableCell441" style:family="table-cell">
      <style:table-cell-properties fo:border="none" style:writing-mode="lr-tb" style:vertical-align="middle" fo:padding-top="0.0194in" fo:padding-left="0.0194in" fo:padding-bottom="0.0194in" fo:padding-right="0.0194in"/>
    </style:style>
    <style:style style:name="P442" style:parent-style-name="TableContents" style:family="paragraph">
      <style:text-properties fo:font-size="2pt" style:font-size-asian="2pt" style:font-size-complex="2pt"/>
    </style:style>
    <style:style style:name="TableCell443" style:family="table-cell">
      <style:table-cell-properties fo:border="none" style:writing-mode="lr-tb" style:vertical-align="middle" fo:padding-top="0.0194in" fo:padding-left="0.0194in" fo:padding-bottom="0.0194in" fo:padding-right="0.0194in"/>
    </style:style>
    <style:style style:name="TableCell444" style:family="table-cell">
      <style:table-cell-properties fo:border="none" style:writing-mode="lr-tb" style:vertical-align="middle" fo:padding-top="0.0194in" fo:padding-left="0.0194in" fo:padding-bottom="0.0194in" fo:padding-right="0.0194in"/>
    </style:style>
    <style:style style:name="TableRow445" style:family="table-row">
      <style:table-row-properties style:use-optimal-row-height="false"/>
    </style:style>
    <style:style style:name="TableCell446" style:family="table-cell">
      <style:table-cell-properties fo:border="none" style:writing-mode="lr-tb" style:vertical-align="middle" fo:padding-top="0.0194in" fo:padding-left="0.0194in" fo:padding-bottom="0.0194in" fo:padding-right="0.0194in"/>
    </style:style>
    <style:style style:name="P447" style:parent-style-name="TableContents" style:family="paragraph">
      <style:text-properties fo:font-size="2pt" style:font-size-asian="2pt" style:font-size-complex="2pt"/>
    </style:style>
    <style:style style:name="TableCell448" style:family="table-cell">
      <style:table-cell-properties fo:border="none" style:writing-mode="lr-tb" style:vertical-align="middle" fo:padding-top="0.0194in" fo:padding-left="0.0194in" fo:padding-bottom="0.0194in" fo:padding-right="0.0194in"/>
    </style:style>
    <style:style style:name="P449" style:parent-style-name="TableContents" style:family="paragraph">
      <style:text-properties fo:font-size="2pt" style:font-size-asian="2pt" style:font-size-complex="2pt"/>
    </style:style>
    <style:style style:name="TableCell450" style:family="table-cell">
      <style:table-cell-properties fo:border="none" style:writing-mode="lr-tb" style:vertical-align="middle" fo:padding-top="0.0194in" fo:padding-left="0.0194in" fo:padding-bottom="0.0194in" fo:padding-right="0.0194in"/>
    </style:style>
    <style:style style:name="TableCell451" style:family="table-cell">
      <style:table-cell-properties fo:border="none" style:writing-mode="lr-tb" style:vertical-align="middle" fo:padding-top="0.0194in" fo:padding-left="0.0194in" fo:padding-bottom="0.0194in" fo:padding-right="0.0194in"/>
    </style:style>
    <style:style style:name="TableRow452" style:family="table-row">
      <style:table-row-properties style:use-optimal-row-height="false"/>
    </style:style>
    <style:style style:name="TableCell453" style:family="table-cell">
      <style:table-cell-properties fo:border="none" style:writing-mode="lr-tb" style:vertical-align="middle" fo:padding-top="0.0194in" fo:padding-left="0.0194in" fo:padding-bottom="0.0194in" fo:padding-right="0.0194in"/>
    </style:style>
    <style:style style:name="P454" style:parent-style-name="TableContents" style:family="paragraph">
      <style:text-properties fo:font-size="2pt" style:font-size-asian="2pt" style:font-size-complex="2pt"/>
    </style:style>
    <style:style style:name="TableCell455" style:family="table-cell">
      <style:table-cell-properties fo:border="none" style:writing-mode="lr-tb" style:vertical-align="middle" fo:padding-top="0.0194in" fo:padding-left="0.0194in" fo:padding-bottom="0.0194in" fo:padding-right="0.0194in"/>
    </style:style>
    <style:style style:name="P456" style:parent-style-name="TableContents" style:family="paragraph">
      <style:text-properties fo:font-size="2pt" style:font-size-asian="2pt" style:font-size-complex="2pt"/>
    </style:style>
    <style:style style:name="TableCell457" style:family="table-cell">
      <style:table-cell-properties fo:border="none" style:writing-mode="lr-tb" style:vertical-align="middle" fo:padding-top="0.0194in" fo:padding-left="0.0194in" fo:padding-bottom="0.0194in" fo:padding-right="0.0194in"/>
    </style:style>
    <style:style style:name="TableCell458" style:family="table-cell">
      <style:table-cell-properties fo:border="none" style:writing-mode="lr-tb" style:vertical-align="middle" fo:padding-top="0.0194in" fo:padding-left="0.0194in" fo:padding-bottom="0.0194in" fo:padding-right="0.0194in"/>
    </style:style>
    <style:style style:name="TableRow459" style:family="table-row">
      <style:table-row-properties style:use-optimal-row-height="false"/>
    </style:style>
    <style:style style:name="TableCell460" style:family="table-cell">
      <style:table-cell-properties fo:border="none" style:writing-mode="lr-tb" style:vertical-align="middle" fo:padding-top="0.0194in" fo:padding-left="0.0194in" fo:padding-bottom="0.0194in" fo:padding-right="0.0194in"/>
    </style:style>
    <style:style style:name="P461" style:parent-style-name="TableContents" style:family="paragraph">
      <style:text-properties fo:font-size="2pt" style:font-size-asian="2pt" style:font-size-complex="2pt"/>
    </style:style>
    <style:style style:name="TableCell462" style:family="table-cell">
      <style:table-cell-properties fo:border="none" style:writing-mode="lr-tb" style:vertical-align="middle" fo:padding-top="0.0194in" fo:padding-left="0.0194in" fo:padding-bottom="0.0194in" fo:padding-right="0.0194in"/>
    </style:style>
    <style:style style:name="TableCell463" style:family="table-cell">
      <style:table-cell-properties fo:border="none" style:writing-mode="lr-tb" style:vertical-align="middle" fo:padding-top="0.0194in" fo:padding-left="0.0194in" fo:padding-bottom="0.0194in" fo:padding-right="0.0194in"/>
    </style:style>
    <style:style style:name="P464" style:parent-style-name="TableContents" style:family="paragraph">
      <style:text-properties fo:font-size="2pt" style:font-size-asian="2pt" style:font-size-complex="2pt"/>
    </style:style>
    <style:style style:name="TableCell465" style:family="table-cell">
      <style:table-cell-properties fo:border="none" style:writing-mode="lr-tb" fo:padding-top="0.0194in" fo:padding-left="0.0194in" fo:padding-bottom="0.0194in" fo:padding-right="0.0194in"/>
    </style:style>
    <style:style style:name="P466" style:parent-style-name="TableContents" style:family="paragraph">
      <style:text-properties fo:font-size="2pt" style:font-size-asian="2pt" style:font-size-complex="2pt"/>
    </style:style>
    <style:style style:name="T467" style:parent-style-name="DefaultParagraphFont" style:family="text">
      <style:text-properties fo:font-weight="bold" style:font-weight-asian="bold" style:font-weight-complex="bold"/>
    </style:style>
    <style:style style:name="P468" style:parent-style-name="Textbody" style:family="paragraph"/>
    <style:style style:name="T469" style:parent-style-name="DefaultParagraphFont" style:family="text">
      <style:text-properties fo:language="nl" fo:country="NL"/>
    </style:style>
    <style:style style:name="P470" style:parent-style-name="Textbody" style:family="paragraph">
      <style:text-properties fo:language="nl" fo:country="NL"/>
    </style:style>
    <style:style style:name="P471" style:parent-style-name="Textbody" style:family="paragraph">
      <style:text-properties fo:language="nl" fo:country="NL"/>
    </style:style>
    <style:style style:name="P472" style:parent-style-name="Textbody" style:family="paragraph"/>
    <style:style style:name="T473" style:parent-style-name="DefaultParagraphFont" style:family="text">
      <style:text-properties style:font-name="WenQuanYi Micro Hei" style:font-name-asian="WenQuanYi Micro Hei"/>
    </style:style>
    <style:style style:name="T474" style:parent-style-name="DefaultParagraphFont" style:family="text">
      <style:text-properties style:font-name="WenQuanYi Micro Hei" style:font-name-asian="WenQuanYi Micro Hei"/>
    </style:style>
    <style:style style:name="P475" style:parent-style-name="Textbody" style:family="paragraph">
      <style:text-properties style:font-name="WenQuanYi Micro Hei" style:font-name-asian="WenQuanYi Micro Hei"/>
    </style:style>
    <style:style style:name="P476" style:parent-style-name="Textbody" style:family="paragraph"/>
    <style:style style:name="P477" style:parent-style-name="Textbody" style:family="paragraph"/>
    <style:style style:name="T478" style:parent-style-name="DefaultParagraphFont" style:family="text">
      <style:text-properties style:font-name="WenQuanYi Micro Hei" style:font-name-asian="WenQuanYi Micro Hei"/>
    </style:style>
    <style:style style:name="T479" style:parent-style-name="DefaultParagraphFont" style:family="text">
      <style:text-properties style:font-name="WenQuanYi Micro Hei" style:font-name-asian="WenQuanYi Micro Hei"/>
    </style:style>
    <style:style style:name="T480" style:parent-style-name="DefaultParagraphFont" style:family="text">
      <style:text-properties style:font-name="WenQuanYi Micro Hei" style:font-name-asian="WenQuanYi Micro Hei"/>
    </style:style>
    <style:style style:name="P481" style:parent-style-name="Standard" style:family="paragraph"/>
    <style:style style:name="P482" style:parent-style-name="Standard" style:family="paragraph"/>
    <style:style style:name="P483" style:parent-style-name="Textbody" style:family="paragraph">
      <style:text-properties style:font-name="monospace" fo:font-size="11pt" style:font-size-asian="11pt" style:font-size-complex="11pt"/>
    </style:style>
    <style:style style:name="P484" style:parent-style-name="Textbody" style:family="paragraph"/>
    <style:style style:name="P485" style:parent-style-name="Textbody" style:family="paragraph"/>
    <style:style style:name="P486" style:parent-style-name="Textbody" style:family="paragraph">
      <style:text-properties style:font-name="monospace"/>
    </style:style>
    <style:style style:name="T487" style:parent-style-name="DefaultParagraphFont" style:family="text">
      <style:text-properties fo:language="nl" fo:country="NL"/>
    </style:style>
    <style:style style:name="P488" style:parent-style-name="Textbody" style:family="paragraph">
      <style:text-properties fo:language="nl" fo:country="NL"/>
    </style:style>
    <style:style style:name="P489" style:parent-style-name="Textbody" style:family="paragraph">
      <style:text-properties fo:language="nl" fo:country="NL"/>
    </style:style>
    <style:style style:name="P490" style:parent-style-name="Textbody" style:family="paragraph">
      <style:text-properties fo:language="nl" fo:country="NL"/>
    </style:style>
    <style:style style:name="P491" style:parent-style-name="Textbody" style:family="paragraph"/>
    <style:style style:name="P492" style:parent-style-name="Textbody" style:family="paragraph"/>
    <style:style style:name="P493" style:parent-style-name="Textbody" style:family="paragraph"/>
    <style:style style:name="P494" style:parent-style-name="Textbody" style:family="paragraph"/>
    <style:style style:name="T495" style:parent-style-name="DefaultParagraphFont" style:family="text">
      <style:text-properties style:font-name="monospace" fo:color="#000000" fo:font-size="10pt" style:font-size-asian="10pt"/>
    </style:style>
    <style:style style:name="T496" style:parent-style-name="DefaultParagraphFont" style:family="text">
      <style:text-properties style:font-name="monospace" fo:font-weight="bold" style:font-weight-asian="bold" fo:color="#7F0055" fo:font-size="10pt" style:font-size-asian="10pt"/>
    </style:style>
    <style:style style:name="T497" style:parent-style-name="DefaultParagraphFont" style:family="text">
      <style:text-properties style:font-name="monospace" fo:color="#000000" fo:font-size="10pt" style:font-size-asian="10pt"/>
    </style:style>
    <style:style style:name="T498" style:parent-style-name="DefaultParagraphFont" style:family="text">
      <style:text-properties style:font-name="monospace" fo:font-weight="bold" style:font-weight-asian="bold" fo:color="#7F0055" fo:font-size="10pt" style:font-size-asian="10pt"/>
    </style:style>
    <style:style style:name="T499" style:parent-style-name="DefaultParagraphFont" style:family="text">
      <style:text-properties style:font-name="monospace" fo:color="#000000" fo:font-size="10pt" style:font-size-asian="10pt"/>
    </style:style>
    <style:style style:name="T500" style:parent-style-name="DefaultParagraphFont" style:family="text">
      <style:text-properties style:font-name="monospace" fo:font-weight="bold" style:font-weight-asian="bold" fo:color="#7F0055" fo:font-size="10pt" style:font-size-asian="10pt"/>
    </style:style>
    <style:style style:name="T501" style:parent-style-name="DefaultParagraphFont" style:family="text">
      <style:text-properties style:font-name="monospace" fo:color="#000000" fo:font-size="10pt" style:font-size-asian="10pt"/>
    </style:style>
    <style:style style:name="T502" style:parent-style-name="DefaultParagraphFont" style:family="text">
      <style:text-properties style:font-name="monospace" fo:font-weight="bold" style:font-weight-asian="bold" fo:color="#644632" fo:font-size="10pt" style:font-size-asian="10pt"/>
    </style:style>
    <style:style style:name="T503" style:parent-style-name="DefaultParagraphFont" style:family="text">
      <style:text-properties style:font-name="monospace" fo:color="#000000" fo:font-size="10pt" style:font-size-asian="10pt"/>
    </style:style>
    <style:style style:name="T504" style:parent-style-name="DefaultParagraphFont" style:family="text">
      <style:text-properties style:font-name="monospace" fo:color="#000000" fo:font-size="10pt" style:font-size-asian="10pt"/>
    </style:style>
    <style:style style:name="T505" style:parent-style-name="DefaultParagraphFont" style:family="text">
      <style:text-properties style:font-name="monospace" fo:font-weight="bold" style:font-weight-asian="bold" fo:color="#7F0055" fo:font-size="10pt" style:font-size-asian="10pt"/>
    </style:style>
    <style:style style:name="T506" style:parent-style-name="DefaultParagraphFont" style:family="text">
      <style:text-properties style:font-name="monospace" fo:color="#000000" fo:font-size="10pt" style:font-size-asian="10pt"/>
    </style:style>
    <style:style style:name="P507" style:parent-style-name="Standard" style:family="paragraph">
      <style:text-properties style:font-name="monospace" fo:color="#000000" fo:font-size="10pt" style:font-size-asian="10pt"/>
    </style:style>
    <style:style style:name="T508" style:parent-style-name="DefaultParagraphFont" style:family="text">
      <style:text-properties style:font-name="monospace" fo:color="#000000" fo:font-size="10pt" style:font-size-asian="10pt"/>
    </style:style>
    <style:style style:name="T509" style:parent-style-name="DefaultParagraphFont" style:family="text">
      <style:text-properties style:font-name="monospace" fo:color="#000000" fo:font-size="10pt" style:font-size-asian="10pt"/>
    </style:style>
    <style:style style:name="T510" style:parent-style-name="DefaultParagraphFont" style:family="text">
      <style:text-properties style:font-name="monospace" fo:color="#000000" fo:font-size="10pt" style:font-size-asian="10pt"/>
    </style:style>
    <style:style style:name="T511" style:parent-style-name="DefaultParagraphFont" style:family="text">
      <style:text-properties style:font-name="monospace" fo:color="#000000" fo:font-size="10pt" style:font-size-asian="10pt"/>
    </style:style>
    <style:style style:name="T512" style:parent-style-name="DefaultParagraphFont" style:family="text">
      <style:text-properties style:font-name="monospace" fo:color="#3F7F5F" fo:font-size="10pt" style:font-size-asian="10pt"/>
    </style:style>
    <style:style style:name="P513" style:parent-style-name="Standard" style:family="paragraph">
      <style:text-properties style:font-name="monospace" fo:color="#000000" fo:font-size="10pt" style:font-size-asian="10pt"/>
    </style:style>
    <style:style style:name="P514" style:parent-style-name="Standard" style:family="paragraph">
      <style:text-properties style:font-name="monospace" fo:color="#000000" fo:font-size="10pt" style:font-size-asian="10pt"/>
    </style:style>
    <style:style style:name="P515" style:parent-style-name="Standard" style:family="paragraph">
      <style:text-properties style:font-name="monospace" fo:font-size="10pt" style:font-size-asian="10pt"/>
    </style:style>
    <style:style style:name="T516" style:parent-style-name="DefaultParagraphFont" style:family="text">
      <style:text-properties style:font-name="monospace" fo:color="#000000" fo:font-size="10pt" style:font-size-asian="10pt"/>
    </style:style>
    <style:style style:name="T517" style:parent-style-name="DefaultParagraphFont" style:family="text">
      <style:text-properties style:font-name="monospace" fo:font-weight="bold" style:font-weight-asian="bold" fo:color="#7F0055" fo:font-size="10pt" style:font-size-asian="10pt"/>
    </style:style>
    <style:style style:name="T518" style:parent-style-name="DefaultParagraphFont" style:family="text">
      <style:text-properties style:font-name="monospace" fo:color="#000000" fo:font-size="10pt" style:font-size-asian="10pt"/>
    </style:style>
    <style:style style:name="T519" style:parent-style-name="DefaultParagraphFont" style:family="text">
      <style:text-properties style:font-name="monospace" fo:font-weight="bold" style:font-weight-asian="bold" fo:color="#7F0055" fo:font-size="10pt" style:font-size-asian="10pt"/>
    </style:style>
    <style:style style:name="T520" style:parent-style-name="DefaultParagraphFont" style:family="text">
      <style:text-properties style:font-name="monospace" fo:color="#000000" fo:font-size="10pt" style:font-size-asian="10pt"/>
    </style:style>
    <style:style style:name="T521" style:parent-style-name="DefaultParagraphFont" style:family="text">
      <style:text-properties style:font-name="monospace" fo:font-weight="bold" style:font-weight-asian="bold" fo:color="#7F0055" fo:font-size="10pt" style:font-size-asian="10pt"/>
    </style:style>
    <style:style style:name="T522" style:parent-style-name="DefaultParagraphFont" style:family="text">
      <style:text-properties style:font-name="monospace" fo:color="#000000" fo:font-size="10pt" style:font-size-asian="10pt"/>
    </style:style>
    <style:style style:name="P523" style:parent-style-name="Standard" style:family="paragraph">
      <style:text-properties style:font-name="monospace" fo:color="#000000" fo:font-size="10pt" style:font-size-asian="10pt"/>
    </style:style>
    <style:style style:name="T524" style:parent-style-name="DefaultParagraphFont" style:family="text">
      <style:text-properties style:font-name="monospace" fo:color="#000000" fo:font-size="10pt" style:font-size-asian="10pt"/>
    </style:style>
    <style:style style:name="T525" style:parent-style-name="DefaultParagraphFont" style:family="text">
      <style:text-properties style:font-name="monospace" fo:color="#000000" fo:font-size="10pt" style:font-size-asian="10pt"/>
    </style:style>
    <style:style style:name="T526" style:parent-style-name="DefaultParagraphFont" style:family="text">
      <style:text-properties style:font-name="monospace" fo:font-weight="bold" style:font-weight-asian="bold" fo:color="#7F0055" fo:font-size="10pt" style:font-size-asian="10pt"/>
    </style:style>
    <style:style style:name="T527" style:parent-style-name="DefaultParagraphFont" style:family="text">
      <style:text-properties style:font-name="monospace" fo:color="#000000" fo:font-size="10pt" style:font-size-asian="10pt"/>
    </style:style>
    <style:style style:name="T528" style:parent-style-name="DefaultParagraphFont" style:family="text">
      <style:text-properties style:font-name="monospace" fo:font-weight="bold" style:font-weight-asian="bold" fo:color="#7F0055" fo:font-size="10pt" style:font-size-asian="10pt"/>
    </style:style>
    <style:style style:name="T529" style:parent-style-name="DefaultParagraphFont" style:family="text">
      <style:text-properties style:font-name="monospace" fo:color="#000000" fo:font-size="10pt" style:font-size-asian="10pt"/>
    </style:style>
    <style:style style:name="P530" style:parent-style-name="Standard" style:family="paragraph">
      <style:text-properties style:font-name="monospace" fo:color="#000000" fo:font-size="10pt" style:font-size-asian="10pt"/>
    </style:style>
    <style:style style:name="P531" style:parent-style-name="Standard" style:family="paragraph">
      <style:text-properties style:font-name="monospace" fo:color="#000000" fo:font-size="10pt" style:font-size-asian="10pt"/>
    </style:style>
    <style:style style:name="P532" style:parent-style-name="Standard" style:family="paragraph">
      <style:text-properties style:font-name="monospace" fo:font-size="10pt" style:font-size-asian="10pt"/>
    </style:style>
    <style:style style:name="T533" style:parent-style-name="DefaultParagraphFont" style:family="text">
      <style:text-properties style:font-name="monospace" fo:color="#000000" fo:font-size="10pt" style:font-size-asian="10pt"/>
    </style:style>
    <style:style style:name="T534" style:parent-style-name="DefaultParagraphFont" style:family="text">
      <style:text-properties style:font-name="monospace" fo:font-weight="bold" style:font-weight-asian="bold" fo:color="#7F0055" fo:font-size="10pt" style:font-size-asian="10pt"/>
    </style:style>
    <style:style style:name="T535" style:parent-style-name="DefaultParagraphFont" style:family="text">
      <style:text-properties style:font-name="monospace" fo:color="#000000" fo:font-size="10pt" style:font-size-asian="10pt"/>
    </style:style>
    <style:style style:name="T536" style:parent-style-name="DefaultParagraphFont" style:family="text">
      <style:text-properties style:font-name="monospace" fo:font-weight="bold" style:font-weight-asian="bold" fo:color="#7F0055" fo:font-size="10pt" style:font-size-asian="10pt"/>
    </style:style>
    <style:style style:name="T537" style:parent-style-name="DefaultParagraphFont" style:family="text">
      <style:text-properties style:font-name="monospace" fo:color="#000000" fo:font-size="10pt" style:font-size-asian="10pt"/>
    </style:style>
    <style:style style:name="T538" style:parent-style-name="DefaultParagraphFont" style:family="text">
      <style:text-properties style:font-name="monospace" fo:font-weight="bold" style:font-weight-asian="bold" fo:color="#7F0055" fo:font-size="10pt" style:font-size-asian="10pt"/>
    </style:style>
    <style:style style:name="T539" style:parent-style-name="DefaultParagraphFont" style:family="text">
      <style:text-properties style:font-name="monospace" fo:color="#000000" fo:font-size="10pt" style:font-size-asian="10pt"/>
    </style:style>
    <style:style style:name="T540" style:parent-style-name="DefaultParagraphFont" style:family="text">
      <style:text-properties style:font-name="monospace" fo:color="#000000" fo:font-size="10pt" style:font-size-asian="10pt"/>
    </style:style>
    <style:style style:name="P541" style:parent-style-name="Standard" style:family="paragraph">
      <style:text-properties style:font-name="monospace" fo:color="#000000" fo:font-size="10pt" style:font-size-asian="10pt"/>
    </style:style>
    <style:style style:name="P542" style:parent-style-name="Standard" style:family="paragraph">
      <style:text-properties style:font-name="monospace" fo:color="#000000" fo:font-size="10pt" style:font-size-asian="10pt"/>
    </style:style>
    <style:style style:name="P543" style:parent-style-name="Standard" style:family="paragraph">
      <style:text-properties style:font-name="monospace" fo:color="#000000" fo:font-size="10pt" style:font-size-asian="10pt"/>
    </style:style>
    <style:style style:name="P544" style:parent-style-name="Standard" style:family="paragraph">
      <style:text-properties style:font-name="monospace" fo:color="#000000" fo:font-size="10pt" style:font-size-asian="10pt"/>
    </style:style>
    <style:style style:name="P545" style:parent-style-name="Standard" style:family="paragraph">
      <style:text-properties style:font-name="monospace" fo:color="#000000" fo:font-size="10pt" style:font-size-asian="10pt"/>
    </style:style>
    <style:style style:name="P546" style:parent-style-name="Textbody" style:family="paragraph"/>
    <style:style style:name="P547" style:parent-style-name="Textbody" style:family="paragraph"/>
    <style:style style:name="P548" style:parent-style-name="Textbody" style:family="paragraph">
      <style:text-properties style:font-name="monospace" fo:color="#000000" fo:font-size="10pt" style:font-size-asian="10pt" fo:background-color="#D4D4D4"/>
    </style:style>
    <style:style style:name="P549" style:parent-style-name="Standard" style:family="paragraph">
      <style:text-properties style:font-name="monospace" fo:color="#000000" fo:font-size="10pt" style:font-size-asian="10pt" fo:background-color="#D4D4D4"/>
    </style:style>
    <style:style style:name="P550" style:parent-style-name="Standard" style:family="paragraph">
      <style:text-properties style:font-name="monospace" fo:color="#000000" fo:font-size="10pt" style:font-size-asian="10pt" fo:background-color="#D4D4D4"/>
    </style:style>
    <style:style style:name="P551" style:parent-style-name="Textbody" style:family="paragraph">
      <style:text-properties style:font-name="monospace" fo:color="#000000" fo:font-size="10pt" style:font-size-asian="10pt" fo:background-color="#D4D4D4"/>
    </style:style>
    <style:style style:name="P552" style:parent-style-name="Textbody" style:family="paragraph">
      <style:text-properties style:font-name="monospace" fo:color="#000000" fo:font-size="10pt" style:font-size-asian="10pt" fo:background-color="#D4D4D4"/>
    </style:style>
    <style:style style:name="P553" style:parent-style-name="Textbody" style:family="paragraph"/>
    <style:style style:name="P554" style:parent-style-name="Textbody" style:family="paragraph"/>
    <style:style style:name="TableColumn556" style:family="table-column">
      <style:table-column-properties style:column-width="0.0861in" style:use-optimal-column-width="false"/>
    </style:style>
    <style:style style:name="TableColumn557" style:family="table-column">
      <style:table-column-properties style:column-width="2.6972in" style:use-optimal-column-width="false"/>
    </style:style>
    <style:style style:name="Table555" style:family="table">
      <style:table-properties style:width="2.7833in" fo:margin-left="0in" table:align="left"/>
    </style:style>
    <style:style style:name="TableRow558" style:family="table-row">
      <style:table-row-properties style:use-optimal-row-height="false"/>
    </style:style>
    <style:style style:name="TableCell559" style:family="table-cell">
      <style:table-cell-properties fo:border="none" style:writing-mode="lr-tb" style:vertical-align="middle" fo:padding-top="0.0194in" fo:padding-left="0.0194in" fo:padding-bottom="0.0194in" fo:padding-right="0.0194in"/>
    </style:style>
    <style:style style:name="TableCell560" style:family="table-cell">
      <style:table-cell-properties fo:border="none" style:writing-mode="lr-tb" style:vertical-align="middle" fo:padding-top="0.0194in" fo:padding-left="0.0194in" fo:padding-bottom="0.0194in" fo:padding-right="0.0194in"/>
    </style:style>
    <style:style style:name="P561" style:parent-style-name="Normal" style:family="paragraph">
      <style:text-properties text:display="none"/>
    </style:style>
    <style:style style:name="TableColumn563" style:family="table-column">
      <style:table-column-properties style:column-width="3.0555in" style:use-optimal-column-width="false"/>
    </style:style>
    <style:style style:name="TableColumn564" style:family="table-column">
      <style:table-column-properties style:column-width="1.5in" style:use-optimal-column-width="false"/>
    </style:style>
    <style:style style:name="TableColumn565" style:family="table-column">
      <style:table-column-properties style:column-width="1.8194in" style:use-optimal-column-width="false"/>
    </style:style>
    <style:style style:name="Table562" style:family="table">
      <style:table-properties style:width="6.375in" fo:margin-left="0.1013in" table:align="left"/>
    </style:style>
    <style:style style:name="TableRow566" style:family="table-row">
      <style:table-row-properties style:use-optimal-row-height="false"/>
    </style:style>
    <style:style style:name="TableCell5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69" style:family="table-cell">
      <style:table-cell-properties fo:border="0.0034in solid #000000" style:writing-mode="lr-tb" fo:padding-top="0.0381in" fo:padding-left="0.0381in" fo:padding-bottom="0.0381in" fo:padding-right="0.0381in"/>
    </style:style>
    <style:style style:name="TableRow570" style:family="table-row">
      <style:table-row-properties style:use-optimal-row-height="false"/>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4" style:family="table-row">
      <style:table-row-properties style:use-optimal-row-height="false"/>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8" style:family="table-row">
      <style:table-row-properties style:use-optimal-row-height="false"/>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82" style:parent-style-name="DefaultParagraphFont" style:family="text">
      <style:text-properties style:font-name="monospace" fo:color="#000000" fo:font-size="10pt" style:font-size-asian="10pt" fo:background-color="#E8F2FE"/>
    </style:style>
    <style:style style:name="T583" style:parent-style-name="DefaultParagraphFont" style:family="text">
      <style:text-properties style:font-name="monospace" fo:font-weight="bold" style:font-weight-asian="bold" fo:color="#7F0055" fo:font-size="10pt" style:font-size-asian="10pt" fo:background-color="#E8F2FE"/>
    </style:style>
    <style:style style:name="T584" style:parent-style-name="DefaultParagraphFont" style:family="text">
      <style:text-properties style:font-name="monospace" fo:color="#000000" fo:font-size="10pt" style:font-size-asian="10pt" fo:background-color="#E8F2FE"/>
    </style:style>
    <style:style style:name="T585" style:parent-style-name="DefaultParagraphFont" style:family="text">
      <style:text-properties style:font-name="monospace" fo:font-weight="bold" style:font-weight-asian="bold" fo:color="#000000" fo:font-size="10pt" style:font-size-asian="10pt" fo:background-color="#D4D4D4"/>
    </style:style>
    <style:style style:name="T586" style:parent-style-name="DefaultParagraphFont" style:family="text">
      <style:text-properties style:font-name="monospace" fo:color="#000000" fo:font-size="10pt" style:font-size-asian="10pt" fo:background-color="#E8F2FE"/>
    </style:style>
    <style:style style:name="T587" style:parent-style-name="DefaultParagraphFont" style:family="text">
      <style:text-properties style:font-name="monospace" fo:font-weight="bold" style:font-weight-asian="bold" fo:color="#7F0055" fo:font-size="10pt" style:font-size-asian="10pt" fo:background-color="#E8F2FE"/>
    </style:style>
    <style:style style:name="T588" style:parent-style-name="DefaultParagraphFont" style:family="text">
      <style:text-properties style:font-name="monospace" fo:color="#000000" fo:font-size="10pt" style:font-size-asian="10pt" fo:background-color="#E8F2FE"/>
    </style:style>
    <style:style style:name="T589" style:parent-style-name="DefaultParagraphFont" style:family="text">
      <style:text-properties style:font-name="monospace" fo:color="#000000" fo:font-size="10pt" style:font-size-asian="10pt"/>
    </style:style>
    <style:style style:name="T590" style:parent-style-name="DefaultParagraphFont" style:family="text">
      <style:text-properties style:font-name="monospace" fo:color="#005032" fo:font-size="10pt" style:font-size-asian="10pt"/>
    </style:style>
    <style:style style:name="T591" style:parent-style-name="DefaultParagraphFont" style:family="text">
      <style:text-properties style:font-name="monospace" fo:color="#000000" fo:font-size="10pt" style:font-size-asian="10pt"/>
    </style:style>
    <style:style style:name="T592" style:parent-style-name="DefaultParagraphFont" style:family="text">
      <style:text-properties style:font-name="monospace" fo:font-weight="bold" style:font-weight-asian="bold" fo:color="#7F0055" fo:font-size="10pt" style:font-size-asian="10pt"/>
    </style:style>
    <style:style style:name="T593" style:parent-style-name="DefaultParagraphFont" style:family="text">
      <style:text-properties style:font-name="monospace" fo:color="#000000" fo:font-size="10pt" style:font-size-asian="10pt"/>
    </style:style>
    <style:style style:name="T594" style:parent-style-name="DefaultParagraphFont" style:family="text">
      <style:text-properties style:font-name="monospace" fo:font-weight="bold" style:font-weight-asian="bold" fo:color="#7F0055" fo:font-size="10pt" style:font-size-asian="10pt"/>
    </style:style>
    <style:style style:name="T595" style:parent-style-name="DefaultParagraphFont" style:family="text">
      <style:text-properties style:font-name="monospace" fo:color="#000000" fo:font-size="10pt" style:font-size-asian="10pt"/>
    </style:style>
    <style:style style:name="T596" style:parent-style-name="DefaultParagraphFont" style:family="text">
      <style:text-properties style:font-name="monospace" fo:font-weight="bold" style:font-weight-asian="bold" fo:color="#644632" fo:font-size="10pt" style:font-size-asian="10pt"/>
    </style:style>
    <style:style style:name="T597" style:parent-style-name="DefaultParagraphFont" style:family="text">
      <style:text-properties style:font-name="monospace" fo:color="#000000" fo:font-size="10pt" style:font-size-asian="10pt"/>
    </style:style>
    <style:style style:name="T598" style:parent-style-name="DefaultParagraphFont" style:family="text">
      <style:text-properties style:font-name="monospace" fo:font-weight="bold" style:font-weight-asian="bold" fo:color="#7F0055" fo:font-size="10pt" style:font-size-asian="10pt"/>
    </style:style>
    <style:style style:name="T599" style:parent-style-name="DefaultParagraphFont" style:family="text">
      <style:text-properties style:font-name="monospace" fo:color="#000000" fo:font-size="10pt" style:font-size-asian="10pt"/>
    </style:style>
    <style:style style:name="T600" style:parent-style-name="DefaultParagraphFont" style:family="text">
      <style:text-properties style:font-name="monospace" fo:font-weight="bold" style:font-weight-asian="bold" fo:color="#000000" fo:font-size="10pt" style:font-size-asian="10pt"/>
    </style:style>
    <style:style style:name="T601" style:parent-style-name="DefaultParagraphFont" style:family="text">
      <style:text-properties style:font-name="monospace" fo:color="#000000" fo:font-size="10pt" style:font-size-asian="10pt"/>
    </style:style>
    <style:style style:name="T602" style:parent-style-name="DefaultParagraphFont" style:family="text">
      <style:text-properties style:font-name="monospace" fo:font-weight="bold" style:font-weight-asian="bold" fo:color="#7F0055" fo:font-size="10pt" style:font-size-asian="10pt"/>
    </style:style>
    <style:style style:name="P603" style:parent-style-name="Standard" style:family="paragraph">
      <style:text-properties style:font-name="monospace" fo:color="#000000" fo:font-size="10pt" style:font-size-asian="10pt"/>
    </style:style>
    <style:style style:name="T604" style:parent-style-name="DefaultParagraphFont" style:family="text">
      <style:text-properties style:font-name="monospace" fo:color="#000000" fo:font-size="10pt" style:font-size-asian="10pt"/>
    </style:style>
    <style:style style:name="T605" style:parent-style-name="DefaultParagraphFont" style:family="text">
      <style:text-properties style:font-name="monospace" fo:color="#2A00FF" fo:font-size="10pt" style:font-size-asian="10pt"/>
    </style:style>
    <style:style style:name="T606" style:parent-style-name="DefaultParagraphFont" style:family="text">
      <style:text-properties style:font-name="monospace" fo:color="#000000" fo:font-size="10pt" style:font-size-asian="10pt"/>
    </style:style>
    <style:style style:name="T607" style:parent-style-name="DefaultParagraphFont" style:family="text">
      <style:text-properties style:font-name="monospace" fo:color="#005032" fo:font-size="10pt" style:font-size-asian="10pt"/>
    </style:style>
    <style:style style:name="T608" style:parent-style-name="DefaultParagraphFont" style:family="text">
      <style:text-properties style:font-name="monospace" fo:color="#000000" fo:font-size="10pt" style:font-size-asian="10pt"/>
    </style:style>
    <style:style style:name="T609" style:parent-style-name="DefaultParagraphFont" style:family="text">
      <style:text-properties style:font-name="monospace" fo:color="#000000" fo:font-size="10pt" style:font-size-asian="10pt"/>
    </style:style>
    <style:style style:name="T610" style:parent-style-name="DefaultParagraphFont" style:family="text">
      <style:text-properties style:font-name="monospace" fo:color="#3F7F5F" fo:font-size="10pt" style:font-size-asian="10pt"/>
    </style:style>
    <style:style style:name="T611" style:parent-style-name="DefaultParagraphFont" style:family="text">
      <style:text-properties style:font-name="monospace" fo:color="#000000" fo:font-size="10pt" style:font-size-asian="10pt"/>
    </style:style>
    <style:style style:name="T612" style:parent-style-name="DefaultParagraphFont" style:family="text">
      <style:text-properties style:font-name="monospace" fo:color="#000000" fo:font-size="10pt" style:font-size-asian="10pt"/>
    </style:style>
    <style:style style:name="T613" style:parent-style-name="DefaultParagraphFont" style:family="text">
      <style:text-properties style:font-name="monospace" fo:color="#0000C0" fo:font-size="10pt" style:font-size-asian="10pt"/>
    </style:style>
    <style:style style:name="T614" style:parent-style-name="DefaultParagraphFont" style:family="text">
      <style:text-properties style:font-name="monospace" fo:color="#000000" fo:font-size="10pt" style:font-size-asian="10pt"/>
    </style:style>
    <style:style style:name="T615" style:parent-style-name="DefaultParagraphFont" style:family="text">
      <style:text-properties style:font-name="monospace" fo:color="#2A00FF" fo:font-size="10pt" style:font-size-asian="10pt"/>
    </style:style>
    <style:style style:name="T616" style:parent-style-name="DefaultParagraphFont" style:family="text">
      <style:text-properties style:font-name="monospace" fo:color="#000000" fo:font-size="10pt" style:font-size-asian="10pt"/>
    </style:style>
    <style:style style:name="T617" style:parent-style-name="DefaultParagraphFont" style:family="text">
      <style:text-properties style:font-name="monospace" fo:color="#000000" fo:font-size="10pt" style:font-size-asian="10pt"/>
    </style:style>
    <style:style style:name="T618" style:parent-style-name="DefaultParagraphFont" style:family="text">
      <style:text-properties style:font-name="monospace" fo:color="#0000C0" fo:font-size="10pt" style:font-size-asian="10pt"/>
    </style:style>
    <style:style style:name="T619" style:parent-style-name="DefaultParagraphFont" style:family="text">
      <style:text-properties style:font-name="monospace" fo:color="#000000" fo:font-size="10pt" style:font-size-asian="10pt"/>
    </style:style>
    <style:style style:name="T620" style:parent-style-name="DefaultParagraphFont" style:family="text">
      <style:text-properties style:font-name="monospace" fo:color="#2A00FF" fo:font-size="10pt" style:font-size-asian="10pt"/>
    </style:style>
    <style:style style:name="T621" style:parent-style-name="DefaultParagraphFont" style:family="text">
      <style:text-properties style:font-name="monospace" fo:color="#000000" fo:font-size="10pt" style:font-size-asian="10pt"/>
    </style:style>
    <style:style style:name="T622" style:parent-style-name="DefaultParagraphFont" style:family="text">
      <style:text-properties style:font-name="monospace" fo:color="#000000" fo:font-size="10pt" style:font-size-asian="10pt"/>
    </style:style>
    <style:style style:name="T623" style:parent-style-name="DefaultParagraphFont" style:family="text">
      <style:text-properties style:font-name="monospace" fo:color="#0000C0" fo:font-size="10pt" style:font-size-asian="10pt"/>
    </style:style>
    <style:style style:name="T624" style:parent-style-name="DefaultParagraphFont" style:family="text">
      <style:text-properties style:font-name="monospace" fo:color="#000000" fo:font-size="10pt" style:font-size-asian="10pt"/>
    </style:style>
    <style:style style:name="T625" style:parent-style-name="DefaultParagraphFont" style:family="text">
      <style:text-properties style:font-name="monospace" fo:color="#2A00FF" fo:font-size="10pt" style:font-size-asian="10pt"/>
    </style:style>
    <style:style style:name="T626" style:parent-style-name="DefaultParagraphFont" style:family="text">
      <style:text-properties style:font-name="monospace" fo:color="#000000" fo:font-size="10pt" style:font-size-asian="10pt"/>
    </style:style>
    <style:style style:name="T627" style:parent-style-name="DefaultParagraphFont" style:family="text">
      <style:text-properties style:font-name="monospace" fo:color="#000000" fo:font-size="10pt" style:font-size-asian="10pt"/>
    </style:style>
    <style:style style:name="T628" style:parent-style-name="DefaultParagraphFont" style:family="text">
      <style:text-properties style:font-name="monospace" fo:color="#0000C0" fo:font-size="10pt" style:font-size-asian="10pt"/>
    </style:style>
    <style:style style:name="T629" style:parent-style-name="DefaultParagraphFont" style:family="text">
      <style:text-properties style:font-name="monospace" fo:color="#000000" fo:font-size="10pt" style:font-size-asian="10pt"/>
    </style:style>
    <style:style style:name="T630" style:parent-style-name="DefaultParagraphFont" style:family="text">
      <style:text-properties style:font-name="monospace" fo:color="#2A00FF" fo:font-size="10pt" style:font-size-asian="10pt"/>
    </style:style>
    <style:style style:name="T631" style:parent-style-name="DefaultParagraphFont" style:family="text">
      <style:text-properties style:font-name="monospace" fo:color="#000000" fo:font-size="10pt" style:font-size-asian="10pt"/>
    </style:style>
    <style:style style:name="T632" style:parent-style-name="DefaultParagraphFont" style:family="text">
      <style:text-properties style:font-name="monospace" fo:color="#000000" fo:font-size="10pt" style:font-size-asian="10pt"/>
    </style:style>
    <style:style style:name="T633" style:parent-style-name="DefaultParagraphFont" style:family="text">
      <style:text-properties style:font-name="monospace" fo:color="#0000C0" fo:font-size="10pt" style:font-size-asian="10pt"/>
    </style:style>
    <style:style style:name="T634" style:parent-style-name="DefaultParagraphFont" style:family="text">
      <style:text-properties style:font-name="monospace" fo:color="#000000" fo:font-size="10pt" style:font-size-asian="10pt"/>
    </style:style>
    <style:style style:name="T635" style:parent-style-name="DefaultParagraphFont" style:family="text">
      <style:text-properties style:font-name="monospace" fo:color="#2A00FF" fo:font-size="10pt" style:font-size-asian="10pt"/>
    </style:style>
    <style:style style:name="T636" style:parent-style-name="DefaultParagraphFont" style:family="text">
      <style:text-properties style:font-name="monospace" fo:color="#000000" fo:font-size="10pt" style:font-size-asian="10pt"/>
    </style:style>
    <style:style style:name="T637" style:parent-style-name="DefaultParagraphFont" style:family="text">
      <style:text-properties style:font-name="monospace" fo:color="#000000" fo:font-size="10pt" style:font-size-asian="10pt"/>
    </style:style>
    <style:style style:name="T638" style:parent-style-name="DefaultParagraphFont" style:family="text">
      <style:text-properties style:font-name="monospace" fo:color="#0000C0" fo:font-size="10pt" style:font-size-asian="10pt"/>
    </style:style>
    <style:style style:name="T639" style:parent-style-name="DefaultParagraphFont" style:family="text">
      <style:text-properties style:font-name="monospace" fo:color="#000000" fo:font-size="10pt" style:font-size-asian="10pt"/>
    </style:style>
    <style:style style:name="T640" style:parent-style-name="DefaultParagraphFont" style:family="text">
      <style:text-properties style:font-name="monospace" fo:color="#2A00FF" fo:font-size="10pt" style:font-size-asian="10pt"/>
    </style:style>
    <style:style style:name="T641" style:parent-style-name="DefaultParagraphFont" style:family="text">
      <style:text-properties style:font-name="monospace" fo:color="#000000" fo:font-size="10pt" style:font-size-asian="10pt"/>
    </style:style>
    <style:style style:name="T642" style:parent-style-name="DefaultParagraphFont" style:family="text">
      <style:text-properties style:font-name="monospace" fo:color="#000000" fo:font-size="10pt" style:font-size-asian="10pt"/>
    </style:style>
    <style:style style:name="T643" style:parent-style-name="DefaultParagraphFont" style:family="text">
      <style:text-properties style:font-name="monospace" fo:color="#0000C0" fo:font-size="10pt" style:font-size-asian="10pt"/>
    </style:style>
    <style:style style:name="T644" style:parent-style-name="DefaultParagraphFont" style:family="text">
      <style:text-properties style:font-name="monospace" fo:color="#000000" fo:font-size="10pt" style:font-size-asian="10pt"/>
    </style:style>
    <style:style style:name="T645" style:parent-style-name="DefaultParagraphFont" style:family="text">
      <style:text-properties style:font-name="monospace" fo:color="#2A00FF" fo:font-size="10pt" style:font-size-asian="10pt"/>
    </style:style>
    <style:style style:name="T646" style:parent-style-name="DefaultParagraphFont" style:family="text">
      <style:text-properties style:font-name="monospace" fo:color="#000000" fo:font-size="10pt" style:font-size-asian="10pt"/>
    </style:style>
    <style:style style:name="P647" style:parent-style-name="Standard" style:family="paragraph">
      <style:text-properties style:font-name="monospace" fo:color="#000000" fo:font-size="10pt" style:font-size-asian="10pt"/>
    </style:style>
    <style:style style:name="T648" style:parent-style-name="DefaultParagraphFont" style:family="text">
      <style:text-properties style:font-name="monospace" fo:color="#000000" fo:font-size="10pt" style:font-size-asian="10pt" fo:background-color="#E8F2FE"/>
    </style:style>
    <style:style style:name="T649" style:parent-style-name="DefaultParagraphFont" style:family="text">
      <style:text-properties style:font-name="monospace" fo:color="#000000" fo:font-size="10pt" style:font-size-asian="10pt" fo:background-color="#D4D4D4"/>
    </style:style>
    <style:style style:name="T650" style:parent-style-name="DefaultParagraphFont" style:family="text">
      <style:text-properties style:font-name="monospace" fo:color="#000000" fo:font-size="10pt" style:font-size-asian="10pt" fo:background-color="#D4D4D4"/>
    </style:style>
    <style:style style:name="T651" style:parent-style-name="DefaultParagraphFont" style:family="text">
      <style:text-properties style:font-name="monospace" fo:color="#000000" fo:font-size="10pt" style:font-size-asian="10pt" fo:background-color="#E8F2FE"/>
    </style:style>
    <style:style style:name="T652" style:parent-style-name="DefaultParagraphFont" style:family="text">
      <style:text-properties style:font-name="monospace" fo:font-weight="bold" style:font-weight-asian="bold" fo:color="#7F0055" fo:font-size="10pt" style:font-size-asian="10pt" fo:background-color="#E8F2FE"/>
    </style:style>
    <style:style style:name="T653" style:parent-style-name="DefaultParagraphFont" style:family="text">
      <style:text-properties style:font-name="monospace" fo:color="#000000" fo:font-size="10pt" style:font-size-asian="10pt" fo:background-color="#E8F2FE"/>
    </style:style>
    <style:style style:name="T654" style:parent-style-name="DefaultParagraphFont" style:family="text">
      <style:text-properties style:font-name="monospace" fo:color="#2A00FF" fo:font-size="10pt" style:font-size-asian="10pt" fo:background-color="#E8F2FE"/>
    </style:style>
    <style:style style:name="P655" style:parent-style-name="Standard" style:family="paragraph">
      <style:text-properties style:font-name="monospace" fo:color="#2A00FF" fo:font-size="10pt" style:font-size-asian="10pt" fo:background-color="#E8F2FE"/>
    </style:style>
    <style:style style:name="T656" style:parent-style-name="DefaultParagraphFont" style:family="text">
      <style:text-properties style:font-name="monospace" fo:color="#000000" fo:font-size="10pt" style:font-size-asian="10pt" fo:background-color="#E8F2FE"/>
    </style:style>
    <style:style style:name="T657" style:parent-style-name="DefaultParagraphFont" style:family="text">
      <style:text-properties style:font-name="monospace" fo:color="#000000" fo:font-size="10pt" style:font-size-asian="10pt" fo:background-color="#E8F2FE"/>
    </style:style>
    <style:style style:name="T658" style:parent-style-name="DefaultParagraphFont" style:family="text">
      <style:text-properties style:font-name="monospace" fo:color="#0000C0" fo:font-size="10pt" style:font-size-asian="10pt" fo:background-color="#E8F2FE"/>
    </style:style>
    <style:style style:name="T659" style:parent-style-name="DefaultParagraphFont" style:family="text">
      <style:text-properties style:font-name="monospace" fo:color="#000000" fo:font-size="10pt" style:font-size-asian="10pt" fo:background-color="#E8F2FE"/>
    </style:style>
    <style:style style:name="T660" style:parent-style-name="DefaultParagraphFont" style:family="text">
      <style:text-properties style:font-name="monospace" fo:color="#000000" fo:font-size="10pt" style:font-size-asian="10pt" fo:background-color="#E8F2FE"/>
    </style:style>
    <style:style style:name="T661" style:parent-style-name="DefaultParagraphFont" style:family="text">
      <style:text-properties style:font-name="monospace" fo:color="#0000C0" fo:font-size="10pt" style:font-size-asian="10pt" fo:background-color="#E8F2FE"/>
    </style:style>
    <style:style style:name="T662" style:parent-style-name="DefaultParagraphFont" style:family="text">
      <style:text-properties style:font-name="monospace" fo:color="#000000" fo:font-size="10pt" style:font-size-asian="10pt" fo:background-color="#E8F2FE"/>
    </style:style>
    <style:style style:name="T663" style:parent-style-name="DefaultParagraphFont" style:family="text">
      <style:text-properties style:font-name="monospace" fo:font-weight="bold" style:font-weight-asian="bold" fo:color="#7F0055" fo:font-size="10pt" style:font-size-asian="10pt" fo:background-color="#E8F2FE"/>
    </style:style>
    <style:style style:name="T664" style:parent-style-name="DefaultParagraphFont" style:family="text">
      <style:text-properties style:font-name="monospace" fo:color="#000000" fo:font-size="10pt" style:font-size-asian="10pt" fo:background-color="#E8F2FE"/>
    </style:style>
    <style:style style:name="T665" style:parent-style-name="DefaultParagraphFont" style:family="text">
      <style:text-properties style:font-name="monospace" fo:color="#2A00FF" fo:font-size="10pt" style:font-size-asian="10pt" fo:background-color="#E8F2FE"/>
    </style:style>
    <style:style style:name="P666" style:parent-style-name="Standard" style:family="paragraph">
      <style:text-properties style:font-name="monospace" fo:color="#2A00FF" fo:font-size="10pt" style:font-size-asian="10pt" fo:background-color="#E8F2FE"/>
    </style:style>
    <style:style style:name="P667" style:parent-style-name="Standard" style:family="paragraph">
      <style:text-properties fo:background-color="#FFFF00"/>
    </style:style>
    <style:style style:name="P668" style:parent-style-name="Standard" style:family="paragraph">
      <style:text-properties fo:background-color="#FFFF00"/>
    </style:style>
    <style:style style:name="P669" style:parent-style-name="Standard" style:family="paragraph">
      <style:text-properties fo:background-color="#FFFF00"/>
    </style:style>
    <style:style style:name="P670" style:parent-style-name="Standard" style:family="paragraph">
      <style:text-properties fo:background-color="#FFFF00"/>
    </style:style>
    <style:style style:name="P671" style:parent-style-name="Standard" style:family="paragraph"/>
    <style:style style:name="T672" style:parent-style-name="DefaultParagraphFont" style:family="text">
      <style:text-properties fo:background-color="#FFFF00"/>
    </style:style>
    <style:style style:name="P673" style:parent-style-name="Standard" style:family="paragraph">
      <style:text-properties fo:background-color="#FFFF00"/>
    </style:style>
    <style:style style:name="P674" style:parent-style-name="Standard" style:family="paragraph">
      <style:text-properties fo:background-color="#FFFF00"/>
    </style:style>
    <style:style style:name="T675" style:parent-style-name="DefaultParagraphFont" style:family="text">
      <style:text-properties style:font-name="monospace" fo:font-weight="bold" style:font-weight-asian="bold" fo:color="#7F0055" fo:font-size="10pt" style:font-size-asian="10pt" fo:background-color="#E8F2FE"/>
    </style:style>
    <style:style style:name="T676" style:parent-style-name="DefaultParagraphFont" style:family="text">
      <style:text-properties style:font-name="monospace" fo:color="#000000" fo:font-size="10pt" style:font-size-asian="10pt" fo:background-color="#E8F2FE"/>
    </style:style>
    <style:style style:name="T677" style:parent-style-name="DefaultParagraphFont" style:family="text">
      <style:text-properties style:font-name="monospace" fo:color="#2A00FF" fo:font-size="10pt" style:font-size-asian="10pt" fo:background-color="#E8F2FE"/>
    </style:style>
    <style:style style:name="P678" style:parent-style-name="Standard" style:family="paragraph">
      <style:text-properties style:font-name="monospace" fo:color="#2A00FF" fo:font-size="10pt" style:font-size-asian="10pt" fo:background-color="#E8F2FE"/>
    </style:style>
    <style:style style:name="T679" style:parent-style-name="DefaultParagraphFont" style:family="text">
      <style:text-properties style:font-name="monospace" fo:color="#000000" fo:font-size="10pt" style:font-size-asian="10pt"/>
    </style:style>
    <style:style style:name="T680" style:parent-style-name="DefaultParagraphFont" style:family="text">
      <style:text-properties style:font-name="monospace" fo:color="#000000" fo:font-size="10pt" style:font-size-asian="10pt"/>
    </style:style>
    <style:style style:name="T681" style:parent-style-name="DefaultParagraphFont" style:family="text">
      <style:text-properties fo:background-color="#FFFF00"/>
    </style:style>
    <style:style style:name="P682" style:parent-style-name="Standard" style:family="paragraph">
      <style:text-properties fo:background-color="#FFCC00"/>
    </style:style>
    <style:style style:name="T683" style:parent-style-name="DefaultParagraphFont" style:family="text">
      <style:text-properties style:font-name="monospace" fo:font-weight="bold" style:font-weight-asian="bold" fo:color="#7F0055" fo:font-size="10pt" style:font-size-asian="10pt" fo:background-color="#E8F2FE"/>
    </style:style>
    <style:style style:name="T684" style:parent-style-name="DefaultParagraphFont" style:family="text">
      <style:text-properties style:font-name="monospace" fo:color="#000000" fo:font-size="10pt" style:font-size-asian="10pt" fo:background-color="#E8F2FE"/>
    </style:style>
    <style:style style:name="T685" style:parent-style-name="DefaultParagraphFont" style:family="text">
      <style:text-properties style:font-name="monospace" fo:color="#2A00FF" fo:font-size="10pt" style:font-size-asian="10pt" fo:background-color="#E8F2FE"/>
    </style:style>
    <style:style style:name="P686" style:parent-style-name="Textbody" style:family="paragraph">
      <style:text-properties style:font-name="monospace" fo:font-size="11pt" style:font-size-asian="11pt" style:font-size-complex="11pt"/>
    </style:style>
    <style:style style:name="P687" style:parent-style-name="Textbody" style:family="paragraph">
      <style:text-properties style:font-name="monospace" fo:font-size="11pt" style:font-size-asian="11pt" style:font-size-complex="11pt"/>
    </style:style>
    <style:style style:name="P688" style:parent-style-name="Textbody" style:family="paragraph">
      <style:text-properties style:font-name="monospace" fo:font-size="11pt" style:font-size-asian="11pt" style:font-size-complex="11pt"/>
    </style:style>
    <style:style style:name="P689" style:parent-style-name="Textbody" style:family="paragraph">
      <style:text-properties style:font-name="monospace" fo:font-size="11pt" style:font-size-asian="11pt" style:font-size-complex="11pt"/>
    </style:style>
    <style:style style:name="P690" style:parent-style-name="Textbody" style:family="paragraph">
      <style:text-properties style:font-name="monospace" fo:font-size="11pt" style:font-size-asian="11pt" style:font-size-complex="11pt"/>
    </style:style>
    <style:style style:name="P691" style:parent-style-name="Textbody" style:family="paragraph">
      <style:text-properties style:font-name="monospace" fo:font-size="11pt" style:font-size-asian="11pt" style:font-size-complex="11pt"/>
    </style:style>
    <style:style style:name="P692" style:parent-style-name="Textbody" style:family="paragraph">
      <style:text-properties style:font-name="monospace" fo:font-size="11pt" style:font-size-asian="11pt" style:font-size-complex="11pt"/>
    </style:style>
    <style:style style:name="P693" style:parent-style-name="Textbody" style:family="paragraph">
      <style:text-properties style:font-name="monospace" fo:font-size="11pt" style:font-size-asian="11pt" style:font-size-complex="11pt"/>
    </style:style>
    <style:style style:name="P694" style:parent-style-name="Textbody" style:family="paragraph">
      <style:text-properties style:font-name="monospace" fo:font-size="11pt" style:font-size-asian="11pt" style:font-size-complex="11pt"/>
    </style:style>
    <style:style style:name="P695" style:parent-style-name="Textbody" style:family="paragraph">
      <style:text-properties style:font-name="monospace" fo:font-size="11pt" style:font-size-asian="11pt" style:font-size-complex="11pt"/>
    </style:style>
    <style:style style:name="P696" style:parent-style-name="Textbody" style:family="paragraph">
      <style:text-properties style:font-name="monospace" fo:font-size="11pt" style:font-size-asian="11pt" style:font-size-complex="11pt"/>
    </style:style>
    <style:style style:name="P697" style:parent-style-name="Textbody" style:family="paragraph">
      <style:text-properties style:font-name="monospace" fo:font-size="11pt" style:font-size-asian="11pt" style:font-size-complex="11pt"/>
    </style:style>
    <style:style style:name="P698" style:parent-style-name="Textbody" style:family="paragraph">
      <style:text-properties style:font-name="monospace" fo:font-size="11pt" style:font-size-asian="11pt" style:font-size-complex="11pt"/>
    </style:style>
    <style:style style:name="P699" style:parent-style-name="Textbody" style:family="paragraph">
      <style:text-properties style:font-name="monospace" fo:font-size="11pt" style:font-size-asian="11pt" style:font-size-complex="11pt"/>
    </style:style>
    <style:style style:name="P700" style:parent-style-name="Textbody" style:family="paragraph">
      <style:text-properties style:font-name="monospace" fo:font-size="11pt" style:font-size-asian="11pt" style:font-size-complex="11pt"/>
    </style:style>
    <style:style style:name="P701" style:parent-style-name="Textbody" style:family="paragraph">
      <style:text-properties style:font-name="monospace" fo:font-size="11pt" style:font-size-asian="11pt" style:font-size-complex="11pt"/>
    </style:style>
    <style:style style:name="P702" style:parent-style-name="Textbody" style:family="paragraph">
      <style:text-properties style:font-name="monospace" fo:font-size="11pt" style:font-size-asian="11pt" style:font-size-complex="11pt"/>
    </style:style>
    <style:style style:name="P703" style:parent-style-name="Textbody" style:family="paragraph">
      <style:text-properties style:font-name="monospace" fo:font-size="11pt" style:font-size-asian="11pt" style:font-size-complex="11pt"/>
    </style:style>
    <style:style style:name="P704" style:parent-style-name="Textbody" style:family="paragraph">
      <style:text-properties style:font-name="monospace" fo:font-size="11pt" style:font-size-asian="11pt" style:font-size-complex="11pt"/>
    </style:style>
    <style:style style:name="P705" style:parent-style-name="Textbody" style:family="paragraph">
      <style:text-properties style:font-name="monospace" fo:font-size="11pt" style:font-size-asian="11pt" style:font-size-complex="11pt"/>
    </style:style>
    <style:style style:name="P706" style:parent-style-name="Textbody" style:family="paragraph">
      <style:text-properties style:font-name="monospace" fo:font-size="11pt" style:font-size-asian="11pt" style:font-size-complex="11pt"/>
    </style:style>
    <style:style style:name="P707" style:parent-style-name="Textbody" style:family="paragraph">
      <style:text-properties style:font-name="monospace" fo:font-size="11pt" style:font-size-asian="11pt" style:font-size-complex="11pt"/>
    </style:style>
    <style:style style:name="P708" style:parent-style-name="Textbody" style:family="paragraph">
      <style:text-properties style:font-name="monospace" fo:font-size="11pt" style:font-size-asian="11pt" style:font-size-complex="11pt"/>
    </style:style>
    <style:style style:name="P709" style:parent-style-name="Textbody" style:family="paragraph">
      <style:text-properties style:font-name="monospace" fo:font-size="11pt" style:font-size-asian="11pt" style:font-size-complex="11pt"/>
    </style:style>
    <style:style style:name="P710" style:parent-style-name="Textbody" style:family="paragraph">
      <style:text-properties style:font-name="monospace" fo:font-size="11pt" style:font-size-asian="11pt" style:font-size-complex="11pt"/>
    </style:style>
    <style:style style:name="P711" style:parent-style-name="Textbody" style:family="paragraph">
      <style:text-properties style:font-name="monospace" fo:font-size="11pt" style:font-size-asian="11pt" style:font-size-complex="11pt"/>
    </style:style>
    <style:style style:name="P712" style:parent-style-name="Textbody" style:family="paragraph">
      <style:text-properties style:font-name="monospace" fo:font-size="11pt" style:font-size-asian="11pt" style:font-size-complex="11pt"/>
    </style:style>
    <style:style style:name="P713" style:parent-style-name="Textbody" style:family="paragraph">
      <style:text-properties style:font-name="monospace" fo:font-size="11pt" style:font-size-asian="11pt" style:font-size-complex="11pt"/>
    </style:style>
    <style:style style:name="T714" style:parent-style-name="DefaultParagraphFont" style:family="text">
      <style:text-properties style:font-name="monospace" fo:font-size="11pt" style:font-size-asian="11pt" style:font-size-complex="11pt"/>
    </style:style>
    <style:style style:name="T715" style:parent-style-name="DefaultParagraphFont" style:family="text">
      <style:text-properties style:font-name="monospace"/>
    </style:style>
    <style:style style:name="T716" style:parent-style-name="DefaultParagraphFont" style:family="text">
      <style:text-properties style:font-name="monospace"/>
    </style:style>
    <style:style style:name="P717" style:parent-style-name="Textbody" style:family="paragraph">
      <style:text-properties style:font-name="monospace"/>
    </style:style>
    <style:style style:name="P718" style:parent-style-name="Textbody" style:family="paragraph">
      <style:text-properties style:font-name="monospace"/>
    </style:style>
    <style:style style:name="T719" style:parent-style-name="SourceText" style:family="text">
      <style:text-properties style:font-name="monospace"/>
    </style:style>
    <style:style style:name="T720" style:parent-style-name="DefaultParagraphFont" style:family="text">
      <style:text-properties style:font-name="monospace"/>
    </style:style>
    <style:style style:name="P721" style:parent-style-name="Textbody" style:family="paragraph">
      <style:text-properties style:font-name="monospace"/>
    </style:style>
    <style:style style:name="T722" style:parent-style-name="DefaultParagraphFont" style:family="text">
      <style:text-properties style:font-name="monospace"/>
    </style:style>
    <style:style style:name="T723" style:parent-style-name="DefaultParagraphFont" style:family="text">
      <style:text-properties style:font-name="monospace" fo:font-size="11pt" style:font-size-asian="11pt" style:font-size-complex="11pt"/>
    </style:style>
    <style:style style:name="T724" style:parent-style-name="DefaultParagraphFont" style:family="text">
      <style:text-properties style:font-name="monospace" fo:font-size="11pt" style:font-size-asian="11pt" style:font-size-complex="11pt"/>
    </style:style>
    <style:style style:name="T725" style:parent-style-name="DefaultParagraphFont" style:family="text">
      <style:text-properties fo:language="nl" fo:country="NL"/>
    </style:style>
    <style:style style:name="P726" style:parent-style-name="Textbody" style:family="paragraph">
      <style:text-properties fo:language="nl" fo:country="NL"/>
    </style:style>
    <style:style style:name="P727" style:parent-style-name="Textbody" style:family="paragraph">
      <style:text-properties fo:language="nl" fo:country="NL"/>
    </style:style>
    <style:style style:name="T728" style:parent-style-name="DefaultParagraphFont" style:family="text">
      <style:text-properties fo:language="nl" fo:country="NL"/>
    </style:style>
    <style:style style:name="P729" style:parent-style-name="Normal" style:family="paragraph">
      <style:paragraph-properties fo:text-align="center"/>
    </style:style>
    <style:style style:name="P730" style:parent-style-name="Normal" style:family="paragraph">
      <style:paragraph-properties fo:text-align="center"/>
    </style:style>
    <style:style style:name="T731" style:parent-style-name="DefaultParagraphFont" style:family="text">
      <style:text-properties style:font-name="monospace" fo:color="#000000" fo:font-size="10pt" style:font-size-asian="10pt"/>
    </style:style>
    <style:style style:name="P732" style:parent-style-name="Normal" style:family="paragraph">
      <style:paragraph-properties fo:text-align="center"/>
    </style:style>
    <style:style style:name="P733" style:parent-style-name="Normal" style:family="paragraph">
      <style:paragraph-properties fo:text-align="center"/>
    </style:style>
    <style:style style:name="P734" style:parent-style-name="Normal" style:family="paragraph">
      <style:paragraph-properties fo:text-align="center"/>
    </style:style>
    <style:style style:name="P735" style:parent-style-name="Standard" style:family="paragraph">
      <style:text-properties style:font-name="monospace" fo:color="#000000" fo:font-size="10pt" style:font-size-asian="10pt"/>
    </style:style>
    <style:style style:name="P736" style:parent-style-name="Standard" style:family="paragraph">
      <style:text-properties style:font-name="monospace" fo:color="#000000" fo:font-size="10pt" style:font-size-asian="10pt"/>
    </style:style>
    <style:style style:name="T737" style:parent-style-name="DefaultParagraphFont" style:family="text">
      <style:text-properties style:font-name="monospace" fo:font-weight="bold" style:font-weight-asian="bold" fo:color="#7F0055" fo:font-size="10pt" style:font-size-asian="10pt" fo:background-color="#E8F2FE"/>
    </style:style>
    <style:style style:name="T738" style:parent-style-name="DefaultParagraphFont" style:family="text">
      <style:text-properties style:font-name="monospace" fo:color="#000000" fo:font-size="10pt" style:font-size-asian="10pt" fo:background-color="#E8F2FE"/>
    </style:style>
    <style:style style:name="T739" style:parent-style-name="DefaultParagraphFont" style:family="text">
      <style:text-properties style:font-name="monospace" fo:color="#2A00FF" fo:font-size="10pt" style:font-size-asian="10pt" fo:background-color="#E8F2FE"/>
    </style:style>
    <style:style style:name="P740" style:parent-style-name="Textbody" style:family="paragraph"/>
    <style:style style:name="T741" style:parent-style-name="DefaultParagraphFont" style:family="text">
      <style:text-properties style:font-name="monospace" fo:color="#000000" fo:font-size="10pt" style:font-size-asian="10pt"/>
    </style:style>
    <style:style style:name="T742" style:parent-style-name="DefaultParagraphFont" style:family="text">
      <style:text-properties style:font-name="monospace" fo:font-weight="bold" style:font-weight-asian="bold" fo:color="#7F0055" fo:font-size="10pt" style:font-size-asian="10pt"/>
    </style:style>
    <style:style style:name="T743" style:parent-style-name="DefaultParagraphFont" style:family="text">
      <style:text-properties style:font-name="monospace" fo:color="#000000" fo:font-size="10pt" style:font-size-asian="10pt"/>
    </style:style>
    <style:style style:name="T744" style:parent-style-name="DefaultParagraphFont" style:family="text">
      <style:text-properties style:font-name="monospace" fo:color="#005032" fo:font-size="10pt" style:font-size-asian="10pt" fo:background-color="#D4D4D4"/>
    </style:style>
    <style:style style:name="T745" style:parent-style-name="DefaultParagraphFont" style:family="text">
      <style:text-properties style:font-name="monospace" fo:color="#000000" fo:font-size="10pt" style:font-size-asian="10pt"/>
    </style:style>
    <style:style style:name="T746" style:parent-style-name="DefaultParagraphFont" style:family="text">
      <style:text-properties style:font-name="monospace" fo:font-weight="bold" style:font-weight-asian="bold" fo:color="#644632" fo:font-size="10pt" style:font-size-asian="10pt"/>
    </style:style>
    <style:style style:name="T747" style:parent-style-name="DefaultParagraphFont" style:family="text">
      <style:text-properties style:font-name="monospace" fo:color="#000000" fo:font-size="10pt" style:font-size-asian="10pt"/>
    </style:style>
    <style:style style:name="T748" style:parent-style-name="DefaultParagraphFont" style:family="text">
      <style:text-properties style:font-name="monospace" fo:font-weight="bold" style:font-weight-asian="bold" fo:color="#000000" fo:font-size="10pt" style:font-size-asian="10pt"/>
    </style:style>
    <style:style style:name="T749" style:parent-style-name="DefaultParagraphFont" style:family="text">
      <style:text-properties style:font-name="monospace" fo:color="#000000" fo:font-size="10pt" style:font-size-asian="10pt"/>
    </style:style>
    <style:style style:name="T750" style:parent-style-name="DefaultParagraphFont" style:family="text">
      <style:text-properties style:font-name="monospace" fo:font-weight="bold" style:font-weight-asian="bold" fo:color="#7F0055" fo:font-size="10pt" style:font-size-asian="10pt"/>
    </style:style>
    <style:style style:name="T751" style:parent-style-name="DefaultParagraphFont" style:family="text">
      <style:text-properties style:font-name="monospace" fo:color="#000000" fo:font-size="10pt" style:font-size-asian="10pt"/>
    </style:style>
    <style:style style:name="T752" style:parent-style-name="DefaultParagraphFont" style:family="text">
      <style:text-properties style:font-name="monospace" fo:color="#005032" fo:font-size="10pt" style:font-size-asian="10pt"/>
    </style:style>
    <style:style style:name="T753" style:parent-style-name="DefaultParagraphFont" style:family="text">
      <style:text-properties style:font-name="monospace" fo:color="#000000" fo:font-size="10pt" style:font-size-asian="10pt"/>
    </style:style>
    <style:style style:name="T754" style:parent-style-name="DefaultParagraphFont" style:family="text">
      <style:text-properties style:font-name="monospace" fo:font-weight="bold" style:font-weight-asian="bold" fo:color="#644632" fo:font-size="10pt" style:font-size-asian="10pt"/>
    </style:style>
    <style:style style:name="T755" style:parent-style-name="DefaultParagraphFont" style:family="text">
      <style:text-properties style:font-name="monospace" fo:color="#000000" fo:font-size="10pt" style:font-size-asian="10pt"/>
    </style:style>
    <style:style style:name="T756" style:parent-style-name="DefaultParagraphFont" style:family="text">
      <style:text-properties style:font-name="monospace" fo:color="#000000" fo:font-size="10pt" style:font-size-asian="10pt" fo:background-color="#E8F2FE"/>
    </style:style>
    <style:style style:name="T757" style:parent-style-name="DefaultParagraphFont" style:family="text">
      <style:text-properties style:font-name="monospace" fo:font-weight="bold" style:font-weight-asian="bold" fo:color="#7F0055" fo:font-size="10pt" style:font-size-asian="10pt" fo:background-color="#E8F2FE"/>
    </style:style>
    <style:style style:name="T758" style:parent-style-name="DefaultParagraphFont" style:family="text">
      <style:text-properties style:font-name="monospace" fo:color="#000000" fo:font-size="10pt" style:font-size-asian="10pt" fo:background-color="#E8F2FE"/>
    </style:style>
    <style:style style:name="T759" style:parent-style-name="DefaultParagraphFont" style:family="text">
      <style:text-properties style:font-name="monospace" fo:font-weight="bold" style:font-weight-asian="bold" fo:color="#7F0055" fo:font-size="10pt" style:font-size-asian="10pt" fo:background-color="#E8F2FE"/>
    </style:style>
    <style:style style:name="T760" style:parent-style-name="DefaultParagraphFont" style:family="text">
      <style:text-properties style:font-name="monospace" fo:color="#000000" fo:font-size="10pt" style:font-size-asian="10pt" fo:background-color="#E8F2FE"/>
    </style:style>
    <style:style style:name="T761" style:parent-style-name="DefaultParagraphFont" style:family="text">
      <style:text-properties style:font-name="monospace" fo:font-weight="bold" style:font-weight-asian="bold" fo:color="#7F0055" fo:font-size="10pt" style:font-size-asian="10pt" fo:background-color="#E8F2FE"/>
    </style:style>
    <style:style style:name="T762" style:parent-style-name="DefaultParagraphFont" style:family="text">
      <style:text-properties style:font-name="monospace" fo:color="#000000" fo:font-size="10pt" style:font-size-asian="10pt" fo:background-color="#E8F2FE"/>
    </style:style>
    <style:style style:name="T763" style:parent-style-name="DefaultParagraphFont" style:family="text">
      <style:text-properties style:font-name="monospace" fo:font-weight="bold" style:font-weight-asian="bold" fo:color="#7F0055" fo:font-size="10pt" style:font-size-asian="10pt" fo:background-color="#E8F2FE"/>
    </style:style>
    <style:style style:name="T764" style:parent-style-name="DefaultParagraphFont" style:family="text">
      <style:text-properties style:font-name="monospace" fo:color="#000000" fo:font-size="10pt" style:font-size-asian="10pt" fo:background-color="#E8F2FE"/>
    </style:style>
    <style:style style:name="P765" style:parent-style-name="Standard" style:family="paragraph">
      <style:text-properties style:font-name="monospace" fo:color="#000000" fo:font-size="10pt" style:font-size-asian="10pt"/>
    </style:style>
    <style:style style:name="T766" style:parent-style-name="DefaultParagraphFont" style:family="text">
      <style:text-properties style:font-name="monospace" fo:color="#000000" fo:font-size="10pt" style:font-size-asian="10pt"/>
    </style:style>
    <style:style style:name="P767" style:parent-style-name="Standard" style:family="paragraph">
      <style:text-properties style:font-name="monospace" fo:color="#000000" fo:font-size="10pt" style:font-size-asian="10pt"/>
    </style:style>
    <style:style style:name="P768" style:parent-style-name="Standard" style:family="paragraph">
      <style:text-properties style:font-name="monospace" fo:color="#000000" fo:font-size="10pt" style:font-size-asian="10pt"/>
    </style:style>
    <style:style style:name="P769" style:parent-style-name="Standard" style:family="paragraph">
      <style:text-properties style:font-name="monospace" fo:color="#000000" fo:font-size="10pt" style:font-size-asian="10pt"/>
    </style:style>
    <style:style style:name="P770" style:parent-style-name="Textbody" style:family="paragraph">
      <style:text-properties style:font-name="monospace" fo:color="#2A00FF" fo:font-size="10pt" style:font-size-asian="10pt" fo:background-color="#E8F2FE"/>
    </style:style>
    <style:style style:name="T771" style:parent-style-name="DefaultParagraphFont" style:family="text">
      <style:text-properties fo:font-weight="bold" style:font-weight-asian="bold" style:font-weight-complex="bold"/>
    </style:style>
    <style:style style:name="T772" style:parent-style-name="DefaultParagraphFont" style:family="text">
      <style:text-properties fo:font-weight="bold" style:font-weight-asian="bold" style:font-weight-complex="bold"/>
    </style:style>
    <style:style style:name="T773" style:parent-style-name="DefaultParagraphFont" style:family="text">
      <style:text-properties fo:font-weight="bold" style:font-weight-asian="bold" style:font-weight-complex="bold"/>
    </style:style>
    <style:style style:name="T774" style:parent-style-name="DefaultParagraphFont" style:family="text">
      <style:text-properties fo:color="#3333FF"/>
    </style:style>
    <style:style style:name="T775" style:parent-style-name="DefaultParagraphFont" style:family="text">
      <style:text-properties fo:color="#3333FF"/>
    </style:style>
    <style:style style:name="T776" style:parent-style-name="DefaultParagraphFont" style:family="text">
      <style:text-properties fo:color="#3333FF"/>
    </style:style>
    <style:style style:name="T777" style:parent-style-name="DefaultParagraphFont" style:family="text">
      <style:text-properties fo:font-weight="bold" style:font-weight-asian="bold" style:font-weight-complex="bold" fo:color="#3333FF"/>
    </style:style>
    <style:style style:name="T778" style:parent-style-name="DefaultParagraphFont" style:family="text">
      <style:text-properties fo:font-weight="bold" style:font-weight-asian="bold" style:font-weight-complex="bold" fo:color="#3333FF"/>
    </style:style>
    <style:style style:name="T779" style:parent-style-name="DefaultParagraphFont" style:family="text">
      <style:text-properties fo:color="#3333FF"/>
    </style:style>
    <style:style style:name="T780" style:parent-style-name="DefaultParagraphFont" style:family="text">
      <style:text-properties fo:font-weight="bold" style:font-weight-asian="bold" style:font-weight-complex="bold" fo:color="#3333FF"/>
    </style:style>
    <style:style style:name="T781" style:parent-style-name="DefaultParagraphFont" style:family="text">
      <style:text-properties fo:font-weight="bold" style:font-weight-asian="bold" style:font-weight-complex="bold"/>
    </style:style>
    <style:style style:name="T782" style:parent-style-name="DefaultParagraphFont" style:family="text">
      <style:text-properties fo:color="#3333FF"/>
    </style:style>
    <style:style style:name="P783" style:parent-style-name="Textbody" style:family="paragraph">
      <style:text-properties fo:color="#3333FF"/>
    </style:style>
    <style:style style:name="T784" style:parent-style-name="DefaultParagraphFont" style:family="text">
      <style:text-properties fo:color="#3333FF"/>
    </style:style>
    <style:style style:name="T785" style:parent-style-name="DefaultParagraphFont" style:family="text">
      <style:text-properties fo:color="#3333FF"/>
    </style:style>
    <style:style style:name="T786" style:parent-style-name="DefaultParagraphFont" style:family="text">
      <style:text-properties fo:color="#3333FF"/>
    </style:style>
    <style:style style:name="P787" style:parent-style-name="Textbody" style:family="paragraph">
      <style:text-properties fo:color="#3333FF"/>
    </style:style>
    <style:style style:name="P788" style:parent-style-name="Textbody" style:family="paragraph"/>
    <style:style style:name="P789" style:parent-style-name="Textbody" style:family="paragraph">
      <style:text-properties style:font-name="monospace" fo:color="#000000" fo:font-size="10pt" style:font-size-asian="10pt"/>
    </style:style>
    <style:style style:name="P790" style:parent-style-name="Standard" style:family="paragraph">
      <style:text-properties style:font-name="monospace" fo:color="#000000" fo:font-size="10pt" style:font-size-asian="10pt"/>
    </style:style>
    <style:style style:name="P791" style:parent-style-name="Textbody" style:family="paragraph"/>
    <style:style style:name="P792" style:parent-style-name="Textbody" style:family="paragraph"/>
    <style:style style:name="P793" style:parent-style-name="Textbody" style:family="paragraph"/>
    <style:style style:name="P794" style:parent-style-name="Standard" style:family="paragraph">
      <style:text-properties style:font-name="monospace" fo:color="#000000" fo:font-size="10pt" style:font-size-asian="10pt"/>
    </style:style>
    <style:style style:name="P795" style:parent-style-name="Standard" style:family="paragraph">
      <style:text-properties style:font-name="monospace" fo:color="#000000" fo:font-size="10pt" style:font-size-asian="10pt"/>
    </style:style>
    <style:style style:name="P796" style:parent-style-name="Standard" style:family="paragraph">
      <style:text-properties style:font-name="monospace" fo:color="#000000" fo:font-size="10pt" style:font-size-asian="10pt"/>
    </style:style>
    <style:style style:name="P797" style:parent-style-name="Standard" style:family="paragraph">
      <style:text-properties style:font-name="monospace" fo:color="#000000" fo:font-size="10pt" style:font-size-asian="10pt"/>
    </style:style>
    <style:style style:name="P798" style:parent-style-name="Textbody" style:family="paragraph">
      <style:paragraph-properties fo:text-align="center"/>
    </style:style>
    <style:style style:name="T799" style:parent-style-name="DefaultParagraphFont" style:family="text">
      <style:text-properties style:font-name="monospace" fo:color="#000000" fo:font-size="10pt" style:font-size-asian="10pt"/>
    </style:style>
    <style:style style:name="T800" style:parent-style-name="DefaultParagraphFont" style:family="text">
      <style:text-properties style:font-name="monospace" fo:color="#000000" fo:font-size="10pt" style:font-size-asian="10pt"/>
    </style:style>
    <style:style style:name="T801" style:parent-style-name="DefaultParagraphFont" style:family="text">
      <style:text-properties style:font-name="monospace" fo:font-weight="bold" style:font-weight-asian="bold" fo:color="#7F0055" fo:font-size="10pt" style:font-size-asian="10pt"/>
    </style:style>
    <style:style style:name="T802" style:parent-style-name="DefaultParagraphFont" style:family="text">
      <style:text-properties style:font-name="monospace" fo:color="#000000" fo:font-size="10pt" style:font-size-asian="10pt"/>
    </style:style>
    <style:style style:name="T803" style:parent-style-name="DefaultParagraphFont" style:family="text">
      <style:text-properties style:font-name="monospace" fo:font-weight="bold" style:font-weight-asian="bold" fo:color="#7F0055" fo:font-size="10pt" style:font-size-asian="10pt"/>
    </style:style>
    <style:style style:name="T804" style:parent-style-name="DefaultParagraphFont" style:family="text">
      <style:text-properties style:font-name="monospace" fo:color="#000000" fo:font-size="10pt" style:font-size-asian="10pt"/>
    </style:style>
    <style:style style:name="T805" style:parent-style-name="DefaultParagraphFont" style:family="text">
      <style:text-properties style:font-name="monospace" fo:font-weight="bold" style:font-weight-asian="bold" fo:color="#7F0055" fo:font-size="10pt" style:font-size-asian="10pt"/>
    </style:style>
    <style:style style:name="T806" style:parent-style-name="DefaultParagraphFont" style:family="text">
      <style:text-properties style:font-name="monospace" fo:color="#000000" fo:font-size="10pt" style:font-size-asian="10pt"/>
    </style:style>
    <style:style style:name="P807" style:parent-style-name="Standard" style:family="paragraph">
      <style:text-properties style:font-name="monospace" fo:color="#000000" fo:font-size="10pt" style:font-size-asian="10pt"/>
    </style:style>
    <style:style style:name="T808" style:parent-style-name="DefaultParagraphFont" style:family="text">
      <style:text-properties style:font-name="monospace" fo:color="#000000" fo:font-size="10pt" style:font-size-asian="10pt"/>
    </style:style>
    <style:style style:name="T809" style:parent-style-name="DefaultParagraphFont" style:family="text">
      <style:text-properties style:font-name="monospace" fo:color="#000000" fo:font-size="10pt" style:font-size-asian="10pt" fo:background-color="#F0D8A8"/>
    </style:style>
    <style:style style:name="T810" style:parent-style-name="DefaultParagraphFont" style:family="text">
      <style:text-properties style:font-name="monospace" fo:color="#000000" fo:font-size="10pt" style:font-size-asian="10pt"/>
    </style:style>
    <style:style style:name="T811" style:parent-style-name="DefaultParagraphFont" style:family="text">
      <style:text-properties style:font-name="monospace" fo:color="#000000" fo:font-size="10pt" style:font-size-asian="10pt"/>
    </style:style>
    <style:style style:name="T812" style:parent-style-name="DefaultParagraphFont" style:family="text">
      <style:text-properties style:font-name="monospace" fo:color="#000000" fo:font-size="10pt" style:font-size-asian="10pt" fo:background-color="#F0D8A8"/>
    </style:style>
    <style:style style:name="T813" style:parent-style-name="DefaultParagraphFont" style:family="text">
      <style:text-properties style:font-name="monospace" fo:color="#000000" fo:font-size="10pt" style:font-size-asian="10pt"/>
    </style:style>
    <style:style style:name="T814" style:parent-style-name="DefaultParagraphFont" style:family="text">
      <style:text-properties style:font-name="monospace" fo:color="#000000" fo:font-size="10pt" style:font-size-asian="10pt" fo:background-color="#FFFF00"/>
    </style:style>
    <style:style style:name="T815" style:parent-style-name="DefaultParagraphFont" style:family="text">
      <style:text-properties style:font-name="monospace" fo:color="#000000" fo:font-size="10pt" style:font-size-asian="10pt"/>
    </style:style>
    <style:style style:name="T816" style:parent-style-name="DefaultParagraphFont" style:family="text">
      <style:text-properties style:font-name="monospace" fo:color="#000000" fo:font-size="10pt" style:font-size-asian="10pt"/>
    </style:style>
    <style:style style:name="T817" style:parent-style-name="DefaultParagraphFont" style:family="text">
      <style:text-properties style:font-name="monospace" fo:color="#000000" fo:font-size="10pt" style:font-size-asian="10pt" fo:background-color="#E8F2FE"/>
    </style:style>
    <style:style style:name="T818" style:parent-style-name="DefaultParagraphFont" style:family="text">
      <style:text-properties style:font-name="monospace" fo:font-weight="bold" style:font-weight-asian="bold" fo:color="#7F0055" fo:font-size="10pt" style:font-size-asian="10pt" fo:background-color="#E8F2FE"/>
    </style:style>
    <style:style style:name="T819" style:parent-style-name="DefaultParagraphFont" style:family="text">
      <style:text-properties style:font-name="monospace" fo:color="#000000" fo:font-size="10pt" style:font-size-asian="10pt" fo:background-color="#E8F2FE"/>
    </style:style>
    <style:style style:name="T820" style:parent-style-name="DefaultParagraphFont" style:family="text">
      <style:text-properties style:font-name="monospace" fo:color="#0000C0" fo:font-size="10pt" style:font-size-asian="10pt" fo:background-color="#E8F2FE"/>
    </style:style>
    <style:style style:name="T821" style:parent-style-name="DefaultParagraphFont" style:family="text">
      <style:text-properties style:font-name="monospace" fo:color="#000000" fo:font-size="10pt" style:font-size-asian="10pt" fo:background-color="#E8F2FE"/>
    </style:style>
    <style:style style:name="T822" style:parent-style-name="DefaultParagraphFont" style:family="text">
      <style:text-properties style:font-name="monospace" fo:color="#000000" fo:font-size="10pt" style:font-size-asian="10pt"/>
    </style:style>
    <style:style style:name="T823" style:parent-style-name="DefaultParagraphFont" style:family="text">
      <style:text-properties style:font-name="monospace" fo:color="#0000C0" fo:font-size="10pt" style:font-size-asian="10pt"/>
    </style:style>
    <style:style style:name="T824" style:parent-style-name="DefaultParagraphFont" style:family="text">
      <style:text-properties style:font-name="monospace" fo:color="#000000" fo:font-size="10pt" style:font-size-asian="10pt"/>
    </style:style>
    <style:style style:name="T825" style:parent-style-name="DefaultParagraphFont" style:family="text">
      <style:text-properties style:font-name="monospace" fo:color="#0000C0" fo:font-size="10pt" style:font-size-asian="10pt"/>
    </style:style>
    <style:style style:name="T826" style:parent-style-name="DefaultParagraphFont" style:family="text">
      <style:text-properties style:font-name="monospace" fo:color="#000000" fo:font-size="10pt" style:font-size-asian="10pt"/>
    </style:style>
    <style:style style:name="T827" style:parent-style-name="DefaultParagraphFont" style:family="text">
      <style:text-properties style:font-name="monospace" fo:color="#000000" fo:font-size="10pt" style:font-size-asian="10pt"/>
    </style:style>
    <style:style style:name="T828" style:parent-style-name="DefaultParagraphFont" style:family="text">
      <style:text-properties style:font-name="monospace" fo:color="#000000" fo:font-size="10pt" style:font-size-asian="10pt" fo:background-color="#D4D4D4"/>
    </style:style>
    <style:style style:name="T829" style:parent-style-name="DefaultParagraphFont" style:family="text">
      <style:text-properties style:font-name="monospace" fo:color="#000000" fo:font-size="10pt" style:font-size-asian="10pt"/>
    </style:style>
    <style:style style:name="T830" style:parent-style-name="DefaultParagraphFont" style:family="text">
      <style:text-properties style:font-name="monospace" fo:color="#0000C0" fo:font-size="10pt" style:font-size-asian="10pt"/>
    </style:style>
    <style:style style:name="T831" style:parent-style-name="DefaultParagraphFont" style:family="text">
      <style:text-properties style:font-name="monospace" fo:color="#000000" fo:font-size="10pt" style:font-size-asian="10pt"/>
    </style:style>
    <style:style style:name="T832" style:parent-style-name="DefaultParagraphFont" style:family="text">
      <style:text-properties style:font-name="monospace" fo:color="#000000" fo:font-size="10pt" style:font-size-asian="10pt" fo:background-color="#D4D4D4"/>
    </style:style>
    <style:style style:name="T833" style:parent-style-name="DefaultParagraphFont" style:family="text">
      <style:text-properties style:font-name="monospace" fo:color="#000000" fo:font-size="10pt" style:font-size-asian="10pt"/>
    </style:style>
    <style:style style:name="T834" style:parent-style-name="DefaultParagraphFont" style:family="text">
      <style:text-properties style:font-name="monospace" fo:font-weight="bold" style:font-weight-asian="bold" fo:color="#642880" fo:font-size="10pt" style:font-size-asian="10pt"/>
    </style:style>
    <style:style style:name="T835" style:parent-style-name="DefaultParagraphFont" style:family="text">
      <style:text-properties style:font-name="monospace" fo:color="#000000" fo:font-size="10pt" style:font-size-asian="10pt"/>
    </style:style>
    <style:style style:name="T836" style:parent-style-name="DefaultParagraphFont" style:family="text">
      <style:text-properties style:font-name="monospace" fo:color="#000000" fo:font-size="10pt" style:font-size-asian="10pt"/>
    </style:style>
    <style:style style:name="T837" style:parent-style-name="DefaultParagraphFont" style:family="text">
      <style:text-properties style:font-name="monospace" fo:font-weight="bold" style:font-weight-asian="bold" fo:color="#7F0055" fo:font-size="10pt" style:font-size-asian="10pt"/>
    </style:style>
    <style:style style:name="T838" style:parent-style-name="DefaultParagraphFont" style:family="text">
      <style:text-properties style:font-name="monospace" fo:color="#000000" fo:font-size="10pt" style:font-size-asian="10pt"/>
    </style:style>
    <style:style style:name="T839" style:parent-style-name="DefaultParagraphFont" style:family="text">
      <style:text-properties style:font-name="monospace" fo:font-weight="bold" style:font-weight-asian="bold" fo:color="#7F0055" fo:font-size="10pt" style:font-size-asian="10pt"/>
    </style:style>
    <style:style style:name="T840" style:parent-style-name="DefaultParagraphFont" style:family="text">
      <style:text-properties style:font-name="monospace" fo:color="#000000" fo:font-size="10pt" style:font-size-asian="10pt"/>
    </style:style>
    <style:style style:name="P841" style:parent-style-name="Standard" style:family="paragraph">
      <style:text-properties style:font-name="monospace" fo:color="#000000" fo:font-size="10pt" style:font-size-asian="10pt"/>
    </style:style>
    <style:style style:name="P842" style:parent-style-name="Standard" style:family="paragraph">
      <style:text-properties style:font-name="monospace" fo:color="#000000" fo:font-size="10pt" style:font-size-asian="10pt"/>
    </style:style>
    <style:style style:name="P843" style:parent-style-name="Standard" style:family="paragraph">
      <style:text-properties style:font-name="monospace" fo:color="#000000" fo:font-size="10pt" style:font-size-asian="10pt"/>
    </style:style>
    <style:style style:name="T844" style:parent-style-name="DefaultParagraphFont" style:family="text">
      <style:text-properties style:font-name="monospace" fo:color="#000000" fo:font-size="10pt" style:font-size-asian="10pt"/>
    </style:style>
    <style:style style:name="T845" style:parent-style-name="DefaultParagraphFont" style:family="text">
      <style:text-properties style:font-name="monospace" fo:color="#000000" fo:font-size="10pt" style:font-size-asian="10pt"/>
    </style:style>
    <style:style style:name="T846" style:parent-style-name="DefaultParagraphFont" style:family="text">
      <style:text-properties style:font-name="monospace" fo:color="#005032" fo:font-size="10pt" style:font-size-asian="10pt"/>
    </style:style>
    <style:style style:name="T847" style:parent-style-name="DefaultParagraphFont" style:family="text">
      <style:text-properties style:font-name="monospace" fo:color="#000000" fo:font-size="10pt" style:font-size-asian="10pt"/>
    </style:style>
    <style:style style:name="P848" style:parent-style-name="Standard" style:family="paragraph">
      <style:text-properties style:font-name="monospace" fo:color="#000000" fo:font-size="10pt" style:font-size-asian="10pt"/>
    </style:style>
    <style:style style:name="P849" style:parent-style-name="Standard" style:family="paragraph">
      <style:text-properties style:font-name="monospace" fo:color="#000000" fo:font-size="10pt" style:font-size-asian="10pt"/>
    </style:style>
    <style:style style:name="P850" style:parent-style-name="Standard" style:family="paragraph">
      <style:text-properties style:font-name="monospace" fo:color="#000000" fo:font-size="10pt" style:font-size-asian="10pt"/>
    </style:style>
    <style:style style:name="P851" style:parent-style-name="Textbody" style:family="paragraph">
      <style:text-properties fo:background-color="#FFFF00"/>
    </style:style>
    <style:style style:name="P852" style:parent-style-name="Textbody" style:family="paragraph">
      <style:text-properties fo:background-color="#FFFF00"/>
    </style:style>
    <style:style style:name="P853" style:parent-style-name="Textbody" style:family="paragraph"/>
    <style:style style:name="T854" style:parent-style-name="DefaultParagraphFont" style:family="text">
      <style:text-properties fo:color="#000000" fo:background-color="#FFFF00"/>
    </style:style>
    <style:style style:name="T855" style:parent-style-name="DefaultParagraphFont" style:family="text">
      <style:text-properties style:font-name="Roboto, sans-serif" fo:color="#000000" fo:font-size="10.5pt" style:font-size-asian="10.5pt" fo:background-color="#FFFF00"/>
    </style:style>
    <style:style style:name="P856" style:parent-style-name="Textbody" style:family="paragraph"/>
    <style:style style:name="T857" style:parent-style-name="DefaultParagraphFont" style:family="text">
      <style:text-properties fo:color="#000000" fo:background-color="#FFFF00"/>
    </style:style>
    <style:style style:name="T858" style:parent-style-name="DefaultParagraphFont" style:family="text">
      <style:text-properties style:font-name="Roboto, sans-serif" fo:color="#000000" fo:font-size="10.5pt" style:font-size-asian="10.5pt" fo:background-color="#FFFF00"/>
    </style:style>
    <style:style style:name="P859" style:parent-style-name="Textbody" style:family="paragraph"/>
    <style:style style:name="P860" style:parent-style-name="Textbody" style:family="paragraph"/>
    <style:style style:name="T861" style:parent-style-name="DefaultParagraphFont" style:family="text">
      <style:text-properties style:font-name="monospace" fo:color="#000000" fo:background-color="#FFFFFF"/>
    </style:style>
    <style:style style:name="T862" style:parent-style-name="DefaultParagraphFont" style:family="text">
      <style:text-properties style:font-name="monospace" fo:color="#000000" fo:background-color="#FFFFFF"/>
    </style:style>
    <style:style style:name="T863" style:parent-style-name="DefaultParagraphFont" style:family="text">
      <style:text-properties style:font-name="monospace"/>
    </style:style>
    <style:style style:name="T864" style:parent-style-name="DefaultParagraphFont" style:family="text">
      <style:text-properties style:font-name="monospace" fo:color="#000000" fo:background-color="#FFFFFF"/>
    </style:style>
    <style:style style:name="T865" style:parent-style-name="DefaultParagraphFont" style:family="text">
      <style:text-properties style:font-name="monospace"/>
    </style:style>
    <style:style style:name="T866" style:parent-style-name="DefaultParagraphFont" style:family="text">
      <style:text-properties style:font-name="monospace"/>
    </style:style>
    <style:style style:name="P867" style:parent-style-name="Textbody" style:family="paragraph">
      <style:text-properties style:font-name="monospace" fo:color="#000000" fo:background-color="#FFFFFF"/>
    </style:style>
    <style:style style:name="P868" style:parent-style-name="Textbody" style:family="paragraph">
      <style:text-properties style:font-name="monospace" fo:font-size="11pt" style:font-size-asian="11pt" style:font-size-complex="11pt"/>
    </style:style>
    <style:style style:name="P869" style:parent-style-name="Textbody" style:family="paragraph">
      <style:text-properties style:font-name="monospace" fo:font-size="11pt" style:font-size-asian="11pt" style:font-size-complex="11pt"/>
    </style:style>
    <style:style style:name="P870" style:parent-style-name="Textbody" style:family="paragraph">
      <style:text-properties style:font-name="monospace" fo:font-size="11pt" style:font-size-asian="11pt" style:font-size-complex="11pt"/>
    </style:style>
    <style:style style:name="P871" style:parent-style-name="Textbody" style:family="paragraph">
      <style:text-properties style:font-name="monospace" fo:font-size="11pt" style:font-size-asian="11pt" style:font-size-complex="11pt"/>
    </style:style>
    <style:style style:name="P872" style:parent-style-name="Textbody" style:family="paragraph">
      <style:text-properties style:font-name="monospace" fo:font-size="11pt" style:font-size-asian="11pt" style:font-size-complex="11pt"/>
    </style:style>
    <style:style style:name="P873" style:parent-style-name="Textbody" style:family="paragraph">
      <style:text-properties style:font-name="monospace" fo:font-size="11pt" style:font-size-asian="11pt" style:font-size-complex="11pt"/>
    </style:style>
    <style:style style:name="P874" style:parent-style-name="Textbody" style:family="paragraph">
      <style:text-properties style:font-name="monospace" fo:font-size="11pt" style:font-size-asian="11pt" style:font-size-complex="11pt"/>
    </style:style>
    <style:style style:name="P875" style:parent-style-name="Textbody" style:family="paragraph">
      <style:text-properties style:font-name="monospace" fo:font-size="11pt" style:font-size-asian="11pt" style:font-size-complex="11pt"/>
    </style:style>
    <style:style style:name="P876" style:parent-style-name="Textbody" style:family="paragraph">
      <style:text-properties style:font-name="monospace" fo:font-size="11pt" style:font-size-asian="11pt" style:font-size-complex="11pt"/>
    </style:style>
    <style:style style:name="P877" style:parent-style-name="Textbody" style:family="paragraph">
      <style:text-properties style:font-name="monospace" fo:font-size="11pt" style:font-size-asian="11pt" style:font-size-complex="11pt"/>
    </style:style>
    <style:style style:name="P878" style:parent-style-name="Textbody" style:family="paragraph">
      <style:text-properties style:font-name="monospace" fo:font-size="11pt" style:font-size-asian="11pt" style:font-size-complex="11pt"/>
    </style:style>
    <style:style style:name="P879" style:parent-style-name="Textbody" style:family="paragraph">
      <style:text-properties style:font-name="monospace" fo:font-size="11pt" style:font-size-asian="11pt" style:font-size-complex="11pt"/>
    </style:style>
    <style:style style:name="T880" style:parent-style-name="DefaultParagraphFont" style:family="text">
      <style:text-properties style:font-name="monospace" fo:font-size="11pt" style:font-size-asian="11pt" style:font-size-complex="11pt"/>
    </style:style>
    <style:style style:name="P881" style:parent-style-name="Textbody" style:family="paragraph"/>
    <style:style style:name="T882" style:parent-style-name="DefaultParagraphFont" style:family="text">
      <style:text-properties style:font-name="monospace" fo:color="#000000" fo:font-size="11pt" style:font-size-asian="11pt" style:font-size-complex="11pt" fo:background-color="#FFFFFF"/>
    </style:style>
    <style:style style:name="P883" style:parent-style-name="Textbody" style:family="paragraph"/>
    <style:style style:name="T884" style:parent-style-name="DefaultParagraphFont" style:family="text">
      <style:text-properties style:font-name="monospace" fo:color="#000000" fo:font-size="11pt" style:font-size-asian="11pt" style:font-size-complex="11pt" fo:background-color="#FFFFFF"/>
    </style:style>
    <style:style style:name="P885" style:parent-style-name="Textbody" style:family="paragraph">
      <style:text-properties style:font-name="monospace" fo:color="#000000" fo:font-size="11pt" style:font-size-asian="11pt" style:font-size-complex="11pt" fo:background-color="#FFFFFF"/>
    </style:style>
    <style:style style:name="P886" style:parent-style-name="Textbody" style:family="paragraph"/>
    <style:style style:name="T887" style:parent-style-name="DefaultParagraphFont" style:family="text">
      <style:text-properties style:font-name="monospace" fo:color="#000000" fo:font-size="11pt" style:font-size-asian="11pt" style:font-size-complex="11pt" fo:background-color="#FFFFFF"/>
    </style:style>
    <style:style style:name="P888" style:parent-style-name="Textbody" style:family="paragraph">
      <style:text-properties style:font-name="monospace" fo:color="#000000" fo:font-size="11pt" style:font-size-asian="11pt" style:font-size-complex="11pt" fo:background-color="#FFFFFF"/>
    </style:style>
    <style:style style:name="P889" style:parent-style-name="Textbody" style:family="paragraph">
      <style:text-properties style:font-name="monospace" fo:color="#000000" fo:font-size="11pt" style:font-size-asian="11pt" style:font-size-complex="11pt" fo:background-color="#FFFFFF"/>
    </style:style>
    <style:style style:name="P890" style:parent-style-name="Textbody" style:family="paragraph">
      <style:text-properties style:font-name="monospace" fo:font-size="11pt" style:font-size-asian="11pt" style:font-size-complex="11pt"/>
    </style:style>
    <style:style style:name="P891" style:parent-style-name="Textbody" style:family="paragraph">
      <style:text-properties fo:color="#FF9900"/>
    </style:style>
    <style:style style:name="P892" style:parent-style-name="Textbody" style:family="paragraph"/>
    <style:style style:name="P893" style:parent-style-name="Textbody" style:family="paragraph">
      <style:text-properties fo:background-color="#FFFF00"/>
    </style:style>
    <style:style style:name="P894" style:parent-style-name="Textbody" style:family="paragraph">
      <style:text-properties style:font-name="monospace" fo:font-size="11pt" style:font-size-asian="11pt" style:font-size-complex="11pt"/>
    </style:style>
    <style:style style:name="P895" style:parent-style-name="Textbody" style:family="paragraph">
      <style:text-properties style:font-name="monospace" fo:font-size="11pt" style:font-size-asian="11pt" style:font-size-complex="11pt"/>
    </style:style>
    <style:style style:name="P896" style:parent-style-name="Textbody" style:family="paragraph">
      <style:text-properties style:font-name="monospace" fo:font-size="11pt" style:font-size-asian="11pt" style:font-size-complex="11pt"/>
    </style:style>
    <style:style style:name="P897" style:parent-style-name="Textbody" style:family="paragraph">
      <style:text-properties style:font-name="monospace" fo:font-size="11pt" style:font-size-asian="11pt" style:font-size-complex="11pt"/>
    </style:style>
    <style:style style:name="P898" style:parent-style-name="Textbody" style:family="paragraph">
      <style:text-properties style:font-name="monospace" fo:font-size="11pt" style:font-size-asian="11pt" style:font-size-complex="11pt"/>
    </style:style>
    <style:style style:name="P899" style:parent-style-name="Textbody" style:family="paragraph">
      <style:text-properties style:font-name="monospace" fo:font-size="11pt" style:font-size-asian="11pt" style:font-size-complex="11pt"/>
    </style:style>
    <style:style style:name="P900" style:parent-style-name="Textbody" style:family="paragraph">
      <style:text-properties style:font-name="monospace" fo:font-size="11pt" style:font-size-asian="11pt" style:font-size-complex="11pt"/>
    </style:style>
    <style:style style:name="P901" style:parent-style-name="Textbody" style:family="paragraph">
      <style:text-properties style:font-name="monospace" fo:font-size="11pt" style:font-size-asian="11pt" style:font-size-complex="11pt"/>
    </style:style>
    <style:style style:name="P902" style:parent-style-name="Textbody" style:family="paragraph">
      <style:text-properties style:font-name="monospace" fo:font-size="11pt" style:font-size-asian="11pt" style:font-size-complex="11pt"/>
    </style:style>
    <style:style style:name="P903" style:parent-style-name="Textbody" style:family="paragraph">
      <style:text-properties style:font-name="monospace" fo:font-size="11pt" style:font-size-asian="11pt" style:font-size-complex="11pt"/>
    </style:style>
    <style:style style:name="P904" style:parent-style-name="Textbody" style:family="paragraph">
      <style:text-properties style:font-name="monospace" fo:font-size="11pt" style:font-size-asian="11pt" style:font-size-complex="11pt"/>
    </style:style>
    <style:style style:name="P905" style:parent-style-name="Textbody" style:family="paragraph">
      <style:text-properties style:font-name="monospace" fo:font-size="11pt" style:font-size-asian="11pt" style:font-size-complex="11pt"/>
    </style:style>
    <style:style style:name="P906" style:parent-style-name="Textbody" style:family="paragraph">
      <style:text-properties style:font-name="monospace" fo:font-size="11pt" style:font-size-asian="11pt" style:font-size-complex="11pt"/>
    </style:style>
    <style:style style:name="P907" style:parent-style-name="Textbody" style:family="paragraph">
      <style:text-properties style:font-name="monospace" fo:font-size="11pt" style:font-size-asian="11pt" style:font-size-complex="11pt"/>
    </style:style>
    <style:style style:name="P908" style:parent-style-name="Textbody" style:family="paragraph">
      <style:text-properties style:font-name="monospace" fo:font-size="11pt" style:font-size-asian="11pt" style:font-size-complex="11pt"/>
    </style:style>
    <style:style style:name="P909" style:parent-style-name="Textbody" style:family="paragraph">
      <style:text-properties style:font-name="monospace" fo:font-size="11pt" style:font-size-asian="11pt" style:font-size-complex="11pt"/>
    </style:style>
    <style:style style:name="P910" style:parent-style-name="Textbody" style:family="paragraph">
      <style:text-properties style:font-name="monospace" fo:font-size="11pt" style:font-size-asian="11pt" style:font-size-complex="11pt"/>
    </style:style>
    <style:style style:name="P911" style:parent-style-name="Textbody" style:family="paragraph">
      <style:text-properties style:font-name="monospace" fo:font-size="11pt" style:font-size-asian="11pt" style:font-size-complex="11pt"/>
    </style:style>
    <style:style style:name="P912" style:parent-style-name="Textbody" style:family="paragraph">
      <style:text-properties style:font-name="monospace" fo:font-size="11pt" style:font-size-asian="11pt" style:font-size-complex="11pt"/>
    </style:style>
    <style:style style:name="P913" style:parent-style-name="Textbody" style:family="paragraph">
      <style:text-properties style:font-name="monospace" fo:font-size="11pt" style:font-size-asian="11pt" style:font-size-complex="11pt"/>
    </style:style>
    <style:style style:name="P914" style:parent-style-name="Textbody" style:family="paragraph">
      <style:text-properties style:font-name="monospace" fo:font-size="11pt" style:font-size-asian="11pt" style:font-size-complex="11pt"/>
    </style:style>
    <style:style style:name="P915" style:parent-style-name="Textbody" style:family="paragraph">
      <style:text-properties style:font-name="monospace" fo:font-size="11pt" style:font-size-asian="11pt" style:font-size-complex="11pt"/>
    </style:style>
    <style:style style:name="P916" style:parent-style-name="Textbody" style:family="paragraph">
      <style:text-properties style:font-name="monospace" fo:font-size="11pt" style:font-size-asian="11pt" style:font-size-complex="11pt"/>
    </style:style>
    <style:style style:name="P917" style:parent-style-name="Textbody" style:family="paragraph">
      <style:text-properties style:font-name="monospace" fo:font-size="11pt" style:font-size-asian="11pt" style:font-size-complex="11pt"/>
    </style:style>
    <style:style style:name="P918" style:parent-style-name="Textbody" style:family="paragraph">
      <style:text-properties style:font-name="monospace" fo:font-size="11pt" style:font-size-asian="11pt" style:font-size-complex="11pt"/>
    </style:style>
    <style:style style:name="P919" style:parent-style-name="Textbody" style:family="paragraph">
      <style:text-properties style:font-name="monospace" fo:font-size="11pt" style:font-size-asian="11pt" style:font-size-complex="11pt"/>
    </style:style>
    <style:style style:name="P920" style:parent-style-name="Textbody" style:family="paragraph">
      <style:text-properties style:font-name="monospace" fo:font-size="11pt" style:font-size-asian="11pt" style:font-size-complex="11pt"/>
    </style:style>
    <style:style style:name="P921" style:parent-style-name="Textbody" style:family="paragraph">
      <style:text-properties style:font-name="monospace" fo:font-size="11pt" style:font-size-asian="11pt" style:font-size-complex="11pt"/>
    </style:style>
    <style:style style:name="P922" style:parent-style-name="Textbody" style:family="paragraph">
      <style:text-properties style:font-name="monospace" fo:font-size="11pt" style:font-size-asian="11pt" style:font-size-complex="11pt"/>
    </style:style>
    <style:style style:name="P923" style:parent-style-name="Textbody" style:family="paragraph">
      <style:text-properties style:font-name="monospace" fo:font-size="11pt" style:font-size-asian="11pt" style:font-size-complex="11pt"/>
    </style:style>
    <style:style style:name="P924" style:parent-style-name="Textbody" style:family="paragraph">
      <style:text-properties style:font-name="monospace" fo:font-size="11pt" style:font-size-asian="11pt" style:font-size-complex="11pt"/>
    </style:style>
    <style:style style:name="P925" style:parent-style-name="Textbody" style:family="paragraph">
      <style:text-properties style:font-name="monospace" fo:font-size="11pt" style:font-size-asian="11pt" style:font-size-complex="11pt"/>
    </style:style>
    <style:style style:name="P926" style:parent-style-name="Textbody" style:family="paragraph">
      <style:text-properties style:font-name="monospace" fo:font-size="11pt" style:font-size-asian="11pt" style:font-size-complex="11pt"/>
    </style:style>
    <style:style style:name="P927" style:parent-style-name="Textbody" style:family="paragraph">
      <style:text-properties style:font-name="monospace" fo:font-size="11pt" style:font-size-asian="11pt" style:font-size-complex="11pt"/>
    </style:style>
    <style:style style:name="P928" style:parent-style-name="Textbody" style:family="paragraph"/>
    <style:style style:name="T929" style:parent-style-name="DefaultParagraphFont" style:family="text">
      <style:text-properties style:font-name="monospace" fo:font-size="11pt" style:font-size-asian="11pt" style:font-size-complex="11pt"/>
    </style:style>
    <style:style style:name="P930" style:parent-style-name="Textbody" style:family="paragraph">
      <style:text-properties style:font-name="monospace" fo:color="#000000" fo:font-size="11pt" style:font-size-asian="11pt" style:font-size-complex="11pt" fo:background-color="#FFFFFF"/>
    </style:style>
    <style:style style:name="P931" style:parent-style-name="Textbody" style:family="paragraph">
      <style:text-properties style:font-name="monospace" fo:color="#000000" fo:font-size="11pt" style:font-size-asian="11pt" style:font-size-complex="11pt" fo:background-color="#FFFFFF"/>
    </style:style>
    <style:style style:name="P932" style:parent-style-name="Textbody" style:family="paragraph">
      <style:text-properties style:font-name="monospace" fo:color="#000000" fo:font-size="11pt" style:font-size-asian="11pt" style:font-size-complex="11pt" fo:background-color="#FFFFFF"/>
    </style:style>
    <style:style style:name="P933" style:parent-style-name="Textbody" style:family="paragraph">
      <style:text-properties style:font-name="monospace" fo:color="#000000" fo:font-size="11pt" style:font-size-asian="11pt" style:font-size-complex="11pt" fo:background-color="#FFFFFF"/>
    </style:style>
    <style:style style:name="P934" style:parent-style-name="Textbody" style:family="paragraph">
      <style:text-properties style:font-name="monospace" fo:color="#000000" fo:font-size="11pt" style:font-size-asian="11pt" style:font-size-complex="11pt" fo:background-color="#FFFFFF"/>
    </style:style>
    <style:style style:name="P935" style:parent-style-name="Textbody" style:family="paragraph">
      <style:text-properties style:font-name="monospace" fo:color="#000000" fo:font-size="11pt" style:font-size-asian="11pt" style:font-size-complex="11pt" fo:background-color="#FFFFFF"/>
    </style:style>
    <style:style style:name="P936" style:parent-style-name="Textbody" style:family="paragraph">
      <style:text-properties style:font-name="monospace" fo:color="#000000" fo:font-size="11pt" style:font-size-asian="11pt" style:font-size-complex="11pt" fo:background-color="#FFFFFF"/>
    </style:style>
    <style:style style:name="P937" style:parent-style-name="Textbody" style:family="paragraph">
      <style:text-properties style:font-name="monospace" fo:color="#000000" fo:font-size="11pt" style:font-size-asian="11pt" style:font-size-complex="11pt" fo:background-color="#FFFFFF"/>
    </style:style>
    <style:style style:name="P938" style:parent-style-name="Textbody" style:family="paragraph">
      <style:text-properties style:font-name="monospace" fo:color="#000000" fo:font-size="11pt" style:font-size-asian="11pt" style:font-size-complex="11pt" fo:background-color="#FFFFFF"/>
    </style:style>
    <style:style style:name="P939" style:parent-style-name="Textbody" style:family="paragraph">
      <style:text-properties style:font-name="monospace" fo:color="#000000" fo:font-size="11pt" style:font-size-asian="11pt" style:font-size-complex="11pt" fo:background-color="#FFFFFF"/>
    </style:style>
    <style:style style:name="P940" style:parent-style-name="Textbody" style:family="paragraph">
      <style:text-properties style:font-name="monospace" fo:color="#000000" fo:font-size="11pt" style:font-size-asian="11pt" style:font-size-complex="11pt" fo:background-color="#FFFFFF"/>
    </style:style>
    <style:style style:name="P941" style:parent-style-name="Textbody" style:family="paragraph">
      <style:text-properties style:font-name="monospace" fo:color="#000000" fo:font-size="11pt" style:font-size-asian="11pt" style:font-size-complex="11pt" fo:background-color="#FFFFFF"/>
    </style:style>
    <style:style style:name="P942" style:parent-style-name="Textbody" style:family="paragraph">
      <style:text-properties style:font-name="monospace" fo:color="#000000" fo:font-size="11pt" style:font-size-asian="11pt" style:font-size-complex="11pt" fo:background-color="#FFFFFF"/>
    </style:style>
    <style:style style:name="P943" style:parent-style-name="Textbody" style:family="paragraph">
      <style:text-properties style:font-name="monospace" fo:color="#000000" fo:font-size="11pt" style:font-size-asian="11pt" style:font-size-complex="11pt" fo:background-color="#FFFFFF"/>
    </style:style>
    <style:style style:name="P944" style:parent-style-name="Textbody" style:family="paragraph">
      <style:text-properties style:font-name="monospace" fo:font-size="11pt" style:font-size-asian="11pt" style:font-size-complex="11pt"/>
    </style:style>
    <style:style style:name="P945" style:parent-style-name="Textbody" style:family="paragraph">
      <style:text-properties style:font-name="monospace" fo:font-size="11pt" style:font-size-asian="11pt" style:font-size-complex="11pt"/>
    </style:style>
    <style:style style:name="P946" style:parent-style-name="Textbody" style:family="paragraph">
      <style:text-properties style:font-name="monospace" fo:font-size="11pt" style:font-size-asian="11pt" style:font-size-complex="11pt"/>
    </style:style>
    <style:style style:name="P947" style:parent-style-name="Textbody" style:family="paragraph">
      <style:text-properties style:font-name="monospace" fo:font-size="11pt" style:font-size-asian="11pt" style:font-size-complex="11pt"/>
    </style:style>
    <style:style style:name="P948" style:parent-style-name="Textbody" style:family="paragraph">
      <style:text-properties style:font-name="monospace" fo:font-size="11pt" style:font-size-asian="11pt" style:font-size-complex="11pt"/>
    </style:style>
    <style:style style:name="P949" style:parent-style-name="Textbody" style:family="paragraph">
      <style:text-properties style:font-name="monospace" fo:font-size="11pt" style:font-size-asian="11pt" style:font-size-complex="11pt"/>
    </style:style>
    <style:style style:name="P950" style:parent-style-name="Textbody" style:family="paragraph">
      <style:text-properties style:font-name="monospace" fo:font-size="11pt" style:font-size-asian="11pt" style:font-size-complex="11pt"/>
    </style:style>
    <style:style style:name="P951" style:parent-style-name="Textbody" style:family="paragraph">
      <style:text-properties style:font-name="monospace" fo:font-size="11pt" style:font-size-asian="11pt" style:font-size-complex="11pt"/>
    </style:style>
    <style:style style:name="P952" style:parent-style-name="Textbody" style:family="paragraph">
      <style:text-properties style:font-name="monospace" fo:font-size="11pt" style:font-size-asian="11pt" style:font-size-complex="11pt"/>
    </style:style>
    <style:style style:name="P953" style:parent-style-name="Textbody" style:family="paragraph">
      <style:text-properties style:font-name="monospace" fo:font-size="11pt" style:font-size-asian="11pt" style:font-size-complex="11pt"/>
    </style:style>
    <style:style style:name="P954" style:parent-style-name="Textbody" style:family="paragraph">
      <style:text-properties style:font-name="monospace" fo:font-size="11pt" style:font-size-asian="11pt" style:font-size-complex="11pt"/>
    </style:style>
    <style:style style:name="P955" style:parent-style-name="Textbody" style:family="paragraph">
      <style:text-properties style:font-name="monospace" fo:font-size="11pt" style:font-size-asian="11pt" style:font-size-complex="11pt"/>
    </style:style>
    <style:style style:name="P956" style:parent-style-name="Textbody" style:family="paragraph">
      <style:text-properties style:font-name="monospace" fo:font-size="11pt" style:font-size-asian="11pt" style:font-size-complex="11pt"/>
    </style:style>
    <style:style style:name="P957" style:parent-style-name="Textbody" style:family="paragraph">
      <style:text-properties style:font-name="monospace" fo:font-size="11pt" style:font-size-asian="11pt" style:font-size-complex="11pt"/>
    </style:style>
    <style:style style:name="P958" style:parent-style-name="Textbody" style:family="paragraph">
      <style:text-properties style:font-name="monospace" fo:font-size="11pt" style:font-size-asian="11pt" style:font-size-complex="11pt"/>
    </style:style>
    <style:style style:name="P959" style:parent-style-name="Textbody" style:family="paragraph">
      <style:text-properties style:font-name="monospace" fo:font-size="11pt" style:font-size-asian="11pt" style:font-size-complex="11pt"/>
    </style:style>
    <style:style style:name="P960" style:parent-style-name="Textbody" style:family="paragraph">
      <style:text-properties style:font-name="monospace" fo:font-size="11pt" style:font-size-asian="11pt" style:font-size-complex="11pt"/>
    </style:style>
    <style:style style:name="P961" style:parent-style-name="Textbody" style:family="paragraph">
      <style:text-properties style:font-name="monospace" fo:font-size="11pt" style:font-size-asian="11pt" style:font-size-complex="11pt"/>
    </style:style>
    <style:style style:name="P962" style:parent-style-name="Textbody" style:family="paragraph">
      <style:text-properties style:font-name="monospace" fo:font-size="11pt" style:font-size-asian="11pt" style:font-size-complex="11pt"/>
    </style:style>
    <style:style style:name="P963" style:parent-style-name="Textbody" style:family="paragraph">
      <style:text-properties style:font-name="monospace" fo:font-size="11pt" style:font-size-asian="11pt" style:font-size-complex="11pt"/>
    </style:style>
    <style:style style:name="P964" style:parent-style-name="Textbody" style:family="paragraph">
      <style:text-properties style:font-name="monospace" fo:font-size="11pt" style:font-size-asian="11pt" style:font-size-complex="11pt"/>
    </style:style>
    <style:style style:name="P965" style:parent-style-name="Textbody" style:family="paragraph">
      <style:text-properties style:font-name="monospace" fo:font-size="11pt" style:font-size-asian="11pt" style:font-size-complex="11pt"/>
    </style:style>
    <style:style style:name="P966" style:parent-style-name="Textbody" style:family="paragraph">
      <style:text-properties style:font-name="monospace" fo:font-size="11pt" style:font-size-asian="11pt" style:font-size-complex="11pt"/>
    </style:style>
    <style:style style:name="P967" style:parent-style-name="Textbody" style:family="paragraph">
      <style:text-properties style:font-name="monospace" fo:font-size="11pt" style:font-size-asian="11pt" style:font-size-complex="11pt"/>
    </style:style>
    <style:style style:name="P968" style:parent-style-name="Textbody" style:family="paragraph">
      <style:text-properties style:font-name="monospace" fo:font-size="11pt" style:font-size-asian="11pt" style:font-size-complex="11pt"/>
    </style:style>
    <style:style style:name="P969" style:parent-style-name="Textbody" style:family="paragraph">
      <style:text-properties style:font-name="monospace" fo:font-size="11pt" style:font-size-asian="11pt" style:font-size-complex="11pt"/>
    </style:style>
    <style:style style:name="P970" style:parent-style-name="Textbody" style:family="paragraph">
      <style:text-properties style:font-name="monospace" fo:font-size="11pt" style:font-size-asian="11pt" style:font-size-complex="11pt"/>
    </style:style>
    <style:style style:name="P971" style:parent-style-name="Textbody" style:family="paragraph">
      <style:text-properties style:font-name="monospace" fo:font-size="11pt" style:font-size-asian="11pt" style:font-size-complex="11pt"/>
    </style:style>
    <style:style style:name="P972" style:parent-style-name="Textbody" style:family="paragraph">
      <style:text-properties style:font-name="monospace" fo:font-size="11pt" style:font-size-asian="11pt" style:font-size-complex="11pt"/>
    </style:style>
    <style:style style:name="P973" style:parent-style-name="Textbody" style:family="paragraph">
      <style:text-properties style:font-name="monospace" fo:font-size="11pt" style:font-size-asian="11pt" style:font-size-complex="11pt"/>
    </style:style>
    <style:style style:name="P974" style:parent-style-name="Textbody" style:family="paragraph">
      <style:text-properties style:font-name="monospace" fo:font-size="11pt" style:font-size-asian="11pt" style:font-size-complex="11pt"/>
    </style:style>
    <style:style style:name="P975" style:parent-style-name="Textbody" style:family="paragraph">
      <style:text-properties style:font-name="monospace" fo:font-size="11pt" style:font-size-asian="11pt" style:font-size-complex="11pt"/>
    </style:style>
    <style:style style:name="P976" style:parent-style-name="Textbody" style:family="paragraph">
      <style:text-properties style:font-name="monospace" fo:font-size="11pt" style:font-size-asian="11pt" style:font-size-complex="11pt"/>
    </style:style>
    <style:style style:name="P977" style:parent-style-name="Textbody" style:family="paragraph">
      <style:text-properties style:font-name="monospace" fo:font-size="11pt" style:font-size-asian="11pt" style:font-size-complex="11pt"/>
    </style:style>
    <style:style style:name="P978" style:parent-style-name="Textbody" style:family="paragraph">
      <style:text-properties style:font-name="monospace" fo:font-size="11pt" style:font-size-asian="11pt" style:font-size-complex="11pt"/>
    </style:style>
    <style:style style:name="P979" style:parent-style-name="Textbody" style:family="paragraph">
      <style:text-properties style:font-name="monospace" fo:font-size="11pt" style:font-size-asian="11pt" style:font-size-complex="11pt"/>
    </style:style>
    <style:style style:name="T980" style:parent-style-name="DefaultParagraphFont" style:family="text">
      <style:text-properties style:font-name="monospace" fo:font-size="11pt" style:font-size-asian="11pt" style:font-size-complex="11pt"/>
    </style:style>
    <style:style style:name="T981" style:parent-style-name="DefaultParagraphFont" style:family="text">
      <style:text-properties style:font-name="monospace" fo:color="#000000" fo:font-size="10pt" style:font-size-asian="10pt"/>
    </style:style>
    <style:style style:name="T982" style:parent-style-name="DefaultParagraphFont" style:family="text">
      <style:text-properties style:font-name="monospace" fo:color="#000000" fo:font-size="10pt" style:font-size-asian="10pt"/>
    </style:style>
    <style:style style:name="T983" style:parent-style-name="DefaultParagraphFont" style:family="text">
      <style:text-properties style:font-name="monospace" fo:color="#000000" fo:font-size="10pt" style:font-size-asian="10pt"/>
    </style:style>
    <style:style style:name="T984" style:parent-style-name="DefaultParagraphFont" style:family="text">
      <style:text-properties style:font-name="monospace" fo:font-weight="bold" style:font-weight-asian="bold" fo:color="#7F0055" fo:font-size="10pt" style:font-size-asian="10pt"/>
    </style:style>
    <style:style style:name="T985" style:parent-style-name="DefaultParagraphFont" style:family="text">
      <style:text-properties style:font-name="monospace" fo:color="#000000" fo:font-size="10pt" style:font-size-asian="10pt"/>
    </style:style>
    <style:style style:name="T986" style:parent-style-name="DefaultParagraphFont" style:family="text">
      <style:text-properties style:font-name="monospace" fo:color="#0000C0" fo:font-size="10pt" style:font-size-asian="10pt"/>
    </style:style>
    <style:style style:name="T987" style:parent-style-name="DefaultParagraphFont" style:family="text">
      <style:text-properties style:font-name="monospace" fo:color="#000000" fo:font-size="10pt" style:font-size-asian="10pt"/>
    </style:style>
    <style:style style:name="T988" style:parent-style-name="DefaultParagraphFont" style:family="text">
      <style:text-properties style:font-name="monospace" fo:color="#0000C0" fo:font-size="10pt" style:font-size-asian="10pt"/>
    </style:style>
    <style:style style:name="T989" style:parent-style-name="DefaultParagraphFont" style:family="text">
      <style:text-properties style:font-name="monospace" fo:color="#000000" fo:font-size="10pt" style:font-size-asian="10pt"/>
    </style:style>
    <style:style style:name="P990" style:parent-style-name="Standard" style:family="paragraph">
      <style:text-properties style:font-name="monospace" fo:color="#000000" fo:font-size="10pt" style:font-size-asian="10pt"/>
    </style:style>
    <style:style style:name="P991" style:parent-style-name="Standard" style:family="paragraph">
      <style:text-properties style:font-name="monospace" fo:color="#000000" fo:font-size="10pt" style:font-size-asian="10pt"/>
    </style:style>
    <style:style style:name="P992" style:parent-style-name="Standard" style:family="paragraph">
      <style:text-properties style:font-name="monospace" fo:color="#000000" fo:font-size="10pt" style:font-size-asian="10pt"/>
    </style:style>
    <style:style style:name="P993" style:parent-style-name="Standard" style:family="paragraph">
      <style:text-properties style:font-name="monospace" fo:color="#000000" fo:font-size="10pt" style:font-size-asian="10pt"/>
    </style:style>
    <style:style style:name="T994" style:parent-style-name="DefaultParagraphFont" style:family="text">
      <style:text-properties style:font-name="monospace" fo:color="#000000" fo:font-size="10pt" style:font-size-asian="10pt"/>
    </style:style>
    <style:style style:name="T995" style:parent-style-name="DefaultParagraphFont" style:family="text">
      <style:text-properties style:font-name="monospace" fo:color="#000000" fo:font-size="10pt" style:font-size-asian="10pt"/>
    </style:style>
    <style:style style:name="T996" style:parent-style-name="DefaultParagraphFont" style:family="text">
      <style:text-properties style:font-name="monospace" fo:color="#000000" fo:font-size="10pt" style:font-size-asian="10pt"/>
    </style:style>
    <style:style style:name="T997" style:parent-style-name="DefaultParagraphFont" style:family="text">
      <style:text-properties style:font-name="monospace" fo:font-weight="bold" style:font-weight-asian="bold" fo:color="#7F0055" fo:font-size="10pt" style:font-size-asian="10pt"/>
    </style:style>
    <style:style style:name="P998" style:parent-style-name="Standard" style:family="paragraph">
      <style:text-properties style:font-name="monospace" fo:color="#000000" fo:font-size="10pt" style:font-size-asian="10pt"/>
    </style:style>
    <style:style style:name="P999" style:parent-style-name="Standard" style:family="paragraph">
      <style:text-properties style:font-name="monospace" fo:color="#3F7F5F" fo:font-size="10pt" style:font-size-asian="10pt"/>
    </style:style>
    <style:style style:name="P1000" style:parent-style-name="Standard" style:family="paragraph">
      <style:text-properties style:font-name="monospace" fo:color="#000000" fo:font-size="10pt" style:font-size-asian="10pt"/>
    </style:style>
    <style:style style:name="P1001" style:parent-style-name="Standard" style:family="paragraph">
      <style:text-properties style:font-name="monospace" fo:color="#000000" fo:font-size="10pt" style:font-size-asian="10pt"/>
    </style:style>
    <style:style style:name="TableColumn1003" style:family="table-column">
      <style:table-column-properties style:column-width="1.1916in" style:use-optimal-column-width="false"/>
    </style:style>
    <style:style style:name="TableColumn1004" style:family="table-column">
      <style:table-column-properties style:column-width="1.0611in" style:use-optimal-column-width="false"/>
    </style:style>
    <style:style style:name="TableColumn1005" style:family="table-column">
      <style:table-column-properties style:column-width="1.3083in" style:use-optimal-column-width="false"/>
    </style:style>
    <style:style style:name="TableColumn1006" style:family="table-column">
      <style:table-column-properties style:column-width="1.3805in" style:use-optimal-column-width="false"/>
    </style:style>
    <style:style style:name="Table1002" style:family="table">
      <style:table-properties style:width="4.9416in" fo:margin-left="0in" table:align="left"/>
    </style:style>
    <style:style style:name="TableRow1007" style:family="table-row">
      <style:table-row-properties style:use-optimal-row-height="false"/>
    </style:style>
    <style:style style:name="TableCell10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9" style:parent-style-name="TableContents" style:family="paragraph">
      <style:paragraph-properties fo:text-align="center"/>
    </style:style>
    <style:style style:name="TableCell10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1" style:parent-style-name="TableContents" style:family="paragraph">
      <style:paragraph-properties fo:text-align="center"/>
    </style:style>
    <style:style style:name="TableCell10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3" style:parent-style-name="TableContents" style:family="paragraph">
      <style:paragraph-properties fo:text-align="center"/>
    </style:style>
    <style:style style:name="TableCell1014" style:family="table-cell">
      <style:table-cell-properties fo:border="0.0034in solid #000000" style:writing-mode="lr-tb" fo:padding-top="0.0381in" fo:padding-left="0.0381in" fo:padding-bottom="0.0381in" fo:padding-right="0.0381in"/>
    </style:style>
    <style:style style:name="P1015" style:parent-style-name="TableContents" style:family="paragraph">
      <style:paragraph-properties fo:text-align="center"/>
    </style:style>
    <style:style style:name="TableRow1016" style:family="table-row">
      <style:table-row-properties style:use-optimal-row-height="false"/>
    </style:style>
    <style:style style:name="TableCell1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8" style:parent-style-name="TableContents" style:family="paragraph">
      <style:paragraph-properties fo:text-align="center"/>
    </style:style>
    <style:style style:name="TableCell1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0" style:parent-style-name="TableContents" style:family="paragraph">
      <style:paragraph-properties fo:text-align="center"/>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2" style:parent-style-name="TableContents" style:family="paragraph">
      <style:paragraph-properties fo:text-align="center"/>
    </style:style>
    <style:style style:name="TableCell10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4" style:parent-style-name="TableContents" style:family="paragraph">
      <style:paragraph-properties fo:text-align="center"/>
    </style:style>
    <style:style style:name="TableRow1025" style:family="table-row">
      <style:table-row-properties style:use-optimal-row-height="false"/>
    </style:style>
    <style:style style:name="TableCell1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7" style:parent-style-name="TableContents" style:family="paragraph">
      <style:paragraph-properties fo:text-align="center"/>
    </style:style>
    <style:style style:name="TableCell1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9" style:parent-style-name="TableContents" style:family="paragraph">
      <style:paragraph-properties fo:text-align="center"/>
    </style:style>
    <style:style style:name="TableCell1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1" style:parent-style-name="TableContents" style:family="paragraph">
      <style:paragraph-properties fo:text-align="center"/>
    </style:style>
    <style:style style:name="TableCell10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3" style:parent-style-name="TableContents" style:family="paragraph">
      <style:paragraph-properties fo:text-align="center"/>
    </style:style>
    <style:style style:name="TableRow1034" style:family="table-row">
      <style:table-row-properties style:use-optimal-row-height="false"/>
    </style:style>
    <style:style style:name="TableCell1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6" style:parent-style-name="TableContents" style:family="paragraph">
      <style:paragraph-properties fo:text-align="center"/>
    </style:style>
    <style:style style:name="TableCell1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8" style:parent-style-name="TableContents" style:family="paragraph">
      <style:paragraph-properties fo:text-align="center"/>
    </style:style>
    <style:style style:name="TableCell1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0" style:parent-style-name="TableContents" style:family="paragraph">
      <style:paragraph-properties fo:text-align="center"/>
    </style:style>
    <style:style style:name="TableCell10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2" style:parent-style-name="TableContents" style:family="paragraph">
      <style:paragraph-properties fo:text-align="center"/>
    </style:style>
    <style:style style:name="TableRow1043" style:family="table-row">
      <style:table-row-properties style:use-optimal-row-height="false"/>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5" style:parent-style-name="TableContents" style:family="paragraph">
      <style:paragraph-properties fo:text-align="center"/>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7" style:parent-style-name="TableContents" style:family="paragraph">
      <style:paragraph-properties fo:text-align="center"/>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9" style:parent-style-name="TableContents" style:family="paragraph">
      <style:paragraph-properties fo:text-align="center"/>
    </style:style>
    <style:style style:name="TableCell1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1" style:parent-style-name="TableContents" style:family="paragraph">
      <style:paragraph-properties fo:text-align="center"/>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paragraph-properties fo:text-align="center"/>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paragraph-properties fo:text-align="center"/>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paragraph-properties fo:text-align="center"/>
    </style:style>
    <style:style style:name="TableCell1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0" style:parent-style-name="TableContents" style:family="paragraph">
      <style:paragraph-properties fo:text-align="center"/>
    </style:style>
    <style:style style:name="TableRow1061" style:family="table-row">
      <style:table-row-properties style:use-optimal-row-height="false"/>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3" style:parent-style-name="TableContents" style:family="paragraph">
      <style:paragraph-properties fo:text-align="center"/>
    </style:style>
    <style:style style:name="TableCell10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5" style:parent-style-name="TableContents" style:family="paragraph">
      <style:paragraph-properties fo:text-align="center"/>
    </style:style>
    <style:style style:name="TableCell10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7" style:parent-style-name="TableContents" style:family="paragraph">
      <style:paragraph-properties fo:text-align="center"/>
    </style:style>
    <style:style style:name="TableCell10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9" style:parent-style-name="TableContents" style:family="paragraph">
      <style:paragraph-properties fo:text-align="center"/>
    </style:style>
    <style:style style:name="TableRow1070" style:family="table-row">
      <style:table-row-properties style:use-optimal-row-height="false"/>
    </style:style>
    <style:style style:name="TableCell10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2" style:parent-style-name="TableContents" style:family="paragraph">
      <style:paragraph-properties fo:text-align="center"/>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4" style:parent-style-name="TableContents" style:family="paragraph">
      <style:paragraph-properties fo:text-align="center"/>
    </style:style>
    <style:style style:name="TableCell1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6" style:parent-style-name="TableContents" style:family="paragraph">
      <style:paragraph-properties fo:text-align="center"/>
    </style:style>
    <style:style style:name="TableCell10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8" style:parent-style-name="TableContents" style:family="paragraph">
      <style:paragraph-properties fo:text-align="center"/>
    </style:style>
    <style:style style:name="TableRow1079" style:family="table-row">
      <style:table-row-properties style:use-optimal-row-height="false"/>
    </style:style>
    <style:style style:name="TableCell10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1" style:parent-style-name="TableContents" style:family="paragraph">
      <style:paragraph-properties fo:text-align="center"/>
    </style:style>
    <style:style style:name="TableCell1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3" style:parent-style-name="TableContents" style:family="paragraph">
      <style:paragraph-properties fo:text-align="center"/>
    </style:style>
    <style:style style:name="TableCell1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5" style:parent-style-name="TableContents" style:family="paragraph">
      <style:paragraph-properties fo:text-align="center"/>
    </style:style>
    <style:style style:name="TableCell10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7" style:parent-style-name="TableContents" style:family="paragraph">
      <style:paragraph-properties fo:text-align="center"/>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0" style:parent-style-name="TableContents" style:family="paragraph">
      <style:paragraph-properties fo:text-align="center"/>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2" style:parent-style-name="TableContents" style:family="paragraph">
      <style:paragraph-properties fo:text-align="center"/>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ableContents" style:family="paragraph">
      <style:paragraph-properties fo:text-align="center"/>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6" style:parent-style-name="TableContents" style:family="paragraph">
      <style:paragraph-properties fo:text-align="center"/>
    </style:style>
    <style:style style:name="TableRow1097" style:family="table-row">
      <style:table-row-properties style:use-optimal-row-height="false"/>
    </style:style>
    <style:style style:name="TableCell10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9" style:parent-style-name="TableContents" style:family="paragraph">
      <style:paragraph-properties fo:text-align="center"/>
    </style:style>
    <style:style style:name="TableCell1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1" style:parent-style-name="TableContents" style:family="paragraph">
      <style:paragraph-properties fo:text-align="center"/>
    </style:style>
    <style:style style:name="TableCell1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3" style:parent-style-name="TableContents" style:family="paragraph">
      <style:paragraph-properties fo:text-align="center"/>
    </style:style>
    <style:style style:name="TableCell1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5" style:parent-style-name="TableContents" style:family="paragraph">
      <style:paragraph-properties fo:text-align="center"/>
    </style:style>
    <style:style style:name="P1106" style:parent-style-name="Textbody" style:family="paragraph">
      <style:text-properties fo:color="#B2B2B2"/>
    </style:style>
    <style:style style:name="P1107" style:parent-style-name="Textbody" style:family="paragraph">
      <style:text-properties fo:color="#B2B2B2"/>
    </style:style>
    <style:style style:name="P1108" style:parent-style-name="Textbody" style:family="paragraph">
      <style:text-properties style:font-name="monospace" fo:color="#B2B2B2" fo:font-size="11pt" style:font-size-asian="11pt" style:font-size-complex="11pt"/>
    </style:style>
    <style:style style:name="P1109" style:parent-style-name="Textbody" style:family="paragraph">
      <style:text-properties style:font-name="monospace" fo:color="#B2B2B2" fo:font-size="11pt" style:font-size-asian="11pt" style:font-size-complex="11pt"/>
    </style:style>
    <style:style style:name="P1110" style:parent-style-name="Textbody" style:family="paragraph">
      <style:text-properties style:font-name="monospace" fo:color="#B2B2B2" fo:font-size="11pt" style:font-size-asian="11pt" style:font-size-complex="11pt"/>
    </style:style>
    <style:style style:name="T1111" style:parent-style-name="DefaultParagraphFont" style:family="text">
      <style:text-properties style:font-name="monospace" fo:color="#B2B2B2" fo:font-size="11pt" style:font-size-asian="11pt" style:font-size-complex="11pt"/>
    </style:style>
    <style:style style:name="T1112" style:parent-style-name="DefaultParagraphFont" style:family="text">
      <style:text-properties style:font-name="monospace" fo:color="#B2B2B2" fo:font-size="11pt" style:font-size-asian="11pt" style:font-size-complex="11pt"/>
    </style:style>
    <style:style style:name="T1113" style:parent-style-name="DefaultParagraphFont" style:family="text">
      <style:text-properties style:font-name="monospace" fo:color="#B2B2B2" fo:font-size="11pt" style:font-size-asian="11pt" style:font-size-complex="11pt"/>
    </style:style>
    <style:style style:name="P1114" style:parent-style-name="Textbody" style:family="paragraph">
      <style:text-properties style:font-name="monospace" fo:color="#B2B2B2" fo:font-size="11pt" style:font-size-asian="11pt" style:font-size-complex="11pt"/>
    </style:style>
    <style:style style:name="P1115" style:parent-style-name="Textbody" style:family="paragraph">
      <style:text-properties style:font-name="monospace" fo:color="#B2B2B2" fo:font-size="11pt" style:font-size-asian="11pt" style:font-size-complex="11pt"/>
    </style:style>
    <style:style style:name="P1116" style:parent-style-name="Textbody" style:family="paragraph">
      <style:text-properties style:font-name="monospace" fo:color="#B2B2B2" fo:font-size="11pt" style:font-size-asian="11pt" style:font-size-complex="11pt"/>
    </style:style>
    <style:style style:name="P1117" style:parent-style-name="Textbody" style:family="paragraph">
      <style:text-properties style:font-name="monospace" fo:color="#B2B2B2" fo:font-size="11pt" style:font-size-asian="11pt" style:font-size-complex="11pt"/>
    </style:style>
    <style:style style:name="P1118" style:parent-style-name="Textbody" style:family="paragraph">
      <style:text-properties style:font-name="monospace" fo:color="#B2B2B2" fo:font-size="11pt" style:font-size-asian="11pt" style:font-size-complex="11pt"/>
    </style:style>
    <style:style style:name="P1119" style:parent-style-name="Textbody" style:family="paragraph">
      <style:text-properties style:font-name="monospace" fo:color="#B2B2B2" fo:font-size="11pt" style:font-size-asian="11pt" style:font-size-complex="11pt"/>
    </style:style>
    <style:style style:name="P1120" style:parent-style-name="Textbody" style:family="paragraph">
      <style:text-properties style:font-name="monospace" fo:color="#B2B2B2" fo:font-size="11pt" style:font-size-asian="11pt" style:font-size-complex="11pt"/>
    </style:style>
    <style:style style:name="P1121" style:parent-style-name="Textbody" style:family="paragraph">
      <style:text-properties style:font-name="monospace" fo:color="#B2B2B2" fo:font-size="11pt" style:font-size-asian="11pt" style:font-size-complex="11pt"/>
    </style:style>
    <style:style style:name="P1122" style:parent-style-name="Textbody" style:family="paragraph">
      <style:text-properties style:font-name="monospace" fo:color="#B2B2B2" fo:font-size="11pt" style:font-size-asian="11pt" style:font-size-complex="11pt"/>
    </style:style>
    <style:style style:name="P1123" style:parent-style-name="Textbody" style:family="paragraph">
      <style:text-properties style:font-name="monospace" fo:color="#B2B2B2" fo:font-size="11pt" style:font-size-asian="11pt" style:font-size-complex="11pt"/>
    </style:style>
    <style:style style:name="P1124" style:parent-style-name="Textbody" style:family="paragraph">
      <style:text-properties style:font-name="monospace" fo:color="#B2B2B2" fo:font-size="11pt" style:font-size-asian="11pt" style:font-size-complex="11pt"/>
    </style:style>
    <style:style style:name="P1125" style:parent-style-name="Textbody" style:family="paragraph">
      <style:text-properties style:font-name="monospace" fo:color="#B2B2B2" fo:font-size="11pt" style:font-size-asian="11pt" style:font-size-complex="11pt"/>
    </style:style>
    <style:style style:name="P1126" style:parent-style-name="Textbody" style:family="paragraph">
      <style:text-properties style:font-name="monospace" fo:color="#B2B2B2" fo:font-size="11pt" style:font-size-asian="11pt" style:font-size-complex="11pt"/>
    </style:style>
    <style:style style:name="P1127" style:parent-style-name="Textbody" style:family="paragraph">
      <style:text-properties style:font-name="monospace" fo:color="#B2B2B2" fo:font-size="11pt" style:font-size-asian="11pt" style:font-size-complex="11pt"/>
    </style:style>
    <style:style style:name="P1128" style:parent-style-name="Textbody" style:family="paragraph">
      <style:text-properties style:font-name="monospace" fo:color="#B2B2B2" fo:font-size="11pt" style:font-size-asian="11pt" style:font-size-complex="11pt"/>
    </style:style>
    <style:style style:name="P1129" style:parent-style-name="Textbody" style:family="paragraph">
      <style:text-properties style:font-name="monospace" fo:color="#B2B2B2" fo:font-size="11pt" style:font-size-asian="11pt" style:font-size-complex="11pt"/>
    </style:style>
    <style:style style:name="P1130" style:parent-style-name="Textbody" style:family="paragraph">
      <style:text-properties style:font-name="monospace" fo:font-size="11pt" style:font-size-asian="11pt" style:font-size-complex="11pt"/>
    </style:style>
    <style:style style:name="P1131" style:parent-style-name="Textbody" style:family="paragraph">
      <style:text-properties style:font-name="monospace" fo:color="#B2B2B2" fo:font-size="11pt" style:font-size-asian="11pt" style:font-size-complex="11pt"/>
    </style:style>
    <style:style style:name="P1132" style:parent-style-name="Textbody" style:family="paragraph">
      <style:text-properties style:font-name="monospace" fo:color="#B2B2B2" fo:font-size="11pt" style:font-size-asian="11pt" style:font-size-complex="11pt"/>
    </style:style>
    <style:style style:name="T1133" style:parent-style-name="DefaultParagraphFont" style:family="text">
      <style:text-properties style:font-name="monospace" fo:color="#B2B2B2" fo:font-size="11pt" style:font-size-asian="11pt" style:font-size-complex="11pt"/>
    </style:style>
    <style:style style:name="P1134" style:parent-style-name="Textbody" style:family="paragraph">
      <style:text-properties style:font-name="monospace" fo:color="#B2B2B2" fo:background-color="#FFFFFF"/>
    </style:style>
    <style:style style:name="T1135" style:parent-style-name="DefaultParagraphFont" style:family="text">
      <style:text-properties style:font-name="monospace" fo:color="#B2B2B2" fo:background-color="#FFFFFF"/>
    </style:style>
    <style:style style:name="T1136" style:parent-style-name="DefaultParagraphFont" style:family="text">
      <style:text-properties style:font-name="monospace" fo:color="#B2B2B2" fo:background-color="#FFFFFF"/>
    </style:style>
    <style:style style:name="P1137" style:parent-style-name="Textbody" style:family="paragraph">
      <style:text-properties style:font-name="monospace"/>
    </style:style>
    <style:style style:name="P1138" style:parent-style-name="Textbody" style:family="paragraph">
      <style:text-properties fo:color="#B2B2B2"/>
    </style:style>
    <style:style style:name="P1139" style:parent-style-name="Textbody" style:family="paragraph">
      <style:text-properties style:font-name="monospace" fo:color="#B2B2B2" fo:font-size="11pt" style:font-size-asian="11pt" style:font-size-complex="11pt"/>
    </style:style>
    <style:style style:name="P1140" style:parent-style-name="Textbody" style:family="paragraph">
      <style:text-properties style:font-name="monospace" fo:color="#B2B2B2" fo:font-size="11pt" style:font-size-asian="11pt" style:font-size-complex="11pt"/>
    </style:style>
    <style:style style:name="P1141" style:parent-style-name="Textbody" style:family="paragraph">
      <style:text-properties style:font-name="monospace" fo:color="#B2B2B2" fo:font-size="11pt" style:font-size-asian="11pt" style:font-size-complex="11pt"/>
    </style:style>
    <style:style style:name="P1142" style:parent-style-name="Textbody" style:family="paragraph">
      <style:text-properties style:font-name="monospace" fo:color="#B2B2B2" fo:font-size="11pt" style:font-size-asian="11pt" style:font-size-complex="11pt"/>
    </style:style>
    <style:style style:name="P1143" style:parent-style-name="Textbody" style:family="paragraph">
      <style:text-properties style:font-name="monospace" fo:color="#B2B2B2" fo:font-size="11pt" style:font-size-asian="11pt" style:font-size-complex="11pt" fo:language="nl" fo:country="NL"/>
    </style:style>
    <style:style style:name="P1144" style:parent-style-name="Textbody" style:family="paragraph">
      <style:text-properties style:font-name="monospace" fo:color="#B2B2B2" fo:font-size="11pt" style:font-size-asian="11pt" style:font-size-complex="11pt"/>
    </style:style>
    <style:style style:name="P1145" style:parent-style-name="Textbody" style:family="paragraph">
      <style:text-properties style:font-name="monospace" fo:color="#B2B2B2" fo:font-size="11pt" style:font-size-asian="11pt" style:font-size-complex="11pt"/>
    </style:style>
    <style:style style:name="P1146" style:parent-style-name="Textbody" style:family="paragraph">
      <style:text-properties style:font-name="monospace" fo:color="#B2B2B2" fo:font-size="11pt" style:font-size-asian="11pt" style:font-size-complex="11pt"/>
    </style:style>
    <style:style style:name="T1147" style:parent-style-name="DefaultParagraphFont" style:family="text">
      <style:text-properties style:font-name="monospace" fo:color="#B2B2B2" fo:font-size="11pt" style:font-size-asian="11pt" style:font-size-complex="11pt"/>
    </style:style>
    <style:style style:name="T1148" style:parent-style-name="DefaultParagraphFont" style:family="text">
      <style:text-properties fo:color="#B2B2B2"/>
    </style:style>
    <style:style style:name="T1149" style:parent-style-name="DefaultParagraphFont" style:family="text">
      <style:text-properties style:font-name="monospace" fo:color="#B2B2B2" fo:font-size="11pt" style:font-size-asian="11pt" style:font-size-complex="11pt"/>
    </style:style>
    <style:style style:name="P1150" style:parent-style-name="Textbody" style:family="paragraph">
      <style:text-properties style:font-name="monospace" fo:font-size="11pt" style:font-size-asian="11pt" style:font-size-complex="11pt"/>
    </style:style>
    <style:style style:name="P1151" style:parent-style-name="Textbody" style:family="paragraph">
      <style:text-properties style:font-name="monospace" fo:font-size="11pt" style:font-size-asian="11pt" style:font-size-complex="11pt"/>
    </style:style>
    <style:style style:name="P1152" style:parent-style-name="Textbody" style:family="paragraph">
      <style:text-properties style:font-name="monospace" fo:font-size="11pt" style:font-size-asian="11pt" style:font-size-complex="11pt"/>
    </style:style>
    <style:style style:name="P1153" style:parent-style-name="Textbody" style:family="paragraph">
      <style:text-properties style:font-name="monospace" fo:font-size="11pt" style:font-size-asian="11pt" style:font-size-complex="11pt"/>
    </style:style>
    <style:style style:name="T1154" style:parent-style-name="DefaultParagraphFont" style:family="text">
      <style:text-properties style:font-name="monospace" fo:font-size="11pt" style:font-size-asian="11pt" style:font-size-complex="11pt"/>
    </style:style>
    <style:style style:name="P1155" style:parent-style-name="Textbody" style:family="paragraph">
      <style:text-properties style:font-name="monospace" fo:font-size="11pt" style:font-size-asian="11pt" style:font-size-complex="11pt"/>
    </style:style>
    <style:style style:name="P1156" style:parent-style-name="Textbody" style:family="paragraph">
      <style:text-properties style:font-name="monospace" fo:font-size="11pt" style:font-size-asian="11pt" style:font-size-complex="11pt"/>
    </style:style>
    <style:style style:name="P1157" style:parent-style-name="Textbody" style:family="paragraph">
      <style:text-properties style:font-name="monospace" fo:font-size="11pt" style:font-size-asian="11pt" style:font-size-complex="11pt"/>
    </style:style>
    <style:style style:name="P1158" style:parent-style-name="Textbody" style:family="paragraph">
      <style:text-properties style:font-name="monospace" fo:font-size="11pt" style:font-size-asian="11pt" style:font-size-complex="11pt"/>
    </style:style>
    <style:style style:name="P1159" style:parent-style-name="Textbody" style:family="paragraph">
      <style:text-properties style:font-name="monospace" fo:font-size="11pt" style:font-size-asian="11pt" style:font-size-complex="11pt"/>
    </style:style>
    <style:style style:name="P1160" style:parent-style-name="Textbody" style:family="paragraph">
      <style:text-properties style:font-name="monospace" fo:font-size="11pt" style:font-size-asian="11pt" style:font-size-complex="11pt"/>
    </style:style>
    <style:style style:name="P1161" style:parent-style-name="Textbody" style:family="paragraph">
      <style:text-properties style:font-name="monospace" fo:font-size="11pt" style:font-size-asian="11pt" style:font-size-complex="11pt"/>
    </style:style>
    <style:style style:name="T1162" style:parent-style-name="DefaultParagraphFont" style:family="text">
      <style:text-properties style:font-name="monospace" fo:font-size="11pt" style:font-size-asian="11pt" style:font-size-complex="11pt"/>
    </style:style>
    <style:style style:name="T1163" style:parent-style-name="DefaultParagraphFont" style:family="text">
      <style:text-properties style:font-name="monospace" fo:font-size="11pt" style:font-size-asian="11pt" style:font-size-complex="11pt"/>
    </style:style>
    <style:style style:name="P1164" style:parent-style-name="Textbody" style:family="paragraph">
      <style:text-properties style:font-name="monospace" fo:font-size="11pt" style:font-size-asian="11pt" style:font-size-complex="11pt"/>
    </style:style>
    <style:style style:name="P1165" style:parent-style-name="Textbody" style:family="paragraph">
      <style:text-properties style:font-name="monospace" fo:font-size="11pt" style:font-size-asian="11pt" style:font-size-complex="11pt"/>
    </style:style>
    <style:style style:name="P1166" style:parent-style-name="Textbody" style:family="paragraph">
      <style:text-properties style:font-name="monospace" fo:font-size="11pt" style:font-size-asian="11pt" style:font-size-complex="11pt"/>
    </style:style>
    <style:style style:name="T1167" style:parent-style-name="DefaultParagraphFont" style:family="text">
      <style:text-properties style:font-name="monospace" fo:color="#000000" fo:font-size="10pt" style:font-size-asian="10pt"/>
    </style:style>
    <style:style style:name="T1168" style:parent-style-name="DefaultParagraphFont" style:family="text">
      <style:text-properties style:font-name="monospace" fo:color="#0000C0" fo:font-size="10pt" style:font-size-asian="10pt"/>
    </style:style>
    <style:style style:name="T1169" style:parent-style-name="DefaultParagraphFont" style:family="text">
      <style:text-properties style:font-name="monospace" fo:color="#000000" fo:font-size="10pt" style:font-size-asian="10pt"/>
    </style:style>
    <style:style style:name="T1170" style:parent-style-name="DefaultParagraphFont" style:family="text">
      <style:text-properties style:font-name="monospace" fo:color="#000000" fo:font-size="10pt" style:font-size-asian="10pt" fo:background-color="#F0D8A8"/>
    </style:style>
    <style:style style:name="T1171" style:parent-style-name="DefaultParagraphFont" style:family="text">
      <style:text-properties style:font-name="monospace" fo:color="#000000" fo:font-size="10pt" style:font-size-asian="10pt"/>
    </style:style>
    <style:style style:name="T1172" style:parent-style-name="DefaultParagraphFont" style:family="text">
      <style:text-properties style:font-name="monospace" fo:color="#000000" fo:font-size="10pt" style:font-size-asian="10pt"/>
    </style:style>
    <style:style style:name="T1173" style:parent-style-name="DefaultParagraphFont" style:family="text">
      <style:text-properties style:font-name="monospace" fo:color="#0000C0" fo:font-size="10pt" style:font-size-asian="10pt"/>
    </style:style>
    <style:style style:name="T1174" style:parent-style-name="DefaultParagraphFont" style:family="text">
      <style:text-properties style:font-name="monospace" fo:color="#000000" fo:font-size="10pt" style:font-size-asian="10pt"/>
    </style:style>
    <style:style style:name="T1175"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176"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177" style:parent-style-name="DefaultParagraphFont" style:family="text">
      <style:text-properties style:font-name="monospace" fo:color="#000000" fo:font-size="10pt" style:font-size-asian="10pt"/>
    </style:style>
    <style:style style:name="T1178" style:parent-style-name="DefaultParagraphFont" style:family="text">
      <style:text-properties style:font-name="monospace" fo:font-weight="bold" style:font-weight-asian="bold" fo:color="#644632" fo:font-size="10pt" style:font-size-asian="10pt"/>
    </style:style>
    <style:style style:name="T1179" style:parent-style-name="DefaultParagraphFont" style:family="text">
      <style:text-properties style:font-name="monospace" fo:color="#000000" fo:font-size="10pt" style:font-size-asian="10pt"/>
    </style:style>
    <style:style style:name="T1180" style:parent-style-name="DefaultParagraphFont" style:family="text">
      <style:text-properties style:font-name="monospace" fo:color="#000000" fo:font-size="10pt" style:font-size-asian="10pt" fo:background-color="#D4D4D4"/>
    </style:style>
    <style:style style:name="T1181" style:parent-style-name="DefaultParagraphFont" style:family="text">
      <style:text-properties style:font-name="monospace" fo:color="#000000" fo:font-size="10pt" style:font-size-asian="10pt"/>
    </style:style>
    <style:style style:name="T1182" style:parent-style-name="DefaultParagraphFont" style:family="text">
      <style:text-properties style:font-name="monospace" fo:color="#000000" fo:font-size="10pt" style:font-size-asian="10pt"/>
    </style:style>
    <style:style style:name="T1183"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184" style:parent-style-name="DefaultParagraphFont" style:family="text">
      <style:text-properties style:font-name="monospace" fo:color="#000000" fo:font-size="10pt" style:font-size-asian="10pt"/>
    </style:style>
    <style:style style:name="T1185" style:parent-style-name="DefaultParagraphFont" style:family="text">
      <style:text-properties style:font-name="monospace" fo:font-weight="bold" style:font-weight-asian="bold" fo:color="#644632" fo:font-size="10pt" style:font-size-asian="10pt"/>
    </style:style>
    <style:style style:name="T1186" style:parent-style-name="DefaultParagraphFont" style:family="text">
      <style:text-properties style:font-name="monospace" fo:color="#000000" fo:font-size="10pt" style:font-size-asian="10pt"/>
    </style:style>
    <style:style style:name="T1187" style:parent-style-name="DefaultParagraphFont" style:family="text">
      <style:text-properties style:font-name="monospace" fo:color="#000000" fo:font-size="10pt" style:font-size-asian="10pt" fo:background-color="#D4D4D4"/>
    </style:style>
    <style:style style:name="T1188" style:parent-style-name="DefaultParagraphFont" style:family="text">
      <style:text-properties style:font-name="monospace" fo:color="#000000" fo:font-size="10pt" style:font-size-asian="10pt"/>
    </style:style>
    <style:style style:name="T1189" style:parent-style-name="DefaultParagraphFont" style:family="text">
      <style:text-properties style:font-name="monospace" fo:color="#000000" fo:font-size="10pt" style:font-size-asian="10pt"/>
    </style:style>
    <style:style style:name="T1190" style:parent-style-name="DefaultParagraphFont" style:family="text">
      <style:text-properties style:font-name="monospace" fo:color="#0000C0" fo:font-size="10pt" style:font-size-asian="10pt"/>
    </style:style>
    <style:style style:name="T1191" style:parent-style-name="DefaultParagraphFont" style:family="text">
      <style:text-properties style:font-name="monospace" fo:color="#000000" fo:font-size="10pt" style:font-size-asian="10pt"/>
    </style:style>
    <style:style style:name="T1192" style:parent-style-name="DefaultParagraphFont" style:family="text">
      <style:text-properties style:font-name="monospace" fo:color="#000000" fo:font-size="10pt" style:font-size-asian="10pt" fo:background-color="#F0D8A8"/>
    </style:style>
    <style:style style:name="T1193" style:parent-style-name="DefaultParagraphFont" style:family="text">
      <style:text-properties style:font-name="monospace" fo:color="#000000" fo:font-size="10pt" style:font-size-asian="10pt"/>
    </style:style>
    <style:style style:name="T1194" style:parent-style-name="DefaultParagraphFont" style:family="text">
      <style:text-properties style:font-name="monospace" fo:color="#000000" fo:font-size="10pt" style:font-size-asian="10pt"/>
    </style:style>
    <style:style style:name="T1195" style:parent-style-name="DefaultParagraphFont" style:family="text">
      <style:text-properties style:font-name="monospace" fo:color="#0000C0" fo:font-size="10pt" style:font-size-asian="10pt"/>
    </style:style>
    <style:style style:name="T1196" style:parent-style-name="DefaultParagraphFont" style:family="text">
      <style:text-properties style:font-name="monospace" fo:color="#000000" fo:font-size="10pt" style:font-size-asian="10pt"/>
    </style:style>
    <style:style style:name="T1197"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198" style:parent-style-name="DefaultParagraphFont" style:family="text">
      <style:text-properties style:font-name="monospace" fo:color="#000000" fo:font-size="10pt" style:font-size-asian="10pt"/>
    </style:style>
    <style:style style:name="T1199" style:parent-style-name="DefaultParagraphFont" style:family="text">
      <style:text-properties style:font-name="monospace" fo:font-weight="bold" style:font-weight-asian="bold" fo:color="#644632" fo:font-size="10pt" style:font-size-asian="10pt"/>
    </style:style>
    <style:style style:name="T1200" style:parent-style-name="DefaultParagraphFont" style:family="text">
      <style:text-properties style:font-name="monospace" fo:color="#000000" fo:font-size="10pt" style:font-size-asian="10pt"/>
    </style:style>
    <style:style style:name="T1201" style:parent-style-name="DefaultParagraphFont" style:family="text">
      <style:text-properties style:font-name="monospace" fo:color="#000000" fo:font-size="10pt" style:font-size-asian="10pt" fo:background-color="#D4D4D4"/>
    </style:style>
    <style:style style:name="T1202" style:parent-style-name="DefaultParagraphFont" style:family="text">
      <style:text-properties style:font-name="monospace" fo:color="#000000" fo:font-size="10pt" style:font-size-asian="10pt"/>
    </style:style>
    <style:style style:name="T1203" style:parent-style-name="DefaultParagraphFont" style:family="text">
      <style:text-properties style:font-name="monospace" fo:color="#000000" fo:font-size="10pt" style:font-size-asian="10pt"/>
    </style:style>
    <style:style style:name="T1204"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205" style:parent-style-name="DefaultParagraphFont" style:family="text">
      <style:text-properties style:font-name="monospace" fo:color="#000000" fo:font-size="10pt" style:font-size-asian="10pt"/>
    </style:style>
    <style:style style:name="T1206" style:parent-style-name="DefaultParagraphFont" style:family="text">
      <style:text-properties style:font-name="monospace" fo:font-weight="bold" style:font-weight-asian="bold" fo:color="#644632" fo:font-size="10pt" style:font-size-asian="10pt"/>
    </style:style>
    <style:style style:name="T1207" style:parent-style-name="DefaultParagraphFont" style:family="text">
      <style:text-properties style:font-name="monospace" fo:color="#000000" fo:font-size="10pt" style:font-size-asian="10pt"/>
    </style:style>
    <style:style style:name="T1208" style:parent-style-name="DefaultParagraphFont" style:family="text">
      <style:text-properties style:font-name="monospace" fo:color="#000000" fo:font-size="10pt" style:font-size-asian="10pt" fo:background-color="#D4D4D4"/>
    </style:style>
    <style:style style:name="T1209" style:parent-style-name="DefaultParagraphFont" style:family="text">
      <style:text-properties style:font-name="monospace" fo:color="#000000" fo:font-size="10pt" style:font-size-asian="10pt"/>
    </style:style>
    <style:style style:name="T1210" style:parent-style-name="DefaultParagraphFont" style:family="text">
      <style:text-properties style:font-name="monospace" fo:color="#000000" fo:font-size="10pt" style:font-size-asian="10pt"/>
    </style:style>
    <style:style style:name="T1211" style:parent-style-name="DefaultParagraphFont" style:family="text">
      <style:text-properties style:font-name="monospace" fo:color="#0000C0" fo:font-size="10pt" style:font-size-asian="10pt"/>
    </style:style>
    <style:style style:name="T1212" style:parent-style-name="DefaultParagraphFont" style:family="text">
      <style:text-properties style:font-name="monospace" fo:color="#000000" fo:font-size="10pt" style:font-size-asian="10pt"/>
    </style:style>
    <style:style style:name="T1213" style:parent-style-name="DefaultParagraphFont" style:family="text">
      <style:text-properties style:font-name="monospace" fo:color="#000000" fo:font-size="10pt" style:font-size-asian="10pt" fo:background-color="#F0D8A8"/>
    </style:style>
    <style:style style:name="T1214" style:parent-style-name="DefaultParagraphFont" style:family="text">
      <style:text-properties style:font-name="monospace" fo:color="#000000" fo:font-size="10pt" style:font-size-asian="10pt"/>
    </style:style>
    <style:style style:name="T1215" style:parent-style-name="DefaultParagraphFont" style:family="text">
      <style:text-properties style:font-name="monospace" fo:color="#000000" fo:font-size="10pt" style:font-size-asian="10pt"/>
    </style:style>
    <style:style style:name="T1216" style:parent-style-name="DefaultParagraphFont" style:family="text">
      <style:text-properties style:font-name="monospace" fo:color="#0000C0" fo:font-size="10pt" style:font-size-asian="10pt"/>
    </style:style>
    <style:style style:name="T1217" style:parent-style-name="DefaultParagraphFont" style:family="text">
      <style:text-properties style:font-name="monospace" fo:color="#000000" fo:font-size="10pt" style:font-size-asian="10pt"/>
    </style:style>
    <style:style style:name="T1218"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219" style:parent-style-name="DefaultParagraphFont" style:family="text">
      <style:text-properties style:font-name="monospace" fo:color="#000000" fo:font-size="10pt" style:font-size-asian="10pt"/>
    </style:style>
    <style:style style:name="T1220" style:parent-style-name="DefaultParagraphFont" style:family="text">
      <style:text-properties style:font-name="monospace" fo:font-weight="bold" style:font-weight-asian="bold" fo:color="#644632" fo:font-size="10pt" style:font-size-asian="10pt"/>
    </style:style>
    <style:style style:name="T1221" style:parent-style-name="DefaultParagraphFont" style:family="text">
      <style:text-properties style:font-name="monospace" fo:color="#000000" fo:font-size="10pt" style:font-size-asian="10pt"/>
    </style:style>
    <style:style style:name="T1222" style:parent-style-name="DefaultParagraphFont" style:family="text">
      <style:text-properties style:font-name="monospace" fo:color="#000000" fo:font-size="10pt" style:font-size-asian="10pt" fo:background-color="#D4D4D4"/>
    </style:style>
    <style:style style:name="T1223" style:parent-style-name="DefaultParagraphFont" style:family="text">
      <style:text-properties style:font-name="monospace" fo:color="#000000" fo:font-size="10pt" style:font-size-asian="10pt"/>
    </style:style>
    <style:style style:name="T1224" style:parent-style-name="DefaultParagraphFont" style:family="text">
      <style:text-properties style:font-name="monospace" fo:color="#000000" fo:font-size="10pt" style:font-size-asian="10pt"/>
    </style:style>
    <style:style style:name="T1225" style:parent-style-name="DefaultParagraphFont" style:family="text">
      <style:text-properties style:font-name="monospace" fo:color="#000000" fo:font-size="10pt" style:font-size-asian="10pt" style:text-underline-type="single" style:text-underline-style="solid" style:text-underline-width="auto" style:text-underline-mode="continuous"/>
    </style:style>
    <style:style style:name="T1226" style:parent-style-name="DefaultParagraphFont" style:family="text">
      <style:text-properties style:font-name="monospace" fo:color="#000000" fo:font-size="10pt" style:font-size-asian="10pt"/>
    </style:style>
    <style:style style:name="T1227" style:parent-style-name="DefaultParagraphFont" style:family="text">
      <style:text-properties style:font-name="monospace" fo:font-weight="bold" style:font-weight-asian="bold" fo:color="#644632" fo:font-size="10pt" style:font-size-asian="10pt"/>
    </style:style>
    <style:style style:name="T1228" style:parent-style-name="DefaultParagraphFont" style:family="text">
      <style:text-properties style:font-name="monospace" fo:color="#000000" fo:font-size="10pt" style:font-size-asian="10pt"/>
    </style:style>
    <style:style style:name="T1229" style:parent-style-name="DefaultParagraphFont" style:family="text">
      <style:text-properties style:font-name="monospace" fo:color="#000000" fo:font-size="10pt" style:font-size-asian="10pt" fo:background-color="#D4D4D4"/>
    </style:style>
    <style:style style:name="T1230" style:parent-style-name="DefaultParagraphFont" style:family="text">
      <style:text-properties style:font-name="monospace" fo:color="#000000" fo:font-size="10pt" style:font-size-asian="10pt"/>
    </style:style>
    <style:style style:name="T1231" style:parent-style-name="DefaultParagraphFont" style:family="text">
      <style:text-properties style:font-name="monospace" fo:color="#000000" fo:font-size="10pt" style:font-size-asian="10pt"/>
    </style:style>
    <style:style style:name="T1232" style:parent-style-name="DefaultParagraphFont" style:family="text">
      <style:text-properties style:font-name="monospace" fo:color="#3F7F5F" fo:font-size="10pt" style:font-size-asian="10pt"/>
    </style:style>
    <style:style style:name="T1233" style:parent-style-name="DefaultParagraphFont" style:family="text">
      <style:text-properties style:font-name="monospace" fo:color="#000000" fo:font-size="10pt" style:font-size-asian="10pt"/>
    </style:style>
    <style:style style:name="T1234" style:parent-style-name="DefaultParagraphFont" style:family="text">
      <style:text-properties style:font-name="monospace" fo:color="#0000C0" fo:font-size="10pt" style:font-size-asian="10pt"/>
    </style:style>
    <style:style style:name="T1235" style:parent-style-name="DefaultParagraphFont" style:family="text">
      <style:text-properties style:font-name="monospace" fo:color="#000000" fo:font-size="10pt" style:font-size-asian="10pt"/>
    </style:style>
    <style:style style:name="T1236" style:parent-style-name="DefaultParagraphFont" style:family="text">
      <style:text-properties style:font-name="monospace" fo:font-weight="bold" style:font-weight-asian="bold" fo:color="#644632" fo:font-size="10pt" style:font-size-asian="10pt"/>
    </style:style>
    <style:style style:name="T1237" style:parent-style-name="DefaultParagraphFont" style:family="text">
      <style:text-properties style:font-name="monospace" fo:color="#000000" fo:font-size="10pt" style:font-size-asian="10pt"/>
    </style:style>
    <style:style style:name="T1238" style:parent-style-name="DefaultParagraphFont" style:family="text">
      <style:text-properties style:font-name="monospace" fo:color="#000000" fo:font-size="10pt" style:font-size-asian="10pt"/>
    </style:style>
    <style:style style:name="T1239" style:parent-style-name="DefaultParagraphFont" style:family="text">
      <style:text-properties style:font-name="monospace" fo:color="#000000" fo:font-size="10pt" style:font-size-asian="10pt"/>
    </style:style>
    <style:style style:name="T1240" style:parent-style-name="DefaultParagraphFont" style:family="text">
      <style:text-properties style:font-name="monospace" fo:font-weight="bold" style:font-weight-asian="bold" fo:color="#644632" fo:font-size="10pt" style:font-size-asian="10pt"/>
    </style:style>
    <style:style style:name="T1241" style:parent-style-name="DefaultParagraphFont" style:family="text">
      <style:text-properties style:font-name="monospace" fo:color="#000000" fo:font-size="10pt" style:font-size-asian="10pt"/>
    </style:style>
    <style:style style:name="P1242" style:parent-style-name="Textbody" style:family="paragraph"/>
    <style:style style:name="P1243" style:parent-style-name="Textbody" style:family="paragraph"/>
    <style:style style:name="T1244" style:parent-style-name="DefaultParagraphFont" style:family="text">
      <style:text-properties fo:font-style="italic" style:font-style-asian="italic" style:font-style-complex="italic"/>
    </style:style>
    <style:style style:name="T1245" style:parent-style-name="DefaultParagraphFont" style:family="text">
      <style:text-properties fo:font-style="italic" style:font-style-asian="italic" style:font-style-complex="italic"/>
    </style:style>
    <style:style style:name="P1246" style:parent-style-name="Textbody" style:family="paragraph">
      <style:text-properties fo:language="nl" fo:country="NL"/>
    </style:style>
    <style:style style:name="P1247" style:parent-style-name="Textbody" style:family="paragraph">
      <style:text-properties style:font-name="monospace"/>
    </style:style>
    <style:style style:name="T1248" style:parent-style-name="DefaultParagraphFont" style:family="text">
      <style:text-properties style:font-name="monospace"/>
    </style:style>
    <style:style style:name="T1249" style:parent-style-name="DefaultParagraphFont" style:family="text">
      <style:text-properties style:font-name="monospace"/>
    </style:style>
    <style:style style:name="P1250" style:parent-style-name="Textbody" style:family="paragraph">
      <style:text-properties style:font-name="monospace"/>
    </style:style>
    <style:style style:name="P1251" style:parent-style-name="Textbody" style:family="paragraph">
      <style:text-properties style:font-name="monospace"/>
    </style:style>
    <style:style style:name="P1252" style:parent-style-name="Textbody" style:family="paragraph">
      <style:text-properties style:font-name="monospace"/>
    </style:style>
    <style:style style:name="P1253" style:parent-style-name="Textbody" style:family="paragraph"/>
    <style:style style:name="T1254" style:parent-style-name="DefaultParagraphFont" style:family="text">
      <style:text-properties style:font-name="monospace"/>
    </style:style>
    <style:style style:name="T1255" style:parent-style-name="DefaultParagraphFont" style:family="text">
      <style:text-properties style:font-name="monospace"/>
    </style:style>
    <style:style style:name="P1256" style:parent-style-name="Textbody" style:family="paragraph">
      <style:text-properties style:font-name="monospace"/>
    </style:style>
    <style:style style:name="T1257" style:parent-style-name="DefaultParagraphFont" style:family="text">
      <style:text-properties style:font-name="monospace"/>
    </style:style>
    <style:style style:name="T1258" style:parent-style-name="DefaultParagraphFont" style:family="text">
      <style:text-properties style:font-name="monospace" fo:language="nl" fo:country="NL"/>
    </style:style>
    <style:style style:name="T1259" style:parent-style-name="DefaultParagraphFont" style:family="text">
      <style:text-properties style:font-name="monospace" fo:language="nl" fo:country="NL"/>
    </style:style>
    <style:style style:name="P1260" style:parent-style-name="Textbody" style:family="paragraph">
      <style:text-properties style:font-name="monospace" fo:language="nl" fo:country="NL"/>
    </style:style>
    <style:style style:name="P1261" style:parent-style-name="Textbody" style:family="paragraph">
      <style:text-properties style:font-name="monospace" fo:color="#B2B2B2"/>
    </style:style>
    <style:style style:name="P1262" style:parent-style-name="Textbody" style:family="paragraph">
      <style:text-properties style:font-name="monospace" fo:color="#B2B2B2"/>
    </style:style>
    <style:style style:name="P1263" style:parent-style-name="Textbody" style:family="paragraph">
      <style:text-properties style:font-name="monospace" fo:color="#B2B2B2"/>
    </style:style>
    <style:style style:name="P1264" style:parent-style-name="Textbody" style:family="paragraph">
      <style:text-properties style:font-name="monospace" fo:color="#B2B2B2"/>
    </style:style>
    <style:style style:name="P1265" style:parent-style-name="Textbody" style:family="paragraph">
      <style:text-properties style:font-name="monospace" fo:color="#B2B2B2"/>
    </style:style>
    <style:style style:name="P1266" style:parent-style-name="Textbody" style:family="paragraph">
      <style:text-properties style:font-name="monospace" fo:color="#B2B2B2"/>
    </style:style>
    <style:style style:name="P1267" style:parent-style-name="Textbody" style:family="paragraph">
      <style:text-properties style:font-name="monospace" fo:color="#B2B2B2"/>
    </style:style>
    <style:style style:name="P1268" style:parent-style-name="Textbody" style:family="paragraph">
      <style:text-properties style:font-name="monospace" fo:color="#B2B2B2"/>
    </style:style>
    <style:style style:name="P1269" style:parent-style-name="Textbody" style:family="paragraph">
      <style:text-properties style:font-name="monospace" fo:color="#B2B2B2"/>
    </style:style>
    <style:style style:name="P1270" style:parent-style-name="Textbody" style:family="paragraph">
      <style:text-properties style:font-name="monospace" fo:color="#B2B2B2"/>
    </style:style>
    <style:style style:name="P1271" style:parent-style-name="Textbody" style:family="paragraph">
      <style:text-properties style:font-name="monospace" fo:color="#B2B2B2"/>
    </style:style>
    <style:style style:name="P1272" style:parent-style-name="Textbody" style:family="paragraph">
      <style:text-properties style:font-name="monospace" fo:color="#B2B2B2"/>
    </style:style>
    <style:style style:name="P1273" style:parent-style-name="Textbody" style:family="paragraph">
      <style:text-properties style:font-name="monospace" fo:color="#B2B2B2"/>
    </style:style>
    <style:style style:name="P1274" style:parent-style-name="Textbody" style:family="paragraph">
      <style:text-properties style:font-name="monospace" fo:color="#B2B2B2"/>
    </style:style>
    <style:style style:name="P1275" style:parent-style-name="Textbody" style:family="paragraph">
      <style:text-properties style:font-name="monospace" fo:color="#B2B2B2"/>
    </style:style>
    <style:style style:name="P1276" style:parent-style-name="Textbody" style:family="paragraph">
      <style:text-properties style:font-name="monospace"/>
    </style:style>
    <style:style style:name="P1277" style:parent-style-name="Textbody" style:family="paragraph">
      <style:text-properties fo:language="nl" fo:country="NL"/>
    </style:style>
    <style:style style:name="P1278" style:parent-style-name="Textbody" style:family="paragraph">
      <style:text-properties fo:language="nl" fo:country="NL"/>
    </style:style>
    <style:style style:name="P1279" style:parent-style-name="Textbody" style:family="paragraph">
      <style:text-properties fo:language="nl" fo:country="NL"/>
    </style:style>
    <style:style style:name="P1280" style:parent-style-name="Textbody" style:family="paragraph">
      <style:text-properties fo:language="nl" fo:country="NL"/>
    </style:style>
    <style:style style:name="P1281" style:parent-style-name="Textbody" style:family="paragraph"/>
    <style:style style:name="P1282" style:parent-style-name="Textbody" style:family="paragraph">
      <style:text-properties style:font-name="monospace"/>
    </style:style>
    <style:style style:name="T1283" style:parent-style-name="DefaultParagraphFont" style:family="text">
      <style:text-properties style:font-name="monospace" fo:color="#000000" fo:background-color="#FFFFFF"/>
    </style:style>
    <style:style style:name="T1284" style:parent-style-name="DefaultParagraphFont" style:family="text">
      <style:text-properties style:font-name="monospace" fo:color="#000000" fo:background-color="#FFFFFF"/>
    </style:style>
    <style:style style:name="T1285" style:parent-style-name="DefaultParagraphFont" style:family="text">
      <style:text-properties style:font-name="monospace"/>
    </style:style>
    <style:style style:name="T1286" style:parent-style-name="DefaultParagraphFont" style:family="text">
      <style:text-properties style:font-name="monospace"/>
    </style:style>
    <style:style style:name="T1287" style:parent-style-name="DefaultParagraphFont" style:family="text">
      <style:text-properties style:font-name="monospace" fo:color="#000000" fo:background-color="#FFFFFF"/>
    </style:style>
    <style:style style:name="T1288" style:parent-style-name="DefaultParagraphFont" style:family="text">
      <style:text-properties style:font-name="monospace" fo:color="#000000" fo:background-color="#FFFFFF"/>
    </style:style>
    <style:style style:name="T1289" style:parent-style-name="DefaultParagraphFont" style:family="text">
      <style:text-properties style:font-name="monospace"/>
    </style:style>
    <style:style style:name="T1290" style:parent-style-name="DefaultParagraphFont" style:family="text">
      <style:text-properties style:font-name="monospace"/>
    </style:style>
    <style:style style:name="T1291" style:parent-style-name="DefaultParagraphFont" style:family="text">
      <style:text-properties style:font-name="monospace"/>
    </style:style>
    <style:style style:name="P1292" style:parent-style-name="Textbody" style:family="paragraph">
      <style:text-properties style:font-name="monospace"/>
    </style:style>
    <style:style style:name="P1293" style:parent-style-name="Textbody" style:family="paragraph">
      <style:text-properties style:font-name="monospace"/>
    </style:style>
    <style:style style:name="T1294" style:parent-style-name="DefaultParagraphFont" style:family="text">
      <style:text-properties style:font-name="monospace"/>
    </style:style>
    <style:style style:name="T1295" style:parent-style-name="DefaultParagraphFont" style:family="text">
      <style:text-properties style:font-name="monospace" fo:color="#000000" fo:background-color="#FFFFFF"/>
    </style:style>
    <style:style style:name="T1296" style:parent-style-name="DefaultParagraphFont" style:family="text">
      <style:text-properties style:font-name="monospace" fo:color="#000000" fo:background-color="#FFFFFF"/>
    </style:style>
    <style:style style:name="T1297" style:parent-style-name="DefaultParagraphFont" style:family="text">
      <style:text-properties style:font-name="monospace" fo:color="#000000" fo:background-color="#FFFFFF"/>
    </style:style>
    <style:style style:name="T1298" style:parent-style-name="DefaultParagraphFont" style:family="text">
      <style:text-properties style:font-name="monospace" fo:color="#000000" fo:background-color="#FFFFFF"/>
    </style:style>
    <style:style style:name="T1299" style:parent-style-name="DefaultParagraphFont" style:family="text">
      <style:text-properties style:font-name="monospace" fo:color="#000000" fo:background-color="#FFFFFF"/>
    </style:style>
    <style:style style:name="T1300" style:parent-style-name="DefaultParagraphFont" style:family="text">
      <style:text-properties style:font-name="monospace" fo:color="#000000" fo:background-color="#FFFFFF"/>
    </style:style>
    <style:style style:name="T1301" style:parent-style-name="DefaultParagraphFont" style:family="text">
      <style:text-properties style:font-name="monospace" fo:color="#000000" fo:background-color="#FFFFFF"/>
    </style:style>
    <style:style style:name="T1302" style:parent-style-name="DefaultParagraphFont" style:family="text">
      <style:text-properties style:font-name="monospace" fo:color="#000000" fo:background-color="#FFFFFF"/>
    </style:style>
    <style:style style:name="T1303" style:parent-style-name="DefaultParagraphFont" style:family="text">
      <style:text-properties style:font-name="monospace"/>
    </style:style>
    <style:style style:name="T1304" style:parent-style-name="DefaultParagraphFont" style:family="text">
      <style:text-properties style:font-name="monospace"/>
    </style:style>
    <style:style style:name="T1305" style:parent-style-name="DefaultParagraphFont" style:family="text">
      <style:text-properties style:font-name="monospace"/>
    </style:style>
    <style:style style:name="P1306" style:parent-style-name="Textbody" style:family="paragraph">
      <style:text-properties style:font-name="monospace" fo:color="#B2B2B2"/>
    </style:style>
    <style:style style:name="P1307" style:parent-style-name="Textbody" style:family="paragraph">
      <style:text-properties style:font-name="monospace" fo:color="#B2B2B2"/>
    </style:style>
    <style:style style:name="P1308" style:parent-style-name="Textbody" style:family="paragraph">
      <style:text-properties style:font-name="monospace"/>
    </style:style>
    <style:style style:name="T1309" style:parent-style-name="DefaultParagraphFont" style:family="text">
      <style:text-properties style:font-name="lucidatypewriter" fo:color="#000000" fo:font-size="10pt" style:font-size-asian="10pt"/>
    </style:style>
    <style:style style:name="T1310" style:parent-style-name="DefaultParagraphFont" style:family="text">
      <style:text-properties style:font-name="lucidatypewriter" fo:color="#228B22" fo:font-size="10pt" style:font-size-asian="10pt"/>
    </style:style>
    <style:style style:name="P1311" style:parent-style-name="Standard" style:family="paragraph">
      <style:text-properties style:font-name="lucidatypewriter" fo:color="#000000" fo:font-size="10pt" style:font-size-asian="10pt"/>
    </style:style>
    <style:style style:name="T1312" style:parent-style-name="DefaultParagraphFont" style:family="text">
      <style:text-properties style:font-name="lucidatypewriter" fo:color="#000000" fo:font-size="10pt" style:font-size-asian="10pt"/>
    </style:style>
    <style:style style:name="T1313" style:parent-style-name="DefaultParagraphFont" style:family="text">
      <style:text-properties style:font-name="lucidatypewriter" fo:color="#A020F0" fo:font-size="10pt" style:font-size-asian="10pt"/>
    </style:style>
    <style:style style:name="T1314" style:parent-style-name="DefaultParagraphFont" style:family="text">
      <style:text-properties style:font-name="lucidatypewriter" fo:color="#000000" fo:font-size="10pt" style:font-size-asian="10pt"/>
    </style:style>
    <style:style style:name="T1315" style:parent-style-name="DefaultParagraphFont" style:family="text">
      <style:text-properties style:font-name="lucidatypewriter" fo:color="#000000" fo:font-size="10pt" style:font-size-asian="10pt"/>
    </style:style>
    <style:style style:name="T1316" style:parent-style-name="DefaultParagraphFont" style:family="text">
      <style:text-properties style:font-name="lucidatypewriter" fo:color="#A020F0" fo:font-size="10pt" style:font-size-asian="10pt"/>
    </style:style>
    <style:style style:name="T1317" style:parent-style-name="DefaultParagraphFont" style:family="text">
      <style:text-properties style:font-name="lucidatypewriter" fo:color="#000000" fo:font-size="10pt" style:font-size-asian="10pt"/>
    </style:style>
    <style:style style:name="P1318" style:parent-style-name="Standard" style:family="paragraph">
      <style:text-properties style:font-name="lucidatypewriter" fo:color="#000000" fo:font-size="10pt" style:font-size-asian="10pt"/>
    </style:style>
    <style:style style:name="P1319" style:parent-style-name="Standard" style:family="paragraph">
      <style:text-properties style:font-name="lucidatypewriter" fo:color="#000000" fo:font-size="10pt" style:font-size-asian="10pt"/>
    </style:style>
    <style:style style:name="P1320" style:parent-style-name="Standard" style:family="paragraph">
      <style:text-properties style:font-name="lucidatypewriter" fo:color="#000000" fo:font-size="10pt" style:font-size-asian="10pt"/>
    </style:style>
    <style:style style:name="P1321" style:parent-style-name="Standard" style:family="paragraph">
      <style:text-properties style:font-name="lucidatypewriter" fo:color="#000000" fo:font-size="10pt" style:font-size-asian="10pt"/>
    </style:style>
    <style:style style:name="T1322" style:parent-style-name="DefaultParagraphFont" style:family="text">
      <style:text-properties style:font-name="lucidatypewriter" fo:color="#0000FF" fo:font-size="10pt" style:font-size-asian="10pt"/>
    </style:style>
    <style:style style:name="T1323" style:parent-style-name="DefaultParagraphFont" style:family="text">
      <style:text-properties style:font-name="lucidatypewriter" fo:color="#000000" fo:font-size="10pt" style:font-size-asian="10pt"/>
    </style:style>
    <style:style style:name="P1324" style:parent-style-name="Standard" style:family="paragraph">
      <style:text-properties style:font-name="lucidatypewriter" fo:color="#000000" fo:font-size="10pt" style:font-size-asian="10pt"/>
    </style:style>
    <style:style style:name="P1325" style:parent-style-name="Standard" style:family="paragraph">
      <style:text-properties style:font-name="lucidatypewriter" fo:color="#000000" fo:font-size="10pt" style:font-size-asian="10pt"/>
    </style:style>
    <style:style style:name="T1326" style:parent-style-name="DefaultParagraphFont" style:family="text">
      <style:text-properties style:font-name="lucidatypewriter" fo:color="#000000" fo:font-size="10pt" style:font-size-asian="10pt"/>
    </style:style>
    <style:style style:name="T1327" style:parent-style-name="DefaultParagraphFont" style:family="text">
      <style:text-properties style:font-name="lucidatypewriter" fo:color="#228B22" fo:font-size="10pt" style:font-size-asian="10pt"/>
    </style:style>
    <style:style style:name="P1328" style:parent-style-name="Standard" style:family="paragraph">
      <style:text-properties style:font-name="lucidatypewriter" fo:color="#000000" fo:font-size="10pt" style:font-size-asian="10pt"/>
    </style:style>
    <style:style style:name="P1329" style:parent-style-name="Standard" style:family="paragraph">
      <style:text-properties style:font-name="lucidatypewriter" fo:color="#000000" fo:font-size="10pt" style:font-size-asian="10pt"/>
    </style:style>
    <style:style style:name="T1330" style:parent-style-name="DefaultParagraphFont" style:family="text">
      <style:text-properties style:font-name="lucidatypewriter" fo:color="#000000" fo:font-size="10pt" style:font-size-asian="10pt"/>
    </style:style>
    <style:style style:name="T1331" style:parent-style-name="DefaultParagraphFont" style:family="text">
      <style:text-properties style:font-name="lucidatypewriter" fo:color="#000000" fo:font-size="10pt" style:font-size-asian="10pt"/>
    </style:style>
    <style:style style:name="T1332" style:parent-style-name="DefaultParagraphFont" style:family="text">
      <style:text-properties style:font-name="lucidatypewriter" fo:color="#228B22" fo:font-size="10pt" style:font-size-asian="10pt"/>
    </style:style>
    <style:style style:name="P1333" style:parent-style-name="Standard" style:family="paragraph">
      <style:text-properties style:font-name="lucidatypewriter" fo:color="#000000" fo:font-size="10pt" style:font-size-asian="10pt"/>
    </style:style>
    <style:style style:name="P1334" style:parent-style-name="Standard" style:family="paragraph">
      <style:text-properties style:font-name="lucidatypewriter" fo:color="#0000FF" fo:font-size="10pt" style:font-size-asian="10pt"/>
    </style:style>
    <style:style style:name="P1335" style:parent-style-name="Standard" style:family="paragraph">
      <style:text-properties style:font-name="lucidatypewriter" fo:color="#0000FF" fo:font-size="10pt" style:font-size-asian="10pt"/>
    </style:style>
    <style:style style:name="T1336" style:parent-style-name="DefaultParagraphFont" style:family="text">
      <style:text-properties style:font-name="lucidatypewriter" fo:color="#000000" fo:font-size="10pt" style:font-size-asian="10pt"/>
    </style:style>
    <style:style style:name="T1337" style:parent-style-name="DefaultParagraphFont" style:family="text">
      <style:text-properties style:font-name="lucidatypewriter" fo:color="#228B22" fo:font-size="10pt" style:font-size-asian="10pt"/>
    </style:style>
    <style:style style:name="T1338" style:parent-style-name="DefaultParagraphFont" style:family="text">
      <style:text-properties style:font-name="lucidatypewriter" fo:color="#0000FF" fo:font-size="10pt" style:font-size-asian="10pt"/>
    </style:style>
    <style:style style:name="T1339" style:parent-style-name="DefaultParagraphFont" style:family="text">
      <style:text-properties style:font-name="lucidatypewriter" fo:color="#000000" fo:font-size="10pt" style:font-size-asian="10pt"/>
    </style:style>
    <style:style style:name="T1340" style:parent-style-name="DefaultParagraphFont" style:family="text">
      <style:text-properties style:font-name="lucidatypewriter" fo:color="#000000" fo:font-size="10pt" style:font-size-asian="10pt"/>
    </style:style>
    <style:style style:name="P1341" style:parent-style-name="Standard" style:family="paragraph">
      <style:text-properties style:font-name="lucidatypewriter" fo:color="#000000" fo:font-size="10pt" style:font-size-asian="10pt"/>
    </style:style>
    <style:style style:name="P1342" style:parent-style-name="Standard" style:family="paragraph">
      <style:text-properties style:font-name="lucidatypewriter" fo:color="#000000" fo:font-size="10pt" style:font-size-asian="10pt"/>
    </style:style>
    <style:style style:name="P1343" style:parent-style-name="Standard" style:family="paragraph">
      <style:text-properties style:font-name="lucidatypewriter" fo:color="#0000FF" fo:font-size="10pt" style:font-size-asian="10pt"/>
    </style:style>
    <style:style style:name="P1344" style:parent-style-name="Standard" style:family="paragraph">
      <style:text-properties style:font-name="lucidatypewriter" fo:color="#0000FF" fo:font-size="10pt" style:font-size-asian="10pt"/>
    </style:style>
    <style:style style:name="T1345" style:parent-style-name="DefaultParagraphFont" style:family="text">
      <style:text-properties style:font-name="lucidatypewriter" fo:color="#000000" fo:font-size="10pt" style:font-size-asian="10pt"/>
    </style:style>
    <style:style style:name="T1346" style:parent-style-name="DefaultParagraphFont" style:family="text">
      <style:text-properties style:font-name="lucidatypewriter" fo:color="#A020F0" fo:font-size="10pt" style:font-size-asian="10pt"/>
    </style:style>
    <style:style style:name="T1347" style:parent-style-name="DefaultParagraphFont" style:family="text">
      <style:text-properties style:font-name="lucidatypewriter" fo:color="#000000" fo:font-size="10pt" style:font-size-asian="10pt"/>
    </style:style>
    <style:style style:name="T1348" style:parent-style-name="DefaultParagraphFont" style:family="text">
      <style:text-properties style:font-name="lucidatypewriter" fo:color="#A020F0" fo:font-size="10pt" style:font-size-asian="10pt"/>
    </style:style>
    <style:style style:name="T1349" style:parent-style-name="DefaultParagraphFont" style:family="text">
      <style:text-properties style:font-name="lucidatypewriter" fo:color="#000000" fo:font-size="10pt" style:font-size-asian="10pt"/>
    </style:style>
    <style:style style:name="T1350" style:parent-style-name="DefaultParagraphFont" style:family="text">
      <style:text-properties style:font-name="lucidatypewriter" fo:color="#A020F0" fo:font-size="10pt" style:font-size-asian="10pt"/>
    </style:style>
    <style:style style:name="T1351" style:parent-style-name="DefaultParagraphFont" style:family="text">
      <style:text-properties style:font-name="lucidatypewriter" fo:color="#000000" fo:font-size="10pt" style:font-size-asian="10pt"/>
    </style:style>
    <style:style style:name="T1352" style:parent-style-name="DefaultParagraphFont" style:family="text">
      <style:text-properties style:font-name="monospace" fo:color="#000000" fo:font-size="10pt" style:font-size-asian="10pt"/>
    </style:style>
    <style:style style:name="T1353" style:parent-style-name="DefaultParagraphFont" style:family="text">
      <style:text-properties style:font-name="monospace" fo:color="#0000C0" fo:font-size="10pt" style:font-size-asian="10pt"/>
    </style:style>
    <style:style style:name="T1354" style:parent-style-name="DefaultParagraphFont" style:family="text">
      <style:text-properties style:font-name="monospace" fo:color="#000000" fo:font-size="10pt" style:font-size-asian="10pt"/>
    </style:style>
    <style:style style:name="T1355" style:parent-style-name="DefaultParagraphFont" style:family="text">
      <style:text-properties style:font-name="monospace" fo:color="#0000C0" fo:font-size="10pt" style:font-size-asian="10pt"/>
    </style:style>
    <style:style style:name="T1356" style:parent-style-name="DefaultParagraphFont" style:family="text">
      <style:text-properties style:font-name="monospace" fo:color="#000000" fo:font-size="10pt" style:font-size-asian="10pt"/>
    </style:style>
    <style:style style:name="T1357" style:parent-style-name="DefaultParagraphFont" style:family="text">
      <style:text-properties style:font-name="monospace" fo:color="#000000" fo:font-size="10pt" style:font-size-asian="10pt"/>
    </style:style>
    <style:style style:name="P1358" style:parent-style-name="Standard" style:family="paragraph">
      <style:text-properties style:font-name="monospace" fo:color="#000000" fo:font-size="10pt" style:font-size-asian="10pt"/>
    </style:style>
    <style:style style:name="T1359" style:parent-style-name="DefaultParagraphFont" style:family="text">
      <style:text-properties style:font-name="monospace" fo:color="#000000" fo:font-size="10pt" style:font-size-asian="10pt"/>
    </style:style>
    <style:style style:name="T1360" style:parent-style-name="DefaultParagraphFont" style:family="text">
      <style:text-properties style:font-name="monospace" fo:color="#000000" fo:font-size="10pt" style:font-size-asian="10pt" fo:background-color="#D4D4D4"/>
    </style:style>
    <style:style style:name="T1361" style:parent-style-name="DefaultParagraphFont" style:family="text">
      <style:text-properties style:font-name="monospace" fo:color="#000000" fo:font-size="10pt" style:font-size-asian="10pt"/>
    </style:style>
    <style:style style:name="P1362" style:parent-style-name="Standard" style:family="paragraph">
      <style:text-properties style:font-name="monospace" fo:color="#000000" fo:font-size="10pt" style:font-size-asian="10pt"/>
    </style:style>
    <style:style style:name="T1363" style:parent-style-name="DefaultParagraphFont" style:family="text">
      <style:text-properties style:font-name="monospace" fo:color="#000000" fo:font-size="10pt" style:font-size-asian="10pt"/>
    </style:style>
    <style:style style:name="T1364" style:parent-style-name="DefaultParagraphFont" style:family="text">
      <style:text-properties style:font-name="monospace" fo:font-weight="bold" style:font-weight-asian="bold" fo:color="#7F0055" fo:font-size="10pt" style:font-size-asian="10pt"/>
    </style:style>
    <style:style style:name="T1365" style:parent-style-name="DefaultParagraphFont" style:family="text">
      <style:text-properties style:font-name="monospace" fo:color="#000000" fo:font-size="10pt" style:font-size-asian="10pt"/>
    </style:style>
    <style:style style:name="T1366" style:parent-style-name="DefaultParagraphFont" style:family="text">
      <style:text-properties style:font-name="monospace" fo:font-weight="bold" style:font-weight-asian="bold" fo:color="#7F0055" fo:font-size="10pt" style:font-size-asian="10pt"/>
    </style:style>
    <style:style style:name="T1367" style:parent-style-name="DefaultParagraphFont" style:family="text">
      <style:text-properties style:font-name="monospace" fo:color="#000000" fo:font-size="10pt" style:font-size-asian="10pt"/>
    </style:style>
    <style:style style:name="T1368" style:parent-style-name="DefaultParagraphFont" style:family="text">
      <style:text-properties style:font-name="monospace" fo:color="#000000" fo:font-size="10pt" style:font-size-asian="10pt"/>
    </style:style>
    <style:style style:name="T1369" style:parent-style-name="DefaultParagraphFont" style:family="text">
      <style:text-properties style:font-name="monospace" fo:color="#0000C0" fo:font-size="10pt" style:font-size-asian="10pt"/>
    </style:style>
    <style:style style:name="T1370" style:parent-style-name="DefaultParagraphFont" style:family="text">
      <style:text-properties style:font-name="monospace" fo:color="#000000" fo:font-size="10pt" style:font-size-asian="10pt"/>
    </style:style>
    <style:style style:name="P1371" style:parent-style-name="Standard" style:family="paragraph">
      <style:text-properties style:font-name="monospace" fo:color="#000000" fo:font-size="10pt" style:font-size-asian="10pt"/>
    </style:style>
    <style:style style:name="P1372" style:parent-style-name="Standard" style:family="paragraph">
      <style:text-properties style:font-name="monospace" fo:color="#000000" fo:font-size="10pt" style:font-size-asian="10pt"/>
    </style:style>
    <style:style style:name="T1373" style:parent-style-name="DefaultParagraphFont" style:family="text">
      <style:text-properties fo:background-color="#FFFF00"/>
    </style:style>
    <style:style style:name="T1374" style:parent-style-name="DefaultParagraphFont" style:family="text">
      <style:text-properties fo:color="#0000FF"/>
    </style:style>
    <style:style style:name="T1375" style:parent-style-name="DefaultParagraphFont" style:family="text">
      <style:text-properties fo:color="#0000FF"/>
    </style:style>
    <style:style style:name="T1376" style:parent-style-name="DefaultParagraphFont" style:family="text">
      <style:text-properties fo:color="#0000FF"/>
    </style:style>
    <style:style style:name="T1377" style:parent-style-name="DefaultParagraphFont" style:family="text">
      <style:text-properties fo:color="#0000FF"/>
    </style:style>
    <style:style style:name="T1378" style:parent-style-name="DefaultParagraphFont" style:family="text">
      <style:text-properties style:font-name="monospace" fo:color="#000000" fo:font-size="10pt" style:font-size-asian="10pt"/>
    </style:style>
    <style:style style:name="T1379" style:parent-style-name="DefaultParagraphFont" style:family="text">
      <style:text-properties style:font-name="monospace" fo:font-weight="bold" style:font-weight-asian="bold" fo:color="#7F0055" fo:font-size="10pt" style:font-size-asian="10pt"/>
    </style:style>
    <style:style style:name="T1380" style:parent-style-name="DefaultParagraphFont" style:family="text">
      <style:text-properties style:font-name="monospace" fo:color="#000000" fo:font-size="10pt" style:font-size-asian="10pt"/>
    </style:style>
    <style:style style:name="T1381" style:parent-style-name="DefaultParagraphFont" style:family="text">
      <style:text-properties style:font-name="monospace" fo:color="#000000" fo:font-size="10pt" style:font-size-asian="10pt"/>
    </style:style>
    <style:style style:name="T1382" style:parent-style-name="DefaultParagraphFont" style:family="text">
      <style:text-properties style:font-name="monospace" fo:font-weight="bold" style:font-weight-asian="bold" fo:color="#7F0055" fo:font-size="10pt" style:font-size-asian="10pt"/>
    </style:style>
    <style:style style:name="T1383" style:parent-style-name="DefaultParagraphFont" style:family="text">
      <style:text-properties style:font-name="monospace" fo:color="#000000" fo:font-size="10pt" style:font-size-asian="10pt"/>
    </style:style>
    <style:style style:name="T1384" style:parent-style-name="DefaultParagraphFont" style:family="text">
      <style:text-properties style:font-name="monospace" fo:font-weight="bold" style:font-weight-asian="bold" fo:color="#000000" fo:font-size="10pt" style:font-size-asian="10pt"/>
    </style:style>
    <style:style style:name="T1385" style:parent-style-name="DefaultParagraphFont" style:family="text">
      <style:text-properties style:font-name="monospace" fo:color="#000000" fo:font-size="10pt" style:font-size-asian="10pt"/>
    </style:style>
    <style:style style:name="T1386" style:parent-style-name="DefaultParagraphFont" style:family="text">
      <style:text-properties style:font-name="monospace" fo:font-weight="bold" style:font-weight-asian="bold" fo:color="#7F0055" fo:font-size="10pt" style:font-size-asian="10pt"/>
    </style:style>
    <style:style style:name="T1387" style:parent-style-name="DefaultParagraphFont" style:family="text">
      <style:text-properties style:font-name="monospace" fo:color="#000000" fo:font-size="10pt" style:font-size-asian="10pt"/>
    </style:style>
    <style:style style:name="T1388" style:parent-style-name="DefaultParagraphFont" style:family="text">
      <style:text-properties style:font-name="monospace" fo:color="#000000" fo:font-size="10pt" style:font-size-asian="10pt"/>
    </style:style>
    <style:style style:name="T1389" style:parent-style-name="DefaultParagraphFont" style:family="text">
      <style:text-properties style:font-name="monospace" fo:color="#000000" fo:font-size="10pt" style:font-size-asian="10pt"/>
    </style:style>
    <style:style style:name="T1390" style:parent-style-name="DefaultParagraphFont" style:family="text">
      <style:text-properties style:font-name="monospace" fo:color="#000000" fo:font-size="10pt" style:font-size-asian="10pt"/>
    </style:style>
    <style:style style:name="T1391" style:parent-style-name="DefaultParagraphFont" style:family="text">
      <style:text-properties style:font-name="monospace" fo:color="#000000" fo:font-size="10pt" style:font-size-asian="10pt"/>
    </style:style>
    <style:style style:name="T1392" style:parent-style-name="DefaultParagraphFont" style:family="text">
      <style:text-properties style:font-name="monospace" fo:color="#000000" fo:font-size="10pt" style:font-size-asian="10pt"/>
    </style:style>
    <style:style style:name="T1393" style:parent-style-name="DefaultParagraphFont" style:family="text">
      <style:text-properties style:font-name="monospace" fo:color="#000000" fo:font-size="10pt" style:font-size-asian="10pt"/>
    </style:style>
    <style:style style:name="T1394" style:parent-style-name="DefaultParagraphFont" style:family="text">
      <style:text-properties style:font-name="monospace" fo:color="#000000" fo:font-size="10pt" style:font-size-asian="10pt"/>
    </style:style>
    <style:style style:name="T1395" style:parent-style-name="DefaultParagraphFont" style:family="text">
      <style:text-properties style:font-name="monospace" fo:color="#000000" fo:font-size="10pt" style:font-size-asian="10pt"/>
    </style:style>
    <style:style style:name="T1396" style:parent-style-name="DefaultParagraphFont" style:family="text">
      <style:text-properties style:font-name="monospace" fo:font-weight="bold" style:font-weight-asian="bold" fo:color="#7F0055" fo:font-size="10pt" style:font-size-asian="10pt"/>
    </style:style>
    <style:style style:name="P1397" style:parent-style-name="Standard" style:family="paragraph">
      <style:text-properties style:font-name="monospace" fo:color="#000000" fo:font-size="10pt" style:font-size-asian="10pt"/>
    </style:style>
    <style:style style:name="T1398" style:parent-style-name="DefaultParagraphFont" style:family="text">
      <style:text-properties style:font-name="monospace" fo:color="#000000" fo:font-size="10pt" style:font-size-asian="10pt"/>
    </style:style>
    <style:style style:name="T1399" style:parent-style-name="DefaultParagraphFont" style:family="text">
      <style:text-properties style:font-name="monospace" fo:font-weight="bold" style:font-weight-asian="bold" fo:color="#7F0055" fo:font-size="10pt" style:font-size-asian="10pt"/>
    </style:style>
    <style:style style:name="T1400" style:parent-style-name="DefaultParagraphFont" style:family="text">
      <style:text-properties style:font-name="monospace" fo:color="#000000" fo:font-size="10pt" style:font-size-asian="10pt"/>
    </style:style>
    <style:style style:name="T1401" style:parent-style-name="DefaultParagraphFont" style:family="text">
      <style:text-properties style:font-name="monospace" fo:font-style="italic" style:font-style-asian="italic" fo:color="#0000C0" fo:font-size="10pt" style:font-size-asian="10pt"/>
    </style:style>
    <style:style style:name="T1402" style:parent-style-name="DefaultParagraphFont" style:family="text">
      <style:text-properties style:font-name="monospace" fo:color="#000000" fo:font-size="10pt" style:font-size-asian="10pt"/>
    </style:style>
    <style:style style:name="T1403" style:parent-style-name="DefaultParagraphFont" style:family="text">
      <style:text-properties style:font-name="monospace" fo:color="#000000" fo:font-size="10pt" style:font-size-asian="10pt"/>
    </style:style>
    <style:style style:name="T1404" style:parent-style-name="DefaultParagraphFont" style:family="text">
      <style:text-properties style:font-name="monospace" fo:font-weight="bold" style:font-weight-asian="bold" fo:color="#7F0055" fo:font-size="10pt" style:font-size-asian="10pt"/>
    </style:style>
    <style:style style:name="T1405" style:parent-style-name="DefaultParagraphFont" style:family="text">
      <style:text-properties style:font-name="monospace" fo:color="#000000" fo:font-size="10pt" style:font-size-asian="10pt"/>
    </style:style>
    <style:style style:name="T1406" style:parent-style-name="DefaultParagraphFont" style:family="text">
      <style:text-properties style:font-name="monospace" fo:font-style="italic" style:font-style-asian="italic" fo:color="#0000C0" fo:font-size="10pt" style:font-size-asian="10pt"/>
    </style:style>
    <style:style style:name="T1407" style:parent-style-name="DefaultParagraphFont" style:family="text">
      <style:text-properties style:font-name="monospace" fo:color="#000000" fo:font-size="10pt" style:font-size-asian="10pt"/>
    </style:style>
    <style:style style:name="T1408" style:parent-style-name="DefaultParagraphFont" style:family="text">
      <style:text-properties style:font-name="monospace" fo:color="#000000" fo:font-size="10pt" style:font-size-asian="10pt" fo:background-color="#D4D4D4"/>
    </style:style>
    <style:style style:name="T1409" style:parent-style-name="DefaultParagraphFont" style:family="text">
      <style:text-properties style:font-name="monospace" fo:color="#000000" fo:font-size="10pt" style:font-size-asian="10pt"/>
    </style:style>
    <style:style style:name="T1410" style:parent-style-name="DefaultParagraphFont" style:family="text">
      <style:text-properties style:font-name="monospace" fo:font-weight="bold" style:font-weight-asian="bold" fo:color="#7F0055" fo:font-size="10pt" style:font-size-asian="10pt"/>
    </style:style>
    <style:style style:name="T1411" style:parent-style-name="DefaultParagraphFont" style:family="text">
      <style:text-properties style:font-name="monospace" fo:color="#000000" fo:font-size="10pt" style:font-size-asian="10pt"/>
    </style:style>
    <style:style style:name="T1412" style:parent-style-name="DefaultParagraphFont" style:family="text">
      <style:text-properties style:font-name="monospace" fo:font-style="italic" style:font-style-asian="italic" fo:color="#0000C0" fo:font-size="10pt" style:font-size-asian="10pt"/>
    </style:style>
    <style:style style:name="T1413" style:parent-style-name="DefaultParagraphFont" style:family="text">
      <style:text-properties style:font-name="monospace" fo:color="#000000" fo:font-size="10pt" style:font-size-asian="10pt"/>
    </style:style>
    <style:style style:name="P1414" style:parent-style-name="Standard" style:family="paragraph">
      <style:text-properties style:font-name="monospace" fo:color="#000000" fo:font-size="10pt" style:font-size-asian="10pt"/>
    </style:style>
    <style:style style:name="TableColumn1416" style:family="table-column">
      <style:table-column-properties style:column-width="3.4625in" style:use-optimal-column-width="false"/>
    </style:style>
    <style:style style:name="TableColumn1417" style:family="table-column">
      <style:table-column-properties style:column-width="3.4625in" style:use-optimal-column-width="false"/>
    </style:style>
    <style:style style:name="Table1415" style:family="table">
      <style:table-properties style:width="6.925in" fo:margin-left="0in" table:align="left"/>
    </style:style>
    <style:style style:name="TableRow1418" style:family="table-row">
      <style:table-row-properties style:use-optimal-row-height="false"/>
    </style:style>
    <style:style style:name="TableCell14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20" style:family="table-cell">
      <style:table-cell-properties fo:border="0.0034in solid #000000" style:writing-mode="lr-tb" fo:padding-top="0.0381in" fo:padding-left="0.0381in" fo:padding-bottom="0.0381in" fo:padding-right="0.0381in"/>
    </style:style>
    <style:style style:name="TableRow1421" style:family="table-row">
      <style:table-row-properties style:use-optimal-row-height="false"/>
    </style:style>
    <style:style style:name="TableCell1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3" style:parent-style-name="Standard" style:family="paragraph">
      <style:text-properties style:font-name="monospace" fo:color="#000000" fo:font-size="10pt" style:font-size-asian="10pt" fo:background-color="#E8F2FE"/>
    </style:style>
    <style:style style:name="TableCell1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5" style:family="table-row">
      <style:table-row-properties style:use-optimal-row-height="false"/>
    </style:style>
    <style:style style:name="TableCell1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27" style:parent-style-name="DefaultParagraphFont" style:family="text">
      <style:text-properties style:font-name="monospace" fo:color="#000000" fo:font-size="10pt" style:font-size-asian="10pt" fo:background-color="#E8F2FE"/>
    </style:style>
    <style:style style:name="TableCell1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9" style:family="table-row">
      <style:table-row-properties style:use-optimal-row-height="false"/>
    </style:style>
    <style:style style:name="TableCell1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1" style:parent-style-name="Standard" style:family="paragraph">
      <style:text-properties style:font-name="monospace" fo:color="#000000" fo:font-size="10pt" style:font-size-asian="10pt" fo:background-color="#E8F2FE"/>
    </style:style>
    <style:style style:name="TableCell1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3" style:family="table-row">
      <style:table-row-properties style:use-optimal-row-height="false"/>
    </style:style>
    <style:style style:name="TableCell1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35" style:parent-style-name="DefaultParagraphFont" style:family="text">
      <style:text-properties style:font-name="monospace" fo:color="#000000" fo:font-size="10pt" style:font-size-asian="10pt" fo:background-color="#E8F2FE"/>
    </style:style>
    <style:style style:name="TableCell1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438" style:family="table-column">
      <style:table-column-properties style:column-width="3.4618in" style:use-optimal-column-width="false"/>
    </style:style>
    <style:style style:name="TableColumn1439" style:family="table-column">
      <style:table-column-properties style:column-width="3.4631in" style:use-optimal-column-width="false"/>
    </style:style>
    <style:style style:name="Table1437" style:family="table">
      <style:table-properties style:width="6.925in" fo:margin-left="0in" table:align="left"/>
    </style:style>
    <style:style style:name="TableRow1440" style:family="table-row">
      <style:table-row-properties style:use-optimal-row-height="false"/>
    </style:style>
    <style:style style:name="TableCell14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42" style:family="table-cell">
      <style:table-cell-properties fo:border="0.0034in solid #000000" style:writing-mode="lr-tb" fo:padding-top="0.0381in" fo:padding-left="0.0381in" fo:padding-bottom="0.0381in" fo:padding-right="0.0381in"/>
    </style:style>
    <style:style style:name="TableRow1443" style:family="table-row">
      <style:table-row-properties style:use-optimal-row-height="false"/>
    </style:style>
    <style:style style:name="TableCell1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5" style:parent-style-name="Standard" style:family="paragraph">
      <style:text-properties style:font-name="monospace" fo:color="#000000" fo:font-size="10pt" style:font-size-asian="10pt" fo:background-color="#E8F2FE"/>
    </style:style>
    <style:style style:name="TableCell1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7" style:family="table-row">
      <style:table-row-properties style:use-optimal-row-height="false"/>
    </style:style>
    <style:style style:name="TableCell1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49" style:parent-style-name="DefaultParagraphFont" style:family="text">
      <style:text-properties style:font-name="monospace" fo:color="#000000" fo:font-size="10pt" style:font-size-asian="10pt" fo:background-color="#E8F2FE"/>
    </style:style>
    <style:style style:name="TableCell1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1" style:family="table-row">
      <style:table-row-properties style:use-optimal-row-height="false"/>
    </style:style>
    <style:style style:name="TableCell1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4" style:family="table-row">
      <style:table-row-properties style:use-optimal-row-height="false"/>
    </style:style>
    <style:style style:name="TableCell1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6" style:parent-style-name="Standard" style:family="paragraph">
      <style:text-properties style:font-name="monospace" fo:color="#000000" fo:font-size="10pt" style:font-size-asian="10pt" fo:background-color="#E8F2FE"/>
    </style:style>
    <style:style style:name="TableCell14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8" style:family="table-row">
      <style:table-row-properties style:use-optimal-row-height="false"/>
    </style:style>
    <style:style style:name="TableCell1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60" style:parent-style-name="DefaultParagraphFont" style:family="text">
      <style:text-properties style:font-name="monospace" fo:color="#000000" fo:font-size="10pt" style:font-size-asian="10pt" fo:background-color="#E8F2FE"/>
    </style:style>
    <style:style style:name="TableCell1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2" style:family="table-row">
      <style:table-row-properties style:use-optimal-row-height="false"/>
    </style:style>
    <style:style style:name="TableCell1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4" style:parent-style-name="Standard" style:family="paragraph">
      <style:text-properties style:font-name="monospace" fo:color="#000000" fo:font-size="10pt" style:font-size-asian="10pt" fo:background-color="#E8F2FE"/>
    </style:style>
    <style:style style:name="TableCell1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6" style:family="table-row">
      <style:table-row-properties style:use-optimal-row-height="false"/>
    </style:style>
    <style:style style:name="TableCell1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8" style:parent-style-name="Standard" style:family="paragraph">
      <style:text-properties style:font-name="monospace" fo:color="#000000" fo:font-size="10pt" style:font-size-asian="10pt" fo:background-color="#E8F2FE"/>
    </style:style>
    <style:style style:name="TableCell1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0" style:family="table-row">
      <style:table-row-properties style:use-optimal-row-height="false"/>
    </style:style>
    <style:style style:name="TableCell1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2" style:parent-style-name="Standard" style:family="paragraph">
      <style:text-properties style:font-name="monospace" fo:color="#000000" fo:font-size="10pt" style:font-size-asian="10pt" fo:background-color="#E8F2FE"/>
    </style:style>
    <style:style style:name="TableCell1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4" style:family="table-row">
      <style:table-row-properties style:use-optimal-row-height="false"/>
    </style:style>
    <style:style style:name="TableCell1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6" style:parent-style-name="Standard" style:family="paragraph">
      <style:text-properties style:font-name="monospace" fo:color="#000000" fo:font-size="10pt" style:font-size-asian="10pt" fo:background-color="#E8F2FE"/>
    </style:style>
    <style:style style:name="TableCell1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78" style:parent-style-name="DefaultParagraphFont" style:family="text">
      <style:text-properties fo:color="#66FFFF"/>
    </style:style>
    <style:style style:name="T1479" style:parent-style-name="DefaultParagraphFont" style:family="text">
      <style:text-properties fo:color="#66FFFF"/>
    </style:style>
    <style:style style:name="T1480" style:parent-style-name="DefaultParagraphFont" style:family="text">
      <style:text-properties style:font-name="monospace" fo:color="#000000" fo:font-size="10pt" style:font-size-asian="10pt" fo:background-color="#E8F2FE"/>
    </style:style>
    <style:style style:name="T1481" style:parent-style-name="DefaultParagraphFont" style:family="text">
      <style:text-properties style:font-name="monospace" fo:color="#0000C0" fo:font-size="10pt" style:font-size-asian="10pt" fo:background-color="#E8F2FE"/>
    </style:style>
    <style:style style:name="T1482" style:parent-style-name="DefaultParagraphFont" style:family="text">
      <style:text-properties style:font-name="monospace" fo:color="#000000" fo:font-size="10pt" style:font-size-asian="10pt" fo:background-color="#E8F2FE"/>
    </style:style>
    <style:style style:name="P1483" style:parent-style-name="Textbody" style:family="paragraph"/>
    <style:style style:name="T1484" style:parent-style-name="DefaultParagraphFont" style:family="text">
      <style:text-properties style:font-name="monospace" fo:color="#000000" fo:font-size="10pt" style:font-size-asian="10pt"/>
    </style:style>
    <style:style style:name="T1485" style:parent-style-name="DefaultParagraphFont" style:family="text">
      <style:text-properties style:font-name="monospace" fo:color="#0000C0" fo:font-size="10pt" style:font-size-asian="10pt"/>
    </style:style>
    <style:style style:name="T1486" style:parent-style-name="DefaultParagraphFont" style:family="text">
      <style:text-properties style:font-name="monospace" fo:color="#000000" fo:font-size="10pt" style:font-size-asian="10pt"/>
    </style:style>
    <style:style style:name="T1487" style:parent-style-name="DefaultParagraphFont" style:family="text">
      <style:text-properties style:font-name="monospace" fo:color="#000000" fo:font-size="10pt" style:font-size-asian="10pt"/>
    </style:style>
    <style:style style:name="T1488" style:parent-style-name="DefaultParagraphFont" style:family="text">
      <style:text-properties style:font-name="monospace" fo:color="#0000C0" fo:font-size="10pt" style:font-size-asian="10pt" fo:background-color="#D4D4D4"/>
    </style:style>
    <style:style style:name="T1489" style:parent-style-name="DefaultParagraphFont" style:family="text">
      <style:text-properties style:font-name="monospace" fo:color="#000000" fo:font-size="10pt" style:font-size-asian="10pt"/>
    </style:style>
    <style:style style:name="T1490" style:parent-style-name="DefaultParagraphFont" style:family="text">
      <style:text-properties style:font-name="monospace" fo:color="#0000C0" fo:font-size="10pt" style:font-size-asian="10pt"/>
    </style:style>
    <style:style style:name="T1491" style:parent-style-name="DefaultParagraphFont" style:family="text">
      <style:text-properties style:font-name="monospace" fo:color="#000000" fo:font-size="10pt" style:font-size-asian="10pt"/>
    </style:style>
    <style:style style:name="T1492" style:parent-style-name="DefaultParagraphFont" style:family="text">
      <style:text-properties style:font-name="monospace" fo:color="#000000" fo:font-size="10pt" style:font-size-asian="10pt"/>
    </style:style>
    <style:style style:name="T1493" style:parent-style-name="DefaultParagraphFont" style:family="text">
      <style:text-properties style:font-name="monospace" fo:color="#0000C0" fo:font-size="10pt" style:font-size-asian="10pt" fo:background-color="#F0D8A8"/>
    </style:style>
    <style:style style:name="T1494" style:parent-style-name="DefaultParagraphFont" style:family="text">
      <style:text-properties style:font-name="monospace" fo:color="#000000" fo:font-size="10pt" style:font-size-asian="10pt"/>
    </style:style>
    <style:style style:name="T1495" style:parent-style-name="DefaultParagraphFont" style:family="text">
      <style:text-properties style:font-name="monospace" fo:color="#000000" fo:font-size="10pt" style:font-size-asian="10pt"/>
    </style:style>
    <style:style style:name="T1496" style:parent-style-name="DefaultParagraphFont" style:family="text">
      <style:text-properties style:font-name="monospace" fo:font-weight="bold" style:font-weight-asian="bold" fo:color="#7F0055" fo:font-size="10pt" style:font-size-asian="10pt"/>
    </style:style>
    <style:style style:name="T1497" style:parent-style-name="DefaultParagraphFont" style:family="text">
      <style:text-properties style:font-name="monospace" fo:color="#000000" fo:font-size="10pt" style:font-size-asian="10pt"/>
    </style:style>
    <style:style style:name="T1498" style:parent-style-name="DefaultParagraphFont" style:family="text">
      <style:text-properties style:font-name="monospace" fo:font-weight="bold" style:font-weight-asian="bold" fo:color="#7F0055" fo:font-size="10pt" style:font-size-asian="10pt"/>
    </style:style>
    <style:style style:name="T1499" style:parent-style-name="DefaultParagraphFont" style:family="text">
      <style:text-properties style:font-name="monospace" fo:color="#000000" fo:font-size="10pt" style:font-size-asian="10pt"/>
    </style:style>
    <style:style style:name="T1500" style:parent-style-name="DefaultParagraphFont" style:family="text">
      <style:text-properties style:font-name="monospace" fo:color="#000000" fo:font-size="10pt" style:font-size-asian="10pt"/>
    </style:style>
    <style:style style:name="T1501" style:parent-style-name="DefaultParagraphFont" style:family="text">
      <style:text-properties style:font-name="monospace" fo:font-weight="bold" style:font-weight-asian="bold" fo:color="#644632" fo:font-size="10pt" style:font-size-asian="10pt"/>
    </style:style>
    <style:style style:name="T1502" style:parent-style-name="DefaultParagraphFont" style:family="text">
      <style:text-properties style:font-name="monospace" fo:color="#000000" fo:font-size="10pt" style:font-size-asian="10pt"/>
    </style:style>
    <style:style style:name="T1503" style:parent-style-name="DefaultParagraphFont" style:family="text">
      <style:text-properties style:font-name="monospace" fo:color="#000000" fo:font-size="10pt" style:font-size-asian="10pt"/>
    </style:style>
    <style:style style:name="T1504" style:parent-style-name="DefaultParagraphFont" style:family="text">
      <style:text-properties style:font-name="monospace" fo:font-weight="bold" style:font-weight-asian="bold" fo:color="#644632" fo:font-size="10pt" style:font-size-asian="10pt"/>
    </style:style>
    <style:style style:name="T1505" style:parent-style-name="DefaultParagraphFont" style:family="text">
      <style:text-properties style:font-name="monospace" fo:color="#000000" fo:font-size="10pt" style:font-size-asian="10pt"/>
    </style:style>
    <style:style style:name="T1506" style:parent-style-name="DefaultParagraphFont" style:family="text">
      <style:text-properties style:font-name="monospace" fo:color="#000000" fo:font-size="10pt" style:font-size-asian="10pt"/>
    </style:style>
    <style:style style:name="T1507" style:parent-style-name="DefaultParagraphFont" style:family="text">
      <style:text-properties style:font-name="monospace" fo:color="#0000C0" fo:font-size="10pt" style:font-size-asian="10pt" fo:background-color="#F0D8A8"/>
    </style:style>
    <style:style style:name="T1508" style:parent-style-name="DefaultParagraphFont" style:family="text">
      <style:text-properties style:font-name="monospace" fo:color="#000000" fo:font-size="10pt" style:font-size-asian="10pt"/>
    </style:style>
    <style:style style:name="P1509" style:parent-style-name="Textbody" style:family="paragraph"/>
    <style:style style:name="T1510" style:parent-style-name="DefaultParagraphFont" style:family="text">
      <style:text-properties style:font-name="monospace" fo:color="#000000" fo:font-size="10pt" style:font-size-asian="10pt"/>
    </style:style>
    <style:style style:name="P1511" style:parent-style-name="Standard" style:family="paragraph">
      <style:text-properties style:font-name="monospace" fo:color="#000000" fo:font-size="10pt" style:font-size-asian="10pt"/>
    </style:style>
    <style:style style:name="T1512" style:parent-style-name="DefaultParagraphFont" style:family="text">
      <style:text-properties style:font-name="monospace" fo:color="#000000" fo:font-size="10pt" style:font-size-asian="10pt"/>
    </style:style>
    <style:style style:name="T1513" style:parent-style-name="DefaultParagraphFont" style:family="text">
      <style:text-properties style:font-name="monospace" fo:color="#0000C0" fo:font-size="10pt" style:font-size-asian="10pt"/>
    </style:style>
    <style:style style:name="T1514" style:parent-style-name="DefaultParagraphFont" style:family="text">
      <style:text-properties style:font-name="monospace" fo:color="#000000" fo:font-size="10pt" style:font-size-asian="10pt"/>
    </style:style>
    <style:style style:name="T1515" style:parent-style-name="DefaultParagraphFont" style:family="text">
      <style:text-properties style:font-name="monospace" fo:color="#000000" fo:font-size="10pt" style:font-size-asian="10pt"/>
    </style:style>
    <style:style style:name="T1516" style:parent-style-name="DefaultParagraphFont" style:family="text">
      <style:text-properties style:font-name="monospace" fo:color="#000000" fo:font-size="10pt" style:font-size-asian="10pt"/>
    </style:style>
    <style:style style:name="T1517" style:parent-style-name="DefaultParagraphFont" style:family="text">
      <style:text-properties style:font-name="monospace" fo:color="#000000" fo:font-size="10pt" style:font-size-asian="10pt" fo:background-color="#FFFF00"/>
    </style:style>
    <style:style style:name="T1518" style:parent-style-name="DefaultParagraphFont" style:family="text">
      <style:text-properties style:font-name="monospace" fo:color="#000000" fo:font-size="10pt" style:font-size-asian="10pt"/>
    </style:style>
    <style:style style:name="T1519" style:parent-style-name="DefaultParagraphFont" style:family="text">
      <style:text-properties style:font-name="monospace" fo:color="#000000" fo:font-size="10pt" style:font-size-asian="10pt"/>
    </style:style>
    <style:style style:name="T1520" style:parent-style-name="DefaultParagraphFont" style:family="text">
      <style:text-properties style:font-name="monospace" fo:color="#0000C0" fo:font-size="10pt" style:font-size-asian="10pt"/>
    </style:style>
    <style:style style:name="T1521" style:parent-style-name="DefaultParagraphFont" style:family="text">
      <style:text-properties style:font-name="monospace" fo:color="#000000" fo:font-size="10pt" style:font-size-asian="10pt"/>
    </style:style>
    <style:style style:name="T1522" style:parent-style-name="DefaultParagraphFont" style:family="text">
      <style:text-properties style:font-name="monospace" fo:color="#000000" fo:font-size="10pt" style:font-size-asian="10pt"/>
    </style:style>
    <style:style style:name="T1523" style:parent-style-name="DefaultParagraphFont" style:family="text">
      <style:text-properties style:font-name="monospace" fo:color="#0000C0" fo:font-size="10pt" style:font-size-asian="10pt"/>
    </style:style>
    <style:style style:name="T1524" style:parent-style-name="DefaultParagraphFont" style:family="text">
      <style:text-properties style:font-name="monospace" fo:color="#000000" fo:font-size="10pt" style:font-size-asian="10pt"/>
    </style:style>
    <style:style style:name="P1525" style:parent-style-name="Standard" style:family="paragraph">
      <style:text-properties style:font-name="monospace" fo:font-size="10pt" style:font-size-asian="10pt"/>
    </style:style>
    <style:style style:name="T1526" style:parent-style-name="DefaultParagraphFont" style:family="text">
      <style:text-properties style:font-name="monospace" fo:color="#000000" fo:font-size="10pt" style:font-size-asian="10pt"/>
    </style:style>
    <style:style style:name="T1527" style:parent-style-name="DefaultParagraphFont" style:family="text">
      <style:text-properties style:font-name="monospace" fo:color="#3F7F5F" fo:font-size="10pt" style:font-size-asian="10pt"/>
    </style:style>
    <style:style style:name="T1528" style:parent-style-name="DefaultParagraphFont" style:family="text">
      <style:text-properties style:font-name="monospace" fo:color="#000000" fo:font-size="10pt" style:font-size-asian="10pt"/>
    </style:style>
    <style:style style:name="T1529" style:parent-style-name="DefaultParagraphFont" style:family="text">
      <style:text-properties style:font-name="monospace" fo:color="#000000" fo:font-size="10pt" style:font-size-asian="10pt"/>
    </style:style>
    <style:style style:name="T1530" style:parent-style-name="DefaultParagraphFont" style:family="text">
      <style:text-properties style:font-name="monospace" fo:color="#0000C0" fo:font-size="10pt" style:font-size-asian="10pt"/>
    </style:style>
    <style:style style:name="T1531" style:parent-style-name="DefaultParagraphFont" style:family="text">
      <style:text-properties style:font-name="monospace" fo:color="#000000" fo:font-size="10pt" style:font-size-asian="10pt"/>
    </style:style>
    <style:style style:name="P1532" style:parent-style-name="Standard" style:family="paragraph">
      <style:text-properties style:font-name="monospace" fo:color="#000000" fo:font-size="10pt" style:font-size-asian="10pt"/>
    </style:style>
    <style:style style:name="T1533" style:parent-style-name="DefaultParagraphFont" style:family="text">
      <style:text-properties style:font-name="monospace" fo:color="#000000" fo:font-size="10pt" style:font-size-asian="10pt"/>
    </style:style>
    <style:style style:name="T1534" style:parent-style-name="DefaultParagraphFont" style:family="text">
      <style:text-properties style:font-name="monospace" fo:color="#005032" fo:font-size="10pt" style:font-size-asian="10pt"/>
    </style:style>
    <style:style style:name="T1535" style:parent-style-name="DefaultParagraphFont" style:family="text">
      <style:text-properties style:font-name="monospace" fo:color="#000000" fo:font-size="10pt" style:font-size-asian="10pt"/>
    </style:style>
    <style:style style:name="T1536" style:parent-style-name="DefaultParagraphFont" style:family="text">
      <style:text-properties style:font-name="monospace" fo:font-weight="bold" style:font-weight-asian="bold" fo:color="#644632" fo:font-size="10pt" style:font-size-asian="10pt"/>
    </style:style>
    <style:style style:name="T1537" style:parent-style-name="DefaultParagraphFont" style:family="text">
      <style:text-properties style:font-name="monospace" fo:color="#000000" fo:font-size="10pt" style:font-size-asian="10pt"/>
    </style:style>
    <style:style style:name="T1538" style:parent-style-name="DefaultParagraphFont" style:family="text">
      <style:text-properties style:font-name="monospace" fo:color="#000000" fo:font-size="10pt" style:font-size-asian="10pt"/>
    </style:style>
    <style:style style:name="T1539" style:parent-style-name="DefaultParagraphFont" style:family="text">
      <style:text-properties style:font-name="monospace" fo:color="#0000C0" fo:font-size="10pt" style:font-size-asian="10pt"/>
    </style:style>
    <style:style style:name="T1540" style:parent-style-name="DefaultParagraphFont" style:family="text">
      <style:text-properties style:font-name="monospace" fo:color="#000000" fo:font-size="10pt" style:font-size-asian="10pt"/>
    </style:style>
    <style:style style:name="T1541" style:parent-style-name="DefaultParagraphFont" style:family="text">
      <style:text-properties style:font-name="monospace" fo:color="#000000" fo:font-size="10pt" style:font-size-asian="10pt"/>
    </style:style>
    <style:style style:name="T1542" style:parent-style-name="DefaultParagraphFont" style:family="text">
      <style:text-properties style:font-name="monospace" fo:color="#0000C0" fo:font-size="10pt" style:font-size-asian="10pt"/>
    </style:style>
    <style:style style:name="T1543" style:parent-style-name="DefaultParagraphFont" style:family="text">
      <style:text-properties style:font-name="monospace" fo:color="#000000" fo:font-size="10pt" style:font-size-asian="10pt"/>
    </style:style>
    <style:style style:name="T1544" style:parent-style-name="DefaultParagraphFont" style:family="text">
      <style:text-properties style:font-name="monospace" fo:color="#000000" fo:font-size="10pt" style:font-size-asian="10pt"/>
    </style:style>
    <style:style style:name="P1545" style:parent-style-name="Standard" style:family="paragraph">
      <style:text-properties style:font-name="monospace" fo:color="#000000" fo:font-size="10pt" style:font-size-asian="10pt"/>
    </style:style>
    <style:style style:name="T1546" style:parent-style-name="DefaultParagraphFont" style:family="text">
      <style:text-properties style:font-name="monospace" fo:color="#000000" fo:font-size="10pt" style:font-size-asian="10pt"/>
    </style:style>
    <style:style style:name="P1547" style:parent-style-name="Standard" style:family="paragraph">
      <style:text-properties style:font-name="monospace" fo:color="#000000" fo:font-size="10pt" style:font-size-asian="10pt"/>
    </style:style>
    <style:style style:name="T1548" style:parent-style-name="DefaultParagraphFont" style:family="text">
      <style:text-properties style:font-name="monospace" fo:color="#000000" fo:font-size="10pt" style:font-size-asian="10pt"/>
    </style:style>
    <style:style style:name="T1549" style:parent-style-name="DefaultParagraphFont" style:family="text">
      <style:text-properties style:font-name="monospace" fo:color="#0000C0" fo:font-size="10pt" style:font-size-asian="10pt"/>
    </style:style>
    <style:style style:name="T1550" style:parent-style-name="DefaultParagraphFont" style:family="text">
      <style:text-properties style:font-name="monospace" fo:color="#000000" fo:font-size="10pt" style:font-size-asian="10pt"/>
    </style:style>
    <style:style style:name="P1551" style:parent-style-name="Standard" style:family="paragraph">
      <style:text-properties style:font-name="monospace" fo:color="#000000" fo:font-size="10pt" style:font-size-asian="10pt"/>
    </style:style>
    <style:style style:name="P1552" style:parent-style-name="Standard" style:family="paragraph">
      <style:text-properties style:font-name="monospace" fo:color="#000000" fo:font-size="10pt" style:font-size-asian="10pt"/>
    </style:style>
    <style:style style:name="P1553" style:parent-style-name="Standard" style:family="paragraph"/>
    <style:style style:name="T1554" style:parent-style-name="DefaultParagraphFont" style:family="text">
      <style:text-properties style:font-name="monospace" fo:color="#000000" fo:font-size="10pt" style:font-size-asian="10pt"/>
    </style:style>
    <style:style style:name="P1555" style:parent-style-name="Standard" style:family="paragraph">
      <style:text-properties style:font-name="monospace" fo:color="#000000" fo:font-size="10pt" style:font-size-asian="10pt"/>
    </style:style>
    <style:style style:name="P1556" style:parent-style-name="Standard" style:family="paragraph">
      <style:text-properties style:font-name="monospace" fo:color="#000000" fo:font-size="10pt" style:font-size-asian="10pt"/>
    </style:style>
    <style:style style:name="P1557" style:parent-style-name="Standard" style:family="paragraph">
      <style:text-properties style:font-name="monospace" fo:color="#000000" fo:font-size="10pt" style:font-size-asian="10pt"/>
    </style:style>
    <style:style style:name="P1558" style:parent-style-name="Standard" style:family="paragraph">
      <style:text-properties style:font-name="monospace" fo:color="#000000" fo:font-size="10pt" style:font-size-asian="10pt"/>
    </style:style>
    <style:style style:name="P1559" style:parent-style-name="Standard" style:family="paragraph">
      <style:text-properties style:font-name="monospace" fo:color="#000000" fo:font-size="10pt" style:font-size-asian="10pt"/>
    </style:style>
    <style:style style:name="P1560" style:parent-style-name="Standard" style:family="paragraph">
      <style:text-properties style:font-name="monospace" fo:color="#000000" fo:font-size="10pt" style:font-size-asian="10pt"/>
    </style:style>
    <style:style style:name="P1561" style:parent-style-name="Standard" style:family="paragraph">
      <style:text-properties style:font-name="monospace" fo:color="#000000" fo:font-size="10pt" style:font-size-asian="10pt"/>
    </style:style>
    <style:style style:name="P1562" style:parent-style-name="Standard" style:family="paragraph">
      <style:text-properties style:font-name="monospace" fo:color="#000000" fo:font-size="10pt" style:font-size-asian="10pt"/>
    </style:style>
    <style:style style:name="P1563" style:parent-style-name="Standard" style:family="paragraph">
      <style:text-properties style:font-name="monospace" fo:color="#000000" fo:font-size="10pt" style:font-size-asian="10pt"/>
    </style:style>
    <style:style style:name="P1564" style:parent-style-name="Standard" style:family="paragraph">
      <style:text-properties style:font-name="monospace" fo:color="#000000" fo:font-size="10pt" style:font-size-asian="10pt"/>
    </style:style>
    <style:style style:name="P1565" style:parent-style-name="Standard" style:family="paragraph">
      <style:text-properties style:font-name="monospace" fo:color="#000000" fo:font-size="10pt" style:font-size-asian="10pt"/>
    </style:style>
    <style:style style:name="P1566" style:parent-style-name="Standard" style:family="paragraph">
      <style:text-properties style:font-name="monospace" fo:color="#000000" fo:font-size="10pt" style:font-size-asian="10pt"/>
    </style:style>
    <style:style style:name="P1567" style:parent-style-name="Standard" style:family="paragraph">
      <style:text-properties style:font-name="monospace" fo:color="#000000" fo:font-size="10pt" style:font-size-asian="10pt"/>
    </style:style>
    <style:style style:name="P1568" style:parent-style-name="Standard" style:family="paragraph">
      <style:text-properties style:font-name="monospace" fo:color="#000000" fo:font-size="10pt" style:font-size-asian="10pt"/>
    </style:style>
    <style:style style:name="P1569" style:parent-style-name="Standard" style:family="paragraph">
      <style:text-properties style:font-name="monospace" fo:color="#000000" fo:font-size="10pt" style:font-size-asian="10pt"/>
    </style:style>
    <style:style style:name="P1570" style:parent-style-name="Standard" style:family="paragraph">
      <style:text-properties style:font-name="monospace" fo:color="#000000" fo:font-size="10pt" style:font-size-asian="10pt"/>
    </style:style>
    <style:style style:name="P1571" style:parent-style-name="Standard" style:family="paragraph">
      <style:text-properties style:font-name="monospace" fo:color="#000000" fo:font-size="10pt" style:font-size-asian="10pt"/>
    </style:style>
    <style:style style:name="P1572" style:parent-style-name="Standard" style:family="paragraph">
      <style:text-properties style:font-name="monospace" fo:color="#000000" fo:font-size="10pt" style:font-size-asian="10pt"/>
    </style:style>
    <style:style style:name="T1573" style:parent-style-name="DefaultParagraphFont" style:family="text">
      <style:text-properties style:font-name="monospace" fo:color="#000000" fo:font-size="10pt" style:font-size-asian="10pt"/>
    </style:style>
    <style:style style:name="T1574" style:parent-style-name="DefaultParagraphFont" style:family="text">
      <style:text-properties style:font-name="monospace" fo:font-weight="bold" style:font-weight-asian="bold" fo:color="#7F0055" fo:font-size="10pt" style:font-size-asian="10pt"/>
    </style:style>
    <style:style style:name="T1575" style:parent-style-name="DefaultParagraphFont" style:family="text">
      <style:text-properties style:font-name="monospace" fo:color="#000000" fo:font-size="10pt" style:font-size-asian="10pt"/>
    </style:style>
    <style:style style:name="T1576" style:parent-style-name="DefaultParagraphFont" style:family="text">
      <style:text-properties style:font-name="monospace" fo:color="#000000" fo:font-size="10pt" style:font-size-asian="10pt"/>
    </style:style>
    <style:style style:name="P1577" style:parent-style-name="Standard" style:family="paragraph">
      <style:text-properties style:font-name="monospace" fo:color="#000000" fo:font-size="10pt" style:font-size-asian="10pt"/>
    </style:style>
    <style:style style:name="T1578" style:parent-style-name="DefaultParagraphFont" style:family="text">
      <style:text-properties style:font-name="monospace" fo:color="#000000" fo:font-size="10pt" style:font-size-asian="10pt"/>
    </style:style>
    <style:style style:name="T1579" style:parent-style-name="DefaultParagraphFont" style:family="text">
      <style:text-properties style:font-name="monospace" fo:font-weight="bold" style:font-weight-asian="bold" fo:color="#7F0055" fo:font-size="10pt" style:font-size-asian="10pt"/>
    </style:style>
    <style:style style:name="T1580" style:parent-style-name="DefaultParagraphFont" style:family="text">
      <style:text-properties style:font-name="monospace" fo:color="#000000" fo:font-size="10pt" style:font-size-asian="10pt"/>
    </style:style>
    <style:style style:name="T1581" style:parent-style-name="DefaultParagraphFont" style:family="text">
      <style:text-properties style:font-name="monospace" fo:font-weight="bold" style:font-weight-asian="bold" fo:color="#7F0055" fo:font-size="10pt" style:font-size-asian="10pt"/>
    </style:style>
    <style:style style:name="T1582" style:parent-style-name="DefaultParagraphFont" style:family="text">
      <style:text-properties style:font-name="monospace" fo:color="#000000" fo:font-size="10pt" style:font-size-asian="10pt"/>
    </style:style>
    <style:style style:name="T1583" style:parent-style-name="DefaultParagraphFont" style:family="text">
      <style:text-properties style:font-name="monospace" fo:font-weight="bold" style:font-weight-asian="bold" fo:color="#7F0055" fo:font-size="10pt" style:font-size-asian="10pt"/>
    </style:style>
    <style:style style:name="T1584" style:parent-style-name="DefaultParagraphFont" style:family="text">
      <style:text-properties style:font-name="monospace" fo:color="#000000" fo:font-size="10pt" style:font-size-asian="10pt"/>
    </style:style>
    <style:style style:name="T1585" style:parent-style-name="DefaultParagraphFont" style:family="text">
      <style:text-properties style:font-name="monospace" fo:color="#000000" fo:font-size="10pt" style:font-size-asian="10pt"/>
    </style:style>
    <style:style style:name="T1586" style:parent-style-name="DefaultParagraphFont" style:family="text">
      <style:text-properties style:font-name="monospace" fo:font-weight="bold" style:font-weight-asian="bold" fo:color="#7F0055" fo:font-size="10pt" style:font-size-asian="10pt"/>
    </style:style>
    <style:style style:name="T1587" style:parent-style-name="DefaultParagraphFont" style:family="text">
      <style:text-properties style:font-name="monospace" fo:color="#000000" fo:font-size="10pt" style:font-size-asian="10pt"/>
    </style:style>
    <style:style style:name="T1588" style:parent-style-name="DefaultParagraphFont" style:family="text">
      <style:text-properties style:font-name="monospace" fo:font-weight="bold" style:font-weight-asian="bold" fo:color="#7F0055" fo:font-size="10pt" style:font-size-asian="10pt"/>
    </style:style>
    <style:style style:name="T1589" style:parent-style-name="DefaultParagraphFont" style:family="text">
      <style:text-properties style:font-name="monospace" fo:color="#000000" fo:font-size="10pt" style:font-size-asian="10pt"/>
    </style:style>
    <style:style style:name="T1590" style:parent-style-name="DefaultParagraphFont" style:family="text">
      <style:text-properties style:font-name="monospace" fo:font-weight="bold" style:font-weight-asian="bold" fo:color="#7F0055" fo:font-size="10pt" style:font-size-asian="10pt"/>
    </style:style>
    <style:style style:name="T1591" style:parent-style-name="DefaultParagraphFont" style:family="text">
      <style:text-properties style:font-name="monospace" fo:color="#000000" fo:font-size="10pt" style:font-size-asian="10pt"/>
    </style:style>
    <style:style style:name="P1592" style:parent-style-name="Standard" style:family="paragraph">
      <style:text-properties style:font-name="monospace" fo:color="#000000" fo:font-size="10pt" style:font-size-asian="10pt"/>
    </style:style>
    <style:style style:name="P1593" style:parent-style-name="Standard" style:family="paragraph">
      <style:text-properties style:font-name="monospace" fo:color="#000000" fo:font-size="10pt" style:font-size-asian="10pt"/>
    </style:style>
    <style:style style:name="T1594" style:parent-style-name="DefaultParagraphFont" style:family="text">
      <style:text-properties style:font-name="monospace" fo:color="#000000" fo:font-size="10pt" style:font-size-asian="10pt"/>
    </style:style>
    <style:style style:name="T1595" style:parent-style-name="DefaultParagraphFont" style:family="text">
      <style:text-properties style:font-name="monospace" fo:color="#0000C0" fo:font-size="10pt" style:font-size-asian="10pt"/>
    </style:style>
    <style:style style:name="T1596" style:parent-style-name="DefaultParagraphFont" style:family="text">
      <style:text-properties style:font-name="monospace" fo:color="#000000" fo:font-size="10pt" style:font-size-asian="10pt"/>
    </style:style>
    <style:style style:name="P1597" style:parent-style-name="Standard" style:family="paragraph">
      <style:text-properties style:font-name="monospace" fo:color="#000000" fo:font-size="10pt" style:font-size-asian="10pt"/>
    </style:style>
    <style:style style:name="T1598" style:parent-style-name="DefaultParagraphFont" style:family="text">
      <style:text-properties style:font-name="monospace" fo:color="#000000" fo:font-size="10pt" style:font-size-asian="10pt"/>
    </style:style>
    <style:style style:name="T1599" style:parent-style-name="DefaultParagraphFont" style:family="text">
      <style:text-properties style:font-name="monospace" fo:color="#0000C0" fo:font-size="10pt" style:font-size-asian="10pt"/>
    </style:style>
    <style:style style:name="T1600" style:parent-style-name="DefaultParagraphFont" style:family="text">
      <style:text-properties style:font-name="monospace" fo:color="#000000" fo:font-size="10pt" style:font-size-asian="10pt"/>
    </style:style>
    <style:style style:name="T1601" style:parent-style-name="DefaultParagraphFont" style:family="text">
      <style:text-properties style:font-name="monospace" fo:color="#0000C0" fo:font-size="10pt" style:font-size-asian="10pt"/>
    </style:style>
    <style:style style:name="T1602" style:parent-style-name="DefaultParagraphFont" style:family="text">
      <style:text-properties style:font-name="monospace" fo:color="#000000" fo:font-size="10pt" style:font-size-asian="10pt"/>
    </style:style>
    <style:style style:name="P1603" style:parent-style-name="Standard" style:family="paragraph">
      <style:text-properties style:font-name="monospace" fo:color="#000000" fo:font-size="10pt" style:font-size-asian="10pt"/>
    </style:style>
    <style:style style:name="P1604" style:parent-style-name="Standard" style:family="paragraph"/>
    <style:style style:name="T1605" style:parent-style-name="DefaultParagraphFont" style:family="text">
      <style:text-properties style:font-name="monospace" fo:color="#000000" fo:font-size="10pt" style:font-size-asian="10pt"/>
    </style:style>
    <style:style style:name="T1606" style:parent-style-name="DefaultParagraphFont" style:family="text">
      <style:text-properties style:font-name="monospace" fo:color="#000000" fo:font-size="10pt" style:font-size-asian="10pt"/>
    </style:style>
    <style:style style:name="P1607" style:parent-style-name="Standard" style:family="paragraph"/>
    <style:style style:name="T1608" style:parent-style-name="DefaultParagraphFont" style:family="text">
      <style:text-properties style:font-name="monospace" fo:color="#000000" fo:font-size="10pt" style:font-size-asian="10pt"/>
    </style:style>
    <style:style style:name="P1609" style:parent-style-name="Standard" style:family="paragraph">
      <style:text-properties style:font-name="monospace" fo:color="#000000" fo:font-size="10pt" style:font-size-asian="10pt"/>
    </style:style>
    <style:style style:name="P1610" style:parent-style-name="Standard" style:family="paragraph"/>
    <style:style style:name="P1611" style:parent-style-name="Standard" style:family="paragraph"/>
    <style:style style:name="T1612" style:parent-style-name="DefaultParagraphFont" style:family="text">
      <style:text-properties fo:language="nl" fo:country="NL"/>
    </style:style>
    <style:style style:name="P1613" style:parent-style-name="Standard" style:family="paragraph">
      <style:text-properties fo:language="nl" fo:country="NL"/>
    </style:style>
    <style:style style:name="P1614" style:parent-style-name="Standard" style:family="paragraph">
      <style:text-properties fo:language="nl" fo:country="NL"/>
    </style:style>
    <style:style style:name="P1615" style:parent-style-name="Standard" style:family="paragraph">
      <style:text-properties fo:language="nl" fo:country="NL"/>
    </style:style>
    <style:style style:name="P1616" style:parent-style-name="Standard" style:family="paragraph">
      <style:text-properties fo:language="nl" fo:country="NL"/>
    </style:style>
    <style:style style:name="P1617" style:parent-style-name="Standard" style:family="paragraph">
      <style:text-properties fo:language="nl" fo:country="NL"/>
    </style:style>
    <style:style style:name="P1618" style:parent-style-name="Standard" style:family="paragraph">
      <style:text-properties fo:language="nl" fo:country="NL"/>
    </style:style>
    <style:style style:name="P1619" style:parent-style-name="Standard" style:family="paragraph">
      <style:text-properties fo:language="nl" fo:country="NL"/>
    </style:style>
    <style:style style:name="P1620" style:parent-style-name="Standard" style:family="paragraph">
      <style:text-properties fo:language="nl" fo:country="NL"/>
    </style:style>
    <style:style style:name="P1621" style:parent-style-name="Standard" style:family="paragraph">
      <style:text-properties fo:language="nl" fo:country="NL"/>
    </style:style>
    <style:style style:name="P1622" style:parent-style-name="Standard" style:family="paragraph">
      <style:text-properties fo:language="nl" fo:country="NL"/>
    </style:style>
    <style:style style:name="P1623" style:parent-style-name="Standard" style:family="paragraph">
      <style:text-properties fo:language="nl" fo:country="NL"/>
    </style:style>
    <style:style style:name="P1624" style:parent-style-name="Standard" style:family="paragraph">
      <style:text-properties fo:language="nl" fo:country="NL"/>
    </style:style>
    <style:style style:name="P1625" style:parent-style-name="Standard" style:family="paragraph">
      <style:text-properties fo:language="nl" fo:country="NL"/>
    </style:style>
    <style:style style:name="P1626" style:parent-style-name="Standard" style:family="paragraph">
      <style:text-properties fo:language="nl" fo:country="NL"/>
    </style:style>
    <style:style style:name="P1627" style:parent-style-name="Standard" style:family="paragraph">
      <style:text-properties fo:language="nl" fo:country="NL"/>
    </style:style>
    <style:style style:name="P1628" style:parent-style-name="Standard" style:family="paragraph">
      <style:text-properties fo:language="nl" fo:country="NL"/>
    </style:style>
    <style:style style:name="P1629" style:parent-style-name="Standard" style:family="paragraph">
      <style:text-properties fo:language="nl" fo:country="NL"/>
    </style:style>
    <style:style style:name="P1630" style:parent-style-name="Standard" style:family="paragraph">
      <style:text-properties fo:language="nl" fo:country="NL"/>
    </style:style>
    <style:style style:name="P1631" style:parent-style-name="Standard" style:family="paragraph">
      <style:text-properties fo:language="nl" fo:country="NL"/>
    </style:style>
    <style:style style:name="P1632" style:parent-style-name="Standard" style:family="paragraph">
      <style:text-properties fo:language="nl" fo:country="NL"/>
    </style:style>
    <style:style style:name="T1633" style:parent-style-name="DefaultParagraphFont" style:family="text">
      <style:text-properties fo:language="nl" fo:country="NL"/>
    </style:style>
    <style:style style:name="T1634" style:parent-style-name="DefaultParagraphFont" style:family="text">
      <style:text-properties fo:color="#CC3300"/>
    </style:style>
    <style:style style:name="P1635" style:parent-style-name="Standard" style:family="paragraph">
      <style:text-properties fo:color="#66FFFF"/>
    </style:style>
    <style:style style:name="P1636" style:parent-style-name="Textbody" style:family="paragraph"/>
    <style:style style:name="P1637" style:parent-style-name="Textbody" style:family="paragraph"/>
    <style:style style:name="TableColumn1639" style:family="table-column">
      <style:table-column-properties style:column-width="1.1916in" style:use-optimal-column-width="false"/>
    </style:style>
    <style:style style:name="TableColumn1640" style:family="table-column">
      <style:table-column-properties style:column-width="1.0611in" style:use-optimal-column-width="false"/>
    </style:style>
    <style:style style:name="TableColumn1641" style:family="table-column">
      <style:table-column-properties style:column-width="1.3083in" style:use-optimal-column-width="false"/>
    </style:style>
    <style:style style:name="TableColumn1642" style:family="table-column">
      <style:table-column-properties style:column-width="1.3805in" style:use-optimal-column-width="false"/>
    </style:style>
    <style:style style:name="Table1638" style:family="table">
      <style:table-properties style:width="4.9416in" fo:margin-left="0in" table:align="left"/>
    </style:style>
    <style:style style:name="TableRow1643" style:family="table-row">
      <style:table-row-properties style:use-optimal-row-height="false"/>
    </style:style>
    <style:style style:name="TableCell16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5" style:parent-style-name="TableContents" style:family="paragraph">
      <style:paragraph-properties fo:text-align="center"/>
    </style:style>
    <style:style style:name="TableCell16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7" style:parent-style-name="TableContents" style:family="paragraph">
      <style:paragraph-properties fo:text-align="center"/>
    </style:style>
    <style:style style:name="TableCell16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49" style:parent-style-name="TableContents" style:family="paragraph">
      <style:paragraph-properties fo:text-align="center"/>
    </style:style>
    <style:style style:name="TableCell1650" style:family="table-cell">
      <style:table-cell-properties fo:border="0.0034in solid #000000" style:writing-mode="lr-tb" fo:padding-top="0.0381in" fo:padding-left="0.0381in" fo:padding-bottom="0.0381in" fo:padding-right="0.0381in"/>
    </style:style>
    <style:style style:name="P1651" style:parent-style-name="TableContents" style:family="paragraph">
      <style:paragraph-properties fo:text-align="center"/>
    </style:style>
    <style:style style:name="TableRow1652" style:family="table-row">
      <style:table-row-properties style:use-optimal-row-height="false"/>
    </style:style>
    <style:style style:name="TableCell1653"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54" style:parent-style-name="TableContents" style:family="paragraph">
      <style:paragraph-properties fo:text-align="center"/>
    </style:style>
    <style:style style:name="TableCell1655"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56" style:parent-style-name="TableContents" style:family="paragraph">
      <style:paragraph-properties fo:text-align="center"/>
    </style:style>
    <style:style style:name="TableCell1657"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58" style:parent-style-name="TableContents" style:family="paragraph">
      <style:paragraph-properties fo:text-align="center"/>
    </style:style>
    <style:style style:name="TableCell1659"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P1660" style:parent-style-name="TableContents" style:family="paragraph">
      <style:paragraph-properties fo:text-align="center"/>
    </style:style>
    <style:style style:name="TableRow1661" style:family="table-row">
      <style:table-row-properties style:use-optimal-row-height="false"/>
    </style:style>
    <style:style style:name="TableCell1662"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63" style:parent-style-name="TableContents" style:family="paragraph">
      <style:paragraph-properties fo:text-align="center"/>
    </style:style>
    <style:style style:name="TableCell1664"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65" style:parent-style-name="TableContents" style:family="paragraph">
      <style:paragraph-properties fo:text-align="center"/>
    </style:style>
    <style:style style:name="TableCell1666"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67" style:parent-style-name="TableContents" style:family="paragraph">
      <style:paragraph-properties fo:text-align="center"/>
    </style:style>
    <style:style style:name="TableCell1668"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P1669" style:parent-style-name="TableContents" style:family="paragraph">
      <style:paragraph-properties fo:text-align="center"/>
    </style:style>
    <style:style style:name="TableRow1670" style:family="table-row">
      <style:table-row-properties style:use-optimal-row-height="false"/>
    </style:style>
    <style:style style:name="TableCell1671"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72" style:parent-style-name="TableContents" style:family="paragraph">
      <style:paragraph-properties fo:text-align="center"/>
    </style:style>
    <style:style style:name="TableCell1673"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74" style:parent-style-name="TableContents" style:family="paragraph">
      <style:paragraph-properties fo:text-align="center"/>
    </style:style>
    <style:style style:name="TableCell1675"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76" style:parent-style-name="TableContents" style:family="paragraph">
      <style:paragraph-properties fo:text-align="center"/>
    </style:style>
    <style:style style:name="TableCell1677"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P1678" style:parent-style-name="TableContents" style:family="paragraph">
      <style:paragraph-properties fo:text-align="center"/>
    </style:style>
    <style:style style:name="TableRow1679" style:family="table-row">
      <style:table-row-properties style:use-optimal-row-height="false"/>
    </style:style>
    <style:style style:name="TableCell1680"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81" style:parent-style-name="TableContents" style:family="paragraph">
      <style:paragraph-properties fo:text-align="center"/>
    </style:style>
    <style:style style:name="TableCell1682"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83" style:parent-style-name="TableContents" style:family="paragraph">
      <style:paragraph-properties fo:text-align="center"/>
    </style:style>
    <style:style style:name="TableCell1684" style:family="table-cell">
      <style:table-cell-properties fo:border-top="none" fo:border-left="0.0034in solid #000000" fo:border-bottom="0.0034in solid #000000" fo:border-right="none" fo:background-color="#CC9900" style:writing-mode="lr-tb" fo:padding-top="0.0381in" fo:padding-left="0.0381in" fo:padding-bottom="0.0381in" fo:padding-right="0.0381in"/>
    </style:style>
    <style:style style:name="P1685" style:parent-style-name="TableContents" style:family="paragraph">
      <style:paragraph-properties fo:text-align="center"/>
    </style:style>
    <style:style style:name="TableCell1686" style:family="table-cell">
      <style:table-cell-properties fo:border-top="none" fo:border-left="0.0034in solid #000000" fo:border-bottom="0.0034in solid #000000" fo:border-right="0.0034in solid #000000" fo:background-color="#CC9900" style:writing-mode="lr-tb" fo:padding-top="0.0381in" fo:padding-left="0.0381in" fo:padding-bottom="0.0381in" fo:padding-right="0.0381in"/>
    </style:style>
    <style:style style:name="P1687" style:parent-style-name="TableContents" style:family="paragraph">
      <style:paragraph-properties fo:text-align="center"/>
    </style:style>
    <style:style style:name="TableRow1688" style:family="table-row">
      <style:table-row-properties style:use-optimal-row-height="false"/>
    </style:style>
    <style:style style:name="TableCell1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0" style:parent-style-name="TableContents" style:family="paragraph">
      <style:paragraph-properties fo:text-align="center"/>
    </style:style>
    <style:style style:name="TableCell1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2" style:parent-style-name="TableContents" style:family="paragraph">
      <style:paragraph-properties fo:text-align="center"/>
    </style:style>
    <style:style style:name="TableCell1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4" style:parent-style-name="TableContents" style:family="paragraph">
      <style:paragraph-properties fo:text-align="center"/>
    </style:style>
    <style:style style:name="TableCell1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6" style:parent-style-name="TableContents" style:family="paragraph">
      <style:paragraph-properties fo:text-align="center"/>
    </style:style>
    <style:style style:name="TableRow1697" style:family="table-row">
      <style:table-row-properties style:use-optimal-row-height="false"/>
    </style:style>
    <style:style style:name="TableCell1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9" style:parent-style-name="TableContents" style:family="paragraph">
      <style:paragraph-properties fo:text-align="center"/>
    </style:style>
    <style:style style:name="TableCell1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1" style:parent-style-name="TableContents" style:family="paragraph">
      <style:paragraph-properties fo:text-align="center"/>
    </style:style>
    <style:style style:name="TableCell1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3" style:parent-style-name="TableContents" style:family="paragraph">
      <style:paragraph-properties fo:text-align="center"/>
    </style:style>
    <style:style style:name="TableCell17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5" style:parent-style-name="TableContents" style:family="paragraph">
      <style:paragraph-properties fo:text-align="center"/>
    </style:style>
    <style:style style:name="TableRow1706" style:family="table-row">
      <style:table-row-properties style:use-optimal-row-height="false"/>
    </style:style>
    <style:style style:name="TableCell1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8" style:parent-style-name="TableContents" style:family="paragraph">
      <style:paragraph-properties fo:text-align="center"/>
    </style:style>
    <style:style style:name="TableCell1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0" style:parent-style-name="TableContents" style:family="paragraph">
      <style:paragraph-properties fo:text-align="center"/>
    </style:style>
    <style:style style:name="TableCell1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2" style:parent-style-name="TableContents" style:family="paragraph">
      <style:paragraph-properties fo:text-align="center"/>
    </style:style>
    <style:style style:name="TableCell17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4" style:parent-style-name="TableContents" style:family="paragraph">
      <style:paragraph-properties fo:text-align="center"/>
    </style:style>
    <style:style style:name="TableRow1715" style:family="table-row">
      <style:table-row-properties style:use-optimal-row-height="false"/>
    </style:style>
    <style:style style:name="TableCell1716"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17" style:parent-style-name="TableContents" style:family="paragraph">
      <style:paragraph-properties fo:text-align="center"/>
    </style:style>
    <style:style style:name="TableCell1718"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19" style:parent-style-name="TableContents" style:family="paragraph">
      <style:paragraph-properties fo:text-align="center"/>
    </style:style>
    <style:style style:name="TableCell1720"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21" style:parent-style-name="TableContents" style:family="paragraph">
      <style:paragraph-properties fo:text-align="center"/>
    </style:style>
    <style:style style:name="TableCell1722"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1723" style:parent-style-name="TableContents" style:family="paragraph">
      <style:paragraph-properties fo:text-align="center"/>
    </style:style>
    <style:style style:name="TableRow1724" style:family="table-row">
      <style:table-row-properties style:use-optimal-row-height="false"/>
    </style:style>
    <style:style style:name="TableCell1725"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26" style:parent-style-name="TableContents" style:family="paragraph">
      <style:paragraph-properties fo:text-align="center"/>
    </style:style>
    <style:style style:name="TableCell1727"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28" style:parent-style-name="TableContents" style:family="paragraph">
      <style:paragraph-properties fo:text-align="center"/>
    </style:style>
    <style:style style:name="TableCell1729"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30" style:parent-style-name="TableContents" style:family="paragraph">
      <style:paragraph-properties fo:text-align="center"/>
    </style:style>
    <style:style style:name="TableCell1731"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1732" style:parent-style-name="TableContents" style:family="paragraph">
      <style:paragraph-properties fo:text-align="center"/>
    </style:style>
    <style:style style:name="TableRow1733" style:family="table-row">
      <style:table-row-properties style:use-optimal-row-height="false"/>
    </style:style>
    <style:style style:name="TableCell1734"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35" style:parent-style-name="TableContents" style:family="paragraph">
      <style:paragraph-properties fo:text-align="center"/>
    </style:style>
    <style:style style:name="TableCell1736"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37" style:parent-style-name="TableContents" style:family="paragraph">
      <style:paragraph-properties fo:text-align="center"/>
    </style:style>
    <style:style style:name="TableCell1738"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39" style:parent-style-name="TableContents" style:family="paragraph">
      <style:paragraph-properties fo:text-align="center"/>
    </style:style>
    <style:style style:name="TableCell1740"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1741" style:parent-style-name="TableContents" style:family="paragraph">
      <style:paragraph-properties fo:text-align="center"/>
    </style:style>
    <style:style style:name="TableRow1742" style:family="table-row">
      <style:table-row-properties style:use-optimal-row-height="false"/>
    </style:style>
    <style:style style:name="TableCell1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4" style:parent-style-name="TableContents" style:family="paragraph">
      <style:paragraph-properties fo:text-align="center"/>
    </style:style>
    <style:style style:name="TableCell1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6" style:parent-style-name="TableContents" style:family="paragraph">
      <style:paragraph-properties fo:text-align="center"/>
    </style:style>
    <style:style style:name="TableCell1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8" style:parent-style-name="TableContents" style:family="paragraph">
      <style:paragraph-properties fo:text-align="center"/>
    </style:style>
    <style:style style:name="TableCell17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0" style:parent-style-name="TableContents" style:family="paragraph">
      <style:paragraph-properties fo:text-align="center"/>
    </style:style>
    <style:style style:name="TableRow1751" style:family="table-row">
      <style:table-row-properties style:use-optimal-row-height="false"/>
    </style:style>
    <style:style style:name="TableCell1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3" style:parent-style-name="TableContents" style:family="paragraph">
      <style:paragraph-properties fo:text-align="center"/>
    </style:style>
    <style:style style:name="TableCell1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5" style:parent-style-name="TableContents" style:family="paragraph">
      <style:paragraph-properties fo:text-align="center"/>
    </style:style>
    <style:style style:name="TableCell1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7" style:parent-style-name="TableContents" style:family="paragraph">
      <style:paragraph-properties fo:text-align="center"/>
    </style:style>
    <style:style style:name="TableCell1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9" style:parent-style-name="TableContents" style:family="paragraph">
      <style:paragraph-properties fo:text-align="center"/>
    </style:style>
    <style:style style:name="TableRow1760" style:family="table-row">
      <style:table-row-properties style:use-optimal-row-height="false"/>
    </style:style>
    <style:style style:name="TableCell1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2" style:parent-style-name="TableContents" style:family="paragraph">
      <style:paragraph-properties fo:text-align="center"/>
    </style:style>
    <style:style style:name="TableCell1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4" style:parent-style-name="TableContents" style:family="paragraph">
      <style:paragraph-properties fo:text-align="center"/>
    </style:style>
    <style:style style:name="TableCell1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6" style:parent-style-name="TableContents" style:family="paragraph">
      <style:paragraph-properties fo:text-align="center"/>
    </style:style>
    <style:style style:name="TableCell1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68" style:parent-style-name="TableContents" style:family="paragraph">
      <style:paragraph-properties fo:text-align="center"/>
    </style:style>
    <style:style style:name="TableRow1769" style:family="table-row">
      <style:table-row-properties style:use-optimal-row-height="false"/>
    </style:style>
    <style:style style:name="TableCell1770"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71" style:parent-style-name="TableContents" style:family="paragraph">
      <style:paragraph-properties fo:text-align="center"/>
    </style:style>
    <style:style style:name="TableCell1772"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73" style:parent-style-name="TableContents" style:family="paragraph">
      <style:paragraph-properties fo:text-align="center"/>
    </style:style>
    <style:style style:name="TableCell1774"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75" style:parent-style-name="TableContents" style:family="paragraph">
      <style:paragraph-properties fo:text-align="center"/>
    </style:style>
    <style:style style:name="TableCell1776"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1777" style:parent-style-name="TableContents" style:family="paragraph">
      <style:paragraph-properties fo:text-align="center"/>
    </style:style>
    <style:style style:name="TableRow1778" style:family="table-row">
      <style:table-row-properties style:use-optimal-row-height="false"/>
    </style:style>
    <style:style style:name="TableCell1779"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80" style:parent-style-name="TableContents" style:family="paragraph">
      <style:paragraph-properties fo:text-align="center"/>
    </style:style>
    <style:style style:name="TableCell1781"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82" style:parent-style-name="TableContents" style:family="paragraph">
      <style:paragraph-properties fo:text-align="center"/>
    </style:style>
    <style:style style:name="TableCell1783"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84" style:parent-style-name="TableContents" style:family="paragraph">
      <style:paragraph-properties fo:text-align="center"/>
    </style:style>
    <style:style style:name="TableCell1785"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1786" style:parent-style-name="TableContents" style:family="paragraph">
      <style:paragraph-properties fo:text-align="center"/>
    </style:style>
    <style:style style:name="TableRow1787" style:family="table-row">
      <style:table-row-properties style:use-optimal-row-height="false"/>
    </style:style>
    <style:style style:name="TableCell1788"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89" style:parent-style-name="TableContents" style:family="paragraph">
      <style:paragraph-properties fo:text-align="center"/>
    </style:style>
    <style:style style:name="TableCell1790"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91" style:parent-style-name="TableContents" style:family="paragraph">
      <style:paragraph-properties fo:text-align="center"/>
    </style:style>
    <style:style style:name="TableCell1792" style:family="table-cell">
      <style:table-cell-properties fo:border-top="none" fo:border-left="0.0034in solid #000000" fo:border-bottom="0.0034in solid #000000" fo:border-right="none" fo:background-color="#CCFF00" style:writing-mode="lr-tb" fo:padding-top="0.0381in" fo:padding-left="0.0381in" fo:padding-bottom="0.0381in" fo:padding-right="0.0381in"/>
    </style:style>
    <style:style style:name="P1793" style:parent-style-name="TableContents" style:family="paragraph">
      <style:paragraph-properties fo:text-align="center"/>
    </style:style>
    <style:style style:name="TableCell1794" style:family="table-cell">
      <style:table-cell-properties fo:border-top="none" fo:border-left="0.0034in solid #000000" fo:border-bottom="0.0034in solid #000000" fo:border-right="0.0034in solid #000000" fo:background-color="#CCFF00" style:writing-mode="lr-tb" fo:padding-top="0.0381in" fo:padding-left="0.0381in" fo:padding-bottom="0.0381in" fo:padding-right="0.0381in"/>
    </style:style>
    <style:style style:name="P1795" style:parent-style-name="TableContents" style:family="paragraph">
      <style:paragraph-properties fo:text-align="center"/>
    </style:style>
    <style:style style:name="P1796" style:parent-style-name="Textbody" style:family="paragraph">
      <style:text-properties fo:color="#B2B2B2"/>
    </style:style>
    <style:style style:name="P1797" style:parent-style-name="Textbody" style:family="paragraph">
      <style:text-properties fo:color="#B2B2B2"/>
    </style:style>
    <style:style style:name="P1798" style:parent-style-name="Textbody" style:family="paragraph">
      <style:text-properties fo:color="#B2B2B2"/>
    </style:style>
    <style:style style:name="P1799" style:parent-style-name="Textbody" style:family="paragraph">
      <style:text-properties fo:color="#B2B2B2"/>
    </style:style>
    <style:style style:name="P1800" style:parent-style-name="Textbody" style:family="paragraph">
      <style:text-properties fo:color="#B2B2B2"/>
    </style:style>
    <style:style style:name="P1801" style:parent-style-name="Textbody" style:family="paragraph">
      <style:text-properties fo:color="#B2B2B2"/>
    </style:style>
    <style:style style:name="P1802" style:parent-style-name="Textbody" style:family="paragraph">
      <style:text-properties fo:color="#B2B2B2"/>
    </style:style>
    <style:style style:name="P1803" style:parent-style-name="Textbody" style:family="paragraph">
      <style:text-properties fo:color="#B2B2B2"/>
    </style:style>
    <style:style style:name="P1804" style:parent-style-name="Textbody" style:family="paragraph">
      <style:text-properties fo:color="#B2B2B2"/>
    </style:style>
    <style:style style:name="P1805" style:parent-style-name="Standard" style:family="paragraph">
      <style:text-properties fo:color="#B2B2B2"/>
    </style:style>
    <style:style style:name="P1806" style:parent-style-name="Standard" style:family="paragraph">
      <style:text-properties fo:color="#B2B2B2"/>
    </style:style>
    <style:style style:name="P1807" style:parent-style-name="Standard" style:family="paragraph">
      <style:text-properties fo:color="#B2B2B2"/>
    </style:style>
    <style:style style:name="P1808" style:parent-style-name="Standard" style:family="paragraph">
      <style:text-properties fo:color="#B2B2B2"/>
    </style:style>
    <style:style style:name="T1809" style:parent-style-name="DefaultParagraphFont" style:family="text">
      <style:text-properties style:font-name="monospace" fo:font-weight="bold" style:font-weight-asian="bold" fo:color="#7F0055" fo:font-size="10pt" style:font-size-asian="10pt" fo:background-color="#E8F2FE"/>
    </style:style>
    <style:style style:name="T1810" style:parent-style-name="DefaultParagraphFont" style:family="text">
      <style:text-properties style:font-name="monospace" fo:color="#000000" fo:font-size="10pt" style:font-size-asian="10pt" fo:background-color="#E8F2FE"/>
    </style:style>
    <style:style style:name="T1811" style:parent-style-name="DefaultParagraphFont" style:family="text">
      <style:text-properties style:font-name="monospace" fo:font-weight="bold" style:font-weight-asian="bold" fo:color="#7F0055" fo:font-size="10pt" style:font-size-asian="10pt" fo:background-color="#E8F2FE"/>
    </style:style>
    <style:style style:name="T1812" style:parent-style-name="DefaultParagraphFont" style:family="text">
      <style:text-properties style:font-name="monospace" fo:color="#000000" fo:font-size="10pt" style:font-size-asian="10pt" fo:background-color="#E8F2FE"/>
    </style:style>
    <style:style style:name="T1813" style:parent-style-name="DefaultParagraphFont" style:family="text">
      <style:text-properties style:font-name="monospace" fo:font-style="italic" style:font-style-asian="italic" fo:color="#0000C0" fo:font-size="10pt" style:font-size-asian="10pt" fo:background-color="#E8F2FE"/>
    </style:style>
    <style:style style:name="T1814" style:parent-style-name="DefaultParagraphFont" style:family="text">
      <style:text-properties style:font-name="monospace" fo:color="#000000" fo:font-size="10pt" style:font-size-asian="10pt" fo:background-color="#E8F2FE"/>
    </style:style>
    <style:style style:name="T1815" style:parent-style-name="DefaultParagraphFont" style:family="text">
      <style:text-properties style:font-name="monospace" fo:font-weight="bold" style:font-weight-asian="bold" fo:color="#7F0055" fo:font-size="10pt" style:font-size-asian="10pt" fo:background-color="#E8F2FE"/>
    </style:style>
    <style:style style:name="T1816" style:parent-style-name="DefaultParagraphFont" style:family="text">
      <style:text-properties style:font-name="monospace" fo:color="#000000" fo:font-size="10pt" style:font-size-asian="10pt" fo:background-color="#E8F2FE"/>
    </style:style>
    <style:style style:name="T1817" style:parent-style-name="DefaultParagraphFont" style:family="text">
      <style:text-properties style:font-name="monospace" fo:font-style="italic" style:font-style-asian="italic" fo:color="#0000C0" fo:font-size="10pt" style:font-size-asian="10pt" fo:background-color="#E8F2FE"/>
    </style:style>
    <style:style style:name="T1818" style:parent-style-name="DefaultParagraphFont" style:family="text">
      <style:text-properties style:font-name="monospace" fo:color="#000000" fo:font-size="10pt" style:font-size-asian="10pt" fo:background-color="#E8F2FE"/>
    </style:style>
    <style:style style:name="T1819" style:parent-style-name="DefaultParagraphFont" style:family="text">
      <style:text-properties style:font-name="monospace" fo:font-weight="bold" style:font-weight-asian="bold" fo:color="#7F0055" fo:font-size="10pt" style:font-size-asian="10pt" fo:background-color="#E8F2FE"/>
    </style:style>
    <style:style style:name="T1820" style:parent-style-name="DefaultParagraphFont" style:family="text">
      <style:text-properties style:font-name="monospace" fo:color="#000000" fo:font-size="10pt" style:font-size-asian="10pt" fo:background-color="#E8F2FE"/>
    </style:style>
    <style:style style:name="T1821" style:parent-style-name="DefaultParagraphFont" style:family="text">
      <style:text-properties style:font-name="monospace" fo:font-style="italic" style:font-style-asian="italic" fo:color="#0000C0" fo:font-size="10pt" style:font-size-asian="10pt" fo:background-color="#E8F2FE"/>
    </style:style>
    <style:style style:name="T1822" style:parent-style-name="DefaultParagraphFont" style:family="text">
      <style:text-properties style:font-name="monospace" fo:color="#000000" fo:font-size="10pt" style:font-size-asian="10pt" fo:background-color="#E8F2FE"/>
    </style:style>
    <style:style style:name="T1823" style:parent-style-name="DefaultParagraphFont" style:family="text">
      <style:text-properties style:font-name="monospace" fo:font-weight="bold" style:font-weight-asian="bold" fo:color="#7F0055" fo:font-size="10pt" style:font-size-asian="10pt" fo:background-color="#E8F2FE"/>
    </style:style>
    <style:style style:name="T1824" style:parent-style-name="DefaultParagraphFont" style:family="text">
      <style:text-properties style:font-name="monospace" fo:color="#000000" fo:font-size="10pt" style:font-size-asian="10pt" fo:background-color="#E8F2FE"/>
    </style:style>
    <style:style style:name="T1825" style:parent-style-name="DefaultParagraphFont" style:family="text">
      <style:text-properties style:font-name="monospace" fo:font-style="italic" style:font-style-asian="italic" fo:color="#0000C0" fo:font-size="10pt" style:font-size-asian="10pt" fo:background-color="#E8F2FE"/>
    </style:style>
    <style:style style:name="T1826" style:parent-style-name="DefaultParagraphFont" style:family="text">
      <style:text-properties style:font-name="monospace" fo:color="#000000" fo:font-size="10pt" style:font-size-asian="10pt" fo:background-color="#E8F2FE"/>
    </style:style>
    <style:style style:name="T1827" style:parent-style-name="DefaultParagraphFont" style:family="text">
      <style:text-properties style:font-name="monospace" fo:color="#000000" fo:font-size="10pt" style:font-size-asian="10pt"/>
    </style:style>
    <style:style style:name="T1828" style:parent-style-name="DefaultParagraphFont" style:family="text">
      <style:text-properties style:font-name="monospace" fo:font-weight="bold" style:font-weight-asian="bold" fo:color="#7F0055" fo:font-size="10pt" style:font-size-asian="10pt"/>
    </style:style>
    <style:style style:name="T1829" style:parent-style-name="DefaultParagraphFont" style:family="text">
      <style:text-properties style:font-name="monospace" fo:color="#000000" fo:font-size="10pt" style:font-size-asian="10pt"/>
    </style:style>
    <style:style style:name="T1830" style:parent-style-name="DefaultParagraphFont" style:family="text">
      <style:text-properties style:font-name="monospace" fo:color="#000000" fo:font-size="10pt" style:font-size-asian="10pt"/>
    </style:style>
    <style:style style:name="T1831" style:parent-style-name="DefaultParagraphFont" style:family="text">
      <style:text-properties style:font-name="monospace" fo:color="#3F7F5F" fo:font-size="10pt" style:font-size-asian="10pt"/>
    </style:style>
    <style:style style:name="T1832" style:parent-style-name="DefaultParagraphFont" style:family="text">
      <style:text-properties style:font-name="monospace" fo:color="#000000" fo:font-size="10pt" style:font-size-asian="10pt"/>
    </style:style>
    <style:style style:name="T1833" style:parent-style-name="DefaultParagraphFont" style:family="text">
      <style:text-properties style:font-name="monospace" fo:font-weight="bold" style:font-weight-asian="bold" fo:color="#7F0055" fo:font-size="10pt" style:font-size-asian="10pt"/>
    </style:style>
    <style:style style:name="T1834" style:parent-style-name="DefaultParagraphFont" style:family="text">
      <style:text-properties style:font-name="monospace" fo:color="#000000" fo:font-size="10pt" style:font-size-asian="10pt"/>
    </style:style>
    <style:style style:name="T1835" style:parent-style-name="DefaultParagraphFont" style:family="text">
      <style:text-properties style:font-name="monospace" fo:font-weight="bold" style:font-weight-asian="bold" fo:color="#000000" fo:font-size="10pt" style:font-size-asian="10pt"/>
    </style:style>
    <style:style style:name="T1836" style:parent-style-name="DefaultParagraphFont" style:family="text">
      <style:text-properties style:font-name="monospace" fo:color="#000000" fo:font-size="10pt" style:font-size-asian="10pt"/>
    </style:style>
    <style:style style:name="T1837" style:parent-style-name="DefaultParagraphFont" style:family="text">
      <style:text-properties style:font-name="monospace" fo:font-weight="bold" style:font-weight-asian="bold" fo:color="#7F0055" fo:font-size="10pt" style:font-size-asian="10pt"/>
    </style:style>
    <style:style style:name="T1838" style:parent-style-name="DefaultParagraphFont" style:family="text">
      <style:text-properties style:font-name="monospace" fo:color="#000000" fo:font-size="10pt" style:font-size-asian="10pt"/>
    </style:style>
    <style:style style:name="T1839" style:parent-style-name="DefaultParagraphFont" style:family="text">
      <style:text-properties style:font-name="monospace" fo:color="#000000" fo:font-size="10pt" style:font-size-asian="10pt"/>
    </style:style>
    <style:style style:name="T1840" style:parent-style-name="DefaultParagraphFont" style:family="text">
      <style:text-properties style:font-name="monospace" fo:font-weight="bold" style:font-weight-asian="bold" fo:color="#7F0055" fo:font-size="10pt" style:font-size-asian="10pt"/>
    </style:style>
    <style:style style:name="T1841" style:parent-style-name="DefaultParagraphFont" style:family="text">
      <style:text-properties style:font-name="monospace" fo:color="#000000" fo:font-size="10pt" style:font-size-asian="10pt"/>
    </style:style>
    <style:style style:name="T1842" style:parent-style-name="DefaultParagraphFont" style:family="text">
      <style:text-properties style:font-name="monospace" fo:font-weight="bold" style:font-weight-asian="bold" fo:color="#7F0055" fo:font-size="10pt" style:font-size-asian="10pt"/>
    </style:style>
    <style:style style:name="P1843" style:parent-style-name="Standard" style:family="paragraph">
      <style:text-properties style:font-name="monospace" fo:color="#000000" fo:font-size="10pt" style:font-size-asian="10pt"/>
    </style:style>
    <style:style style:name="P1844" style:parent-style-name="Standard" style:family="paragraph">
      <style:text-properties style:font-name="monospace" fo:color="#000000" fo:font-size="10pt" style:font-size-asian="10pt"/>
    </style:style>
    <style:style style:name="P1845" style:parent-style-name="Standard" style:family="paragraph">
      <style:text-properties style:font-name="monospace" fo:color="#000000" fo:font-size="10pt" style:font-size-asian="10pt"/>
    </style:style>
    <style:style style:name="P1846" style:parent-style-name="Standard" style:family="paragraph">
      <style:text-properties style:font-name="monospace" fo:font-size="10pt" style:font-size-asian="10pt"/>
    </style:style>
    <style:style style:name="T1847" style:parent-style-name="DefaultParagraphFont" style:family="text">
      <style:text-properties style:font-name="monospace" fo:color="#000000" fo:font-size="10pt" style:font-size-asian="10pt"/>
    </style:style>
    <style:style style:name="T1848" style:parent-style-name="DefaultParagraphFont" style:family="text">
      <style:text-properties style:font-name="monospace" fo:font-weight="bold" style:font-weight-asian="bold" fo:color="#7F0055" fo:font-size="10pt" style:font-size-asian="10pt"/>
    </style:style>
    <style:style style:name="T1849" style:parent-style-name="DefaultParagraphFont" style:family="text">
      <style:text-properties style:font-name="monospace" fo:color="#000000" fo:font-size="10pt" style:font-size-asian="10pt"/>
    </style:style>
    <style:style style:name="T1850" style:parent-style-name="DefaultParagraphFont" style:family="text">
      <style:text-properties style:font-name="monospace" fo:font-style="italic" style:font-style-asian="italic" fo:color="#0000C0" fo:font-size="10pt" style:font-size-asian="10pt"/>
    </style:style>
    <style:style style:name="T1851" style:parent-style-name="DefaultParagraphFont" style:family="text">
      <style:text-properties style:font-name="monospace" fo:color="#000000" fo:font-size="10pt" style:font-size-asian="10pt"/>
    </style:style>
    <style:style style:name="T1852" style:parent-style-name="DefaultParagraphFont" style:family="text">
      <style:text-properties style:font-name="monospace" fo:color="#000000" fo:font-size="10pt" style:font-size-asian="10pt"/>
    </style:style>
    <style:style style:name="T1853" style:parent-style-name="DefaultParagraphFont" style:family="text">
      <style:text-properties style:font-name="monospace" fo:font-weight="bold" style:font-weight-asian="bold" fo:color="#7F0055" fo:font-size="10pt" style:font-size-asian="10pt"/>
    </style:style>
    <style:style style:name="T1854" style:parent-style-name="DefaultParagraphFont" style:family="text">
      <style:text-properties style:font-name="monospace" fo:color="#000000" fo:font-size="10pt" style:font-size-asian="10pt"/>
    </style:style>
    <style:style style:name="T1855" style:parent-style-name="DefaultParagraphFont" style:family="text">
      <style:text-properties style:font-name="monospace" fo:font-style="italic" style:font-style-asian="italic" fo:color="#0000C0" fo:font-size="10pt" style:font-size-asian="10pt"/>
    </style:style>
    <style:style style:name="T1856" style:parent-style-name="DefaultParagraphFont" style:family="text">
      <style:text-properties style:font-name="monospace" fo:color="#000000" fo:font-size="10pt" style:font-size-asian="10pt"/>
    </style:style>
    <style:style style:name="T1857" style:parent-style-name="DefaultParagraphFont" style:family="text">
      <style:text-properties style:font-name="monospace" fo:color="#000000" fo:font-size="10pt" style:font-size-asian="10pt"/>
    </style:style>
    <style:style style:name="T1858" style:parent-style-name="DefaultParagraphFont" style:family="text">
      <style:text-properties style:font-name="monospace" fo:font-weight="bold" style:font-weight-asian="bold" fo:color="#7F0055" fo:font-size="10pt" style:font-size-asian="10pt"/>
    </style:style>
    <style:style style:name="T1859" style:parent-style-name="DefaultParagraphFont" style:family="text">
      <style:text-properties style:font-name="monospace" fo:color="#000000" fo:font-size="10pt" style:font-size-asian="10pt"/>
    </style:style>
    <style:style style:name="T1860" style:parent-style-name="DefaultParagraphFont" style:family="text">
      <style:text-properties style:font-name="monospace" fo:font-style="italic" style:font-style-asian="italic" fo:color="#0000C0" fo:font-size="10pt" style:font-size-asian="10pt"/>
    </style:style>
    <style:style style:name="T1861" style:parent-style-name="DefaultParagraphFont" style:family="text">
      <style:text-properties style:font-name="monospace" fo:color="#000000" fo:font-size="10pt" style:font-size-asian="10pt"/>
    </style:style>
    <style:style style:name="P1862" style:parent-style-name="Standard" style:family="paragraph">
      <style:text-properties style:font-name="monospace" fo:color="#000000" fo:font-size="10pt" style:font-size-asian="10pt"/>
    </style:style>
    <style:style style:name="P1863" style:parent-style-name="Standard" style:family="paragraph">
      <style:text-properties style:font-name="monospace" fo:font-size="10pt" style:font-size-asian="10pt"/>
    </style:style>
    <style:style style:name="T1864" style:parent-style-name="DefaultParagraphFont" style:family="text">
      <style:text-properties style:font-name="monospace" fo:color="#000000" fo:font-size="10pt" style:font-size-asian="10pt"/>
    </style:style>
    <style:style style:name="T1865" style:parent-style-name="DefaultParagraphFont" style:family="text">
      <style:text-properties style:font-name="monospace" fo:font-weight="bold" style:font-weight-asian="bold" fo:color="#7F0055" fo:font-size="10pt" style:font-size-asian="10pt"/>
    </style:style>
    <style:style style:name="T1866" style:parent-style-name="DefaultParagraphFont" style:family="text">
      <style:text-properties style:font-name="monospace" fo:color="#000000" fo:font-size="10pt" style:font-size-asian="10pt"/>
    </style:style>
    <style:style style:name="T1867" style:parent-style-name="DefaultParagraphFont" style:family="text">
      <style:text-properties style:font-name="monospace" fo:color="#000000" fo:font-size="10pt" style:font-size-asian="10pt"/>
    </style:style>
    <style:style style:name="T1868" style:parent-style-name="DefaultParagraphFont" style:family="text">
      <style:text-properties style:font-name="monospace" fo:font-weight="bold" style:font-weight-asian="bold" fo:color="#7F0055" fo:font-size="10pt" style:font-size-asian="10pt"/>
    </style:style>
    <style:style style:name="T1869" style:parent-style-name="DefaultParagraphFont" style:family="text">
      <style:text-properties style:font-name="monospace" fo:color="#000000" fo:font-size="10pt" style:font-size-asian="10pt"/>
    </style:style>
    <style:style style:name="T1870" style:parent-style-name="DefaultParagraphFont" style:family="text">
      <style:text-properties style:font-name="monospace" fo:font-weight="bold" style:font-weight-asian="bold" fo:color="#000000" fo:font-size="10pt" style:font-size-asian="10pt"/>
    </style:style>
    <style:style style:name="T1871" style:parent-style-name="DefaultParagraphFont" style:family="text">
      <style:text-properties style:font-name="monospace" fo:color="#000000" fo:font-size="10pt" style:font-size-asian="10pt"/>
    </style:style>
    <style:style style:name="T1872" style:parent-style-name="DefaultParagraphFont" style:family="text">
      <style:text-properties style:font-name="monospace" fo:font-weight="bold" style:font-weight-asian="bold" fo:color="#7F0055" fo:font-size="10pt" style:font-size-asian="10pt"/>
    </style:style>
    <style:style style:name="T1873" style:parent-style-name="DefaultParagraphFont" style:family="text">
      <style:text-properties style:font-name="monospace" fo:color="#000000" fo:font-size="10pt" style:font-size-asian="10pt"/>
    </style:style>
    <style:style style:name="T1874" style:parent-style-name="DefaultParagraphFont" style:family="text">
      <style:text-properties style:font-name="monospace" fo:color="#000000" fo:font-size="10pt" style:font-size-asian="10pt"/>
    </style:style>
    <style:style style:name="T1875" style:parent-style-name="DefaultParagraphFont" style:family="text">
      <style:text-properties style:font-name="monospace" fo:color="#000000" fo:font-size="10pt" style:font-size-asian="10pt"/>
    </style:style>
    <style:style style:name="T1876" style:parent-style-name="DefaultParagraphFont" style:family="text">
      <style:text-properties style:font-name="monospace" fo:color="#000000" fo:font-size="10pt" style:font-size-asian="10pt"/>
    </style:style>
    <style:style style:name="T1877" style:parent-style-name="DefaultParagraphFont" style:family="text">
      <style:text-properties style:font-name="monospace" fo:color="#000000" fo:font-size="10pt" style:font-size-asian="10pt"/>
    </style:style>
    <style:style style:name="T1878" style:parent-style-name="DefaultParagraphFont" style:family="text">
      <style:text-properties style:font-name="monospace" fo:color="#000000" fo:font-size="10pt" style:font-size-asian="10pt"/>
    </style:style>
    <style:style style:name="T1879" style:parent-style-name="DefaultParagraphFont" style:family="text">
      <style:text-properties style:font-name="monospace" fo:color="#000000" fo:font-size="10pt" style:font-size-asian="10pt"/>
    </style:style>
    <style:style style:name="T1880" style:parent-style-name="DefaultParagraphFont" style:family="text">
      <style:text-properties style:font-name="monospace" fo:color="#000000" fo:font-size="10pt" style:font-size-asian="10pt"/>
    </style:style>
    <style:style style:name="T1881" style:parent-style-name="DefaultParagraphFont" style:family="text">
      <style:text-properties style:font-name="monospace" fo:color="#000000" fo:font-size="10pt" style:font-size-asian="10pt"/>
    </style:style>
    <style:style style:name="T1882" style:parent-style-name="DefaultParagraphFont" style:family="text">
      <style:text-properties style:font-name="monospace" fo:font-weight="bold" style:font-weight-asian="bold" fo:color="#7F0055" fo:font-size="10pt" style:font-size-asian="10pt"/>
    </style:style>
    <style:style style:name="P1883" style:parent-style-name="Standard" style:family="paragraph">
      <style:text-properties style:font-name="monospace" fo:color="#000000" fo:font-size="10pt" style:font-size-asian="10pt"/>
    </style:style>
    <style:style style:name="T1884" style:parent-style-name="DefaultParagraphFont" style:family="text">
      <style:text-properties style:font-name="monospace" fo:color="#000000" fo:font-size="10pt" style:font-size-asian="10pt"/>
    </style:style>
    <style:style style:name="T1885" style:parent-style-name="DefaultParagraphFont" style:family="text">
      <style:text-properties style:font-name="monospace" fo:color="#000000" fo:font-size="10pt" style:font-size-asian="10pt"/>
    </style:style>
    <style:style style:name="T1886" style:parent-style-name="DefaultParagraphFont" style:family="text">
      <style:text-properties style:font-name="monospace" fo:font-weight="bold" style:font-weight-asian="bold" fo:color="#7F0055" fo:font-size="10pt" style:font-size-asian="10pt"/>
    </style:style>
    <style:style style:name="T1887" style:parent-style-name="DefaultParagraphFont" style:family="text">
      <style:text-properties style:font-name="monospace" fo:color="#000000" fo:font-size="10pt" style:font-size-asian="10pt"/>
    </style:style>
    <style:style style:name="T1888" style:parent-style-name="DefaultParagraphFont" style:family="text">
      <style:text-properties style:font-name="monospace" fo:font-style="italic" style:font-style-asian="italic" fo:color="#0000C0" fo:font-size="10pt" style:font-size-asian="10pt"/>
    </style:style>
    <style:style style:name="T1889" style:parent-style-name="DefaultParagraphFont" style:family="text">
      <style:text-properties style:font-name="monospace" fo:color="#000000" fo:font-size="10pt" style:font-size-asian="10pt"/>
    </style:style>
    <style:style style:name="T1890" style:parent-style-name="DefaultParagraphFont" style:family="text">
      <style:text-properties style:font-name="monospace" fo:font-weight="bold" style:font-weight-asian="bold" fo:color="#7F0055" fo:font-size="10pt" style:font-size-asian="10pt"/>
    </style:style>
    <style:style style:name="T1891" style:parent-style-name="DefaultParagraphFont" style:family="text">
      <style:text-properties style:font-name="monospace" fo:color="#000000" fo:font-size="10pt" style:font-size-asian="10pt"/>
    </style:style>
    <style:style style:name="T1892" style:parent-style-name="DefaultParagraphFont" style:family="text">
      <style:text-properties style:font-name="monospace" fo:font-style="italic" style:font-style-asian="italic" fo:color="#0000C0" fo:font-size="10pt" style:font-size-asian="10pt"/>
    </style:style>
    <style:style style:name="T1893" style:parent-style-name="DefaultParagraphFont" style:family="text">
      <style:text-properties style:font-name="monospace" fo:color="#000000" fo:font-size="10pt" style:font-size-asian="10pt"/>
    </style:style>
    <style:style style:name="T1894" style:parent-style-name="DefaultParagraphFont" style:family="text">
      <style:text-properties style:font-name="monospace" fo:color="#000000" fo:font-size="10pt" style:font-size-asian="10pt"/>
    </style:style>
    <style:style style:name="T1895" style:parent-style-name="DefaultParagraphFont" style:family="text">
      <style:text-properties style:font-name="monospace" fo:color="#000000" fo:font-size="10pt" style:font-size-asian="10pt"/>
    </style:style>
    <style:style style:name="T1896" style:parent-style-name="DefaultParagraphFont" style:family="text">
      <style:text-properties style:font-name="monospace" fo:color="#000000" fo:font-size="10pt" style:font-size-asian="10pt"/>
    </style:style>
    <style:style style:name="T1897" style:parent-style-name="DefaultParagraphFont" style:family="text">
      <style:text-properties style:font-name="monospace" fo:color="#000000" fo:font-size="10pt" style:font-size-asian="10pt"/>
    </style:style>
    <style:style style:name="T1898" style:parent-style-name="DefaultParagraphFont" style:family="text">
      <style:text-properties style:font-name="monospace" fo:color="#000000" fo:font-size="10pt" style:font-size-asian="10pt"/>
    </style:style>
    <style:style style:name="T1899" style:parent-style-name="DefaultParagraphFont" style:family="text">
      <style:text-properties style:font-name="monospace" fo:color="#000000" fo:font-size="10pt" style:font-size-asian="10pt"/>
    </style:style>
    <style:style style:name="T1900" style:parent-style-name="DefaultParagraphFont" style:family="text">
      <style:text-properties style:font-name="monospace" fo:font-weight="bold" style:font-weight-asian="bold" fo:color="#7F0055" fo:font-size="10pt" style:font-size-asian="10pt"/>
    </style:style>
    <style:style style:name="T1901" style:parent-style-name="DefaultParagraphFont" style:family="text">
      <style:text-properties style:font-name="monospace" fo:color="#000000" fo:font-size="10pt" style:font-size-asian="10pt"/>
    </style:style>
    <style:style style:name="T1902" style:parent-style-name="DefaultParagraphFont" style:family="text">
      <style:text-properties style:font-name="monospace" fo:font-style="italic" style:font-style-asian="italic" fo:color="#0000C0" fo:font-size="10pt" style:font-size-asian="10pt"/>
    </style:style>
    <style:style style:name="T1903" style:parent-style-name="DefaultParagraphFont" style:family="text">
      <style:text-properties style:font-name="monospace" fo:color="#000000" fo:font-size="10pt" style:font-size-asian="10pt"/>
    </style:style>
    <style:style style:name="T1904" style:parent-style-name="DefaultParagraphFont" style:family="text">
      <style:text-properties style:font-name="monospace" fo:font-weight="bold" style:font-weight-asian="bold" fo:color="#7F0055" fo:font-size="10pt" style:font-size-asian="10pt"/>
    </style:style>
    <style:style style:name="T1905" style:parent-style-name="DefaultParagraphFont" style:family="text">
      <style:text-properties style:font-name="monospace" fo:color="#000000" fo:font-size="10pt" style:font-size-asian="10pt"/>
    </style:style>
    <style:style style:name="T1906" style:parent-style-name="DefaultParagraphFont" style:family="text">
      <style:text-properties style:font-name="monospace" fo:font-style="italic" style:font-style-asian="italic" fo:color="#0000C0" fo:font-size="10pt" style:font-size-asian="10pt"/>
    </style:style>
    <style:style style:name="T1907" style:parent-style-name="DefaultParagraphFont" style:family="text">
      <style:text-properties style:font-name="monospace" fo:color="#000000" fo:font-size="10pt" style:font-size-asian="10pt"/>
    </style:style>
    <style:style style:name="T1908" style:parent-style-name="DefaultParagraphFont" style:family="text">
      <style:text-properties style:font-name="monospace" fo:font-weight="bold" style:font-weight-asian="bold" fo:color="#7F0055" fo:font-size="10pt" style:font-size-asian="10pt"/>
    </style:style>
    <style:style style:name="T1909" style:parent-style-name="DefaultParagraphFont" style:family="text">
      <style:text-properties style:font-name="monospace" fo:color="#000000" fo:font-size="10pt" style:font-size-asian="10pt"/>
    </style:style>
    <style:style style:name="T1910" style:parent-style-name="DefaultParagraphFont" style:family="text">
      <style:text-properties style:font-name="monospace" fo:font-style="italic" style:font-style-asian="italic" fo:color="#0000C0" fo:font-size="10pt" style:font-size-asian="10pt"/>
    </style:style>
    <style:style style:name="T1911" style:parent-style-name="DefaultParagraphFont" style:family="text">
      <style:text-properties style:font-name="monospace" fo:color="#000000" fo:font-size="10pt" style:font-size-asian="10pt"/>
    </style:style>
    <style:style style:name="T1912" style:parent-style-name="DefaultParagraphFont" style:family="text">
      <style:text-properties style:font-name="monospace" fo:color="#000000" fo:font-size="10pt" style:font-size-asian="10pt"/>
    </style:style>
    <style:style style:name="T1913" style:parent-style-name="DefaultParagraphFont" style:family="text">
      <style:text-properties style:font-name="monospace" fo:font-weight="bold" style:font-weight-asian="bold" fo:color="#7F0055" fo:font-size="10pt" style:font-size-asian="10pt"/>
    </style:style>
    <style:style style:name="T1914" style:parent-style-name="DefaultParagraphFont" style:family="text">
      <style:text-properties style:font-name="monospace" fo:color="#000000" fo:font-size="10pt" style:font-size-asian="10pt"/>
    </style:style>
    <style:style style:name="T1915" style:parent-style-name="DefaultParagraphFont" style:family="text">
      <style:text-properties style:font-name="monospace" fo:font-style="italic" style:font-style-asian="italic" fo:color="#0000C0" fo:font-size="10pt" style:font-size-asian="10pt"/>
    </style:style>
    <style:style style:name="T1916" style:parent-style-name="DefaultParagraphFont" style:family="text">
      <style:text-properties style:font-name="monospace" fo:color="#000000" fo:font-size="10pt" style:font-size-asian="10pt"/>
    </style:style>
    <style:style style:name="T1917" style:parent-style-name="DefaultParagraphFont" style:family="text">
      <style:text-properties style:font-name="monospace" fo:font-weight="bold" style:font-weight-asian="bold" fo:color="#7F0055" fo:font-size="10pt" style:font-size-asian="10pt"/>
    </style:style>
    <style:style style:name="T1918" style:parent-style-name="DefaultParagraphFont" style:family="text">
      <style:text-properties style:font-name="monospace" fo:color="#000000" fo:font-size="10pt" style:font-size-asian="10pt"/>
    </style:style>
    <style:style style:name="T1919" style:parent-style-name="DefaultParagraphFont" style:family="text">
      <style:text-properties style:font-name="monospace" fo:font-style="italic" style:font-style-asian="italic" fo:color="#0000C0" fo:font-size="10pt" style:font-size-asian="10pt"/>
    </style:style>
    <style:style style:name="T1920" style:parent-style-name="DefaultParagraphFont" style:family="text">
      <style:text-properties style:font-name="monospace" fo:color="#000000" fo:font-size="10pt" style:font-size-asian="10pt"/>
    </style:style>
    <style:style style:name="P1921" style:parent-style-name="Standard" style:family="paragraph">
      <style:text-properties style:font-name="monospace" fo:color="#000000" fo:font-size="10pt" style:font-size-asian="10pt"/>
    </style:style>
    <style:style style:name="P1922" style:parent-style-name="Textbody" style:family="paragraph">
      <style:text-properties style:font-name="monospace" fo:color="#000000" fo:font-size="10pt" style:font-size-asian="10pt" fo:background-color="#E8F2FE"/>
    </style:style>
    <style:style style:name="T1923" style:parent-style-name="DefaultParagraphFont" style:family="text">
      <style:text-properties style:font-name="monospace" fo:font-weight="bold" style:font-weight-asian="bold" fo:color="#7F0055" fo:font-size="10pt" style:font-size-asian="10pt" fo:background-color="#E8F2FE"/>
    </style:style>
    <style:style style:name="T1924" style:parent-style-name="DefaultParagraphFont" style:family="text">
      <style:text-properties style:font-name="monospace" fo:color="#000000" fo:font-size="10pt" style:font-size-asian="10pt" fo:background-color="#E8F2FE"/>
    </style:style>
    <style:style style:name="T1925" style:parent-style-name="DefaultParagraphFont" style:family="text">
      <style:text-properties style:font-name="monospace" fo:font-weight="bold" style:font-weight-asian="bold" fo:color="#000000" fo:font-size="10pt" style:font-size-asian="10pt" fo:background-color="#E8F2FE"/>
    </style:style>
    <style:style style:name="T1926" style:parent-style-name="DefaultParagraphFont" style:family="text">
      <style:text-properties style:font-name="monospace" fo:color="#000000" fo:font-size="10pt" style:font-size-asian="10pt"/>
    </style:style>
    <style:style style:name="T1927" style:parent-style-name="DefaultParagraphFont" style:family="text">
      <style:text-properties style:font-name="monospace" fo:font-weight="bold" style:font-weight-asian="bold" fo:color="#7F0055" fo:font-size="10pt" style:font-size-asian="10pt"/>
    </style:style>
    <style:style style:name="T1928" style:parent-style-name="DefaultParagraphFont" style:family="text">
      <style:text-properties style:font-name="monospace" fo:color="#000000" fo:font-size="10pt" style:font-size-asian="10pt"/>
    </style:style>
    <style:style style:name="T1929" style:parent-style-name="DefaultParagraphFont" style:family="text">
      <style:text-properties style:font-name="monospace" fo:color="#005032" fo:font-size="10pt" style:font-size-asian="10pt"/>
    </style:style>
    <style:style style:name="T1930" style:parent-style-name="DefaultParagraphFont" style:family="text">
      <style:text-properties style:font-name="monospace" fo:color="#000000" fo:font-size="10pt" style:font-size-asian="10pt"/>
    </style:style>
    <style:style style:name="P1931" style:parent-style-name="Standard" style:family="paragraph">
      <style:text-properties style:font-name="monospace" fo:color="#000000" fo:font-size="10pt" style:font-size-asian="10pt"/>
    </style:style>
    <style:style style:name="P1932" style:parent-style-name="PreformattedText" style:family="paragraph">
      <style:paragraph-properties fo:margin-bottom="0.1965in"/>
    </style:style>
    <style:style style:name="P1933" style:parent-style-name="PreformattedText" style:family="paragraph">
      <style:paragraph-properties fo:margin-bottom="0.1965in"/>
    </style:style>
    <style:style style:name="P1934" style:parent-style-name="Textbody" style:family="paragraph"/>
    <style:style style:name="P1935" style:parent-style-name="Standard" style:family="paragraph">
      <style:text-properties fo:color="#999999"/>
    </style:style>
    <style:style style:name="P1936" style:parent-style-name="Textbody" style:family="paragraph"/>
    <style:style style:name="P1937" style:parent-style-name="Textbody" style:family="paragraph"/>
    <style:style style:name="P1938" style:parent-style-name="Textbody" style:family="paragraph"/>
    <style:style style:name="P1939" style:parent-style-name="Textbody" style:family="paragraph"/>
    <style:style style:name="P1940" style:parent-style-name="Textbody" style:family="paragraph"/>
    <style:style style:name="P1941" style:parent-style-name="Textbody" style:family="paragraph"/>
    <style:style style:name="P1942" style:parent-style-name="Textbody" style:family="paragraph"/>
    <style:style style:name="P1943" style:parent-style-name="Textbody" style:family="paragraph"/>
    <style:style style:name="P1944" style:parent-style-name="Textbody" style:family="paragraph"/>
    <style:style style:name="T1945" style:parent-style-name="DefaultParagraphFont" style:family="text">
      <style:text-properties style:font-name="WenQuanYi Micro Hei" style:font-name-asian="WenQuanYi Micro Hei"/>
    </style:style>
    <style:style style:name="P1946" style:parent-style-name="Textbody" style:family="paragraph">
      <style:text-properties style:font-name="WenQuanYi Micro Hei" style:font-name-asian="WenQuanYi Micro Hei"/>
    </style:style>
    <style:style style:name="T1947" style:parent-style-name="DefaultParagraphFont" style:family="text">
      <style:text-properties style:font-name="WenQuanYi Micro Hei" style:font-name-asian="WenQuanYi Micro Hei"/>
    </style:style>
    <style:style style:name="P1948" style:parent-style-name="Textbody" style:family="paragraph">
      <style:text-properties style:font-name="WenQuanYi Micro Hei" style:font-name-asian="WenQuanYi Micro Hei"/>
    </style:style>
    <style:style style:name="T1949" style:parent-style-name="Hyperlink" style:family="text">
      <style:text-properties style:font-name="WenQuanYi Micro Hei" style:font-name-asian="WenQuanYi Micro Hei"/>
    </style:style>
    <style:style style:name="T1950" style:parent-style-name="DefaultParagraphFont" style:family="text">
      <style:text-properties style:font-name="WenQuanYi Micro Hei" style:font-name-asian="WenQuanYi Micro Hei"/>
    </style:style>
    <style:style style:name="T1951" style:parent-style-name="DefaultParagraphFont" style:family="text">
      <style:text-properties style:font-name="WenQuanYi Micro Hei" style:font-name-asian="WenQuanYi Micro Hei"/>
    </style:style>
    <style:style style:name="T1952" style:parent-style-name="DefaultParagraphFont" style:family="text">
      <style:text-properties style:font-name="WenQuanYi Micro Hei" style:font-name-asian="WenQuanYi Micro Hei"/>
    </style:style>
    <style:style style:name="T1953" style:parent-style-name="DefaultParagraphFont" style:family="text">
      <style:text-properties style:font-name="monospace"/>
    </style:style>
    <style:style style:name="T1954" style:parent-style-name="DefaultParagraphFont" style:family="text">
      <style:text-properties style:font-name="WenQuanYi Micro Hei" style:font-name-asian="WenQuanYi Micro Hei"/>
    </style:style>
    <style:style style:name="T1955" style:parent-style-name="DefaultParagraphFont" style:family="text">
      <style:text-properties style:font-name="WenQuanYi Micro Hei" style:font-name-asian="WenQuanYi Micro Hei"/>
    </style:style>
    <style:style style:name="T1956" style:parent-style-name="DefaultParagraphFont" style:family="text">
      <style:text-properties fo:font-weight="bold" style:font-weight-asian="bold" style:font-weight-complex="bold"/>
    </style:style>
    <style:style style:name="P1957" style:parent-style-name="Textbody" style:family="paragraph">
      <style:text-properties style:font-name="WenQuanYi Micro Hei" style:font-name-asian="WenQuanYi Micro Hei"/>
    </style:style>
    <style:style style:name="P1958" style:parent-style-name="Textbody" style:family="paragraph">
      <style:paragraph-properties fo:margin-bottom="0in"/>
    </style:style>
    <style:style style:name="P1959" style:parent-style-name="Textbody" style:family="paragraph">
      <style:paragraph-properties fo:margin-bottom="0in"/>
    </style:style>
    <style:style style:name="P1960" style:parent-style-name="Textbody" style:family="paragraph">
      <style:paragraph-properties fo:margin-bottom="0in"/>
    </style:style>
    <style:style style:name="P1961" style:parent-style-name="Textbody" style:family="paragraph">
      <style:paragraph-properties fo:break-before="page"/>
    </style:style>
    <style:style style:family="graphic" style:name="a12">
      <style:graphic-properties style:vertical-pos="middle"/>
    </style:style>
    <style:style style:family="graphic" style:name="a0">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style:vertical-pos="middle"/>
    </style:style>
    <style:style style:family="graphic" style:name="a1">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middle" draw:textarea-horizontal-align="center"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TOC6">
            <text:index-entry-link-start/>
            <text:index-entry-text/>
            <text:index-entry-tab-stop style:leader-char="." style:type="right"/>
            <text:index-entry-page-number/>
            <text:index-entry-link-end/>
          </text:table-of-content-entry-template>
          <text:table-of-content-entry-template text:outline-level="7" text:style-name="TOC7">
            <text:index-entry-link-start/>
            <text:index-entry-text/>
            <text:index-entry-tab-stop style:leader-char="." style:type="right"/>
            <text:index-entry-page-number/>
            <text:index-entry-link-end/>
          </text:table-of-content-entry-template>
          <text:table-of-content-entry-template text:outline-level="8" text:style-name="TOC8">
            <text:index-entry-link-start/>
            <text:index-entry-text/>
            <text:index-entry-tab-stop style:leader-char="." style:type="right"/>
            <text:index-entry-page-number/>
            <text:index-entry-link-end/>
          </text:table-of-content-entry-template>
          <text:table-of-content-entry-template text:outline-level="9" text:style-name="TOC9">
            <text:index-entry-link-start/>
            <text:index-entry-text/>
            <text:index-entry-tab-stop style:leader-char="." style:type="right"/>
            <text:index-entry-page-number/>
            <text:index-entry-link-end/>
          </text:table-of-content-entry-template>
        </text:table-of-content-source>
        <text:index-body>
          <text:p text:style-name="P1"><text:a xlink:href="#_Toc78107305" office:target-frame-name="_top" xlink:show="replace"><text:span text:style-name="Hyperlink">1</text:span><text:span text:style-name="T2"><text:tab/></text:span><text:span text:style-name="Hyperlink">Installation</text:span><text:tab/>5</text:a></text:p>
          <text:p text:style-name="P3"><text:a xlink:href="#_Toc78107306" office:target-frame-name="_top" xlink:show="replace"><text:span text:style-name="Hyperlink">2</text:span><text:span text:style-name="T4"><text:tab/></text:span><text:span text:style-name="Hyperlink">Definition of terms</text:span><text:tab/>6</text:a></text:p>
          <text:p text:style-name="P5"><text:a xlink:href="#_Toc78107307" office:target-frame-name="_top" xlink:show="replace"><text:span text:style-name="Hyperlink">2.1</text:span><text:span text:style-name="T6"><text:tab/></text:span><text:span text:style-name="Hyperlink">Degree of freedom, P1 bottom, step-2</text:span><text:tab/>6</text:a></text:p>
          <text:p text:style-name="P7"><text:a xlink:href="#_Toc78107308" office:target-frame-name="_top" xlink:show="replace"><text:span text:style-name="Hyperlink">2.2</text:span><text:span text:style-name="T8"><text:tab/></text:span><text:span text:style-name="Hyperlink">Point, vector and tensor</text:span><text:tab/>7</text:a></text:p>
          <text:p text:style-name="P9"><text:a xlink:href="#_Toc78107309" office:target-frame-name="_top" xlink:show="replace"><text:span text:style-name="Hyperlink">2.2.1</text:span><text:span text:style-name="T10"><text:tab/></text:span><text:span text:style-name="Hyperlink">Point</text:span><text:tab/>7</text:a></text:p>
          <text:p text:style-name="P11"><text:a xlink:href="#_Toc78107310" office:target-frame-name="_top" xlink:show="replace"><text:span text:style-name="Hyperlink">3</text:span><text:span text:style-name="T12"><text:tab/></text:span><text:span text:style-name="Hyperlink">Tutorial by class and funtion</text:span><text:tab/>7</text:a></text:p>
          <text:p text:style-name="P13"><text:a xlink:href="#_Toc78107311" office:target-frame-name="_top" xlink:show="replace"><text:span text:style-name="Hyperlink">3.1</text:span><text:span text:style-name="T14"><text:tab/></text:span><text:span text:style-name="Hyperlink">triangle information, Oct. 15, 2018</text:span><text:tab/>7</text:a></text:p>
          <text:p text:style-name="P15"><text:a xlink:href="#_Toc78107312" office:target-frame-name="_top" xlink:show="replace"><text:span text:style-name="Hyperlink">3.1.1</text:span><text:span text:style-name="T16"><text:tab/></text:span><text:span text:style-name="Hyperlink">vertex information</text:span><text:tab/>7</text:a></text:p>
          <text:p text:style-name="P17"><text:a xlink:href="#_Toc78107313" office:target-frame-name="_top" xlink:show="replace"><text:span text:style-name="Hyperlink">3.1.2</text:span><text:span text:style-name="T18"><text:tab/></text:span><text:span text:style-name="Hyperlink">Find the coordinate of cell vertices 1-12-2017</text:span><text:tab/>8</text:a></text:p>
          <text:p text:style-name="P19"><text:a xlink:href="#_Toc78107314" office:target-frame-name="_top" xlink:show="replace"><text:span text:style-name="Hyperlink">3.1.3</text:span><text:span text:style-name="T20"><text:tab/></text:span><text:span text:style-name="Hyperlink">Cell information, Oct. 14, 18</text:span><text:tab/>8</text:a></text:p>
          <text:p text:style-name="P21"><text:a xlink:href="#_Toc78107315" office:target-frame-name="_top" xlink:show="replace"><text:span text:style-name="Hyperlink">3.1.4</text:span><text:span text:style-name="T22"><text:tab/></text:span><text:span text:style-name="Hyperlink">face information</text:span><text:tab/>9</text:a></text:p>
          <text:p text:style-name="P23"><text:a xlink:href="#_Toc78107316" office:target-frame-name="_top" xlink:show="replace"><text:span text:style-name="Hyperlink">3.1.5</text:span><text:span text:style-name="T24"><text:tab/></text:span><text:span text:style-name="Hyperlink">dofs information, Dec. 1, 2018</text:span><text:tab/>10</text:a></text:p>
          <text:p text:style-name="P25"><text:a xlink:href="#_Toc78107317" office:target-frame-name="_top" xlink:show="replace"><text:span text:style-name="Hyperlink">3.1.6</text:span><text:span text:style-name="T26"><text:tab/></text:span><text:span text:style-name="Hyperlink">quad information</text:span><text:tab/>12</text:a></text:p>
          <text:p text:style-name="P27"><text:a xlink:href="#_Toc78107318" office:target-frame-name="_top" xlink:show="replace"><text:span text:style-name="Hyperlink">3.1.7</text:span><text:span text:style-name="T28"><text:tab/></text:span><text:span text:style-name="Hyperlink">creating a 2D mesh using vertices, Nov 13, 2019</text:span><text:tab/>13</text:a></text:p>
          <text:p text:style-name="P29"><text:a xlink:href="#_Toc78107319" office:target-frame-name="_top" xlink:show="replace"><text:span text:style-name="Hyperlink">3.1.8</text:span><text:span text:style-name="T30"><text:tab/></text:span><text:span text:style-name="Hyperlink">local refinement, Nov 13, 2019</text:span><text:tab/>13</text:a></text:p>
          <text:p text:style-name="P31"><text:a xlink:href="#_Toc78107320" office:target-frame-name="_top" xlink:show="replace"><text:span text:style-name="Hyperlink">3.2</text:span><text:span text:style-name="T32"><text:tab/></text:span><text:span text:style-name="Hyperlink">Finite elements</text:span><text:tab/>15</text:a></text:p>
          <text:p text:style-name="P33"><text:a xlink:href="#_Toc78107321" office:target-frame-name="_top" xlink:show="replace"><text:span text:style-name="Hyperlink">3.2.1</text:span><text:span text:style-name="T34"><text:tab/></text:span><text:span text:style-name="Hyperlink">FE_Q, P6 top, step-2</text:span><text:tab/>15</text:a></text:p>
          <text:p text:style-name="P35"><text:a xlink:href="#_Toc78107322" office:target-frame-name="_top" xlink:show="replace"><text:span text:style-name="Hyperlink">3.2.2</text:span><text:span text:style-name="T36"><text:tab/></text:span><text:span text:style-name="Hyperlink">Equidistant support nodes, Dec. 12, 2018</text:span><text:tab/>15</text:a></text:p>
          <text:p text:style-name="P37"><text:a xlink:href="#_Toc78107323" office:target-frame-name="_top" xlink:show="replace"><text:span text:style-name="Hyperlink">3.2.3</text:span><text:span text:style-name="T38"><text:tab/></text:span><text:span text:style-name="Hyperlink">Equidistant support points for FE_DGQ, Feb. 13, 2019</text:span><text:tab/>15</text:a></text:p>
          <text:p text:style-name="P39"><text:a xlink:href="#_Toc78107324" office:target-frame-name="_top" xlink:show="replace"><text:span text:style-name="Hyperlink">3.3</text:span><text:span text:style-name="T40"><text:tab/></text:span><text:span text:style-name="Hyperlink">DofHandler</text:span><text:tab/>16</text:a></text:p>
          <text:p text:style-name="P41"><text:a xlink:href="#_Toc78107325" office:target-frame-name="_top" xlink:show="replace"><text:span text:style-name="Hyperlink">3.3.1</text:span><text:span text:style-name="T42"><text:tab/></text:span><text:span text:style-name="Hyperlink">.distribute_dofs, P6 middle, step-2</text:span><text:tab/>16</text:a></text:p>
          <text:p text:style-name="P43"><text:a xlink:href="#_Toc78107326" office:target-frame-name="_top" xlink:show="replace"><text:span text:style-name="Hyperlink">3.3.2</text:span><text:span text:style-name="T44"><text:tab/></text:span><text:span text:style-name="Hyperlink">DoFRenumbering</text:span><text:tab/>16</text:a></text:p>
          <text:p text:style-name="P45"><text:a xlink:href="#_Toc78107327" office:target-frame-name="_top" xlink:show="replace"><text:span text:style-name="Hyperlink">3.3.3</text:span><text:span text:style-name="T46"><text:tab/></text:span><text:span text:style-name="Hyperlink">dof_accessor, Mar. 2</text:span><text:tab/>16</text:a></text:p>
          <text:p text:style-name="P47"><text:a xlink:href="#_Toc78107328" office:target-frame-name="_top" xlink:show="replace"><text:span text:style-name="Hyperlink">3.4</text:span><text:span text:style-name="T48"><text:tab/></text:span><text:span text:style-name="Hyperlink">Mapping, P14 top, step-3</text:span><text:tab/>16</text:a></text:p>
          <text:p text:style-name="P49"><text:a xlink:href="#_Toc78107329" office:target-frame-name="_top" xlink:show="replace"><text:span text:style-name="Hyperlink">3.5</text:span><text:span text:style-name="T50"><text:tab/></text:span><text:span text:style-name="Hyperlink">QGauss, P14 bottom, step-3</text:span><text:tab/>17</text:a></text:p>
          <text:p text:style-name="P51"><text:a xlink:href="#_Toc78107330" office:target-frame-name="_top" xlink:show="replace"><text:span text:style-name="Hyperlink">3.5.1</text:span><text:span text:style-name="T52"><text:tab/></text:span><text:span text:style-name="Hyperlink">1D</text:span><text:tab/>17</text:a></text:p>
          <text:p text:style-name="P53"><text:a xlink:href="#_Toc78107331" office:target-frame-name="_top" xlink:show="replace"><text:span text:style-name="Hyperlink">3.5.2</text:span><text:span text:style-name="T54"><text:tab/></text:span><text:span text:style-name="Hyperlink">Output the coordinates of quadrature points, Feb. 14, 2019</text:span><text:tab/>17</text:a></text:p>
          <text:p text:style-name="P55"><text:a xlink:href="#_Toc78107332" office:target-frame-name="_top" xlink:show="replace"><text:span text:style-name="Hyperlink">3.6</text:span><text:span text:style-name="T56"><text:tab/></text:span><text:span text:style-name="Hyperlink">FEValues</text:span><text:tab/>18</text:a></text:p>
          <text:p text:style-name="P57"><text:a xlink:href="#_Toc78107333" office:target-frame-name="_top" xlink:show="replace"><text:span text:style-name="Hyperlink">3.6.1</text:span><text:span text:style-name="T58"><text:tab/></text:span><text:span text:style-name="Hyperlink">The coordinates of the quadrature points, 8-5-18</text:span><text:tab/>18</text:a></text:p>
          <text:p text:style-name="P59"><text:a xlink:href="#_Toc78107334" office:target-frame-name="_top" xlink:show="replace"><text:span text:style-name="Hyperlink">3.7</text:span><text:span text:style-name="T60"><text:tab/></text:span><text:span text:style-name="T61">FEFaceValues</text:span><text:tab/>18</text:a></text:p>
          <text:p text:style-name="P62"><text:a xlink:href="#_Toc78107335" office:target-frame-name="_top" xlink:show="replace"><text:span text:style-name="Hyperlink">3.7.1</text:span><text:span text:style-name="T63"><text:tab/></text:span><text:span text:style-name="Hyperlink">1D</text:span><text:tab/>18</text:a></text:p>
          <text:p text:style-name="P64"><text:a xlink:href="#_Toc78107336" office:target-frame-name="_top" xlink:show="replace"><text:span text:style-name="Hyperlink">3.8</text:span><text:span text:style-name="T65"><text:tab/></text:span><text:span text:style-name="Hyperlink">BlockSparseMatrix, Feb. 14, 2019</text:span><text:tab/>18</text:a></text:p>
          <text:p text:style-name="P66"><text:a xlink:href="#_Toc78107337" office:target-frame-name="_top" xlink:show="replace"><text:span text:style-name="Hyperlink">3.8.1</text:span><text:span text:style-name="T67"><text:tab/></text:span><text:span text:style-name="T68">Object of class N6dealii15SparsityPatternE is still used by 1 other objects.</text:span><text:tab/>18</text:a></text:p>
          <text:p text:style-name="P69"><text:a xlink:href="#_Toc78107338" office:target-frame-name="_top" xlink:show="replace"><text:span text:style-name="Hyperlink">3.9</text:span><text:span text:style-name="T70"><text:tab/></text:span><text:span text:style-name="Hyperlink">vectortools</text:span><text:tab/>19</text:a></text:p>
          <text:p text:style-name="P71"><text:a xlink:href="#_Toc78107339" office:target-frame-name="_top" xlink:show="replace"><text:span text:style-name="Hyperlink">3.9.1</text:span><text:span text:style-name="T72"><text:tab/></text:span><text:span text:style-name="Hyperlink">VectorTools::interpolate_boundary_values(), P19 top, step-3</text:span><text:tab/>19</text:a></text:p>
          <text:p text:style-name="P73"><text:a xlink:href="#_Toc78107340" office:target-frame-name="_top" xlink:show="replace"><text:span text:style-name="Hyperlink">3.9.2</text:span><text:span text:style-name="T74"><text:tab/></text:span><text:span text:style-name="Hyperlink">VectorTools::compute_mean_value () , P26 bottom, step-3</text:span><text:tab/>19</text:a></text:p>
          <text:p text:style-name="P75"><text:a xlink:href="#_Toc78107341" office:target-frame-name="_top" xlink:show="replace"><text:span text:style-name="Hyperlink">3.9.3</text:span><text:span text:style-name="T76"><text:tab/></text:span><text:span text:style-name="Hyperlink">'mean' used to compute the integral of a function, Jan. 7, 2019</text:span><text:tab/>19</text:a></text:p>
          <text:p text:style-name="P77"><text:a xlink:href="#_Toc78107342" office:target-frame-name="_top" xlink:show="replace"><text:span text:style-name="Hyperlink">3.9.4</text:span><text:span text:style-name="T78"><text:tab/></text:span><text:span text:style-name="Hyperlink">integrate_difference,<text:s/></text:span><text:span text:style-name="T79">P2 middle, step-7</text:span><text:tab/>19</text:a></text:p>
          <text:p text:style-name="P80"><text:a xlink:href="#_Toc78107343" office:target-frame-name="_top" xlink:show="replace"><text:span text:style-name="Hyperlink">3.9.5</text:span><text:span text:style-name="T81"><text:tab/></text:span><text:span text:style-name="Hyperlink">Integrate_difference_inner, Jan. 7, 19</text:span><text:tab/>20</text:a></text:p>
          <text:p text:style-name="P82"><text:a xlink:href="#_Toc78107344" office:target-frame-name="_top" xlink:show="replace"><text:span text:style-name="Hyperlink">3.9.6</text:span><text:span text:style-name="T83"><text:tab/></text:span><text:span text:style-name="Hyperlink">compute_global_error, Jan. 7, 2019</text:span><text:tab/>21</text:a></text:p>
          <text:p text:style-name="P84"><text:a xlink:href="#_Toc78107345" office:target-frame-name="_top" xlink:show="replace"><text:span text:style-name="Hyperlink">3.9.7</text:span><text:span text:style-name="T85"><text:tab/></text:span><text:span text:style-name="Hyperlink">point_value, Jan. 6, 19</text:span><text:tab/>21</text:a></text:p>
          <text:p text:style-name="P86"><text:a xlink:href="#_Toc78107346" office:target-frame-name="_top" xlink:show="replace"><text:span text:style-name="Hyperlink">3.10</text:span><text:span text:style-name="T87"><text:tab/></text:span><text:span text:style-name="Hyperlink">MatrixConstraints</text:span><text:tab/>22</text:a></text:p>
          <text:p text:style-name="P88"><text:a xlink:href="#_Toc78107347" office:target-frame-name="_top" xlink:show="replace"><text:span text:style-name="Hyperlink">3.10.1</text:span><text:span text:style-name="T89"><text:tab/></text:span><text:span text:style-name="Hyperlink">Adjusting components of the constraints, May. 9, 2019</text:span><text:tab/>22</text:a></text:p>
          <text:p text:style-name="P90"><text:a xlink:href="#_Toc78107348" office:target-frame-name="_top" xlink:show="replace"><text:span text:style-name="Hyperlink">3.11</text:span><text:span text:style-name="T91"><text:tab/></text:span><text:span text:style-name="Hyperlink">MatrixTools:: apply_boundary_values (), P20 top, step-3</text:span><text:tab/>22</text:a></text:p>
          <text:p text:style-name="P92"><text:a xlink:href="#_Toc78107349" office:target-frame-name="_top" xlink:show="replace"><text:span text:style-name="Hyperlink">3.12</text:span><text:span text:style-name="T93"><text:tab/></text:span><text:span text:style-name="Hyperlink">Function::value, P5 middle, step-7</text:span><text:tab/>23</text:a></text:p>
          <text:p text:style-name="P94"><text:a xlink:href="#_Toc78107350" office:target-frame-name="_top" xlink:show="replace"><text:span text:style-name="Hyperlink">3.13</text:span><text:span text:style-name="T95"><text:tab/></text:span><text:span text:style-name="Hyperlink">Polynomial class, Feb. 14, 2019</text:span><text:tab/>23</text:a></text:p>
          <text:p text:style-name="P96"><text:a xlink:href="#_Toc78107351" office:target-frame-name="_top" xlink:show="replace"><text:span text:style-name="Hyperlink">4</text:span><text:span text:style-name="T97"><text:tab/></text:span><text:span text:style-name="Hyperlink">Tutorial by step</text:span><text:tab/>23</text:a></text:p>
          <text:p text:style-name="P98"><text:a xlink:href="#_Toc78107352" office:target-frame-name="_top" xlink:show="replace"><text:span text:style-name="Hyperlink">4.1</text:span><text:span text:style-name="T99"><text:tab/></text:span><text:span text:style-name="Hyperlink">Step-1</text:span><text:tab/>23</text:a></text:p>
          <text:p text:style-name="P100"><text:a xlink:href="#_Toc78107353" office:target-frame-name="_top" xlink:show="replace"><text:span text:style-name="Hyperlink">4.2</text:span><text:span text:style-name="T101"><text:tab/></text:span><text:span text:style-name="Hyperlink">Step-2 Assigning degrees of freedom to a grid</text:span><text:tab/>24</text:a></text:p>
          <text:p text:style-name="P102"><text:a xlink:href="#_Toc78107354" office:target-frame-name="_top" xlink:show="replace"><text:span text:style-name="Hyperlink">4.3</text:span><text:span text:style-name="T103"><text:tab/></text:span><text:span text:style-name="Hyperlink">Step-3</text:span><text:tab/>24</text:a></text:p>
          <text:p text:style-name="P104"><text:a xlink:href="#_Toc78107355" office:target-frame-name="_top" xlink:show="replace"><text:span text:style-name="Hyperlink">4.4</text:span><text:span text:style-name="T105"><text:tab/></text:span><text:span text:style-name="Hyperlink">Step-7 Calculate the H1-norm</text:span><text:tab/>24</text:a></text:p>
          <text:p text:style-name="P106"><text:a xlink:href="#_Toc78107356" office:target-frame-name="_top" xlink:show="replace"><text:span text:style-name="Hyperlink">4.4.1</text:span><text:span text:style-name="T107"><text:tab/></text:span><text:span text:style-name="Hyperlink">The Method of Manufactured Solutions (MMS), P4 top</text:span><text:tab/>24</text:a></text:p>
          <text:p text:style-name="P108"><text:a xlink:href="#_Toc78107357" office:target-frame-name="_top" xlink:show="replace"><text:span text:style-name="Hyperlink">4.4.2</text:span><text:span text:style-name="T109"><text:tab/></text:span><text:span text:style-name="Hyperlink">Introduction of Tensor</text:span><text:tab/>24</text:a></text:p>
          <text:p text:style-name="P110"><text:a xlink:href="#_Toc78107358" office:target-frame-name="_top" xlink:show="replace"><text:span text:style-name="Hyperlink">4.4.3</text:span><text:span text:style-name="T111"><text:tab/></text:span><text:span text:style-name="Hyperlink">The meaning of 'component'</text:span><text:tab/>24</text:a></text:p>
          <text:p text:style-name="P112"><text:a xlink:href="#_Toc78107359" office:target-frame-name="_top" xlink:show="replace"><text:span text:style-name="Hyperlink">4.5</text:span><text:span text:style-name="T113"><text:tab/></text:span><text:span text:style-name="Hyperlink">Step-12</text:span><text:tab/>25</text:a></text:p>
          <text:p text:style-name="P114"><text:a xlink:href="#_Toc78107360" office:target-frame-name="_top" xlink:show="replace"><text:span text:style-name="Hyperlink">4.5.1</text:span><text:span text:style-name="T115"><text:tab/></text:span><text:span text:style-name="Hyperlink">Richardson iteration, Dec. 13, 2018</text:span><text:tab/>25</text:a></text:p>
          <text:p text:style-name="P116"><text:a xlink:href="#_Toc78107361" office:target-frame-name="_top" xlink:show="replace"><text:span text:style-name="Hyperlink">4.6</text:span><text:span text:style-name="T117"><text:tab/></text:span><text:span text:style-name="Hyperlink">Step-15 A nonlinear elliptic problem</text:span><text:tab/>25</text:a></text:p>
          <text:p text:style-name="P118"><text:a xlink:href="#_Toc78107362" office:target-frame-name="_top" xlink:show="replace"><text:span text:style-name="Hyperlink">4.6.1</text:span><text:span text:style-name="T119"><text:tab/></text:span><text:span text:style-name="Hyperlink">FEValues::get_function_gradients</text:span><text:tab/>25</text:a></text:p>
          <text:p text:style-name="P120"><text:a xlink:href="#_Toc78107363" office:target-frame-name="_top" xlink:show="replace"><text:span text:style-name="Hyperlink">5</text:span><text:span text:style-name="T121"><text:tab/></text:span><text:span text:style-name="Hyperlink">Step-4 shows everything in step-3, but in a dimension independent way.</text:span><text:tab/>25</text:a></text:p>
          <text:p text:style-name="P122"><text:a xlink:href="#_Toc78107364" office:target-frame-name="_top" xlink:show="replace"><text:span text:style-name="Hyperlink">5.1</text:span><text:span text:style-name="T123"><text:tab/></text:span><text:span text:style-name="Hyperlink">Adaptive mesh refinement, Oct. 7, 2019</text:span><text:tab/>25</text:a></text:p>
          <text:p text:style-name="P124"><text:a xlink:href="#_Toc78107365" office:target-frame-name="_top" xlink:show="replace"><text:span text:style-name="Hyperlink">5.1.1</text:span><text:span text:style-name="T125"><text:tab/></text:span><text:span text:style-name="Hyperlink">Compute the L2-norm for 1D case</text:span><text:tab/>25</text:a></text:p>
          <text:p text:style-name="P126"><text:a xlink:href="#_Toc78107366" office:target-frame-name="_top" xlink:show="replace"><text:span text:style-name="Hyperlink">5.1.2</text:span><text:span text:style-name="T127"><text:tab/></text:span><text:span text:style-name="Hyperlink">Integrate the numerical solution over the study area in L2-norm, Nov. 4, 2018</text:span><text:tab/>25</text:a></text:p>
          <text:p text:style-name="P128"><text:a xlink:href="#_Toc78107367" office:target-frame-name="_top" xlink:show="replace"><text:span text:style-name="Hyperlink">5.1.3</text:span><text:span text:style-name="T129"><text:tab/></text:span><text:span text:style-name="Hyperlink">Compute the H1-norm for 1D case</text:span><text:tab/>26</text:a></text:p>
          <text:p text:style-name="P130"><text:a xlink:href="#_Toc78107368" office:target-frame-name="_top" xlink:show="replace"><text:span text:style-name="Hyperlink">5.2</text:span><text:span text:style-name="T131"><text:tab/></text:span><text:span text:style-name="Hyperlink">Imposing boundary conditions</text:span><text:tab/>26</text:a></text:p>
          <text:p text:style-name="P132"><text:a xlink:href="#_Toc78107369" office:target-frame-name="_top" xlink:show="replace"><text:span text:style-name="Hyperlink">5.2.1</text:span><text:span text:style-name="T133"><text:tab/></text:span><text:span text:style-name="Hyperlink">Apply MBC (mixed boundary conditions), 18-9-2017, 22-6-2018</text:span><text:tab/>26</text:a></text:p>
          <text:p text:style-name="P134"><text:a xlink:href="#_Toc78107370" office:target-frame-name="_top" xlink:show="replace"><text:span text:style-name="Hyperlink">5.2.2</text:span><text:span text:style-name="T135"><text:tab/></text:span><text:span text:style-name="Hyperlink">Apply Robin boundary conditions, Jan. 15, 2019</text:span><text:tab/>28</text:a></text:p>
          <text:p text:style-name="P136"><text:a xlink:href="#_Toc78107371" office:target-frame-name="_top" xlink:show="replace"><text:span text:style-name="Hyperlink">5.3</text:span><text:span text:style-name="T137"><text:tab/></text:span><text:span text:style-name="Hyperlink">output results</text:span><text:tab/>29</text:a></text:p>
          <text:p text:style-name="P138"><text:a xlink:href="#_Toc78107372" office:target-frame-name="_top" xlink:show="replace"><text:span text:style-name="Hyperlink">5.3.1</text:span><text:span text:style-name="T139"><text:tab/></text:span><text:span text:style-name="Hyperlink">Output the solution directly using the self compiled code, 7Aug, 2018</text:span><text:tab/>29</text:a></text:p>
          <text:p text:style-name="P140"><text:a xlink:href="#_Toc78107373" office:target-frame-name="_top" xlink:show="replace"><text:span text:style-name="Hyperlink">5.3.2</text:span><text:span text:style-name="T141"><text:tab/></text:span><text:span text:style-name="Hyperlink">Output the gradient from the scalar using DataPostprocessor, 25-9-2017</text:span><text:tab/>29</text:a></text:p>
          <text:p text:style-name="P142"><text:a xlink:href="#_Toc78107374" office:target-frame-name="_top" xlink:show="replace"><text:span text:style-name="Hyperlink">5.3.3</text:span><text:span text:style-name="T143"><text:tab/></text:span><text:span text:style-name="Hyperlink">Output the second derivative from the scalar <text:s/>using DataPostprocessor, 27-9-2017</text:span><text:tab/>29</text:a></text:p>
          <text:p text:style-name="P144"><text:a xlink:href="#_Toc78107375" office:target-frame-name="_top" xlink:show="replace"><text:span text:style-name="Hyperlink">5.3.4</text:span><text:span text:style-name="T145"><text:tab/></text:span><text:span text:style-name="Hyperlink">output the error and cpu time into a file</text:span><text:tab/>30</text:a></text:p>
          <text:p text:style-name="P146"><text:a xlink:href="#_Toc78107376" office:target-frame-name="_top" xlink:show="replace"><text:span text:style-name="Hyperlink">5.3.5</text:span><text:span text:style-name="T147"><text:tab/></text:span><text:span text:style-name="Hyperlink">TimerOutput 8-11-2017</text:span><text:tab/>30</text:a></text:p>
          <text:p text:style-name="P148"><text:a xlink:href="#_Toc78107377" office:target-frame-name="_top" xlink:show="replace"><text:span text:style-name="Hyperlink">5.3.6</text:span><text:span text:style-name="T149"><text:tab/></text:span><text:span text:style-name="Hyperlink">Set the decimal points of walltime output</text:span><text:tab/>31</text:a></text:p>
          <text:p text:style-name="P150"><text:a xlink:href="#_Toc78107378" office:target-frame-name="_top" xlink:show="replace"><text:span text:style-name="Hyperlink">5.3.7</text:span><text:span text:style-name="T151"><text:tab/></text:span><text:span text:style-name="Hyperlink">Write the cpu time into the file</text:span><text:tab/>32</text:a></text:p>
          <text:p text:style-name="P152"><text:a xlink:href="#_Toc78107379" office:target-frame-name="_top" xlink:show="replace"><text:span text:style-name="Hyperlink">5.3.8</text:span><text:span text:style-name="T153"><text:tab/></text:span><text:span text:style-name="Hyperlink">Set the decimals of output in 'data_out.write_vtk (output)' <text:s/>1-12-2017</text:span><text:tab/>32</text:a></text:p>
          <text:p text:style-name="P154"><text:a xlink:href="#_Toc78107380" office:target-frame-name="_top" xlink:show="replace"><text:span text:style-name="Hyperlink">5.3.9</text:span><text:span text:style-name="T155"><text:tab/></text:span><text:span text:style-name="Hyperlink">change the output format, 8-5-18</text:span><text:tab/>33</text:a></text:p>
          <text:p text:style-name="P156"><text:a xlink:href="#_Toc78107381" office:target-frame-name="_top" xlink:show="replace"><text:span text:style-name="Hyperlink">5.3.10</text:span><text:span text:style-name="T157"><text:tab/></text:span><text:span text:style-name="Hyperlink">output the norm of the residual of the last iteration step</text:span><text:tab/>33</text:a></text:p>
          <text:p text:style-name="P158"><text:a xlink:href="#_Toc78107382" office:target-frame-name="_top" xlink:show="replace"><text:span text:style-name="Hyperlink">5.3.11</text:span><text:span text:style-name="T159"><text:tab/></text:span><text:span text:style-name="Hyperlink">Write system_matrix and system_rhs into a text file</text:span><text:tab/>33</text:a></text:p>
          <text:p text:style-name="P160"><text:a xlink:href="#_Toc78107383" office:target-frame-name="_top" xlink:show="replace"><text:span text:style-name="Hyperlink">5.4</text:span><text:span text:style-name="T161"><text:tab/></text:span><text:span text:style-name="Hyperlink">obtain the gradient of the previous solution at quadrature points of a cell, Jan. 7, 2019</text:span><text:tab/>34</text:a></text:p>
          <text:p text:style-name="P162"><text:a xlink:href="#_Toc78107384" office:target-frame-name="_top" xlink:show="replace"><text:span text:style-name="Hyperlink">5.5</text:span><text:span text:style-name="T163"><text:tab/></text:span><text:span text:style-name="Hyperlink">Compute the error</text:span><text:tab/>35</text:a></text:p>
          <text:p text:style-name="P164"><text:a xlink:href="#_Toc78107385" office:target-frame-name="_top" xlink:show="replace"><text:span text:style-name="Hyperlink">5.5.1</text:span><text:span text:style-name="T165"><text:tab/></text:span><text:span text:style-name="Hyperlink">On the double working precison, Apr., 2019</text:span><text:tab/>35</text:a></text:p>
          <text:p text:style-name="P166"><text:a xlink:href="#_Toc78107386" office:target-frame-name="_top" xlink:show="replace"><text:span text:style-name="Hyperlink">5.5.2</text:span><text:span text:style-name="T167"><text:tab/></text:span><text:span text:style-name="Hyperlink">Compute the H2_seminorm, 1-D 2-11-2017, 2-D, Sep 9, 2018</text:span><text:tab/>38</text:a></text:p>
          <text:p text:style-name="P168"><text:a xlink:href="#_Toc78107387" office:target-frame-name="_top" xlink:show="replace"><text:span text:style-name="Hyperlink">5.5.3</text:span><text:span text:style-name="T169"><text:tab/></text:span><text:span text:style-name="Hyperlink">Set up computing H2_semi norm again, 1-4-2018</text:span><text:tab/>41</text:a></text:p>
          <text:p text:style-name="P170"><text:a xlink:href="#_Toc78107388" office:target-frame-name="_top" xlink:show="replace"><text:span text:style-name="Hyperlink">5.5.4</text:span><text:span text:style-name="T171"><text:tab/></text:span><text:span text:style-name="Hyperlink">implement H2_semi norm in deal.ii 9.0.0, Feb. 2, 2019</text:span><text:tab/>41</text:a></text:p>
          <text:p text:style-name="P172"><text:a xlink:href="#_Toc78107389" office:target-frame-name="_top" xlink:show="replace"><text:span text:style-name="Hyperlink">5.6</text:span><text:span text:style-name="T173"><text:tab/></text:span><text:span text:style-name="Hyperlink">other</text:span><text:tab/>41</text:a></text:p>
          <text:p text:style-name="P174"><text:a xlink:href="#_Toc78107390" office:target-frame-name="_top" xlink:show="replace"><text:span text:style-name="Hyperlink">5.6.1</text:span><text:span text:style-name="T175"><text:tab/></text:span><text:span text:style-name="Hyperlink">Create a hessian for the ZeroFunction, 2-3-2018</text:span><text:tab/>41</text:a></text:p>
          <text:p text:style-name="P176"><text:a xlink:href="#_Toc78107391" office:target-frame-name="_top" xlink:show="replace"><text:span text:style-name="Hyperlink">5.6.2</text:span><text:span text:style-name="T177"><text:tab/></text:span><text:span text:style-name="Hyperlink">Solve diffusion problem with MBC, 8-11-2017</text:span><text:tab/>42</text:a></text:p>
          <text:p text:style-name="P178"><text:a xlink:href="#_Toc78107392" office:target-frame-name="_top" xlink:show="replace"><text:span text:style-name="Hyperlink">5.6.3</text:span><text:span text:style-name="T179"><text:tab/></text:span><text:span text:style-name="Hyperlink">Repeat the running 1000 times</text:span><text:tab/>43</text:a></text:p>
          <text:p text:style-name="P180"><text:a xlink:href="#_Toc78107393" office:target-frame-name="_top" xlink:show="replace"><text:span text:style-name="Hyperlink">5.6.4</text:span><text:span text:style-name="T181"><text:tab/></text:span><text:span text:style-name="Hyperlink">use different solver algorithms</text:span><text:tab/>43</text:a></text:p>
          <text:p text:style-name="P182"><text:a xlink:href="#_Toc78107394" office:target-frame-name="_top" xlink:show="replace"><text:span text:style-name="Hyperlink">5.6.5</text:span><text:span text:style-name="T183"><text:tab/></text:span><text:span text:style-name="Hyperlink">sparsematrix</text:span><text:tab/>44</text:a></text:p>
          <text:p text:style-name="P184"><text:a xlink:href="#_Toc78107395" office:target-frame-name="_top" xlink:show="replace"><text:span text:style-name="Hyperlink">5.6.6</text:span><text:span text:style-name="T185"><text:tab/></text:span><text:span text:style-name="Hyperlink">Change the build type</text:span><text:tab/>44</text:a></text:p>
          <text:p text:style-name="P186"><text:a xlink:href="#_Toc78107396" office:target-frame-name="_top" xlink:show="replace"><text:span text:style-name="Hyperlink">5.6.7</text:span><text:span text:style-name="T187"><text:tab/></text:span><text:span text:style-name="Hyperlink">Show the time</text:span><text:tab/>44</text:a></text:p>
          <text:p text:style-name="P188"><text:a xlink:href="#_Toc78107397" office:target-frame-name="_top" xlink:show="replace"><text:span text:style-name="Hyperlink">5.6.8</text:span><text:span text:style-name="T189"><text:tab/></text:span><text:span text:style-name="Hyperlink">The order of the basis functions for the standard method, 10-4-2018</text:span><text:tab/>44</text:a></text:p>
          <text:p text:style-name="P190"><text:a xlink:href="#_Toc78107398" office:target-frame-name="_top" xlink:show="replace"><text:span text:style-name="Hyperlink">5.6.9</text:span><text:span text:style-name="T191"><text:tab/></text:span><text:span text:style-name="Hyperlink">Order the solution of the standard FEM without complex number in a sequence and save it in a txt file, 11 Sep. 2018</text:span><text:tab/>45</text:a></text:p>
          <text:p text:style-name="P192"><text:a xlink:href="#_Toc78107399" office:target-frame-name="_top" xlink:show="replace"><text:span text:style-name="Hyperlink">5.6.10</text:span><text:span text:style-name="T193"><text:tab/></text:span><text:span text:style-name="Hyperlink">Solving the 2DV equation using codes from step-29, 28-2-2018</text:span><text:tab/>47</text:a></text:p>
          <text:p text:style-name="P194"><text:a xlink:href="#_Toc78107400" office:target-frame-name="_top" xlink:show="replace"><text:span text:style-name="Hyperlink">5.6.11</text:span><text:span text:style-name="T195"><text:tab/></text:span><text:span text:style-name="Hyperlink">Solving 2DV equation with non-homogeneous right-hand sides, Dec. 29, 2018</text:span><text:tab/>48</text:a></text:p>
          <text:p text:style-name="P196"><text:a xlink:href="#_Toc78107401" office:target-frame-name="_top" xlink:show="replace"><text:span text:style-name="Hyperlink">5.6.12</text:span><text:span text:style-name="T197"><text:tab/></text:span><text:span text:style-name="Hyperlink">Numbering of dofs of one cell of the 2DV equation in the standard FEM, Dec. 4, 2018</text:span><text:tab/>48</text:a></text:p>
          <text:p text:style-name="P198"><text:a xlink:href="#_Toc78107402" office:target-frame-name="_top" xlink:show="replace"><text:span text:style-name="Hyperlink">5.6.13</text:span><text:span text:style-name="T199"><text:tab/></text:span><text:span text:style-name="Hyperlink">The order of the contribution of every basis function for the 2DV equation, 9-5-18</text:span><text:tab/>49</text:a></text:p>
          <text:p text:style-name="P200"><text:a xlink:href="#_Toc78107403" office:target-frame-name="_top" xlink:show="replace"><text:span text:style-name="Hyperlink">5.6.14</text:span><text:span text:style-name="T201"><text:tab/></text:span><text:span text:style-name="Hyperlink">The sequence of the solution of the 2DV equation using the standard FEM, 4-5-2018</text:span><text:tab/>50</text:a></text:p>
          <text:p text:style-name="P202"><text:a xlink:href="#_Toc78107404" office:target-frame-name="_top" xlink:show="replace"><text:span text:style-name="Hyperlink">5.6.15</text:span><text:span text:style-name="T203"><text:tab/></text:span><text:span text:style-name="Hyperlink">Higher convergence order of the gradient using P3 elements, 26-5-2018</text:span><text:tab/>50</text:a></text:p>
          <text:p text:style-name="P204"><text:a xlink:href="#_Toc78107405" office:target-frame-name="_top" xlink:show="replace"><text:span text:style-name="Hyperlink">5.6.16</text:span><text:span text:style-name="T205"><text:tab/></text:span><text:span text:style-name="Hyperlink">Applying adaptive mesh refinement for the 1D problem, 5-6-2018</text:span><text:tab/>50</text:a></text:p>
          <text:p text:style-name="P206"><text:a xlink:href="#_Toc78107406" office:target-frame-name="_top" xlink:show="replace"><text:span text:style-name="Hyperlink">6</text:span><text:span text:style-name="T207"><text:tab/></text:span><text:span text:style-name="Hyperlink">Step-20 MFEM</text:span><text:tab/>51</text:a></text:p>
          <text:p text:style-name="P208"><text:a xlink:href="#_Toc78107407" office:target-frame-name="_top" xlink:show="replace"><text:span text:style-name="Hyperlink">6.1.1</text:span><text:span text:style-name="T209"><text:tab/></text:span><text:span text:style-name="Hyperlink">Finite element pairs</text:span><text:tab/>51</text:a></text:p>
          <text:p text:style-name="P210"><text:a xlink:href="#_Toc78107408" office:target-frame-name="_top" xlink:show="replace"><text:span text:style-name="Hyperlink">6.1.2</text:span><text:span text:style-name="T211"><text:tab/></text:span><text:span text:style-name="Hyperlink">save values of basis functions at quadrature points into a file, Sep, 2018</text:span><text:tab/>51</text:a></text:p>
          <text:p text:style-name="P212"><text:a xlink:href="#_Toc78107409" office:target-frame-name="_top" xlink:show="replace"><text:span text:style-name="Hyperlink">6.1.3</text:span><text:span text:style-name="T213"><text:tab/></text:span><text:span text:style-name="Hyperlink">Solution at the cell interface, Jan. 7, 2019</text:span><text:tab/>52</text:a></text:p>
          <text:p text:style-name="P214"><text:a xlink:href="#_Toc78107410" office:target-frame-name="_top" xlink:show="replace"><text:span text:style-name="Hyperlink">6.1.4</text:span><text:span text:style-name="T215"><text:tab/></text:span><text:span text:style-name="Hyperlink">sequence of the contribution of each degree of freedom (basis function) in the gathering process for Poisson/diffusion equations, 28-5-2018</text:span><text:tab/>52</text:a></text:p>
          <text:p text:style-name="P216"><text:a xlink:href="#_Toc78107411" office:target-frame-name="_top" xlink:show="replace"><text:span text:style-name="Hyperlink">6.1.5</text:span><text:span text:style-name="T217"><text:tab/></text:span><text:span text:style-name="Hyperlink">Order of degrees of freedom (basis functions) of the system matrix and solution using MFEM for the Poisson/diffusion equations, 8-5-18</text:span><text:tab/>53</text:a></text:p>
          <text:p text:style-name="P218"><text:a xlink:href="#_Toc78107412" office:target-frame-name="_top" xlink:show="replace"><text:span text:style-name="Hyperlink">6.1.6</text:span><text:span text:style-name="T219"><text:tab/></text:span><text:span text:style-name="Hyperlink">adjusting the matrices and rhs to the sequential order using matlab code and save the data into structure, 6 Sep, 2018</text:span><text:tab/>55</text:a></text:p>
          <text:p text:style-name="P220"><text:a xlink:href="#_Toc78107413" office:target-frame-name="_top" xlink:show="replace"><text:span text:style-name="Hyperlink">6.1.7</text:span><text:span text:style-name="T221"><text:tab/></text:span><text:span text:style-name="Hyperlink">Compute H1_seminorm of the gradient for MFEM, 7-11-2017</text:span><text:tab/>55</text:a></text:p>
          <text:p text:style-name="P222"><text:a xlink:href="#_Toc78107414" office:target-frame-name="_top" xlink:show="replace"><text:span text:style-name="Hyperlink">6.1.8</text:span><text:span text:style-name="T223"><text:tab/></text:span><text:span text:style-name="Hyperlink">MBC for the mixed FEM for the 1D Poisson problem, 9-11-2017, in step-22 P25, P26</text:span><text:tab/>57</text:a></text:p>
          <text:p text:style-name="P224"><text:a xlink:href="#_Toc78107415" office:target-frame-name="_top" xlink:show="replace"><text:span text:style-name="Hyperlink">6.1.9</text:span><text:span text:style-name="T225"><text:tab/></text:span><text:span text:style-name="Hyperlink">Two DV problem, 16-4-2018</text:span><text:tab/>58</text:a></text:p>
          <text:p text:style-name="P226"><text:a xlink:href="#_Toc78107416" office:target-frame-name="_top" xlink:show="replace"><text:span text:style-name="Hyperlink">6.1.10</text:span><text:span text:style-name="T227"><text:tab/></text:span><text:span text:style-name="Hyperlink">Implementation of constraints on solving 2DV equations, Dec. 6, 2018</text:span><text:tab/>62</text:a></text:p>
          <text:p text:style-name="P228"><text:a xlink:href="#_Toc78107417" office:target-frame-name="_top" xlink:show="replace"><text:span text:style-name="Hyperlink">6.1.11</text:span><text:span text:style-name="T229"><text:tab/></text:span><text:span text:style-name="Hyperlink">Numbering of dofs of one cell of the 2DV equation in the mixed FEM, Dec. 4, 2018</text:span><text:tab/>63</text:a></text:p>
          <text:p text:style-name="P230"><text:a xlink:href="#_Toc78107418" office:target-frame-name="_top" xlink:show="replace"><text:span text:style-name="Hyperlink">6.1.12</text:span><text:span text:style-name="T231"><text:tab/></text:span><text:span text:style-name="Hyperlink">Numbering of dofs of ur, ui, pr, pi of one cell, Dec. 3, 2018</text:span><text:tab/>64</text:a></text:p>
          <text:p text:style-name="P232"><text:a xlink:href="#_Toc78107419" office:target-frame-name="_top" xlink:show="replace"><text:span text:style-name="Hyperlink">6.1.13</text:span><text:span text:style-name="T233"><text:tab/></text:span><text:span text:style-name="Hyperlink">Numbering of basis functions of one cell for the 2DV equation, Dec. 3, 2018</text:span><text:tab/>64</text:a></text:p>
          <text:p text:style-name="P234"><text:a xlink:href="#_Toc78107420" office:target-frame-name="_top" xlink:show="replace"><text:span text:style-name="Hyperlink">6.1.14</text:span><text:span text:style-name="T235"><text:tab/></text:span><text:span text:style-name="Hyperlink">MBC for the mixed FEM for the 1D diffusion problem</text:span><text:tab/>64</text:a></text:p>
          <text:p text:style-name="P236"><text:a xlink:href="#_Toc78107421" office:target-frame-name="_top" xlink:show="replace"><text:span text:style-name="Hyperlink">6.1.15</text:span><text:span text:style-name="T237"><text:tab/></text:span><text:span text:style-name="Hyperlink">change the iteration times</text:span><text:tab/>67</text:a></text:p>
          <text:p text:style-name="P238"><text:a xlink:href="#_Toc78107422" office:target-frame-name="_top" xlink:show="replace"><text:span text:style-name="Hyperlink">6.1.16</text:span><text:span text:style-name="T239"><text:tab/></text:span><text:span text:style-name="Hyperlink">Compute and output errors</text:span><text:tab/>67</text:a></text:p>
          <text:p text:style-name="P240"><text:a xlink:href="#_Toc78107423" office:target-frame-name="_top" xlink:show="replace"><text:span text:style-name="Hyperlink">6.1.17</text:span><text:span text:style-name="T241"><text:tab/></text:span><text:span text:style-name="Hyperlink">Apply Robin boundary conditions, Feb. 17, 2019</text:span><text:tab/>67</text:a></text:p>
          <text:p text:style-name="P242"><text:a xlink:href="#_Toc78107424" office:target-frame-name="_top" xlink:show="replace"><text:span text:style-name="Hyperlink">7</text:span><text:span text:style-name="T243"><text:tab/></text:span><text:span text:style-name="Hyperlink">2-D case, standard FEM</text:span><text:tab/>67</text:a></text:p>
          <text:p text:style-name="P244"><text:a xlink:href="#_Toc78107425" office:target-frame-name="_top" xlink:show="replace"><text:span text:style-name="Hyperlink">7.1</text:span><text:span text:style-name="T245"><text:tab/></text:span><text:span text:style-name="Hyperlink">Mesh information</text:span><text:tab/>67</text:a></text:p>
          <text:p text:style-name="P246"><text:a xlink:href="#_Toc78107426" office:target-frame-name="_top" xlink:show="replace"><text:span text:style-name="Hyperlink">7.1.1</text:span><text:span text:style-name="T247"><text:tab/></text:span><text:span text:style-name="Hyperlink">Numbering of vertices and cells, Oct 13, 2018</text:span><text:tab/>67</text:a></text:p>
          <text:p text:style-name="P248"><text:a xlink:href="#_Toc78107427" office:target-frame-name="_top" xlink:show="replace"><text:span text:style-name="Hyperlink">7.2</text:span><text:span text:style-name="T249"><text:tab/></text:span><text:span text:style-name="Hyperlink">2DV extended to 2D, Nov. 30, 2018</text:span><text:tab/>68</text:a></text:p>
          <text:p text:style-name="P250"><text:a xlink:href="#_Toc78107428" office:target-frame-name="_top" xlink:show="replace"><text:span text:style-name="Hyperlink">7.2.1</text:span><text:span text:style-name="T251"><text:tab/></text:span><text:span text:style-name="Hyperlink">Split the real and imaginary part, Dec. 2, 2018</text:span><text:tab/>68</text:a></text:p>
          <text:p text:style-name="P252"><text:a xlink:href="#_Toc78107429" office:target-frame-name="_top" xlink:show="replace"><text:span text:style-name="Hyperlink">7.3</text:span><text:span text:style-name="T253"><text:tab/></text:span><text:span text:style-name="Hyperlink">General Hemholtz equation with complex numbers</text:span><text:tab/>69</text:a></text:p>
          <text:p text:style-name="P254"><text:a xlink:href="#_Toc78107430" office:target-frame-name="_top" xlink:show="replace"><text:span text:style-name="Hyperlink">7.4</text:span><text:span text:style-name="T255"><text:tab/></text:span><text:span text:style-name="Hyperlink">Apply Neumann boundary conditions, Mar. 16</text:span><text:tab/>69</text:a></text:p>
          <text:p text:style-name="P256"><text:a xlink:href="#_Toc78107431" office:target-frame-name="_top" xlink:show="replace"><text:span text:style-name="Hyperlink">8</text:span><text:span text:style-name="T257"><text:tab/></text:span><text:span text:style-name="Hyperlink">2-D case, mixed FEM</text:span><text:tab/>71</text:a></text:p>
          <text:p text:style-name="P258"><text:a xlink:href="#_Toc78107432" office:target-frame-name="_top" xlink:show="replace"><text:span text:style-name="Hyperlink">8.1</text:span><text:span text:style-name="T259"><text:tab/></text:span><text:span text:style-name="Hyperlink">2-D Poisson equations</text:span><text:tab/>71</text:a></text:p>
          <text:p text:style-name="P260"><text:a xlink:href="#_Toc78107433" office:target-frame-name="_top" xlink:show="replace"><text:span text:style-name="Hyperlink">8.1.1</text:span><text:span text:style-name="T261"><text:tab/></text:span><text:span text:style-name="Hyperlink">Implementing constraints to solve Poisson equation with or without Neumann boundary conditions, Mar. 7, 2019</text:span><text:tab/>71</text:a></text:p>
          <text:p text:style-name="P262"><text:a xlink:href="#_Toc78107434" office:target-frame-name="_top" xlink:show="replace"><text:span text:style-name="Hyperlink">8.2</text:span><text:span text:style-name="T263"><text:tab/></text:span><text:span text:style-name="Hyperlink">2D Helmholtz equation with complex numbers</text:span><text:tab/>72</text:a></text:p>
          <text:p text:style-name="P264"><text:a xlink:href="#_Toc78107435" office:target-frame-name="_top" xlink:show="replace"><text:span text:style-name="Hyperlink">8.2.1</text:span><text:span text:style-name="T265"><text:tab/></text:span><text:span text:style-name="Hyperlink">Continuous elements, double fe_q, or fe_q with fe_dgq, Mar.5, 2019</text:span><text:tab/>72</text:a></text:p>
          <text:p text:style-name="P266"><text:a xlink:href="#_Toc78107436" office:target-frame-name="_top" xlink:show="replace"><text:span text:style-name="Hyperlink">9</text:span><text:span text:style-name="T267"><text:tab/></text:span><text:span text:style-name="Hyperlink">Tutorial by lecture</text:span><text:tab/>72</text:a></text:p>
          <text:p text:style-name="P268"><text:a xlink:href="#_Toc78107437" office:target-frame-name="_top" xlink:show="replace"><text:span text:style-name="Hyperlink">9.1</text:span><text:span text:style-name="T269"><text:tab/></text:span><text:span text:style-name="Hyperlink">Lecture 21 How to solve the constructed matrix</text:span><text:tab/>72</text:a></text:p>
          <text:p text:style-name="P270"><text:a xlink:href="#_Toc78107438" office:target-frame-name="_top" xlink:show="replace"><text:span text:style-name="Hyperlink">10</text:span><text:span text:style-name="T271"><text:tab/></text:span><text:span text:style-name="Hyperlink">Shortcuts</text:span><text:tab/>73</text:a></text:p>
          <text:p text:style-name="P272"><text:a xlink:href="#_Toc78107439" office:target-frame-name="_top" xlink:show="replace"><text:span text:style-name="Hyperlink">10.1</text:span><text:span text:style-name="T273"><text:tab/></text:span><text:span text:style-name="Hyperlink">'dofs_per_cell'/'n_q_points', P16 middle, step-3</text:span><text:tab/>73</text:a></text:p>
          <text:p text:style-name="P274"><text:a xlink:href="#_Toc78107440" office:target-frame-name="_top" xlink:show="replace"><text:span text:style-name="Hyperlink">10.2</text:span><text:span text:style-name="T275"><text:tab/></text:span><text:span text:style-name="Hyperlink">'local_dof_indices', P8 bottom, step-3</text:span><text:tab/>73</text:a></text:p>
          <text:p text:style-name="P276"><text:a xlink:href="#_Toc78107441" office:target-frame-name="_top" xlink:show="replace"><text:span text:style-name="Hyperlink">11</text:span><text:span text:style-name="T277"><text:tab/></text:span><text:span text:style-name="Hyperlink">Tricks and tips</text:span><text:tab/>73</text:a></text:p>
          <text:p text:style-name="P278"><text:a xlink:href="#_Toc78107442" office:target-frame-name="_top" xlink:show="replace"><text:span text:style-name="Hyperlink">11.1</text:span><text:span text:style-name="T279"><text:tab/></text:span><text:span text:style-name="Hyperlink">Call eclipse</text:span><text:tab/>73</text:a></text:p>
          <text:p text:style-name="P280"><text:a xlink:href="#_Toc78107443" office:target-frame-name="_top" xlink:show="replace"><text:span text:style-name="Hyperlink">11.2</text:span><text:span text:style-name="T281"><text:tab/></text:span><text:span text:style-name="Hyperlink">Theory</text:span><text:tab/>73</text:a></text:p>
          <text:p text:style-name="P282"><text:a xlink:href="#_Toc78107444" office:target-frame-name="_top" xlink:show="replace"><text:span text:style-name="Hyperlink">11.3</text:span><text:span text:style-name="T283"><text:tab/></text:span><text:span text:style-name="Hyperlink">run failed</text:span><text:tab/>73</text:a></text:p>
          <text:p text:style-name="P284"><text:a xlink:href="#_Toc78107445" office:target-frame-name="_top" xlink:show="replace"><text:span text:style-name="Hyperlink">11.4</text:span><text:span text:style-name="T285"><text:tab/></text:span><text:span text:style-name="Hyperlink">square operator</text:span><text:tab/>73</text:a></text:p>
          <text:p text:style-name="P286"><text:a xlink:href="#_Toc78107446" office:target-frame-name="_top" xlink:show="replace"><text:span text:style-name="Hyperlink">12</text:span><text:span text:style-name="T287"><text:tab/></text:span><text:span text:style-name="Hyperlink">Boundary values</text:span><text:tab/>73</text:a></text:p>
          <text:p text:style-name="P288"><text:a xlink:href="#_Toc78107447" office:target-frame-name="_top" xlink:show="replace"><text:span text:style-name="Hyperlink">12.1</text:span><text:span text:style-name="T289"><text:tab/></text:span><text:span text:style-name="Hyperlink">Boundary indicators</text:span><text:tab/>73</text:a></text:p>
          <text:p text:style-name="P290"><text:a xlink:href="#_Toc78107448" office:target-frame-name="_top" xlink:show="replace"><text:span text:style-name="Hyperlink">12.1.1</text:span><text:span text:style-name="T291"><text:tab/></text:span><text:span text:style-name="Hyperlink">Changing boundary indicator,<text:s/></text:span><text:span text:style-name="T292">P24 bottom Step-3.</text:span><text:tab/>73</text:a></text:p>
          <text:p text:style-name="P293"><text:a xlink:href="#_Toc78107449" office:target-frame-name="_top" xlink:show="replace"><text:span text:style-name="Hyperlink">13</text:span><text:span text:style-name="T294"><text:tab/></text:span><text:span text:style-name="Hyperlink">Data postprocess</text:span><text:tab/>74</text:a></text:p>
          <text:p text:style-name="P295"><text:a xlink:href="#_Toc78107450" office:target-frame-name="_top" xlink:show="replace"><text:span text:style-name="Hyperlink">13.1</text:span><text:span text:style-name="T296"><text:tab/></text:span><text:span text:style-name="Hyperlink">Output format</text:span><text:tab/>74</text:a></text:p>
          <text:p text:style-name="P297"><text:a xlink:href="#_Toc78107451" office:target-frame-name="_top" xlink:show="replace"><text:span text:style-name="Hyperlink">13.1.1</text:span><text:span text:style-name="T298"><text:tab/></text:span><text:span text:style-name="Hyperlink">vtu -&gt; vtk</text:span><text:tab/>74</text:a></text:p>
          <text:p text:style-name="P299"><text:a xlink:href="#_Toc78107452" office:target-frame-name="_top" xlink:show="replace"><text:span text:style-name="Hyperlink">13.2</text:span><text:span text:style-name="T300"><text:tab/></text:span><text:span text:style-name="Hyperlink">DataPostprocess class</text:span><text:tab/>74</text:a></text:p>
          <text:p text:style-name="P301"><text:a xlink:href="#_Toc78107453" office:target-frame-name="_top" xlink:show="replace"><text:span text:style-name="Hyperlink">13.2.1</text:span><text:span text:style-name="T302"><text:tab/></text:span><text:span text:style-name="Hyperlink">DataPostprocessorInputs, Mar. 27, 2019</text:span><text:tab/>74</text:a></text:p>
          <text:p text:style-name="P303"><text:a xlink:href="#_Toc78107454" office:target-frame-name="_top" xlink:show="replace"><text:span text:style-name="Hyperlink">13.3</text:span><text:span text:style-name="T304"><text:tab/></text:span><text:span text:style-name="Hyperlink">DataComponentInterpretation</text:span><text:tab/>74</text:a></text:p>
          <text:p text:style-name="P305"><text:a xlink:href="#_Toc78107455" office:target-frame-name="_top" xlink:show="replace"><text:span text:style-name="Hyperlink">13.3.1</text:span><text:span text:style-name="T306"><text:tab/></text:span><text:span text:style-name="Hyperlink">Output the first-order derivatives and solution separately in the mixed FEM, April 1, 2019</text:span><text:tab/>74</text:a></text:p>
          <text:p text:style-name="P307"><text:a xlink:href="#_Toc78107456" office:target-frame-name="_top" xlink:show="replace"><text:span text:style-name="Hyperlink">13.3.2</text:span><text:span text:style-name="T308"><text:tab/></text:span><text:span text:style-name="Hyperlink">How to output the gradient of a scalar solution with write_vtk?</text:span><text:tab/>74</text:a></text:p>
          <text:p text:style-name="P309"><text:a xlink:href="#_Toc78107457" office:target-frame-name="_top" xlink:show="replace"><text:span text:style-name="Hyperlink">14</text:span><text:span text:style-name="T310"><text:tab/></text:span><text:span text:style-name="Hyperlink">Common error display</text:span><text:tab/>75</text:a></text:p>
          <text:p text:style-name="P311"><text:a xlink:href="#_Toc78107458" office:target-frame-name="_top" xlink:show="replace"><text:span text:style-name="Hyperlink">14.1</text:span><text:span text:style-name="T312"><text:tab/></text:span><text:span text:style-name="Hyperlink">Tensor size</text:span><text:tab/>75</text:a></text:p>
          <text:p text:style-name="P313"><text:a xlink:href="#_Toc78107459" office:target-frame-name="_top" xlink:show="replace"><text:span text:style-name="Hyperlink">15</text:span><text:span text:style-name="T314"><text:tab/></text:span><text:span text:style-name="Hyperlink">Read later</text:span><text:tab/>76</text:a></text:p>
          <text:p text:style-name="P315"><text:a xlink:href="#_Toc78107460" office:target-frame-name="_top" xlink:show="replace"><text:span text:style-name="Hyperlink">15.1</text:span><text:span text:style-name="T316"><text:tab/></text:span><text:span text:style-name="Hyperlink">Output the results at Gauss points</text:span><text:tab/>76</text:a></text:p>
        </text:index-body>
      </text:table-of-content>
      <text:h text:style-name="P317" text:outline-level="1"><text:bookmark-start text:name="_Toc77513268"/><text:bookmark-end text:name="_Toc77513268"/></text:h>
      <text:h text:style-name="Heading1" text:outline-level="1"><text:bookmark-start text:name="__RefHeading__2010_2134843222"/><text:bookmark-start text:name="_Toc77513270"/><text:bookmark-start text:name="_Toc78107305"/>Instal<text:bookmark-end text:name="__RefHeading__2010_2134843222"/><text:bookmark-end text:name="_Toc77513270"/>lation<text:bookmark-end text:name="_Toc78107305"/></text:h>
      <text:p text:style-name="Textbody">Copy the downloaded .tar file to the file folder where you want to store it (optimal).</text:p>
      <text:p text:style-name="Textbody">Trace to the filefolder.</text:p>
      <text:p text:style-name="Textbody">Firstly, Extract the file</text:p>
      <text:p text:style-name="Textbody">input tar -xvf deal.II-X.Y.Z.tar.gz</text:p>
      <text:p text:style-name="Textbody">for<text:s/>example:</text:p>
      <text:p text:style-name="Textbody"><text:span text:style-name="T318">tar -xvf dealii-8.5.1.tar</text:span><text:span text:style-name="T319"><text:line-break/></text:span></text:p>
      <text:p text:style-name="P320">Method 1:</text:p>
      <text:list text:style-name="LFO5" text:continue-numbering="true">
        <text:list-item>
          <text:p text:style-name="P321">aslo in the current filefolder, mkdir build, cd build,</text:p>
        </text:list-item>
      </text:list>
      <text:p text:style-name="Textbody"/>
      <text:list text:style-name="LFO5" text:continue-numbering="true">
        <text:list-item>
          <text:p text:style-name="P322">cmake -DCMAKE_INSTALL_PREFIX=/path/to/install/dir ../deal.II</text:p>
        </text:list-item>
      </text:list>
      <text:p text:style-name="Textbody">for example:</text:p>
      <text:p text:style-name="Textbody"><text:span text:style-name="T323">cmake<text:s/></text:span><text:span text:style-name="T324">-DCMAKE_INSTALL_PREFIX=/mnt/dutita4/dv/jliu/Localdisk/deal.ii ../dealii-8.5.1</text:span><text:span text:style-name="T325"><text:line-break/></text:span><text:span text:style-name="T326"><text:line-break/></text:span><text:span text:style-name="T327"><text:line-break/></text:span><text:span text:style-name="T328">Note that the route of the filefolder where you want to install it is obtained by inputting 'pwd', not by guess.</text:span></text:p>
      <text:p text:style-name="P329"/>
      <text:p text:style-name="P330">After this process, the install files are copied to the build<text:s/>filefolder. And it knows where it should install, i.e. the filefolder we set last step.</text:p>
      <text:p text:style-name="P331"/>
      <text:list text:style-name="LFO6" text:continue-numbering="true">
        <text:list-item>
          <text:p text:style-name="P332">Then</text:p>
        </text:list-item>
      </text:list>
      <text:p text:style-name="Textbody">make install</text:p>
      <text:p text:style-name="Textbody">make test</text:p>
      <text:p text:style-name="Textbody"><text:a xlink:href="https://www.dealii.org/8.5.0/readme.html" office:target-frame-name="_top" xlink:show="replace">https://www.dealii.org/8.5.0/readme.html</text:a></text:p>
      <text:p text:style-name="Textbody"/>
      <text:p text:style-name="P333">Method 2:</text:p>
      <text:p text:style-name="Textbody">get into the extracted file</text:p>
      <text:list text:style-name="LFO7" text:continue-numbering="true">
        <text:list-item>
          <text:p text:style-name="P334">mkdir build</text:p>
        </text:list-item>
      </text:list>
      <text:p text:style-name="Textbody">cd build</text:p>
      <text:p text:style-name="Textbody"/>
      <text:list text:style-name="LFO8" text:continue-numbering="true">
        <text:list-item>
          <text:p text:style-name="P335">cmake ..</text:p>
        </text:list-item>
      </text:list>
      <text:p text:style-name="Textbody">This will first configure deal.ii for your system.</text:p>
      <text:list text:style-name="LFO8" text:continue-numbering="true">
        <text:list-item>
          <text:p text:style-name="P336"><text:span text:style-name="T337">cmake -DCMAKE_INSTALL_PREFIX=/mnt/dutita4/dv/jliu/Localdisk/dealii/ ..</text:span><text:span text:style-name="T338"><text:line-break/></text:span><text:span text:style-name="T339"><text:line-break/></text:span><text:span text:style-name="T340">note that</text:span></text:p>
        </text:list-item>
      </text:list>
      <text:p text:style-name="P341">/mnt/dutita4/dv/jliu/Localdisk/dealii/</text:p>
      <text:p text:style-name="P342">is the path that you want to install to.</text:p>
      <text:p text:style-name="Textbody"><text:a xlink:href="https://github.com/FEniCS/dolfin/blob/master/INSTALL" office:target-frame-name="_top" xlink:show="replace"><text:span text:style-name="T343">https://github.com/FEniCS/dolfin/blob/master/INSTALL</text:span></text:a></text:p>
      <text:p text:style-name="Textbody"/>
      <text:h text:style-name="Heading1" text:outline-level="1"><text:bookmark-start text:name="__RefHeading__2236_2134843222"/><text:bookmark-start text:name="_Toc77513271"/><text:bookmark-start text:name="_Toc78107306"/>Definition of terms<text:bookmark-end text:name="__RefHeading__2236_2134843222"/><text:bookmark-end text:name="_Toc77513271"/><text:bookmark-end text:name="_Toc78107306"/></text:h>
      <text:h text:style-name="Heading2" text:outline-level="2"><text:bookmark-start text:name="__RefHeading__2241_2134843222"/><text:bookmark-start text:name="_Toc77513273"/><text:bookmark-start text:name="_Toc78107308"/>Point, vector and tensor<text:bookmark-end text:name="__RefHeading__2241_2134843222"/><text:bookmark-end text:name="_Toc77513273"/><text:bookmark-end text:name="_Toc78107308"/></text:h>
      <text:h text:style-name="Heading3" text:outline-level="3"><text:bookmark-start text:name="__RefHeading__6380_1217228029"/><text:bookmark-start text:name="_Toc77513274"/><text:bookmark-start text:name="_Toc78107309"/>Point<text:bookmark-end text:name="__RefHeading__6380_1217228029"/><text:bookmark-end text:name="_Toc77513274"/><text:bookmark-end text:name="_Toc78107309"/></text:h>
      <text:p text:style-name="Textbody">define a point equal to 1.0</text:p>
      <text:p text:style-name="Standard"><text:span text:style-name="T344"><text:s text:c="4"/></text:span><text:span text:style-name="T345">const</text:span><text:span text:style-name="T346"><text:s/>Point&lt;1&gt; <text:s/>pp =<text:s/></text:span><text:span text:style-name="T347">Point&lt;1&gt;(1.0);</text:span></text:p>
      <text:p text:style-name="P348"/>
      <text:p text:style-name="P349"><text:s text:c="4"/>Point&lt;dim&gt; point_1, point_2;</text:p>
      <text:p text:style-name="P350"><text:s text:c="4"/>point_1(0) = 0.5;</text:p>
      <text:p text:style-name="P351"><text:s text:c="4"/>point_1(0) = 0.2;</text:p>
      <text:p text:style-name="P352"><text:s text:c="4"/>std::cout &lt;&lt; " <text:s/>point_1: " &lt;&lt; point_1(0) &lt;&lt; std::endl;</text:p>
      <text:p text:style-name="Textbody">To change the coordinate of a point, we need brackets.</text:p>
      <text:p text:style-name="Textbody">Jan. 30, 2019</text:p>
      <text:p text:style-name="Textbody"/>
      <text:soft-page-break/>
      <text:list text:style-name="LFO9" text:continue-numbering="true">
        <text:list-item>
          <text:p text:style-name="P353">a vector of points</text:p>
        </text:list-item>
      </text:list>
      <text:p text:style-name="Textbody"><text:s text:c="4"/>std::vector&lt;Point&lt;dim&gt; &gt; sample_point_vector(n_q_points_left);</text:p>
      <text:p text:style-name="Textbody"><text:s text:c="4"/>sample_point_vector[1]=point_1;</text:p>
      <text:p text:style-name="Textbody"><text:s text:c="4"/>sample_point_vector[2](0)=0.4;</text:p>
      <text:p text:style-name="Standard"/>
      <text:h text:style-name="Heading1" text:outline-level="1"><text:bookmark-start text:name="__RefHeading__862_2134843222"/><text:bookmark-start text:name="_Toc77513276"/><text:bookmark-start text:name="_Toc78107310"/>Tutorial by class and funtion<text:bookmark-end text:name="__RefHeading__862_2134843222"/><text:bookmark-end text:name="_Toc77513276"/><text:bookmark-end text:name="_Toc78107310"/></text:h>
      <text:h text:style-name="Heading2" text:outline-level="2"><text:bookmark-start text:name="__RefHeading___Toc25255_1918475198"/><text:bookmark-start text:name="_Toc77513277"/><text:bookmark-start text:name="_Toc78107311"/>triangle information, Oct. 15, 2018<text:bookmark-end text:name="__RefHeading___Toc25255_1918475198"/><text:bookmark-end text:name="_Toc77513277"/><text:bookmark-end text:name="_Toc78107311"/></text:h>
      <text:p text:style-name="Textbody">// <text:s text:c="12"/>&lt;&lt; triangulation.n_lines()</text:p>
      <text:p text:style-name="Textbody">// <text:s text:c="12"/>&lt;&lt; std::endl</text:p>
      <text:p text:style-name="Textbody">// <text:s text:c="12"/>&lt;&lt; " <text:s text:c="2"/>n_quads(): "</text:p>
      <text:p text:style-name="Textbody">// <text:s text:c="12"/>&lt;&lt; triangulation.n_quads()</text:p>
      <text:p text:style-name="Textbody">// <text:s text:c="12"/>&lt;&lt; std::endl</text:p>
      <text:p text:style-name="Textbody">// <text:s text:c="12"/>&lt;&lt; " <text:s text:c="2"/>n_levels(): "</text:p>
      <text:p text:style-name="Textbody">// <text:s text:c="12"/>&lt;&lt; triangulation.n_levels()</text:p>
      <text:p text:style-name="Textbody">// <text:s text:c="12"/>&lt;&lt; std::endl;</text:p>
      <text:p text:style-name="Textbody"/>
      <text:h text:style-name="Heading3" text:outline-level="3"><text:bookmark-start text:name="__RefHeading___Toc8791_335363483"/><text:bookmark-start text:name="_Toc77513278"/><text:bookmark-start text:name="_Toc78107312"/>vertex information<text:bookmark-end text:name="__RefHeading___Toc8791_335363483"/><text:bookmark-end text:name="_Toc77513278"/><text:bookmark-end text:name="_Toc78107312"/></text:h>
      <text:p text:style-name="Textbody"><text:s text:c="6"/>Triangulation&lt;2&gt;::active_vertex_iterator vertex = triangulation.begin_active_vertex();</text:p>
      <text:p text:style-name="Textbody"><text:s text:c="6"/>Triangulation&lt;2&gt;::active_vertex_iterator end_vertex = triangulation.end_vertex();</text:p>
      <text:p text:style-name="Textbody"><text:s text:c="6"/>for (; vertex!=end_vertex; ++vertex)</text:p>
      <text:p text:style-name="Textbody"><text:s text:c="6"/>{</text:p>
      <text:p text:style-name="Textbody"><text:s text:c="10"/>std::cout &lt;&lt; "vertex(" &lt;&lt; vertex &lt;&lt; "): (" &lt;&lt; vertex-&gt;vertex(0) &lt;&lt; ")" <text:s/>&lt;&lt; std::endl;</text:p>
      <text:p text:style-name="Textbody"><text:s text:c="6"/>} <text:s text:c="4"/></text:p>
      <text:p text:style-name="Textbody"/>
      <text:p text:style-name="Textbody">vertex can also be accessed from a cell:</text:p>
      <text:p text:style-name="Textbody">// <text:s text:c="10"/>for (unsigned int vertex=0; vertex &lt; GeometryInfo&lt;dim&gt;::vertices_per_cell; ++vertex)</text:p>
      <text:p text:style-name="Textbody">// <text:s text:c="14"/>{</text:p>
      <text:p text:style-name="Textbody">//<text:s/><text:s text:c="18"/>std::cout &lt;&lt; cell-&gt;vertex_index(vertex) &lt;&lt; ", ";</text:p>
      <text:p text:style-name="Textbody">// <text:s text:c="14"/>}</text:p>
      <text:p text:style-name="Textbody">// <text:s text:c="10"/>std::cout &lt;&lt; std::endl; <text:s text:c="2"/></text:p>
      <text:p text:style-name="Textbody"/>
      <text:p text:style-name="Textbody">checked on Feb. 21, 2019</text:p>
      <text:p text:style-name="Textbody"/>
      <text:p text:style-name="Textbody"/>
      <text:h text:style-name="Heading3" text:outline-level="3"><text:bookmark-start text:name="__RefHeading___Toc8793_335363483"/><text:bookmark-start text:name="_Toc77513280"/><text:bookmark-start text:name="_Toc78107314"/>Cell information, Oct.<text:s/>14, 18<text:bookmark-end text:name="__RefHeading___Toc8793_335363483"/><text:bookmark-end text:name="_Toc77513280"/><text:bookmark-end text:name="_Toc78107314"/></text:h>
      <text:p text:style-name="Textbody">// <text:s text:c="6"/>Triangulation&lt;2&gt;::active_cell_iterator cell = triangulation.begin_active();</text:p>
      <text:p text:style-name="Textbody">// <text:s text:c="6"/>Triangulation&lt;2&gt;::active_cell_iterator endc = triangulation.end();</text:p>
      <text:p text:style-name="Textbody">print cell indices, vertices and justify if it is at boundaries:</text:p>
      <text:p text:style-name="Textbody">// <text:s text:c="6"/>for (;<text:s/>cell!=endc; ++cell)</text:p>
      <text:p text:style-name="Textbody">// <text:s text:c="6"/>{</text:p>
      <text:p text:style-name="Textbody">// <text:s text:c="10"/>std::cout &lt;&lt; "active_cell_index(): " &lt;&lt; cell-&gt;active_cell_index() &lt;&lt; ", vertex(0): (" &lt;&lt; cell-&gt;vertex(0) &lt;&lt; "), at boundary: " &lt;&lt; cell-&gt;at_boundary() &lt;&lt; std::endl;</text:p>
      <text:p text:style-name="Textbody">// <text:s text:c="6"/>}</text:p>
      <text:p text:style-name="Textbody"><text:a xlink:href="https://www.dealii.org/8.4.1/doxygen/deal.II/classTriaAccessor.html#aec7b140271415e1b0a1cb15d9c860397" office:target-frame-name="_top" xlink:show="replace">https://www.dealii.org/8.4.1/doxygen/deal.II/classTriaAccessor.html#aec7b140271415e1b0a1cb15d9c860397</text:a></text:p>
      <text:p text:style-name="Textbody">Note: begin_active() is also a function of dof_handler, which gives the<text:s/>same access right to the cell information. <text:s/>Nov. 30, 2018</text:p>
      <text:p text:style-name="Textbody"/>
      <text:p text:style-name="Textbody">active_cell_index() is a function of tria_accessor.h<text:tab/><text:tab/><text:tab/>Dec. 2, 2019</text:p>
      <text:p text:style-name="Textbody"/>
      <text:list text:style-name="LFO10" text:continue-numbering="true">
        <text:list-item>
          <text:p text:style-name="P354">the vertices of a cell that is located at the boundary, Feb, 2019</text:p>
        </text:list-item>
      </text:list>
      <text:p text:style-name="Textbody"><text:s text:c="8"/>bool cell_is_at_boundary;</text:p>
      <text:p text:style-name="Textbody"><text:s text:c="8"/></text:p>
      <text:p text:style-name="Textbody"><text:s text:c="8"/>for (unsigned int face_n=0;</text:p>
      <text:p text:style-name="Textbody"><text:s text:c="13"/>face_n&lt;GeometryInfo&lt;dim&gt;::faces_per_cell;</text:p>
      <text:p text:style-name="Textbody"><text:s text:c="13"/>++face_n)</text:p>
      <text:p text:style-name="Textbody"><text:s text:c="8"/>{</text:p>
      <text:p text:style-name="Textbody"><text:s text:c="10"/>if (cell-&gt;at_boundary(face_n))</text:p>
      <text:p text:style-name="Textbody"><text:s text:c="10"/>{</text:p>
      <text:p text:style-name="Textbody"><text:s text:c="14"/>cell_is_at_boundary=1;</text:p>
      <text:p text:style-name="Textbody"><text:s text:c="14"/>break;</text:p>
      <text:p text:style-name="Textbody"><text:s text:c="10"/>}</text:p>
      <text:p text:style-name="Textbody"><text:s text:c="8"/>}</text:p>
      <text:p text:style-name="Textbody"><text:s text:c="10"/></text:p>
      <text:p text:style-name="Textbody"><text:s text:c="7"/><text:s text:c="3"/>if (cell_is_at_boundary)</text:p>
      <text:p text:style-name="Textbody"><text:s text:c="10"/>{</text:p>
      <text:p text:style-name="Textbody"><text:s text:c="14"/>std::cout &lt;&lt; " <text:s text:c="3"/>cell " &lt;&lt; cell-&gt;active_cell_index() &lt;&lt; " is at boundaries";</text:p>
      <text:p text:style-name="Textbody"><text:s text:c="16"/>std::cout &lt;&lt; ", of which the vertex coords are: "; <text:s text:c="2"/></text:p>
      <text:soft-page-break/>
      <text:p text:style-name="Textbody"><text:s text:c="16"/>for (unsigned int vertex=0;<text:s/>vertex &lt; GeometryInfo&lt;dim&gt;::vertices_per_cell; ++vertex)</text:p>
      <text:p text:style-name="Textbody"><text:s text:c="20"/>{</text:p>
      <text:p text:style-name="Textbody"><text:s text:c="24"/>std::cout &lt;&lt; "vertex " &lt;&lt; cell-&gt;vertex_index(vertex) &lt;&lt; ": " &lt;&lt; cell-&gt;vertex(vertex) &lt;&lt; ", ";</text:p>
      <text:p text:style-name="Textbody"><text:s text:c="20"/>}</text:p>
      <text:p text:style-name="Textbody"><text:s text:c="16"/>std::cout &lt;&lt; std::endl;</text:p>
      <text:p text:style-name="Textbody"><text:s text:c="10"/>}</text:p>
      <text:p text:style-name="Textbody"/>
      <text:p text:style-name="Textbody">an implementation found at 'step-20/2D/1 Poisson/1 u = exp/3 double FEQ/2 diri_neum bc/'</text:p>
      <text:p text:style-name="Textbody"/>
      <text:h text:style-name="Heading3" text:outline-level="3"><text:bookmark-start text:name="__RefHeading___Toc8795_335363483"/><text:bookmark-start text:name="_Toc77513281"/><text:bookmark-start text:name="_Toc78107315"/>face information<text:bookmark-end text:name="__RefHeading___Toc8795_335363483"/><text:bookmark-end text:name="_Toc77513281"/><text:bookmark-end text:name="_Toc78107315"/></text:h>
      <text:list text:style-name="LFO11" text:continue-numbering="true">
        <text:list-item>
          <text:p text:style-name="P355">face numbers in a cell:</text:p>
        </text:list-item>
      </text:list>
      <text:p text:style-name="Textbody">&lt;GeometryInfo&lt;dim&gt;::faces_per_cell</text:p>
      <text:p text:style-name="Textbody"/>
      <text:p text:style-name="Textbody"><text:s text:c="4"/>Triangulation&lt;2&gt;::face_iterator initial_face =<text:s/>triangulation.begin_face();</text:p>
      <text:p text:style-name="Textbody"><text:s text:c="6"/>Triangulation&lt;2&gt;::active_face_iterator face = triangulation.begin_active_face(); <text:s text:c="5"/></text:p>
      <text:p text:style-name="Textbody"><text:s text:c="6"/>Triangulation&lt;2&gt;::active_face_iterator endface = triangulation.end_face(); <text:s/></text:p>
      <text:p text:style-name="Textbody"><text:s text:c="6"/>for (; initial_face!=endface; ++initial_face)<text:s/><text:s text:c="16"/>// this iterates from the first coarsest face to the last active face</text:p>
      <text:p text:style-name="Textbody"><text:s text:c="6"/>{ <text:s text:c="5"/></text:p>
      <text:p text:style-name="Textbody"><text:s text:c="12"/>std::cout &lt;&lt; "initial_face_index(): " &lt;&lt; ", vertex(0): (" &lt;&lt; initial_face-&gt;vertex(0) &lt;&lt; "), vertex(1): (" &lt;&lt; initial_face-&gt;vertex(1) &lt;&lt; "), at boundary: " &lt;&lt; initial_face-&gt;at_boundary() &lt;&lt; std::endl; <text:s text:c="4"/>// &lt;&lt; "), vertex(2): (" &lt;&lt; initial_face-&gt;vertex(2) &lt;&lt; "), vertex(3): (" &lt;&lt; initial_face-&gt;vertex(3) &lt;&lt; "), vertex(4): (" &lt;&lt; initial_face-&gt;vertex(4)</text:p>
      <text:p text:style-name="Textbody"><text:s text:c="6"/>}</text:p>
      <text:p text:style-name="Textbody"><text:s text:c="8"/></text:p>
      <text:p text:style-name="Textbody"><text:s text:c="6"/>for (; face!=endface; ++face) <text:s text:c="32"/>// this iterates from the first active face to the last active face</text:p>
      <text:p text:style-name="Textbody"><text:s text:c="6"/>{</text:p>
      <text:p text:style-name="Textbody"><text:s text:c="10"/>std::cout &lt;&lt; "active_face_index(): " &lt;&lt; ", vertex(0): (" &lt;&lt; face-&gt;vertex(0) &lt;&lt; "), vertex(1): (" &lt;&lt; face-&gt;vertex(1) &lt;&lt; "), at boundary: " &lt;&lt; face-&gt;at_boundary() &lt;&lt; std::endl;</text:p>
      <text:p text:style-name="Textbody"><text:s text:c="6"/>} <text:s text:c="3"/></text:p>
      <text:p text:style-name="Textbody"><text:s text:c="12"/></text:p>
      <text:p text:style-name="Textbody">// <text:s text:c="10"/>std::cout &lt;&lt; "GeometryInfo&lt; dim &gt;::face_to_cell_vertices(3,0): " &lt;&lt; GeometryInfo&lt; dim &gt;::face_to_cell_vertices(3,0) &lt;&lt; std::endl; <text:s text:c="11"/></text:p>
      <text:p text:style-name="Textbody">// <text:s text:c="10"/>std::cout &lt;&lt;<text:s/>"GeometryInfo&lt; dim &gt;::face_to_cell_vertices(3,1): " &lt;&lt; GeometryInfo&lt; dim &gt;::face_to_cell_vertices(3,1) &lt;&lt; std::endl; <text:s text:c="12"/></text:p>
      <text:soft-page-break/>
      <text:p text:style-name="Textbody">//</text:p>
      <text:p text:style-name="Textbody"/>
      <text:list text:style-name="LFO12" text:continue-numbering="true">
        <text:list-item>
          <text:p text:style-name="P356">dofs on a face, Mar. 3, 2019</text:p>
        </text:list-item>
      </text:list>
      <text:p text:style-name="Textbody">cell-&gt;face(face_n)-&gt;get_dof_indices (local_face_dof_indices);</text:p>
      <text:p text:style-name="Textbody"/>
      <text:p text:style-name="Textbody">this is perhaps because face(int i) allows accessing sub-object, see class cell_accessor.<text:tab/>Mar. 3, 2019</text:p>
      <text:p text:style-name="Textbody"><text:a xlink:href="https://www.dealii.org/archive/dealii/msg01926.html" office:target-frame-name="_top" xlink:show="replace">https://www.dealii.org/archive/dealii/msg01926.html</text:a></text:p>
      <text:p text:style-name="Textbody"/>
      <text:p text:style-name="Textbody">extension:</text:p>
      <text:list text:style-name="LFO13" text:continue-numbering="true">
        <text:list-item>
          <text:p text:style-name="P357">output global face index of a face in a cell, Mar.<text:s/>7, 2019</text:p>
        </text:list-item>
      </text:list>
      <text:p text:style-name="Textbody">cell-&gt;face_index(face_n)</text:p>
      <text:list text:style-name="LFO13" text:continue-numbering="true">
        <text:list-item>
          <text:p text:style-name="P358"><text:s/>index of a face, April 16, 2021</text:p>
        </text:list-item>
      </text:list>
      <text:p text:style-name="Textbody">face-&gt;index()<text:s/></text:p>
      <text:p text:style-name="Textbody">c.f. class CellAccessor<text:s/></text:p>
      <text:p text:style-name="Textbody"/>
      <text:h text:style-name="Heading3" text:outline-level="3"><text:bookmark-start text:name="__RefHeading___Toc8797_335363483"/><text:bookmark-start text:name="_Toc77513282"/><text:bookmark-start text:name="_Toc78107316"/>dofs information, Dec. 1, 2018<text:bookmark-end text:name="__RefHeading___Toc8797_335363483"/><text:bookmark-end text:name="_Toc77513282"/><text:bookmark-end text:name="_Toc78107316"/></text:h>
      <text:p text:style-name="Textbody"/>
      <text:p text:style-name="Textbody"><text:s text:c="2"/>const unsigned int <text:s text:c="2"/>dofs_per_cell = fe.dofs_per_cell;</text:p>
      <text:p text:style-name="Textbody"><text:a xlink:href="https://www.dealii.org/8.4.1/doxygen/deal.II/classFiniteElementData.html#ae2fa3b8d578ba488b4f37061bb0278bb" office:target-frame-name="_top" xlink:show="replace">https://www.dealii.org/8.4.1/doxygen/deal.II/classFiniteElementData.html#ae2fa3b8d578ba488b4f37061bb0278bb</text:a></text:p>
      <text:p text:style-name="Textbody"/>
      <text:p text:style-name="Textbody"><text:s text:c="2"/>std::vector&lt;types::global_dof_index&gt; local_dof_indices (dofs_per_cell);</text:p>
      <text:p text:style-name="Textbody"/>
      <text:p text:style-name="Textbody"><text:bookmark-start text:name="__RefHeading___Toc7706_1624091984"/><text:s text:c="6"/>cell-&gt;get_dof_indices (local_dof_indices);<text:bookmark-end text:name="__RefHeading___Toc7706_1624091984"/></text:p>
      <text:p text:style-name="Textbody"><text:s text:c="6"/><text:a xlink:href="https://www.dealii.org/8.5.0/doxygen/deal.II/classDoFAccessor.html#a008ee983b66f92c2fcce440578ccc53f" office:target-frame-name="_top" xlink:show="replace">https://www.dealii.org/8.5.0/doxygen/deal.II/classDoFAccessor.html#a008ee983b66f92c2fcce440578ccc53f</text:a></text:p>
      <text:p text:style-name="Textbody"/>
      <text:p text:style-name="Textbody"><text:s text:c="6"/>std::cout &lt;&lt; " <text:s text:c="3"/>local_dof_indices is: ";</text:p>
      <text:p text:style-name="Textbody"><text:s text:c="6"/>for (unsigned int i =0; i&lt;dofs_per_cell; ++i)</text:p>
      <text:p text:style-name="Textbody"><text:s text:c="6"/>{</text:p>
      <text:p text:style-name="Textbody"><text:s text:c="10"/>std::cout &lt;&lt; local_dof_indices[i] &lt;&lt; " ";</text:p>
      <text:p text:style-name="Textbody"><text:s text:c="6"/>}</text:p>
      <text:p text:style-name="Textbody"><text:s text:c="6"/>std::cout &lt;&lt; std::endl;</text:p>
      <text:p text:style-name="Textbody"/>
      <text:soft-page-break/>
      <text:p text:style-name="Textbody">Number of dofs can be found at class<text:s/>FE_Q, which is also included in this tutorial.</text:p>
      <text:list text:style-name="LFO14" text:continue-numbering="true">
        <text:list-item>
          <text:p text:style-name="P359">Coordinates of dofs, Jan. 7, 2019</text:p>
        </text:list-item>
      </text:list>
      <text:p text:style-name="Textbody"><text:s text:c="4"/>MappingQ&lt;1&gt; mapping(degree); <text:s text:c="11"/></text:p>
      <text:p text:style-name="Textbody">//https://www.dealii.org/9.0.0/doxygen/deal.II/step_10.html</text:p>
      <text:p text:style-name="Textbody"/>
      <text:p text:style-name="Textbody"><text:s text:c="4"/>std::vector&lt;Point&lt;dim&gt; &gt;<text:s/>support_points(dof_handler.n_dofs());</text:p>
      <text:p text:style-name="Textbody"><text:s text:c="4"/>DoFTools::map_dofs_to_support_points(mapping, dof_handler, support_points);</text:p>
      <text:p text:style-name="Textbody"><text:s text:c="4"/><text:a xlink:href="https://www.dealii.org/8.5.1/doxygen/deal.II/namespaceDoFTools.html#a10af6ba7adc43214e7b9f6815588f2aa" office:target-frame-name="_top" xlink:show="replace">https://www.dealii.org/8.5.1/doxygen/deal.II/namespaceDoFTools.html#a10af6ba7adc43214e7b9f6815588f2aa</text:a></text:p>
      <text:p text:style-name="Textbody"/>
      <text:p text:style-name="Textbody"><text:s text:c="4"/>std::cout&lt;&lt; "coord of dofs is " &lt;&lt; std::endl &lt;&lt; " <text:s text:c="2"/>";</text:p>
      <text:p text:style-name="Textbody"><text:s text:c="4"/>for (unsigned int i = 0; i&lt;support_points.size(); ++i) <text:s text:c="17"/>// output the coordinates of dofs</text:p>
      <text:p text:style-name="Textbody"><text:s text:c="4"/>{</text:p>
      <text:p text:style-name="Textbody"><text:s text:c="8"/>std::cout &lt;&lt; support_points[i] &lt;&lt; " ";</text:p>
      <text:p text:style-name="Textbody"><text:s text:c="4"/>}</text:p>
      <text:p text:style-name="Textbody"><text:s text:c="4"/>std::cout &lt;&lt; "\n";</text:p>
      <text:p text:style-name="Textbody"><text:a xlink:href="https://www.dealii.org/archive/dealii/msg05412.html" office:target-frame-name="_top" xlink:show="replace">https://www.dealii.org/archive/dealii/msg05412.html</text:a></text:p>
      <text:p text:style-name="Textbody"/>
      <text:p text:style-name="Textbody">an improved version: Feb. 22, 2019</text:p>
      <text:p text:style-name="Textbody"><text:s text:c="4"/>std::cout &lt;&lt;<text:s/>" <text:s text:c="3"/>fe.n_dofs_per_vertex(): " &lt;&lt; fe.n_dofs_per_vertex() &lt;&lt; std::endl;</text:p>
      <text:p text:style-name="Textbody"><text:s text:c="4"/>std::cout &lt;&lt; " <text:s text:c="3"/>coords of support nondes in the reference cell: ";</text:p>
      <text:p text:style-name="Textbody"><text:s text:c="4"/>for(unsigned int i = 0; i &lt; fe.get_unit_support_points().size(); ++i)</text:p>
      <text:p text:style-name="Textbody"><text:s text:c="4"/>{</text:p>
      <text:p text:style-name="Textbody"><text:s text:c="8"/>std::cout &lt;&lt;<text:s/>fe.get_unit_support_points()[i] &lt;&lt; " | ";</text:p>
      <text:p text:style-name="Textbody"><text:s text:c="4"/>}</text:p>
      <text:p text:style-name="Textbody"><text:s text:c="4"/>std::cout &lt;&lt; std::endl;</text:p>
      <text:p text:style-name="Textbody"/>
      <text:list text:style-name="LFO15" text:continue-numbering="true">
        <text:list-item>
          <text:p text:style-name="P360">DOF indices attached to each vertex, Dec. 8, 2018</text:p>
        </text:list-item>
      </text:list>
      <text:p text:style-name="Textbody"><text:s text:c="8"/>unsigned int size_dof_index = 2;</text:p>
      <text:p text:style-name="Textbody"><text:s text:c="8"/>std::vector&lt;int&gt; dof_index(size_dof_index); <text:s text:c="7"/></text:p>
      <text:p text:style-name="Textbody"><text:s text:c="8"/>for (unsigned int v=0; v&lt;GeometryInfo&lt;dim&gt;::vertices_per_cell; ++v)</text:p>
      <text:p text:style-name="Textbody"><text:s text:c="8"/>{</text:p>
      <text:p text:style-name="Textbody">// <text:s text:c="12"/>Assert (dof_handler.get_fe().dofs_per_cell ==</text:p>
      <text:p text:style-name="Textbody">// <text:s text:c="20"/>GeometryInfo&lt;dim&gt;::vertices_per_cell,</text:p>
      <text:soft-page-break/>
      <text:p text:style-name="Textbody">// <text:s text:c="20"/>ExcNotImplemented());</text:p>
      <text:p text:style-name="Textbody"><text:s text:c="12"/>for (unsigned int i<text:s/>= 0; i &lt; size_dof_index; i++)</text:p>
      <text:p text:style-name="Textbody"><text:s text:c="12"/>{</text:p>
      <text:p text:style-name="Textbody"><text:s text:c="16"/>dof_index[i] = cell-&gt;vertex_dof_index (v,i); <text:s text:c="15"/></text:p>
      <text:p text:style-name="Textbody"><text:s text:c="12"/>}</text:p>
      <text:p text:style-name="Textbody"/>
      <text:p text:style-name="Textbody">// <text:s text:c="12"/>dof_index++;</text:p>
      <text:p text:style-name="Textbody">// <text:s text:c="12"/>std::cout &lt;&lt; " <text:s text:c="3"/>The contents of dof_index are:";</text:p>
      <text:p text:style-name="Textbody">// <text:s text:c="12"/>for (std::vector&lt;int&gt;::iterator it = dof_index.begin(); it != dof_index.end(); ++it)</text:p>
      <text:p text:style-name="Textbody">// <text:s text:c="12"/>{</text:p>
      <text:p text:style-name="Textbody">// <text:s text:c="16"/>std::cout &lt;&lt; ' ' &lt;&lt; *it;</text:p>
      <text:p text:style-name="Textbody">// <text:s text:c="12"/>}</text:p>
      <text:p text:style-name="Textbody">// <text:s text:c="12"/>std::cout &lt;&lt; '\n';</text:p>
      <text:p text:style-name="Textbody"><text:s text:c="8"/>}</text:p>
      <text:p text:style-name="Textbody"/>
      <text:h text:style-name="Heading3" text:outline-level="3"><text:bookmark-start text:name="__RefHeading___Toc27528_2131971246"/><text:bookmark-start text:name="_Toc77513283"/><text:bookmark-start text:name="_Toc78107317"/>quad information<text:bookmark-end text:name="__RefHeading___Toc27528_2131971246"/><text:bookmark-end text:name="_Toc77513283"/><text:bookmark-end text:name="_Toc78107317"/></text:h>
      <text:list text:style-name="LFO16" text:continue-numbering="true">
        <text:list-item>
          <text:p text:style-name="P361">If a quad is at boundaries, Mar. 5, 2019</text:p>
        </text:list-item>
      </text:list>
      <text:p text:style-name="Textbody">cell-&gt;quad(i)-&gt;at_boundary()</text:p>
      <text:p text:style-name="Textbody">where 'cell-&gt;quad(i)' returns a quad iterator of a triangulation.</text:p>
      <text:p text:style-name="Textbody"/>
      <text:p text:style-name="Textbody">We could not obtain the quad index if the object dimension is not larger than 2.</text:p>
      <text:h text:style-name="Heading3" text:outline-level="3"><text:bookmark-start text:name="__RefHeading___Toc9875_3886741948"/><text:bookmark-start text:name="_Toc77513284"/><text:bookmark-start text:name="_Toc78107318"/>creating a 2D mesh using vertices, Nov 13, 2019<text:bookmark-end text:name="__RefHeading___Toc9875_3886741948"/><text:bookmark-end text:name="_Toc77513284"/><text:bookmark-end text:name="_Toc78107318"/></text:h>
      <text:p text:style-name="Textbody">// <text:s text:c="2"/>Triangulation&lt;2&gt; triangulation_custom_2D;</text:p>
      <text:p text:style-name="Textbody">// <text:s text:c="2"/>const std::vector&lt;Point&lt;2&gt;&gt; vertices = {{-1.0,-1.0},</text:p>
      <text:p text:style-name="Textbody">// <text:s text:c="42"/>{+1.0,-1.0},</text:p>
      <text:p text:style-name="Textbody">// <text:s text:c="14"/><text:s text:c="28"/>{-0.5,-0.5},</text:p>
      <text:p text:style-name="Textbody">// <text:s text:c="42"/>{+0.5,-0.5},</text:p>
      <text:p text:style-name="Textbody">// <text:s text:c="42"/>{-0.5,+0.5},</text:p>
      <text:p text:style-name="Textbody">// <text:s text:c="42"/>{+1.0,+1.0},</text:p>
      <text:p text:style-name="Textbody">// <text:s text:c="38"/><text:s text:c="4"/>{-1.0,+1.0},</text:p>
      <text:p text:style-name="Textbody">// <text:s text:c="42"/>{+1.0,+1.0}};</text:p>
      <text:p text:style-name="Textbody">// <text:s text:c="2"/>const std::vector&lt;std::array&lt;int,GeometryInfo&lt;2&gt;::vertices_per_cell&gt;&gt;</text:p>
      <text:p text:style-name="Textbody">// <text:s text:c="4"/>cell_vertices = {{0, 1, 2, 3},</text:p>
      <text:p text:style-name="Textbody">// <text:s text:c="21"/>{0, 2, 6, 4},</text:p>
      <text:soft-page-break/>
      <text:p text:style-name="Textbody">// <text:s text:c="21"/>{2, 3, 4, 5},</text:p>
      <text:p text:style-name="Textbody">// <text:s text:c="21"/>{1, 7, 3, 5},</text:p>
      <text:p text:style-name="Textbody">// <text:s text:c="21"/>{6, 4, 7, 5}};</text:p>
      <text:p text:style-name="Textbody">// <text:s text:c="2"/>std::vector&lt;CellData&lt;2&gt;&gt; cells(cell_vertices.size(), CellData&lt;2&gt;());</text:p>
      <text:p text:style-name="Textbody">// <text:s text:c="2"/>for (unsigned int i=0; i&lt;cell_vertices.size(); ++i)</text:p>
      <text:p text:style-name="Textbody">// <text:s text:c="2"/>{</text:p>
      <text:p text:style-name="Textbody">// <text:s text:c="4"/>for (unsigned int j=0; j&lt;GeometryInfo&lt;2&gt;::vertices_per_cell; ++j)</text:p>
      <text:p text:style-name="Textbody">// <text:s text:c="4"/>{</text:p>
      <text:p text:style-name="Textbody">// <text:s text:c="6"/>cells[i].vertices[j] = cell_vertices[i][j];</text:p>
      <text:p text:style-name="Textbody">// <text:s text:c="4"/>}</text:p>
      <text:p text:style-name="Textbody">// <text:s text:c="2"/>}</text:p>
      <text:p text:style-name="Textbody">// <text:s text:c="2"/></text:p>
      <text:p text:style-name="Textbody">// <text:s text:c="2"/>triangulation_custom_2D.create_triangulation (vertices, cells, SubCellData()); <text:s/></text:p>
      <text:p text:style-name="Textbody"/>
      <text:h text:style-name="Heading3" text:outline-level="3"><text:bookmark-start text:name="__RefHeading___Toc9877_3886741948"/><text:bookmark-start text:name="_Toc77513285"/><text:bookmark-start text:name="_Toc78107319"/>local refinement, Nov 13, 2019<text:bookmark-end text:name="__RefHeading___Toc9877_3886741948"/><text:bookmark-end text:name="_Toc77513285"/><text:bookmark-end text:name="_Toc78107319"/></text:h>
      <text:p text:style-name="Textbody"/>
      <text:p text:style-name="Textbody">template &lt;int dim&gt;</text:p>
      <text:p text:style-name="Textbody">void Step4&lt;dim&gt;::my_refine_local(Triangulation&lt;dim&gt; &amp;triangulation)</text:p>
      <text:p text:style-name="Textbody">{</text:p>
      <text:p text:style-name="Textbody"><text:s text:c="2"/>cout &lt;&lt; "Preparing for my local refinement:" &lt;&lt; endl;</text:p>
      <text:p text:style-name="Textbody"><text:s text:c="2"/>{</text:p>
      <text:p text:style-name="Textbody"><text:s text:c="4"/>std::map&lt;unsigned int, unsigned int&gt; boundary_count;</text:p>
      <text:p text:style-name="Textbody"><text:s text:c="4"/>typename Triangulation&lt;dim&gt;::active_cell_iterator</text:p>
      <text:p text:style-name="Textbody"><text:s text:c="4"/>cell = triangulation.begin_active(),</text:p>
      <text:p text:style-name="Textbody"><text:s text:c="4"/>endc = triangulation.end();</text:p>
      <text:p text:style-name="Textbody"><text:s text:c="4"/></text:p>
      <text:p text:style-name="Textbody"><text:s text:c="4"/>for (; cell!=endc; ++cell) <text:s text:c="65"/></text:p>
      <text:p text:style-name="Textbody"><text:s text:c="6"/>{</text:p>
      <text:p text:style-name="Textbody"><text:s text:c="10"/></text:p>
      <text:p text:style-name="Textbody"><text:s text:c="8"/>cout &lt;&lt; "active cell " &lt;&lt; cell-&gt;active_cell_index() &lt;&lt; ": ";</text:p>
      <text:p text:style-name="Textbody"><text:s text:c="8"/></text:p>
      <text:p text:style-name="Textbody"><text:s text:c="8"/>for (unsigned int vertex=0; vertex &lt; GeometryInfo&lt;dim&gt;::vertices_per_cell; ++vertex)</text:p>
      <text:p text:style-name="Textbody"><text:s text:c="8"/>{</text:p>
      <text:p text:style-name="Textbody"><text:s text:c="12"/>cout &lt;&lt; cell-&gt;vertex_index(vertex) &lt;&lt; " (coord: " &lt;&lt; cell-&gt;vertex(vertex) &lt;&lt; "), "; <text:s text:c="4"/></text:p>
      <text:soft-page-break/>
      <text:p text:style-name="Textbody"><text:s text:c="8"/>}</text:p>
      <text:p text:style-name="Textbody"><text:s text:c="8"/></text:p>
      <text:p text:style-name="Textbody"><text:s text:c="8"/>if(cell-&gt;active_cell_index()%2 == 0)</text:p>
      <text:p text:style-name="Textbody"><text:s text:c="8"/>{</text:p>
      <text:p text:style-name="Textbody"><text:s text:c="12"/>cell-&gt;clear_coarsen_flag();</text:p>
      <text:p text:style-name="Textbody"><text:s text:c="12"/>cell-&gt;set_refine_flag();</text:p>
      <text:p text:style-name="Textbody"><text:s text:c="12"/>cout &lt;&lt; "set to be refined";</text:p>
      <text:p text:style-name="Textbody"><text:s text:c="12"/></text:p>
      <text:p text:style-name="Textbody">// <text:s text:c="12"/>if (cell-&gt;refine_flag_set())</text:p>
      <text:p text:style-name="Textbody">// <text:s text:c="12"/>{</text:p>
      <text:p text:style-name="Textbody">//<text:s/><text:s text:c="12"/>}</text:p>
      <text:p text:style-name="Textbody">// <text:s text:c="12"/>else</text:p>
      <text:p text:style-name="Textbody">// <text:s text:c="12"/>{</text:p>
      <text:p text:style-name="Textbody">// <text:s text:c="16"/>cout &lt;&lt; "not set to be refined";</text:p>
      <text:p text:style-name="Textbody">// <text:s text:c="12"/>}</text:p>
      <text:p text:style-name="Textbody"><text:s text:c="12"/></text:p>
      <text:p text:style-name="Textbody"><text:s text:c="8"/>}</text:p>
      <text:p text:style-name="Textbody"><text:s text:c="8"/>cout &lt;&lt; "\n"; <text:s text:c="7"/></text:p>
      <text:p text:style-name="Textbody"><text:s text:c="6"/>}</text:p>
      <text:p text:style-name="Textbody"><text:s text:c="2"/>}</text:p>
      <text:p text:style-name="Textbody"><text:s text:c="2"/></text:p>
      <text:p text:style-name="Textbody"><text:s text:c="2"/>triangulation.execute_coarsening_and_refinement();</text:p>
      <text:p text:style-name="Textbody"><text:s text:c="2"/></text:p>
      <text:p text:style-name="Textbody"><text:s text:c="2"/>cout &lt;&lt; "\n";</text:p>
      <text:p text:style-name="Textbody">}</text:p>
      <text:h text:style-name="Heading2" text:outline-level="2"><text:bookmark-start text:name="__RefHeading___Toc46534_1781278656"/><text:bookmark-start text:name="_Toc77513286"/><text:bookmark-start text:name="_Toc78107320"/>Finite elements<text:bookmark-end text:name="__RefHeading___Toc46534_1781278656"/><text:bookmark-end text:name="_Toc77513286"/><text:bookmark-end text:name="_Toc78107320"/></text:h>
      <text:h text:style-name="Heading3" text:outline-level="3"><text:bookmark-start text:name="__RefHeading__875_2134843222"/><text:bookmark-start text:name="_Toc77513287"/><text:bookmark-start text:name="_Toc78107321"/>FE_Q, P6 top, step-2<text:bookmark-end text:name="__RefHeading__875_2134843222"/><text:bookmark-end text:name="_Toc77513287"/><text:bookmark-end text:name="_Toc78107321"/></text:h>
      <text:p text:style-name="Normal"><text:bookmark-start text:name="__RefHeading___Toc21605_1918475198"/><text:bookmark-start text:name="_Toc77513288"/><text:bookmark-start text:name="_Toc78107322"/></text:p>
      <text:h text:style-name="Heading3" text:outline-level="3">Equidistant support nodes, Dec. 12, 2018<text:bookmark-end text:name="__RefHeading___Toc21605_1918475198"/><text:bookmark-end text:name="_Toc77513288"/><text:bookmark-end text:name="_Toc78107322"/></text:h>
      <text:p text:style-name="Textbody">fe (Qiterated&lt;1&gt;(QTrapez&lt;1&gt;(),degree_ctor))</text:p>
      <text:p text:style-name="Textbody"><text:a xlink:href="https://www.dealii.org/9.0.0/doxygen/deal.II/classFE__Q.html" office:target-frame-name="_top" xlink:show="replace">https://www.dealii.org/9.0.0/doxygen/deal.II/classFE__Q.html</text:a></text:p>
      <text:h text:style-name="Heading3" text:outline-level="3"><text:bookmark-start text:name="__RefHeading___Toc46536_1781278656"/><text:bookmark-start text:name="_Toc77513289"/><text:bookmark-start text:name="_Toc78107323"/>Equidistant support points for FE_DGQ, Feb. 13, 2019<text:bookmark-end text:name="__RefHeading___Toc46536_1781278656"/><text:bookmark-end text:name="_Toc77513289"/><text:bookmark-end text:name="_Toc78107323"/></text:h>
      <text:list text:style-name="LFO17" text:continue-numbering="true">
        <text:list-item>
          <text:p text:style-name="P362">Copy fe_dgq.cc in /dealii-8.5.1/source/fe/ to /deal.ii/include/deal.II/fe/</text:p>
        </text:list-item>
        <text:list-item>
          <text:p text:style-name="P363">rename it to fe_dgq1.h, and only retain the parts related to function FE_DGQ(n)</text:p>
        </text:list-item>
        <text:list-item>
          <text:p text:style-name="P364">do the following change to obtain equidistant support points</text:p>
        </text:list-item>
      </text:list>
      <text:p text:style-name="Textbody">namespace</text:p>
      <text:p text:style-name="Textbody">{</text:p>
      <text:p text:style-name="Textbody"><text:s text:c="2"/>std::vector&lt;Point&lt;1&gt; &gt;</text:p>
      <text:p text:style-name="Textbody"><text:s text:c="2"/>get_QGaussLobatto_points (const unsigned int degree)</text:p>
      <text:p text:style-name="Textbody"><text:s text:c="2"/>{</text:p>
      <text:p text:style-name="Textbody"><text:s text:c="4"/>if (degree &gt; 0)</text:p>
      <text:p text:style-name="Textbody"><text:s text:c="6"/>return QIterated&lt;1&gt;(QTrapez&lt;1&gt;(),degree).get_points();</text:p>
      <text:p text:style-name="Textbody"><text:s text:c="4"/>else</text:p>
      <text:p text:style-name="Textbody"><text:s text:c="6"/>return std::vector&lt;Point&lt;1&gt; &gt;(1, Point&lt;1&gt;(0.5));</text:p>
      <text:p text:style-name="Textbody"><text:s text:c="2"/>}</text:p>
      <text:p text:style-name="Textbody">}</text:p>
      <text:p text:style-name="Textbody"/>
      <text:p text:style-name="Textbody">One possible explanation of this method is the function in the newly added head file overrides that valid after installation.</text:p>
      <text:p text:style-name="Textbody"/>
      <text:h text:style-name="Heading2" text:outline-level="2"><text:bookmark-start text:name="__RefHeading__13074_2134843222"/><text:bookmark-start text:name="_Toc77513291"/><text:bookmark-start text:name="_Toc78107324"/>DofHandler<text:bookmark-end text:name="__RefHeading__13074_2134843222"/><text:bookmark-end text:name="_Toc77513291"/><text:bookmark-end text:name="_Toc78107324"/></text:h>
      <text:h text:style-name="Heading3" text:outline-level="3"><text:bookmark-start text:name="__RefHeading___Toc18279_1812936810"/><text:bookmark-start text:name="_Toc77513292"/><text:bookmark-start text:name="_Toc78107325"/>.distribute_dofs, P6 middle, step-2<text:bookmark-end text:name="__RefHeading___Toc18279_1812936810"/><text:bookmark-end text:name="_Toc77513292"/><text:bookmark-end text:name="_Toc78107325"/></text:h>
      <text:p text:style-name="Textbody">(P2 top, step-2) It provides the enumeration of the basis functions.</text:p>
      <text:p text:style-name="Textbody">'Dof' is the short of 'defining degrees of freedom'.</text:p>
      <text:p text:style-name="Textbody">After having been passed tothe DoFHandler object, the finite element object is allocated storage for the degrees of freedom.</text:p>
      <text:p text:style-name="Textbody">For example:</text:p>
      <text:p text:style-name="Textbody">DofHandler.distribute_dofs (finite_element);</text:p>
      <text:h text:style-name="Heading3" text:outline-level="3"><text:bookmark-start text:name="__RefHeading___Toc18281_1812936810"/><text:bookmark-start text:name="_Toc77513293"/><text:bookmark-start text:name="_Toc78107326"/>DoFRenumbering<text:bookmark-end text:name="__RefHeading___Toc18281_1812936810"/><text:bookmark-end text:name="_Toc77513293"/><text:bookmark-end text:name="_Toc78107326"/></text:h>
      <text:list text:style-name="LFO18" text:continue-numbering="true">
        <text:list-item>
          <text:p text:style-name="P365"><text:bookmark-start text:name="__RefHeading___Toc18283_1812936810"/>Cuthill_McKee<text:bookmark-end text:name="__RefHeading___Toc18283_1812936810"/></text:p>
        </text:list-item>
      </text:list>
      <text:p text:style-name="Textbody">renumbering the solution would affect the<text:s/>error, which is not understood yet, Jan. 2, 2019</text:p>
      <text:p text:style-name="Textbody">Using this kind of numbering, the round-off error is slightly smaller. <text:s/>Jan. 13, 19</text:p>
      <text:p text:style-name="Textbody">See step-4/poisson/pexp</text:p>
      <text:p text:style-name="Textbody"/>
      <text:h text:style-name="Heading3" text:outline-level="3"><text:bookmark-start text:name="__RefHeading___Toc9001_2131971246"/><text:bookmark-start text:name="_Toc77513294"/><text:bookmark-start text:name="_Toc78107327"/>dof_accessor, Mar. 2<text:bookmark-end text:name="__RefHeading___Toc9001_2131971246"/><text:bookmark-end text:name="_Toc77513294"/><text:bookmark-end text:name="_Toc78107327"/></text:h>
      <text:p text:style-name="Textbody"/>
      <text:h text:style-name="Heading2" text:outline-level="2"><text:bookmark-start text:name="__RefHeading__877_2134843222"/><text:bookmark-start text:name="_Toc77513295"/><text:bookmark-start text:name="_Toc78107328"/><text:soft-page-break/>Mapping, P14 top, step-3<text:bookmark-end text:name="__RefHeading__877_2134843222"/><text:bookmark-end text:name="_Toc77513295"/><text:bookmark-end text:name="_Toc78107328"/></text:h>
      <text:p text:style-name="Textbody">(P3 top, step-3) A mapping tells how the shape<text:s/>functions on the real cell are obtained from the shape functions defined by the finite element class on the reference cell.</text:p>
      <text:p text:style-name="Textbody"><draw:custom-shape svg:x="0.0264in" svg:y="0.1071in" svg:width="1.95764in" svg:height="0.51389in" draw:z-index="13" draw:id="id0" draw:style-name="a0" draw:name="Rectangle 1" text:anchor-type="paragraph"><svg:title/><svg:desc/><text:p text:style-name="P366">Shape function on the</text:p><text:p text:style-name="P367"><text:s/>reference cell</text:p><draw:enhanced-geometry draw:type="non-primitive" svg:viewBox="0 0 21600 21600" draw:enhanced-path="M 0 0 L 21600 0 21600 21600 0 21600 Z N"/></draw:custom-shape><draw:custom-shape svg:x="3.6937in" svg:y="0.1043in" svg:width="1.95764in" svg:height="0.51389in" draw:z-index="14" draw:id="id1" draw:style-name="a1" draw:name="Rectangle 2" text:anchor-type="paragraph"><svg:title/><svg:desc/><text:p text:style-name="P368">Shape function on the</text:p><text:p text:style-name="P369"><text:s/>real cell</text:p><draw:enhanced-geometry draw:type="non-primitive" svg:viewBox="0 0 21600 21600" draw:enhanced-path="M 0 0 L 21600 0 21600 21600 0 21600 Z N"/></draw:custom-shape><text:tab/><text:tab/><text:tab/><text:tab/><text:tab/>mapping</text:p>
      <text:p text:style-name="Textbody"><draw:custom-shape svg:x="2.1516in" svg:y="-0.0571in" svg:width="1.44306in" svg:height="0.29167in" draw:z-index="15" draw:id="id2" draw:style-name="a2" draw:name="Freeform: Shape 3" text:anchor-type="paragraph"><svg:title/><svg:desc/><text:p text:style-name="Normal"/><draw:enhanced-geometry draw:type="non-primitive" svg:viewBox="0 0 21600 21600" draw:enhanced-path="M ?f8 ?f13 L ?f12 ?f13 ?f12 ?f8 ?f9 ?f10 ?f12 ?f9 ?f12 ?f15 ?f8 ?f15 Z N" draw:text-areas="?f19 ?f13 ?f21 ?f15"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text:tab/><text:tab/><text:tab/><text:tab/><text:tab/><text:tab/></text:p>
      <text:p text:style-name="Textbody"><draw:custom-shape svg:x="0.8181in" svg:y="0.1543in" svg:width="0.20764in" svg:height="0.48542in" draw:z-index="16" draw:id="id3" draw:style-name="a3" draw:name="Freeform: Shape 4" text:anchor-type="paragraph"><svg:title/><svg:desc/><text:p text:style-name="Normal"/><draw:enhanced-geometry draw:type="non-primitive" svg:viewBox="0 0 21600 21600" draw:enhanced-path="M ?f12 ?f9 L ?f12 ?f13 ?f8 ?f13 ?f10 ?f8 ?f9 ?f13 ?f15 ?f13 ?f15 ?f9 Z N" draw:text-areas="?f12 ?f20 ?f15 ?f19"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f16 / 10800"/><draw:equation draw:name="f19" draw:formula="?f17 / ?f14"/><draw:equation draw:name="f20" draw:formula="?f13 - ?f18"/><draw:equation draw:name="f21" draw:formula="$1 / ?f6"/><draw:equation draw:name="f22" draw:formula="$0 / ?f7"/><draw:handle draw:handle-position="$1 $0" draw:handle-range-x-minimum="0" draw:handle-range-x-maximum="10800" draw:handle-range-y-minimum="0" draw:handle-range-y-maximum="21600"/></draw:enhanced-geometry></draw:custom-shape></text:p>
      <text:p text:style-name="Textbody"/>
      <text:p text:style-name="Textbody"><draw:custom-shape svg:x="0.1189in" svg:y="0.1598in" svg:width="1.47917in" svg:height="0.55903in" draw:z-index="17" draw:id="id4" draw:style-name="a4" draw:name="Freeform: Shape 5" text:anchor-type="paragraph"><svg:title/><svg:desc/><text:p text:style-name="Normal">Defined by the finite</text:p><text:p text:style-name="Normal">element class (FE_Q)</text:p><draw:enhanced-geometry draw:type="non-primitive" svg:viewBox="0 0 21600 21600" draw:enhanced-path="M ?f0 ?f0 L ?f1 ?f0 ?f1 ?f1 ?f0 ?f1 ?f0 ?f0 Z N" draw:text-areas="?f7 ?f7 ?f8 ?f8" draw:glue-points="?f9 ?f10 ?f10 ?f9 ?f9 ?f11 ?f11 ?f9" draw:glue-point-leaving-directions="-0, -0, -0, -0"><draw:equation draw:name="f0" draw:formula="0"/><draw:equation draw:name="f1" draw:formula="21600"/><draw:equation draw:name="f2" draw:formula="?f1 - ?f0"/><draw:equation draw:name="f3" draw:formula="?f2 / 21600"/><draw:equation draw:name="f4" draw:formula="10800 * ?f3"/><draw:equation draw:name="f5" draw:formula="0 * ?f3"/><draw:equation draw:name="f6" draw:formula="21600 * ?f3"/><draw:equation draw:name="f7" draw:formula="?f0 / ?f3"/><draw:equation draw:name="f8" draw:formula="?f1 / ?f3"/><draw:equation draw:name="f9" draw:formula="?f4 / ?f3"/><draw:equation draw:name="f10" draw:formula="?f5 / ?f3"/><draw:equation draw:name="f11" draw:formula="?f6 / ?f3"/></draw:enhanced-geometry></draw:custom-shape></text:p>
      <text:p text:style-name="Textbody"/>
      <text:p text:style-name="Textbody"/>
      <text:p text:style-name="Textbody"/>
      <text:p text:style-name="Textbody">Motivation:</text:p>
      <text:p text:style-name="Textbody">Before assembling matrices and vectors, we need the values of the shape functions at the locations of quadrature points.</text:p>
      <text:p text:style-name="Textbody">It maps the information of the finite element shape functions and the quadrature points from the<text:s/>reference cell to the real cell.</text:p>
      <text:h text:style-name="Heading2" text:outline-level="2"><text:bookmark-start text:name="__RefHeading__2677_2134843222"/><text:bookmark-start text:name="_Toc77513296"/><text:bookmark-start text:name="_Toc78107329"/>QGauss, P14 bottom, step-3<text:bookmark-end text:name="__RefHeading__2677_2134843222"/><text:bookmark-end text:name="_Toc77513296"/><text:bookmark-end text:name="_Toc78107329"/></text:h>
      <text:p text:style-name="Textbody">Below is a Gauss formula with two quadrature points in each direction.</text:p>
      <text:p text:style-name="Textbody"><text:a xlink:href="http://www.dealii.org/8.5.0/doxygen/deal.II/classQGauss.html" office:target-frame-name="_top" xlink:show="replace">QGauss&lt;2&gt;</text:a><text:s/>quadrature_formula(2);<text:tab/><text:tab/>//It denotes<text:s/>quadratic approximation on a 2D domain.</text:p>
      <text:p text:style-name="Textbody"/>
      <text:p text:style-name="Textbody"><text:span text:style-name="T370">The Gauss-Legendre rule is used.</text:span></text:p>
      <text:p text:style-name="Textbody"/>
      <text:h text:style-name="Heading3" text:outline-level="3"><text:bookmark-start text:name="_Toc78107330"/>1D<text:bookmark-end text:name="_Toc78107330"/></text:h>
      <text:p text:style-name="Textbody">In 1D case, for P1 elements, we have 4 integrals in each cell and every integral is represented by 2 quadrature points; for P2 elements, we have 9 integrals in each cell and every integral is represented by 2 quadrature points.</text:p>
      <text:p text:style-name="Textbody"/>
      <text:p text:style-name="Textbody">When defining the face quadrature formula, i.e.</text:p>
      <text:p text:style-name="Textbody">QGauss&lt;dim-1&gt; face_quadrature_formula(fe.degree + 1),</text:p>
      <text:p text:style-name="Textbody">we are not able to use the functions get_points(), get_weights(), etc.<text:s/>However, we can get them through<text:s/>the object<text:s/>fe_face_values.</text:p>
      <text:p text:style-name="Textbody"/>
      <text:h text:style-name="Heading3" text:outline-level="3"><text:bookmark-start text:name="__RefHeading___Toc46540_1781278656"/><text:bookmark-start text:name="_Toc77513297"/><text:bookmark-start text:name="_Toc78107331"/>Output the coordinates of quadrature points, Feb. 14, 2019<text:bookmark-end text:name="__RefHeading___Toc46540_1781278656"/><text:bookmark-end text:name="_Toc77513297"/><text:bookmark-end text:name="_Toc78107331"/></text:h>
      <text:p text:style-name="Textbody"><text:s text:c="4"/>QIterated&lt;1&gt; <text:s/>quadrature_formula_equi (QTrapez&lt;1&gt;(),degree);</text:p>
      <text:p text:style-name="Textbody"><text:s text:c="4"/>std::cout &lt;&lt; " <text:s text:c="2"/>quad coords in the reference cell: ";</text:p>
      <text:soft-page-break/>
      <text:p text:style-name="Textbody"><text:s text:c="4"/>for (unsigned int i=0; i&lt;quadrature_formula_equi.size();++i)</text:p>
      <text:p text:style-name="Textbody"><text:s text:c="4"/>{</text:p>
      <text:p text:style-name="Textbody"><text:s text:c="8"/>std::cout &lt;&lt; quadrature_formula_equi.get_points()[i] &lt;&lt; " ";</text:p>
      <text:p text:style-name="Textbody"><text:s text:c="4"/>}</text:p>
      <text:p text:style-name="Textbody"><text:s text:c="4"/>std::cout &lt;&lt; std::endl;</text:p>
      <text:p text:style-name="Textbody"><text:s text:c="4"/></text:p>
      <text:h text:style-name="Heading2" text:outline-level="2"><text:bookmark-start text:name="__RefHeading__864_2134843222"/><text:bookmark-start text:name="_Toc77513298"/><text:bookmark-start text:name="_Toc78107332"/>FEValues<text:bookmark-end text:name="__RefHeading__864_2134843222"/><text:bookmark-end text:name="_Toc77513298"/><text:bookmark-end text:name="_Toc78107332"/></text:h>
      <text:p text:style-name="Normal"><text:a xlink:href="http://www.dealii.org/8.5.0/doxygen/deal.II/classFEValues.html" office:target-frame-name="_top" xlink:show="replace">FEValues&lt;2&gt;</text:a><text:s/>fe_values (fe, quadrature_formula,<text:s/><text:a xlink:href="http://www.dealii.org/8.5.0/doxygen/deal.II/group__feaccess.html#ggaa94b67d2fdcc390690c523f28019e52fa4057ca2f127aa619c65886a9d3ad4aea" office:target-frame-name="_top" xlink:show="replace">update_values</text:a><text:s/>|<text:s/><text:a xlink:href="http://www.dealii.org/8.5.0/doxygen/deal.II/group__feaccess.html#ggaa94b67d2fdcc390690c523f28019e52facbcc430975fa6af05f75ca786dc6fe20" office:target-frame-name="_top" xlink:show="replace">update_gradients</text:a><text:s/>|<text:s/><text:tab/><text:tab/><text:tab/><text:tab/><text:s text:c="2"/><text:tab/><text:tab/><text:s text:c="5"/><text:a xlink:href="http://www.dealii.org/8.5.0/doxygen/deal.II/group__feaccess.html#ggaa94b67d2fdcc390690c523f28019e52fa714204722e9eeb43aadbd0d5ddc48c85" office:target-frame-name="_top" xlink:show="replace">update_JxW_values</text:a>);</text:p>
      <text:p text:style-name="Standard"><text:s/></text:p>
      <text:h text:style-name="Heading3" text:outline-level="3"><text:bookmark-start text:name="__RefHeading___Toc11173_1081874842"/><text:bookmark-start text:name="_Toc77513299"/><text:bookmark-start text:name="_Toc78107333"/>The coordinates of the quadrature points, 8-5-18<text:bookmark-end text:name="__RefHeading___Toc11173_1081874842"/><text:bookmark-end text:name="_Toc77513299"/><text:bookmark-end text:name="_Toc78107333"/></text:h>
      <text:p text:style-name="Standard">the coordinates of the quadrature points are dependent on the domain size. See 'step-4_2DV'.</text:p>
      <text:p text:style-name="P371">So is fe_values.JxW (q_index).</text:p>
      <text:p text:style-name="P372"/>
      <text:h text:style-name="P373" text:outline-level="2"><text:bookmark-start text:name="_Toc78107334"/>FEFaceValues<text:bookmark-end text:name="_Toc78107334"/></text:h>
      <text:h text:style-name="Heading3" text:outline-level="3"><text:bookmark-start text:name="_Toc78107335"/>1D<text:bookmark-end text:name="_Toc78107335"/></text:h>
      <text:p text:style-name="Standard"><text:span text:style-name="T374"><text:line-break/></text:span></text:p>
      <text:h text:style-name="Heading2" text:outline-level="2"><text:bookmark-start text:name="__RefHeading___Toc46547_1781278656"/><text:bookmark-start text:name="_Toc77513300"/><text:bookmark-start text:name="_Toc78107336"/>BlockSparseMatrix, Feb. 14, 2019<text:bookmark-end text:name="__RefHeading___Toc46547_1781278656"/><text:bookmark-end text:name="_Toc77513300"/><text:bookmark-end text:name="_Toc78107336"/></text:h>
      <text:h text:style-name="P375" text:outline-level="3"><text:bookmark-start text:name="__RefHeading___Toc46549_1781278656"/><text:bookmark-start text:name="_Toc77513301"/><text:bookmark-start text:name="_Toc78107337"/>Object of class N6dealii15SparsityPatternE is still used by 1 other objects.<text:bookmark-end text:name="__RefHeading___Toc46549_1781278656"/><text:bookmark-end text:name="_Toc77513301"/><text:bookmark-end text:name="_Toc78107337"/></text:h>
      <text:list text:style-name="LFO19" text:continue-numbering="true">
        <text:list-item>
          <text:p text:style-name="P376">We come across this problem when reusing 'system_matrix' as follows:</text:p>
        </text:list-item>
      </text:list>
      <text:p text:style-name="Textbody"><text:span text:style-name="T377"><text:s text:c="4"/>system_matrix.reini</text:span><text:span text:style-name="T378">t (sparsity_pattern);</text:span><text:line-break/>see tep-20/pexp.</text:p>
      <text:list text:style-name="LFO20" text:continue-numbering="true">
        <text:list-item>
          <text:p text:style-name="P379">This problem is solved by calling the clear function of system_matrix as follows:</text:p>
        </text:list-item>
      </text:list>
      <text:p text:style-name="Textbody"><text:s text:c="4"/>system_matrix.clear();</text:p>
      <text:p text:style-name="Textbody">before reinitilizeing it.</text:p>
      <text:p text:style-name="Textbody"/>
      <text:p text:style-name="Textbody">An incomplete implementation:</text:p>
      <text:list text:style-name="LFO20" text:continue-numbering="true">
        <text:list-item>
          <text:p text:style-name="P380">use the destructor of<text:s/><text:span text:style-name="T381">'system_matrix'</text:span></text:p>
        </text:list-item>
      </text:list>
      <text:p text:style-name="Textbody">system_matrix.~BlockSparseMatrix();</text:p>
      <text:p text:style-name="Textbody"/>
      <text:p text:style-name="Textbody"><text:span text:style-name="T382">For example:</text:span></text:p>
      <text:p text:style-name="Textbody"><text:s text:c="4"/>compute_errors ();</text:p>
      <text:soft-page-break/>
      <text:p text:style-name="Textbody"><text:s text:c="4"/></text:p>
      <text:p text:style-name="Textbody">// <text:s text:c="4"/>system_matrix.~BlockSparseMatrix();</text:p>
      <text:p text:style-name="Textbody"><text:s text:c="4"/></text:p>
      <text:p text:style-name="Textbody"><text:s text:c="4"/>compute_errors_quad ();</text:p>
      <text:p text:style-name="Textbody"/>
      <text:h text:style-name="Heading2" text:outline-level="2"><text:bookmark-start text:name="__RefHeading___Toc18273_1812936810"/><text:bookmark-start text:name="_Toc77513302"/><text:bookmark-start text:name="_Toc78107338"/>VectorTools<text:bookmark-end text:name="__RefHeading___Toc18273_1812936810"/><text:bookmark-end text:name="_Toc77513302"/><text:bookmark-end text:name="_Toc78107338"/></text:h>
      <text:h text:style-name="Heading3" text:outline-level="3"><text:bookmark-start text:name="__RefHeading__866_2134843222"/><text:bookmark-start text:name="_Toc77513303"/><text:bookmark-start text:name="_Toc78107339"/>VectorTools::interpolate_boundary_values(), P19 top, step-3<text:bookmark-end text:name="__RefHeading__866_2134843222"/><text:bookmark-end text:name="_Toc77513303"/><text:bookmark-end text:name="_Toc78107339"/></text:h>
      <text:p text:style-name="P383">It consists of four parameters:</text:p>
      <text:list text:style-name="LFO21" text:continue-numbering="true">
        <text:list-item>
          <text:p text:style-name="P384">the<text:s/>DofHandler object to get the global numbers of the degrees of freedom on the boundary;</text:p>
        </text:list-item>
        <text:list-item>
          <text:p text:style-name="P385">the component of the boundary where the boundary values shall be interpolated;</text:p>
        </text:list-item>
        <text:list-item>
          <text:p text:style-name="P386">the boundary value function itself;</text:p>
        </text:list-item>
        <text:list-item>
          <text:p text:style-name="P387">the output object: the number of the degrees of freedom on the boundary and their boundary balues.</text:p>
        </text:list-item>
      </text:list>
      <text:p text:style-name="P388"/>
      <text:p text:style-name="P389">An explicite implement can be found at /home/dv/jliu/Localdisk/deal.ii/examples/step-4/2 1D/3 Twodv model/1 L = 63700/2 solving xi/1 Av independent of z/<text:tab/><text:tab/><text:tab/>Feb. 18, 2019</text:p>
      <text:p text:style-name="P390"/>
      <text:h text:style-name="Heading3" text:outline-level="3"><text:bookmark-start text:name="__RefHeading___Toc18275_1812936810"/><text:bookmark-start text:name="_Toc77513304"/><text:bookmark-start text:name="_Toc78107340"/>VectorTools::compute_mean_value () , P26 bottom, step-3<text:bookmark-end text:name="__RefHeading___Toc18275_1812936810"/><text:bookmark-end text:name="_Toc77513304"/><text:bookmark-end text:name="_Toc78107340"/></text:h>
      <text:p text:style-name="P391">It integrates the chosen component over the whole domain and returns the result.</text:p>
      <text:h text:style-name="Heading3" text:outline-level="3"><text:bookmark-start text:name="__RefHeading___Toc25270_1918475198"/><text:bookmark-start text:name="_Toc77513305"/><text:bookmark-start text:name="_Toc78107341"/>'mean' used to compute the integral of a function, Jan. 7, 2019<text:bookmark-end text:name="__RefHeading___Toc25270_1918475198"/><text:bookmark-end text:name="_Toc77513305"/><text:bookmark-end text:name="_Toc78107341"/></text:h>
      <text:p text:style-name="Textbody">With the solution at the degrees of freedom, we do:</text:p>
      <text:p text:style-name="Textbody"/>
      <text:p text:style-name="Textbody"><text:s/>VectorTools::integrate_difference (dof_handler_amp, <text:s text:c="38"/>//real part</text:p>
      <text:p text:style-name="Textbody"><text:s text:c="36"/>solution_r,</text:p>
      <text:p text:style-name="Textbody"><text:tab/><text:tab/><text:tab/><text:tab/><text:tab/><text:tab/><text:tab/><text:tab/><text:tab/><text:s/>ZeroFunction&lt;1&gt;(),</text:p>
      <text:p text:style-name="Textbody"><text:s text:c="36"/>difference_per_cell,</text:p>
      <text:p text:style-name="Textbody"><text:s text:c="36"/>QGauss&lt;dim&gt;(degree+2),</text:p>
      <text:p text:style-name="Textbody"><text:s/><text:s text:c="35"/>VectorTools::mean);</text:p>
      <text:p text:style-name="Textbody">for an implementation, see</text:p>
      <text:p text:style-name="Textbody">/step-4/2 1D/3 Twodv model/1 L = 63700/2 solving xi/2 Av hyperbolic/step-4.cc</text:p>
      <text:h text:style-name="Heading3" text:outline-level="3"><text:bookmark-start text:name="__RefHeading___Toc25272_1918475198"/><text:s/><text:bookmark-start text:name="_Toc77513306"/><text:bookmark-start text:name="_Toc78107342"/>integrate_difference,<text:s/><text:span text:style-name="T392">P2 middle, step-7</text:span><text:bookmark-end text:name="__RefHeading___Toc25272_1918475198"/><text:bookmark-end text:name="_Toc77513306"/><text:bookmark-end text:name="_Toc78107342"/></text:h>
      <text:p text:style-name="Textbody"/>
      <table:table table:style-name="Table393">
        <table:table-columns>
          <table:table-column table:style-name="TableColumn394"/>
          <table:table-column table:style-name="TableColumn395"/>
          <table:table-column table:style-name="TableColumn396"/>
          <table:table-column table:style-name="TableColumn397"/>
        </table:table-columns>
        <table:table-row table:style-name="TableRow398">
          <table:table-cell table:style-name="TableCell399">
            <text:p text:style-name="TableContents">void<text:s/>VectorTools::integrate_difference</text:p>
          </table:table-cell>
          <table:table-cell table:style-name="TableCell400">
            <text:p text:style-name="TableContents">(</text:p>
          </table:table-cell>
          <table:table-cell table:style-name="TableCell401">
            <text:p text:style-name="TableContents">const<text:s/><text:a xlink:href="https://www.dealii.org/8.4.0/doxygen/deal.II/classMapping.html" office:target-frame-name="_top" xlink:show="replace">Mapping</text:a>&lt; dim, spacedim &gt; &amp; </text:p>
          </table:table-cell>
          <table:table-cell table:style-name="TableCell402">
            <text:p text:style-name="TableContents"><text:span text:style-name="Emphasis">mapping</text:span>,</text:p>
          </table:table-cell>
        </table:table-row>
        <table:table-row table:style-name="TableRow403">
          <table:table-cell table:style-name="TableCell404">
            <text:p text:style-name="P405"/>
          </table:table-cell>
          <table:table-cell table:style-name="TableCell406">
            <text:p text:style-name="P407"/>
          </table:table-cell>
          <table:table-cell table:style-name="TableCell408">
            <text:p text:style-name="TableContents">const<text:s/><text:a xlink:href="https://www.dealii.org/8.4.0/doxygen/deal.II/classDoFHandler.html" office:target-frame-name="_top" xlink:show="replace">DoFHandler</text:a>&lt; dim, spacedim &gt; &amp; </text:p>
          </table:table-cell>
          <table:table-cell table:style-name="TableCell409">
            <text:p text:style-name="TableContents"><text:span text:style-name="Emphasis">dof</text:span>,</text:p>
          </table:table-cell>
        </table:table-row>
        <table:table-row table:style-name="TableRow410">
          <table:table-cell table:style-name="TableCell411">
            <text:p text:style-name="P412"/>
          </table:table-cell>
          <table:table-cell table:style-name="TableCell413">
            <text:p text:style-name="P414"/>
          </table:table-cell>
          <table:table-cell table:style-name="TableCell415">
            <text:p text:style-name="TableContents">const InVector &amp; </text:p>
          </table:table-cell>
          <table:table-cell table:style-name="TableCell416">
            <text:p text:style-name="TableContents"><text:span text:style-name="Emphasis">fe_function</text:span>,</text:p>
          </table:table-cell>
        </table:table-row>
        <table:table-row table:style-name="TableRow417">
          <table:table-cell table:style-name="TableCell418">
            <text:p text:style-name="P419"/>
          </table:table-cell>
          <table:table-cell table:style-name="TableCell420">
            <text:p text:style-name="P421"/>
          </table:table-cell>
          <table:table-cell table:style-name="TableCell422">
            <text:p text:style-name="TableContents">const<text:s/><text:a xlink:href="https://www.dealii.org/8.4.0/doxygen/deal.II/classFunction.html" office:target-frame-name="_top" xlink:show="replace">Function</text:a>&lt; spacedim, double &gt; &amp; </text:p>
          </table:table-cell>
          <table:table-cell table:style-name="TableCell423">
            <text:p text:style-name="TableContents"><text:span text:style-name="Emphasis">exact_solution</text:span>,</text:p>
          </table:table-cell>
        </table:table-row>
        <table:table-row table:style-name="TableRow424">
          <table:table-cell table:style-name="TableCell425">
            <text:p text:style-name="P426"/>
          </table:table-cell>
          <table:table-cell table:style-name="TableCell427">
            <text:p text:style-name="P428"/>
          </table:table-cell>
          <table:table-cell table:style-name="TableCell429">
            <text:p text:style-name="TableContents">OutVector &amp; </text:p>
          </table:table-cell>
          <table:table-cell table:style-name="TableCell430">
            <text:p text:style-name="TableContents"><text:span text:style-name="Emphasis">difference</text:span>,</text:p>
          </table:table-cell>
        </table:table-row>
        <table:table-row table:style-name="TableRow431">
          <table:table-cell table:style-name="TableCell432">
            <text:p text:style-name="P433"/>
          </table:table-cell>
          <table:table-cell table:style-name="TableCell434">
            <text:p text:style-name="P435"/>
          </table:table-cell>
          <table:table-cell table:style-name="TableCell436">
            <text:p text:style-name="TableContents">const<text:s/><text:a xlink:href="https://www.dealii.org/8.4.0/doxygen/deal.II/classQuadrature.html" office:target-frame-name="_top" xlink:show="replace">Quadrature</text:a>&lt; dim &gt; &amp; </text:p>
          </table:table-cell>
          <table:table-cell table:style-name="TableCell437">
            <text:p text:style-name="TableContents"><text:span text:style-name="Emphasis">q</text:span>,</text:p>
          </table:table-cell>
        </table:table-row>
        <table:table-row table:style-name="TableRow438">
          <table:table-cell table:style-name="TableCell439">
            <text:p text:style-name="P440"/>
          </table:table-cell>
          <table:table-cell table:style-name="TableCell441">
            <text:p text:style-name="P442"/>
          </table:table-cell>
          <table:table-cell table:style-name="TableCell443">
            <text:p text:style-name="TableContents">const<text:s/><text:a xlink:href="https://www.dealii.org/8.4.0/doxygen/deal.II/group__numerics.html#ga69967cb7a148a7169963126249213db1" office:target-frame-name="_top" xlink:show="replace">NormType</text:a><text:s/>&amp; </text:p>
          </table:table-cell>
          <table:table-cell table:style-name="TableCell444">
            <text:p text:style-name="TableContents"><text:span text:style-name="Emphasis">norm</text:span>,</text:p>
          </table:table-cell>
        </table:table-row>
        <table:table-row table:style-name="TableRow445">
          <table:table-cell table:style-name="TableCell446">
            <text:p text:style-name="P447"/>
          </table:table-cell>
          <table:table-cell table:style-name="TableCell448">
            <text:p text:style-name="P449"/>
          </table:table-cell>
          <table:table-cell table:style-name="TableCell450">
            <text:p text:style-name="TableContents">const<text:s/><text:a xlink:href="https://www.dealii.org/8.4.0/doxygen/deal.II/classFunction.html" office:target-frame-name="_top" xlink:show="replace">Function</text:a>&lt; spacedim, double &gt; * </text:p>
          </table:table-cell>
          <table:table-cell table:style-name="TableCell451">
            <text:p text:style-name="TableContents"><text:span text:style-name="Emphasis">weight</text:span><text:s/>=<text:s/><text:span text:style-name="SourceText">0</text:span>,</text:p>
          </table:table-cell>
        </table:table-row>
        <table:table-row table:style-name="TableRow452">
          <table:table-cell table:style-name="TableCell453">
            <text:p text:style-name="P454"/>
          </table:table-cell>
          <table:table-cell table:style-name="TableCell455">
            <text:p text:style-name="P456"/>
          </table:table-cell>
          <table:table-cell table:style-name="TableCell457">
            <text:p text:style-name="TableContents">const double </text:p>
          </table:table-cell>
          <table:table-cell table:style-name="TableCell458">
            <text:p text:style-name="TableContents"><text:span text:style-name="Emphasis">exponent</text:span><text:s/>=<text:s/><text:span text:style-name="SourceText">2.</text:span> </text:p>
          </table:table-cell>
        </table:table-row>
        <table:table-row table:style-name="TableRow459">
          <table:table-cell table:style-name="TableCell460">
            <text:p text:style-name="P461"/>
          </table:table-cell>
          <table:table-cell table:style-name="TableCell462">
            <text:p text:style-name="TableContents">)</text:p>
          </table:table-cell>
          <table:table-cell table:style-name="TableCell463">
            <text:p text:style-name="P464"/>
          </table:table-cell>
          <table:table-cell table:style-name="TableCell465">
            <text:p text:style-name="P466"/>
          </table:table-cell>
        </table:table-row>
      </table:table>
      <text:p text:style-name="Textbody"/>
      <text:p text:style-name="Textbody">In the official tutorial, the sizes of 'dof' and 'fe_function' need to be the<text:s/>same, but it also works if their sizes are not the same. If the size of the latter is larger than that of the former, the results are the same.</text:p>
      <text:p text:style-name="Textbody"/>
      <text:p text:style-name="Textbody">See 'include/deal.ii/numerics/vector_tools.templates.h</text:p>
      <text:p text:style-name="Textbody">It computes the difference in L2 norm for each cell, and<text:s/>saves them to difference_per_cell ,which involkes 'Integrate_difference_inner'.</text:p>
      <text:p text:style-name="Textbody">This function computes the difference between a given continuous function and a finite element field in various norms on each cell.</text:p>
      <text:p text:style-name="Textbody"/>
      <text:p text:style-name="Textbody">Note that, to compute the L2 norm, we use<text:s/>the<text:s/><text:span text:style-name="T467">absolute square</text:span>.</text:p>
      <text:p text:style-name="Textbody">This denotes that, when the solution involves complex numbers, we can compute the error for the real and imaginary parts separately, and then add them together.</text:p>
      <text:p text:style-name="Textbody">See the notes on Mar. 12, 2019.</text:p>
      <text:p text:style-name="Textbody"/>
      <text:p text:style-name="Textbody">To obtain the square of the complex number, we need adding the squares of the real and imaginary part together. Therefore, we cannot add the differences per cell of the real and imaginary parts in L2 norm together. Instead, we need get their square, and then add them up. Mar. 19, 2019</text:p>
      <text:p text:style-name="Textbody"/>
      <text:h text:style-name="Heading3" text:outline-level="3"><text:bookmark-start text:name="__RefHeading__2186_534094611"/><text:bookmark-start text:name="_Toc77513307"/><text:bookmark-start text:name="_Toc78107343"/>Integrate_difference_inner, Jan. 7, 19<text:bookmark-end text:name="__RefHeading__2186_534094611"/><text:bookmark-end text:name="_Toc77513307"/><text:bookmark-end text:name="_Toc78107343"/></text:h>
      <text:list text:style-name="LFO22" text:continue-numbering="true">
        <text:list-item>
          <text:p text:style-name="P468">Taking 'L2 norm' for an example,</text:p>
        </text:list-item>
      </text:list>
      <text:p text:style-name="Textbody"><text:s text:c="8"/>case L2_norm:</text:p>
      <text:p text:style-name="Textbody"><text:s text:c="10"/>// Compute values in quadrature points and integrate</text:p>
      <text:p text:style-name="Textbody"><text:s text:c="10"/>for (unsigned int q=0; q&lt;n_q_points; ++q)</text:p>
      <text:p text:style-name="Textbody"><text:s text:c="12"/>{</text:p>
      <text:p text:style-name="Textbody"><text:s text:c="14"/>double sum = 0;</text:p>
      <text:p text:style-name="Textbody"><text:s text:c="14"/>for (unsigned int k=0; k&lt;n_components; ++k)</text:p>
      <text:p text:style-name="Textbody"><text:s text:c="16"/>sum += numbers::NumberTraits&lt;Number&gt;::abs_square(data.psi_values[q](k)) *</text:p>
      <text:soft-page-break/>
      <text:p text:style-name="Textbody"><text:s text:c="23"/>data.weight_vectors[q](k);</text:p>
      <text:p text:style-name="Textbody"><text:s text:c="14"/>diff += sum * fe_values.JxW(q);</text:p>
      <text:p text:style-name="Textbody"><text:s text:c="12"/>}</text:p>
      <text:p text:style-name="Textbody"><text:s text:c="10"/>// Compute the root only, if no derivative values are added later</text:p>
      <text:p text:style-name="Textbody"><text:s text:c="4"/></text:p>
      <text:p text:style-name="Textbody"><text:s text:c="10"/><text:span text:style-name="T469">if (norm == L2_norm)</text:span></text:p>
      <text:p text:style-name="P470"><text:s text:c="12"/>diff=std::sqrt(diff);</text:p>
      <text:p text:style-name="P471"/>
      <text:p text:style-name="Textbody"><text:bookmark-start text:name="__RefHeading__2188_534094611"/>Notes:<text:bookmark-end text:name="__RefHeading__2188_534094611"/></text:p>
      <text:p text:style-name="Textbody">numbers::NumberTraits&lt; number &gt;::abs_square</text:p>
      <text:p text:style-name="Textbody">Return the square of the absolute value of the given number. Since the general template is chosen for types not equal to std::complex, this function simply returns the square of the given number.</text:p>
      <text:p text:style-name="Textbody"><text:a xlink:href="https://www.dealii.org/8.5.0/doxygen/deal.II/structnumbers_1_1NumberTraits.html#aba7a37c097cf333911cf7600f6456a6d" office:target-frame-name="_top" xlink:show="replace">https://www.dealii.org/8.5.0/doxygen/deal.II/structnumbers_1_1NumberTraits.html#aba7a37c097cf333</text:a><text:a xlink:href="https://www.dealii.org/8.5.0/doxygen/deal.II/structnumbers_1_1NumberTraits.html#aba7a37c097cf333911cf7600f6456a6d" office:target-frame-name="_top" xlink:show="replace">911cf7600f6456a6d</text:a></text:p>
      <text:p text:style-name="Textbody"/>
      <text:h text:style-name="Heading3" text:outline-level="3"><text:bookmark-start text:name="__RefHeading___Toc25274_1918475198"/><text:bookmark-start text:name="_Toc77513308"/><text:bookmark-start text:name="_Toc78107344"/>compute_global_error, Jan. 7, 2019<text:bookmark-end text:name="__RefHeading___Toc25274_1918475198"/><text:bookmark-end text:name="_Toc77513308"/><text:bookmark-end text:name="_Toc78107344"/></text:h>
      <text:p text:style-name="Textbody"><text:s text:c="6"/>case L2_norm:</text:p>
      <text:p text:style-name="Textbody"><text:s text:c="6"/>case H1_seminorm:</text:p>
      <text:p text:style-name="Textbody"><text:s text:c="6"/>case H2_seminorm:</text:p>
      <text:p text:style-name="Textbody"><text:s text:c="6"/>case H1_norm:</text:p>
      <text:p text:style-name="Textbody"><text:s text:c="6"/>case Hdiv_seminorm:</text:p>
      <text:p text:style-name="Textbody"><text:s text:c="6"/>{</text:p>
      <text:p text:style-name="Textbody"><text:s text:c="8"/>const double local = cellwise_error.l2_norm();</text:p>
      <text:p text:style-name="Textbody">// <text:s text:c="8"/>return local; <text:s text:c="14"/><text:s/>// we can return local directly, which has the same value with returning the following line</text:p>
      <text:p text:style-name="Textbody"><text:s text:c="8"/>return std::sqrt (Utilities::MPI::sum (local * local, comm));</text:p>
      <text:p text:style-name="Textbody"><text:s text:c="6"/>}</text:p>
      <text:p text:style-name="Textbody">It is important to know that the L2 norm error mean not only the L2 error in one<text:s/>cell, but also in the process of obtaining the L2 norm error of the whole domain from the cellwise L2 norm error.</text:p>
      <text:p text:style-name="Textbody">Jan. 25, 2019, step-7</text:p>
      <text:list text:style-name="LFO23" text:continue-numbering="true">
        <text:list-item>
          <text:list>
            <text:list-item>
              <text:list>
                <text:list-item>
                  <text:p text:style-name="P472"><text:bookmark-start text:name="__RefHeading__2190_534094611"/>norm_square<text:bookmark-end text:name="__RefHeading__2190_534094611"/></text:p>
                </text:list-item>
              </text:list>
            </text:list-item>
          </text:list>
        </text:list-item>
      </text:list>
      <text:p text:style-name="Textbody">Return the square of the Frobenius-norm of a tensor, i.e. the sum of the absolute squares of all entries.</text:p>
      <text:p text:style-name="Textbody"><text:a xlink:href="https://www.dealii.org/8.4.0/doxygen/deal.II/classTensor_3_010_00_01dim_00_01Number_01_4.html#aa29106a13b07a53161b7337d52bad54e" office:target-frame-name="_top" xlink:show="replace"><text:span text:style-name="T473">https://www.dealii.org/8.4.0/doxygen/deal.II/classTensor_3_010_00_01dim_00_01Number_01_4.html#aa29106a13b07a53161</text:span><text:span text:style-name="T474">b7337d52bad54e</text:span></text:a></text:p>
      <text:p text:style-name="P475"/>
      <text:h text:style-name="Heading3" text:outline-level="3"><text:bookmark-start text:name="__RefHeading___Toc18277_1812936810"/><text:bookmark-start text:name="_Toc77513309"/><text:bookmark-start text:name="_Toc78107345"/><text:soft-page-break/>point_value, Jan. 6, 19<text:bookmark-end text:name="__RefHeading___Toc18277_1812936810"/><text:bookmark-end text:name="_Toc77513309"/><text:bookmark-end text:name="_Toc78107345"/></text:h>
      <text:p text:style-name="Textbody">Return the value of a series of solution at one point.</text:p>
      <text:p text:style-name="Textbody"><text:s text:c="4"/>Point&lt;1&gt; point_1;</text:p>
      <text:p text:style-name="Textbody"><text:s text:c="4"/>point_1(0) = 0.2;</text:p>
      <text:p text:style-name="Textbody"><text:s text:c="4"/>VectorTools::point_value (dof_handler, <text:s text:c="9"/>//gradient</text:p>
      <text:p text:style-name="Textbody">//<text:s/><text:s text:c="30"/>fe,</text:p>
      <text:p text:style-name="Textbody"><text:s text:c="30"/>solution,</text:p>
      <text:p text:style-name="Textbody"><text:s text:c="30"/>point_1,</text:p>
      <text:p text:style-name="Textbody"><text:s text:c="30"/>derivative);</text:p>
      <text:p text:style-name="Textbody"><text:s text:c="4"/>std::cout &lt;&lt; derivative &lt;&lt; std::endl;</text:p>
      <text:p text:style-name="Textbody">An implementation found at step-4/Poisson/pexp</text:p>
      <text:h text:style-name="Heading2" text:outline-level="2"><text:bookmark-start text:name="__RefHeading___Toc15404_138230345"/><text:bookmark-start text:name="_Toc77513310"/><text:bookmark-start text:name="_Toc78107346"/>MatrixConstraints<text:bookmark-end text:name="__RefHeading___Toc15404_138230345"/><text:bookmark-end text:name="_Toc77513310"/><text:bookmark-end text:name="_Toc78107346"/></text:h>
      <text:h text:style-name="Heading3" text:outline-level="3"><text:bookmark-start text:name="__RefHeading___Toc15406_138230345"/><text:bookmark-start text:name="_Toc77513311"/><text:bookmark-start text:name="_Toc78107347"/>Adjusting components of the constraints, May. 9, 2019<text:bookmark-end text:name="__RefHeading___Toc15406_138230345"/><text:bookmark-end text:name="_Toc77513311"/><text:bookmark-end text:name="_Toc78107347"/></text:h>
      <text:list text:style-name="LFO24" text:continue-numbering="true">
        <text:list-item>
          <text:p text:style-name="P476">Declare a new member function in constraintmatrix.h</text:p>
        </text:list-item>
      </text:list>
      <text:p text:style-name="Textbody">void adjust_constraints (ConstraintMatrix &amp;constraints);</text:p>
      <text:list text:style-name="LFO25" text:continue-numbering="true">
        <text:list-item>
          <text:p text:style-name="P477">define this function in another header file, which needs to be included in the source<text:s/>file</text:p>
        </text:list-item>
      </text:list>
      <text:p text:style-name="Textbody">void ConstraintMatrix::adjust_constraints (ConstraintMatrix &amp;constraints)</text:p>
      <text:p text:style-name="Textbody">{</text:p>
      <text:p text:style-name="Textbody"><text:s text:c="4"/>std::cout &lt;&lt; " <text:s text:c="3"/>replacing the zero constraints components by the corresponding components of the argument constraints... ";</text:p>
      <text:p text:style-name="Textbody"><text:s text:c="6"/></text:p>
      <text:p text:style-name="Textbody"><text:s text:c="4"/>for (size_type i=0; i!=lines.size(); ++i)</text:p>
      <text:p text:style-name="Textbody"><text:s text:c="4"/>{</text:p>
      <text:p text:style-name="Textbody"><text:s text:c="8"/>if (lines[i].inhomogeneity == 0)</text:p>
      <text:p text:style-name="Textbody"><text:s text:c="8"/>{</text:p>
      <text:p text:style-name="Textbody"><text:s text:c="12"/>lines[i].inhomogeneity = constraints.lines[i].inhomogeneity;</text:p>
      <text:p text:style-name="Textbody"><text:s text:c="8"/>}</text:p>
      <text:p text:style-name="Textbody"><text:s text:c="4"/>}</text:p>
      <text:p text:style-name="Textbody"><text:s text:c="4"/>std::cout &lt;&lt; "-&gt; done" &lt;&lt; std::endl; <text:s/></text:p>
      <text:p text:style-name="Textbody"/>
      <text:p text:style-name="Textbody">}</text:p>
      <text:p text:style-name="Textbody">#include<text:s/>&lt;deal.II/lac/constraint_matrix_Jie.h&gt;</text:p>
      <text:p text:style-name="Textbody">An alternative is to define this function where it is declared.</text:p>
      <text:p text:style-name="Textbody">Note that 'dealii_namespace' is indispensible</text:p>
      <text:h text:style-name="Heading2" text:outline-level="2"><text:bookmark-start text:name="__RefHeading__868_2134843222"/><text:bookmark-start text:name="_Toc77513312"/><text:bookmark-start text:name="_Toc78107348"/><text:soft-page-break/>MatrixTools:: apply_boundary_values (), P20 top, step-3<text:bookmark-end text:name="__RefHeading__868_2134843222"/><text:bookmark-end text:name="_Toc77513312"/><text:bookmark-end text:name="_Toc78107348"/></text:h>
      <text:p text:style-name="Textbody"><text:span text:style-name="T478">It is able to apply boundary conditions to a linear<text:s/></text:span><text:span text:style-name="T479">system of equations.</text:span></text:p>
      <text:p text:style-name="Textbody"><text:a xlink:href="http://www.dealii.org/8.5.0/doxygen/deal.II/namespaceMatrixTools.html#a9ad0eb7a8662628534586716748d62fb" office:target-frame-name="_top" xlink:show="replace"><text:span text:style-name="T480">http://www.dealii.org/8.5.0/doxygen/deal.II/namespaceMatrixTools.html#a9ad0eb7a8662628534586716748d62fb</text:span></text:a></text:p>
      <text:h text:style-name="Heading2" text:outline-level="2"><text:bookmark-start text:name="__RefHeading__15282_457970875"/><text:bookmark-start text:name="_Toc77513313"/><text:bookmark-start text:name="_Toc78107349"/>Function::value, P5 middle, step-7<text:bookmark-end text:name="__RefHeading__15282_457970875"/><text:bookmark-end text:name="_Toc77513313"/><text:bookmark-end text:name="_Toc78107349"/></text:h>
      <text:p text:style-name="Standard">template &lt;int dim&gt;</text:p>
      <text:p text:style-name="Standard">class RightHandSide : public<text:s/><text:a xlink:href="http://www.dealii.org/8.5.0/doxygen/deal.II/classFunction.html" office:target-frame-name="_top" xlink:show="replace">Function</text:a>&lt;dim&gt;</text:p>
      <text:p text:style-name="Standard">{</text:p>
      <text:p text:style-name="Standard">public:</text:p>
      <text:p text:style-name="Standard">RightHandSide () :<text:s/><text:a xlink:href="http://www.dealii.org/8.5.0/doxygen/deal.II/classFunction.html" office:target-frame-name="_top" xlink:show="replace">Function</text:a>&lt;dim&gt;() {}</text:p>
      <text:p text:style-name="Standard">virtual double<text:s/><text:a xlink:href="http://www.dealii.org/8.5.0/doxygen/deal.II/classFunction.html#a9b79af0ecae7827b43058ab963ab8366" office:target-frame-name="_top" xlink:show="replace">value</text:a><text:s/>(const<text:s/><text:a xlink:href="http://www.dealii.org/8.5.0/doxygen/deal.II/classPoint.html" office:target-frame-name="_top" xlink:show="replace">Point&lt;dim&gt;</text:a><text:s/>&amp;p,</text:p>
      <text:p text:style-name="Standard">const unsigned int component = 0) const;</text:p>
      <text:p text:style-name="Standard">};</text:p>
      <text:list text:style-name="LFO26" text:continue-numbering="true">
        <text:list-item>
          <text:p text:style-name="P481">first argument: a point, which is in dim-dimensional space, of which the value function shall a double variable.</text:p>
        </text:list-item>
        <text:list-item>
          <text:p text:style-name="P482">Second argument: component. For scalar functions (in most cases), the<text:s/>component is declared as a default value of 0;</text:p>
        </text:list-item>
      </text:list>
      <text:p text:style-name="Standard"/>
      <text:h text:style-name="Heading2" text:outline-level="2"><text:bookmark-start text:name="__RefHeading___Toc46542_1781278656"/><text:bookmark-start text:name="_Toc77513314"/><text:bookmark-start text:name="_Toc78107350"/>Polynomial class, Feb. 14, 2019<text:bookmark-end text:name="__RefHeading___Toc46542_1781278656"/><text:bookmark-end text:name="_Toc77513314"/><text:bookmark-end text:name="_Toc78107350"/></text:h>
      <text:p text:style-name="Standard"/>
      <text:p text:style-name="Standard">// #include &lt;deal.II/base/polynomial.h&gt; <text:s text:c="19"/>// Feb. 12, 2019</text:p>
      <text:p text:style-name="Standard"/>
      <text:p text:style-name="Standard">namespace Step20</text:p>
      <text:p text:style-name="Standard">{</text:p>
      <text:p text:style-name="Standard"><text:s text:c="2"/>using namespace dealii;</text:p>
      <text:p text:style-name="Standard">// <text:s text:c="2"/>using namespace Polynomials;</text:p>
      <text:p text:style-name="Standard">...</text:p>
      <text:p text:style-name="Standard">}</text:p>
      <text:p text:style-name="Standard"/>
      <text:p text:style-name="Standard">// <text:s text:c="4"/>std::vector&lt;double&gt; vector_sample = {0.2, 0.4, 0.6};</text:p>
      <text:p text:style-name="Standard"/>
      <text:p text:style-name="Standard"/>
      <text:p text:style-name="Standard">// <text:s text:c="4"/>Polynomial&lt;double&gt; polynomial_sample; <text:s/></text:p>
      <text:p text:style-name="Standard">// <text:s text:c="4"/>std::vector&lt;Polynomial&lt;double&gt;&gt; <text:s/>polynomial_vector_sample;</text:p>
      <text:p text:style-name="Standard"/>
      <text:p text:style-name="Standard">//<text:s/><text:tab/>polynomial_sample(vector_sample),</text:p>
      <text:p text:style-name="Standard">//<text:s/><text:tab/>polynomial_vector_sample(polynomial_sample),</text:p>
      <text:p text:style-name="Standard"/>
      <text:p text:style-name="Standard">// <text:s text:c="4"/>std::cout &lt;&lt; " <text:s text:c="3"/>polynomial_sample: " &lt;&lt; std::endl; <text:s text:c="18"/>// <text:s/>&lt;&lt; polynomial_sample.value(0)</text:p>
      <text:p text:style-name="Standard">// <text:s text:c="4"/>polynomial_sample.print(std::cout);</text:p>
      <text:p text:style-name="Standard">// <text:s text:c="4"/>std::cout &lt;&lt; std::endl;</text:p>
      <text:p text:style-name="Textbody">// <text:s text:c="4"/>FE_DGQ&lt;1&gt; <text:s text:c="2"/>fe_dgq_sample(polynomial_vector_sample);</text:p>
      <text:p text:style-name="Textbody"/>
      <text:h text:style-name="Heading1" text:outline-level="1"><text:bookmark-start text:name="__RefHeading__895_1399075799"/><text:bookmark-start text:name="_Toc77513321"/><text:bookmark-start text:name="_Toc78107351"/><text:soft-page-break/>Tutorial<text:s/>by step<text:bookmark-end text:name="__RefHeading__895_1399075799"/><text:bookmark-end text:name="_Toc77513321"/><text:bookmark-end text:name="_Toc78107351"/></text:h>
      <text:h text:style-name="Heading2" text:outline-level="2"><text:bookmark-start text:name="__RefHeading__897_1399075799"/><text:bookmark-start text:name="_Toc77513322"/><text:bookmark-start text:name="_Toc78107352"/>Step-1<text:bookmark-end text:name="__RefHeading__897_1399075799"/><text:bookmark-end text:name="_Toc77513322"/><text:bookmark-end text:name="_Toc78107352"/></text:h>
      <text:p text:style-name="Standard"/>
      <text:p text:style-name="Standard">To form the grid</text:p>
      <text:p text:style-name="Standard">cmake . : set up the environment, figure out the properties of the system, figure out where dealii is installed,</text:p>
      <text:p text:style-name="Standard">make: make compounded</text:p>
      <text:p text:style-name="Standard">make run: run it.</text:p>
      <text:p text:style-name="Standard"/>
      <text:p text:style-name="Standard">To show the grid</text:p>
      <text:p text:style-name="Standard">okular grid-1.eps<text:tab/>show the grid.</text:p>
      <text:p text:style-name="Standard"/>
      <text:h text:style-name="Heading2" text:outline-level="2"><text:bookmark-start text:name="__RefHeading__899_1399075799"/><text:bookmark-start text:name="_Toc77513323"/><text:bookmark-start text:name="_Toc78107353"/>Step-2<text:tab/>Assigning degrees of freedom to a grid<text:bookmark-end text:name="__RefHeading__899_1399075799"/><text:bookmark-end text:name="_Toc77513323"/><text:bookmark-end text:name="_Toc78107353"/></text:h>
      <text:p text:style-name="Standard"/>
      <text:p text:style-name="Standard">Sparse matrix ---- the number of nonzero entries per row is restricted by a number that is independent of <text:s/>the degrees of freedom.</text:p>
      <text:p text:style-name="Standard">For example, using P2 (P3) elements, one gets the number of nonzero entries per row is 3 (4).</text:p>
      <text:p text:style-name="Standard"/>
      <text:h text:style-name="Heading2" text:outline-level="2"><text:bookmark-start text:name="__RefHeading__901_1399075799"/><text:bookmark-start text:name="_Toc77513324"/><text:bookmark-start text:name="_Toc78107354"/>Step-3<text:bookmark-end text:name="__RefHeading__901_1399075799"/><text:bookmark-end text:name="_Toc77513324"/><text:bookmark-end text:name="_Toc78107354"/></text:h>
      <text:p text:style-name="Textbody">Laplace's equation without Dirichlet boundary values is not even uniquely solvable. P18</text:p>
      <text:p text:style-name="Textbody">For the mean of the solution, if the difference between two adjacent values goes down by about a factor of four, it indicates that the convergence order is 4.</text:p>
      <text:p text:style-name="Textbody">For the L2 norm, the difference between two adjacent values may denote the same thing. See the convergence study for step-20.</text:p>
      <text:p text:style-name="P483"/>
      <text:h text:style-name="Heading2" text:outline-level="2"><text:bookmark-start text:name="__RefHeading__2030_2017374602"/><text:bookmark-start text:name="_Toc77513327"/><text:bookmark-start text:name="_Toc78107355"/>Step-7 Calculate the H1-norm<text:bookmark-end text:name="__RefHeading__2030_2017374602"/><text:bookmark-end text:name="_Toc77513327"/><text:bookmark-end text:name="_Toc78107355"/></text:h>
      <text:h text:style-name="Heading3" text:outline-level="3"><text:bookmark-start text:name="__RefHeading__2035_2017374602"/><text:bookmark-start text:name="_Toc77513328"/><text:bookmark-start text:name="_Toc78107356"/>The Method of Manufactured Solutions (MMS), P4 top<text:bookmark-end text:name="__RefHeading__2035_2017374602"/><text:bookmark-end text:name="_Toc77513328"/><text:bookmark-end text:name="_Toc78107356"/></text:h>
      <text:p text:style-name="Textbody">We provide the exact solution first, since the original equation is given, then all the other terms, including r.h.s. and boundary conditions, plus coefficient if necessary, can be obtained.</text:p>
      <text:p text:style-name="Textbody">In order to get the numerical solution, we can use different kinds of boundary conditions, for example, Dirichlet boundary conditions only or mixed boundary conditions.</text:p>
      <text:h text:style-name="Heading3" text:outline-level="3"><text:bookmark-start text:name="__RefHeading__10089_2017374602"/><text:bookmark-start text:name="_Toc77513329"/><text:bookmark-start text:name="_Toc78107357"/>Introduction of Tensor<text:bookmark-end text:name="__RefHeading__10089_2017374602"/><text:bookmark-end text:name="_Toc77513329"/><text:bookmark-end text:name="_Toc78107357"/></text:h>
      <text:p text:style-name="Textbody">Expression: Tensor&lt;rank, dim&gt;</text:p>
      <text:p text:style-name="Textbody">A tensor is a generalization of scalars (rank zero tensors), vectors (rank zero tensors), and matrices (rank zero tensors).</text:p>
      <text:p text:style-name="Textbody">Tensor class requires two template arguments:</text:p>
      <text:list text:style-name="LFO27" text:continue-numbering="true">
        <text:list-item>
          <text:p text:style-name="P484">tensor rank</text:p>
        </text:list-item>
        <text:list-item>
          <text:p text:style-name="P485">tensor dimension</text:p>
        </text:list-item>
      </text:list>
      <text:h text:style-name="Heading3" text:outline-level="3"><text:bookmark-start text:name="__RefHeading__6140_58343666"/><text:bookmark-start text:name="_Toc77513330"/><text:bookmark-start text:name="_Toc78107358"/><text:soft-page-break/>The meaning of 'component'<text:bookmark-end text:name="__RefHeading__6140_58343666"/><text:bookmark-end text:name="_Toc77513330"/><text:bookmark-end text:name="_Toc78107358"/></text:h>
      <text:p text:style-name="Textbody">This sentence is related:</text:p>
      <text:p text:style-name="Textbody">the x or y coordinates (i.e. vector components 0 and 1)</text:p>
      <text:p text:style-name="Textbody"/>
      <text:h text:style-name="Heading2" text:outline-level="2"><text:bookmark-start text:name="__RefHeading___Toc12381_551506101"/><text:bookmark-start text:name="_Toc77513331"/><text:bookmark-start text:name="_Toc78107359"/>Step-12<text:bookmark-end text:name="__RefHeading___Toc12381_551506101"/><text:bookmark-end text:name="_Toc77513331"/><text:bookmark-end text:name="_Toc78107359"/></text:h>
      <text:h text:style-name="Heading3" text:outline-level="3"><text:bookmark-start text:name="__RefHeading___Toc12383_551506101"/><text:bookmark-start text:name="_Toc77513332"/><text:bookmark-start text:name="_Toc78107360"/>Richardson iteration, Dec. 13, 2018<text:bookmark-end text:name="__RefHeading___Toc12383_551506101"/><text:bookmark-end text:name="_Toc77513332"/><text:bookmark-end text:name="_Toc78107360"/></text:h>
      <text:p text:style-name="Textbody">Not read yet.</text:p>
      <text:p text:style-name="Textbody"/>
      <text:p text:style-name="Textbody">Manual script can be<text:s/>found at step-4_Pois_pexp.</text:p>
      <text:p text:style-name="Textbody"/>
      <text:p text:style-name="Textbody"/>
      <text:h text:style-name="Heading2" text:outline-level="2"><text:bookmark-start text:name="__RefHeading__12910_977000749"/><text:bookmark-start text:name="_Toc77513333"/><text:bookmark-start text:name="_Toc78107361"/>Step-15 A nonlinear elliptic problem<text:bookmark-end text:name="__RefHeading__12910_977000749"/><text:bookmark-end text:name="_Toc77513333"/><text:bookmark-end text:name="_Toc78107361"/></text:h>
      <text:h text:style-name="Heading3" text:outline-level="3"><text:bookmark-start text:name="__RefHeading__12912_977000749"/><text:a xlink:href="http://www.dealii.org/8.5.0/doxygen/deal.II/classFEValuesBase.html#a69c63f8be0311c8970253276ac7df138" office:target-frame-name="_top" xlink:show="replace"><text:bookmark-start text:name="_Toc77513334"/><text:bookmark-start text:name="_Toc78107362"/>FEValues::get_function_gradients<text:bookmark-end text:name="_Toc77513334"/><text:bookmark-end text:name="_Toc78107362"/></text:a><text:bookmark-end text:name="__RefHeading__12912_977000749"/></text:h>
      <text:p text:style-name="Textbody">This function takes a vector that represents a finite element field defined on a<text:s/><text:a xlink:href="http://www.dealii.org/8.5.0/doxygen/deal.II/classDoFHandler.html" office:target-frame-name="_top" xlink:show="replace">DoFHandler</text:a>, and evaluates the gradients of this field at the quadrature points of the cell with which the<text:s/><text:a xlink:href="http://www.dealii.org/8.5.0/doxygen/deal.II/classFEValues.html" office:target-frame-name="_top" xlink:show="replace">FEValues</text:a><text:s/>object has last been reinitialized.</text:p>
      <text:p text:style-name="Textbody">For 1d,</text:p>
      <text:p text:style-name="Textbody">when we use P1 elements, i.e. FE_Q&lt;dim&gt; fe(1), no matter how many quadrature points we choose, , their coordinates are same. Because we do not need so many quadrature points at all.</text:p>
      <text:p text:style-name="Textbody">Therefore, we choose elements whose orders are more than one. By this way, the quadrature point coordinates are not same any more.</text:p>
      <text:p text:style-name="Textbody"/>
      <text:p text:style-name="P486"/>
      <text:h text:style-name="Heading1" text:outline-level="1"><text:bookmark-start text:name="__RefHeading___Toc24191_1812936810"/><text:bookmark-start text:name="_Toc77513335"/><text:bookmark-start text:name="_Toc78107363"/>Step-4 shows everything in step-3, but in a dimension independent way.<text:bookmark-end text:name="__RefHeading___Toc24191_1812936810"/><text:bookmark-end text:name="_Toc77513335"/><text:bookmark-end text:name="_Toc78107363"/></text:h>
      <text:h text:style-name="Heading2" text:outline-level="2"><text:bookmark-start text:name="__RefHeading___Toc11377_520895546"/><text:bookmark-start text:name="_Toc77513336"/><text:bookmark-start text:name="_Toc78107364"/>Adaptive mesh refinement, Oct. 7, 2019<text:bookmark-end text:name="__RefHeading___Toc11377_520895546"/><text:bookmark-end text:name="_Toc77513336"/><text:bookmark-end text:name="_Toc78107364"/></text:h>
      <text:p text:style-name="Textbody">Copy codes from step-6</text:p>
      <text:p text:style-name="Textbody">note the use of constraints.</text:p>
      <text:p text:style-name="Textbody">Like what the theory tells, we need to keep the solution continuous at the boundary of coarse grids and fine grids.</text:p>
      <text:h text:style-name="Heading3" text:outline-level="3"><text:bookmark-start text:name="__RefHeading__2033_2017374602"/><text:bookmark-start text:name="_Toc77513337"/><text:bookmark-start text:name="_Toc78107365"/>Compute the L2-norm for 1D case<text:bookmark-end text:name="__RefHeading__2033_2017374602"/><text:bookmark-end text:name="_Toc77513337"/><text:bookmark-end text:name="_Toc78107365"/></text:h>
      <text:p text:style-name="Textbody">Apply step-7, P22</text:p>
      <text:p text:style-name="Textbody">First, to investigate the Dirichlet boundary conditions, set the right-boundary indicator to 0</text:p>
      <text:p text:style-name="Textbody">triangulation.<text:a xlink:href="http://www.dealii.org/8.5.0/doxygen/deal.II/classTriangulation.html#abef8795e729458954fd7301214012665" office:target-frame-name="_top" xlink:show="replace">begin_active</text:a>()-&gt;face(1)-&gt;set_boundary_id(0);</text:p>
      <text:soft-page-break/>
      <text:p text:style-name="Textbody">Secondly, provide the exact solution of the value.</text:p>
      <text:p text:style-name="Textbody"/>
      <text:h text:style-name="Heading3" text:outline-level="3"><text:bookmark-start text:name="__RefHeading___Toc6776_2052228126"/><text:bookmark-start text:name="_Toc77513338"/><text:bookmark-start text:name="_Toc78107366"/>Integrate the numerical solution over the study area in L2-norm, Nov. 4, 2018<text:bookmark-end text:name="__RefHeading___Toc6776_2052228126"/><text:bookmark-end text:name="_Toc77513338"/><text:bookmark-end text:name="_Toc78107366"/></text:h>
      <text:p text:style-name="Textbody">Using ZeroFunction&lt;dim&gt;</text:p>
      <text:p text:style-name="Textbody"/>
      <text:p text:style-name="Textbody"><text:s text:c="4"/>ZeroFunction&lt;dim&gt; zero_function;</text:p>
      <text:p text:style-name="Textbody"><text:s text:c="3"/>VectorTools::integrate_difference (dof_handler,</text:p>
      <text:p text:style-name="Textbody"><text:s text:c="37"/>solution,</text:p>
      <text:p text:style-name="Textbody"><text:tab/><text:tab/><text:tab/><text:s/>zero_function,</text:p>
      <text:p text:style-name="Textbody"><text:s text:c="37"/>difference_per_cell,</text:p>
      <text:p text:style-name="Textbody"><text:s text:c="37"/><text:span text:style-name="T487">QGauss&lt;dim&gt;(2),</text:span></text:p>
      <text:p text:style-name="P488"><text:s text:c="31"/><text:s text:c="6"/>VectorTools::L2_norm);</text:p>
      <text:p text:style-name="P489"/>
      <text:p text:style-name="P490"/>
      <text:h text:style-name="Heading3" text:outline-level="3"><text:bookmark-start text:name="__RefHeading__2178_2017374602"/><text:bookmark-start text:name="_Toc77513339"/><text:bookmark-start text:name="_Toc78107367"/>Compute the H1-norm for 1D case<text:bookmark-end text:name="__RefHeading__2178_2017374602"/><text:bookmark-end text:name="_Toc77513339"/><text:bookmark-end text:name="_Toc78107367"/></text:h>
      <text:p text:style-name="Textbody">Apply step-7, P9.</text:p>
      <text:p text:style-name="Textbody">Provide the exact solutioin of the gradient. The integrate_difference function for computing the H1-norm will identify the gradient automatically.</text:p>
      <text:p text:style-name="Textbody">Notes:</text:p>
      <text:list text:style-name="LFO28" text:continue-numbering="true">
        <text:list-item>
          <text:p text:style-name="P491">we use 'p' to<text:s/>represent the coordinates ('x' in 1D, <text:s/>'(x, y)' in 2D) when subtracting it by a point.</text:p>
        </text:list-item>
        <text:list-item>
          <text:p text:style-name="P492">Since the exact gradient return value is a vector, when we need to operate it by 'cos', we need to work on every element respectively.</text:p>
        </text:list-item>
      </text:list>
      <text:p text:style-name="Textbody"/>
      <text:h text:style-name="Heading2" text:outline-level="2"><text:bookmark-start text:name="__RefHeading___Toc24193_1812936810"/><text:bookmark-start text:name="_Toc77513340"/><text:bookmark-start text:name="_Toc78107368"/>Imposing boundary conditions<text:bookmark-end text:name="__RefHeading___Toc24193_1812936810"/><text:bookmark-end text:name="_Toc77513340"/><text:bookmark-end text:name="_Toc78107368"/></text:h>
      <text:h text:style-name="Heading3" text:outline-level="3"><text:bookmark-start text:name="__RefHeading__2180_2017374602"/><text:bookmark-start text:name="_Toc77513341"/><text:bookmark-start text:name="_Toc78107369"/>Apply MBC (mixed boundary conditions), 18-9-2017, 22-6-2018<text:bookmark-end text:name="__RefHeading__2180_2017374602"/><text:bookmark-end text:name="_Toc77513341"/><text:bookmark-end text:name="_Toc78107369"/></text:h>
      <text:p text:style-name="Textbody">Apply some lines of Step-7, P18 bottom.</text:p>
      <text:p text:style-name="Textbody">From DBC to MBC:</text:p>
      <text:list text:style-name="LFO29" text:continue-numbering="true">
        <text:list-item>
          <text:p text:style-name="P493">The default condition of 1D boundary is the mixed boundary condition. i.e. We do not need to change the boundary indicators anymore.</text:p>
        </text:list-item>
        <text:list-item>
          <text:p text:style-name="P494">Apply several lines in step-7. Those marked between P18 and P19, i.e.</text:p>
        </text:list-item>
      </text:list>
      <text:p text:style-name="Standard"><text:span text:style-name="T495"><text:s text:c="6"/></text:span><text:span text:style-name="T496">for</text:span><text:span text:style-name="T497"><text:s/>(</text:span><text:span text:style-name="T498">unsigned</text:span><text:span text:style-name="T499"><text:s/></text:span><text:span text:style-name="T500">int</text:span><text:span text:style-name="T501"><text:s/>face_number=0; face_number&lt;GeometryInfo&lt;</text:span><text:span text:style-name="T502">dim</text:span><text:span text:style-name="T503">&gt;::faces_per_cell; ++face_number)</text:span></text:p>
      <text:p text:style-name="Standard"><text:span text:style-name="T504"><text:s text:c="8"/></text:span><text:span text:style-name="T505">if</text:span><text:span text:style-name="T506"><text:s/>(cell-&gt;face(face_number)-&gt;at_boundary()</text:span></text:p>
      <text:p text:style-name="P507"><text:s text:c="12"/>&amp;&amp;</text:p>
      <text:p text:style-name="Standard"><text:span text:style-name="T508"><text:s text:c="12"/></text:span><text:span text:style-name="T509">(cell-&gt;face(face_number)-&gt;boundary_id() == 1))</text:span><text:span text:style-name="T510"><text:tab/></text:span><text:span text:style-name="T511"><text:tab/></text:span><text:span text:style-name="T512">//treat the Neumann boundary conditions</text:span></text:p>
      <text:p text:style-name="P513"><text:s text:c="10"/>{</text:p>
      <text:soft-page-break/>
      <text:p text:style-name="P514"><text:s text:c="12"/>fe_face_values.reinit (cell, face_number);</text:p>
      <text:p text:style-name="P515"/>
      <text:p text:style-name="Standard"><text:span text:style-name="T516"><text:s text:c="12"/></text:span><text:span text:style-name="T517">for</text:span><text:span text:style-name="T518"><text:s/>(</text:span><text:span text:style-name="T519">unsigned</text:span><text:span text:style-name="T520"><text:s/></text:span><text:span text:style-name="T521">int</text:span><text:span text:style-name="T522"><text:s/>q_point=0; q_point&lt;n_face_q_points; ++q_point)</text:span></text:p>
      <text:p text:style-name="P523"><text:s text:c="14"/>{</text:p>
      <text:p text:style-name="Standard"><text:span text:style-name="T524"><text:s text:c="7"/></text:span><text:span text:style-name="T525"><text:s text:c="9"/></text:span><text:span text:style-name="T526">const</text:span><text:span text:style-name="T527"><text:s/></text:span><text:span text:style-name="T528">double</text:span><text:span text:style-name="T529"><text:s/>neumann_value</text:span></text:p>
      <text:p text:style-name="P530"><text:s text:c="18"/>= (exact_solution.gradient (fe_face_values.quadrature_point(q_point)) *</text:p>
      <text:p text:style-name="P531"><text:s text:c="21"/>fe_face_values.normal_vector(q_point));</text:p>
      <text:p text:style-name="P532"/>
      <text:p text:style-name="Standard"><text:span text:style-name="T533"><text:s text:c="16"/></text:span><text:span text:style-name="T534">for</text:span><text:span text:style-name="T535"><text:s/>(</text:span><text:span text:style-name="T536">unsigned</text:span><text:span text:style-name="T537"><text:s/></text:span><text:span text:style-name="T538">int</text:span><text:span text:style-name="T539"><text:s/>i=0;<text:s/></text:span><text:span text:style-name="T540">i&lt;dofs_per_cell; ++i)</text:span></text:p>
      <text:p text:style-name="P541"><text:s text:c="18"/>cell_rhs(i) += (neumann_value *</text:p>
      <text:p text:style-name="P542"><text:s text:c="34"/>fe_face_values.shape_value(i,q_point) *</text:p>
      <text:p text:style-name="P543"><text:s text:c="34"/>fe_face_values.JxW(q_point));</text:p>
      <text:p text:style-name="P544"><text:s text:c="14"/>}</text:p>
      <text:p text:style-name="P545"><text:s text:c="10"/>}</text:p>
      <text:p text:style-name="Textbody"/>
      <text:list text:style-name="LFO29" text:continue-numbering="true">
        <text:list-item>
          <text:p text:style-name="P546"/>
        </text:list-item>
      </text:list>
      <text:p text:style-name="Textbody">In the global class, define the exact solution,</text:p>
      <text:p text:style-name="Textbody">template &lt;int dim&gt;</text:p>
      <text:p text:style-name="Textbody">double ExactSolution&lt;dim&gt; :: value (const Point&lt;dim&gt; <text:s text:c="2"/>&amp;p,</text:p>
      <text:p text:style-name="Textbody"><text:s text:c="8"/><text:tab/><text:tab/><text:tab/><text:tab/><text:tab/><text:s/>const unsigned int ) const</text:p>
      <text:p text:style-name="Textbody">{</text:p>
      <text:p text:style-name="Textbody"><text:tab/>double return_value = exp(-(p[0]-0.5)*(p[0]-0.5)/this -&gt; denom);</text:p>
      <text:p text:style-name="Textbody"><text:tab/>//double return_value = 17/15;</text:p>
      <text:p text:style-name="Textbody"><text:tab/>return return_value;</text:p>
      <text:p text:style-name="Textbody">}</text:p>
      <text:p text:style-name="Textbody"/>
      <text:p text:style-name="Textbody">template &lt;int dim&gt;</text:p>
      <text:p text:style-name="Textbody">Tensor&lt;1,dim&gt; ExactSolution&lt;dim&gt;::gradient (const Point&lt;dim&gt; <text:s text:c="2"/>&amp;p,</text:p>
      <text:p text:style-name="Textbody"><text:s text:c="39"/>const unsigned int) const</text:p>
      <text:p text:style-name="Textbody">{</text:p>
      <text:p text:style-name="Textbody"><text:s text:c="2"/>Tensor&lt;1,dim&gt; return_value;</text:p>
      <text:p text:style-name="Textbody"><text:s text:c="2"/>Point&lt;1&gt; p_c (1.0/2.0);</text:p>
      <text:p text:style-name="Textbody"><text:s text:c="2"/>const<text:s/>Tensor&lt;1,dim&gt; x_minus_xi = p-p_c;</text:p>
      <text:p text:style-name="Textbody"><text:s text:c="2"/>return_value = std::exp(-x_minus_xi.norm_square()/this -&gt; denom)*(-2*x_minus_xi/this -&gt; denom);</text:p>
      <text:p text:style-name="Textbody"/>
      <text:p text:style-name="Textbody"><text:s text:c="2"/>return return_value;</text:p>
      <text:p text:style-name="Textbody">}</text:p>
      <text:list text:style-name="LFO29" text:continue-numbering="true">
        <text:list-item>
          <text:p text:style-name="P547"/>
        </text:list-item>
      </text:list>
      <text:p text:style-name="Textbody">In the assemble_system(), define <text:s text:c="2"/></text:p>
      <text:p text:style-name="P548"><text:s text:c="2"/>QGauss&lt;dim-1&gt; face_quadrature_formula(3);</text:p>
      <text:soft-page-break/>
      <text:p text:style-name="P549">fe_face_values</text:p>
      <text:p text:style-name="P550"/>
      <text:p text:style-name="P551">const ExactSolution&lt;dim&gt; exact_solution;</text:p>
      <text:p text:style-name="P552">const unsigned int n_face_q_points = face_quadrature_formula.size();</text:p>
      <text:p text:style-name="Textbody"><text:s/>before hand, since we need it to deal with Neumann boundary conditions.</text:p>
      <text:p text:style-name="Textbody">After applying the above processes, it should work now.</text:p>
      <text:p text:style-name="Textbody">Note that the key point of changing DBC to MBC is the changing the boundary type (step1);</text:p>
      <text:p text:style-name="Textbody">the neumann boundary condtion can be obtained from the exact_solution, so do not care too much about that.</text:p>
      <text:p text:style-name="Textbody"/>
      <text:h text:style-name="Heading3" text:outline-level="3"><text:bookmark-start text:name="__RefHeading___Toc24195_1812936810"/><text:bookmark-start text:name="_Toc77513342"/><text:bookmark-start text:name="_Toc78107370"/>Apply Robin boundary conditions, Jan. 15, 2019<text:bookmark-end text:name="__RefHeading___Toc24195_1812936810"/><text:bookmark-end text:name="_Toc77513342"/><text:bookmark-end text:name="_Toc78107370"/></text:h>
      <text:p text:style-name="Textbody"/>
      <text:p text:style-name="Textbody">The rule of<text:s/>thumb is take the Robin boundary condition as the Neumann boundary, which can be ascertained by integrating by parts.</text:p>
      <text:p text:style-name="Textbody"/>
      <text:p text:style-name="Textbody"><text:s text:c="6"/>for (unsigned int face_number=0; face_number&lt;GeometryInfo&lt;dim&gt;::faces_per_cell; ++face_number)</text:p>
      <text:p text:style-name="Textbody"><text:s text:c="8"/>if<text:s/>(cell-&gt;face(face_number)-&gt;at_boundary()</text:p>
      <text:p text:style-name="Textbody"><text:s text:c="12"/>&amp;&amp;</text:p>
      <text:p text:style-name="Textbody"><text:s text:c="12"/>(cell-&gt;face(face_number)-&gt;boundary_id() == 1))<text:tab/><text:tab/>//treat the Robin boundary conditions</text:p>
      <text:p text:style-name="Textbody"><text:s text:c="10"/>{</text:p>
      <text:p text:style-name="Textbody"><text:s text:c="12"/>fe_face_values.reinit (cell, face_number);</text:p>
      <text:p text:style-name="Textbody"/>
      <text:p text:style-name="Textbody"><text:s text:c="12"/>for (unsigned int q_point=0; q_point&lt;n_face_q_points; ++q_point)</text:p>
      <text:p text:style-name="Textbody"><text:s text:c="14"/>{</text:p>
      <text:p text:style-name="Textbody"><text:s text:c="16"/>const double robin_value //= 0;</text:p>
      <text:p text:style-name="Textbody"><text:s text:c="18"/>= (robin_boundary_values.gradient (fe_face_values.quadrature_point(q_point)) *</text:p>
      <text:p text:style-name="Textbody"><text:s text:c="21"/>fe_face_values.normal_vector(q_point));</text:p>
      <text:p text:style-name="Textbody"/>
      <text:p text:style-name="Textbody"><text:s text:c="16"/>for (unsigned int i=0; i&lt;dofs_per_cell; ++i)</text:p>
      <text:p text:style-name="Textbody"><text:s text:c="18"/>cell_rhs(i) += (robin_value *</text:p>
      <text:p text:style-name="Textbody"><text:s text:c="34"/>fe_face_values.shape_value(i,q_point) *</text:p>
      <text:p text:style-name="Textbody"><text:s text:c="34"/>fe_face_values.JxW(q_point));</text:p>
      <text:p text:style-name="Textbody"><text:s text:c="14"/>}</text:p>
      <text:p text:style-name="Textbody"><text:s text:c="10"/>}</text:p>
      <text:p text:style-name="Textbody"/>
      <text:list text:style-name="LFO30" text:continue-numbering="true">
        <text:list-item>
          <text:p text:style-name="P553">part of the boundary condition goes to the LHS</text:p>
        </text:list-item>
      </text:list>
      <text:p text:style-name="Textbody"><text:s text:c="2"/>system_matrix.add(dof_handler.n_dofs()-1-(degree-1),dof_handler.n_dofs()-1-(degree-1), 1.0); <text:s text:c="2"/></text:p>
      <text:p text:style-name="Textbody"/>
      <text:h text:style-name="Heading2" text:outline-level="2"><text:bookmark-start text:name="__RefHeading___Toc24197_1812936810"/><text:bookmark-start text:name="_Toc77513343"/><text:bookmark-start text:name="_Toc78107371"/>output results<text:bookmark-end text:name="__RefHeading___Toc24197_1812936810"/><text:bookmark-end text:name="_Toc77513343"/><text:bookmark-end text:name="_Toc78107371"/></text:h>
      <text:p text:style-name="Textbody"/>
      <text:h text:style-name="Heading3" text:outline-level="3"><text:bookmark-start text:name="__RefHeading___Toc7669_892406036"/><text:bookmark-start text:name="_Toc77513344"/><text:bookmark-start text:name="_Toc78107372"/>Output the solution directly using the self compiled code, 7Aug,<text:s/>2018<text:bookmark-end text:name="__RefHeading___Toc7669_892406036"/><text:bookmark-end text:name="_Toc77513344"/><text:bookmark-end text:name="_Toc78107372"/></text:h>
      <text:p text:style-name="Textbody"><text:s text:c="2"/>std::ofstream output_solution("solution_deg_"+std::to_string(degree)+"_ref_"+std::to_string(refine)+".txt"); <text:s text:c="42"/>//output solution to a file <text:s/></text:p>
      <text:p text:style-name="Textbody"/>
      <text:p text:style-name="Textbody"><text:s text:c="2"/>for (unsigned int<text:s/>i=0;i&lt;dof_handler.n_dofs();i++)</text:p>
      <text:p text:style-name="Textbody"><text:s text:c="2"/>{</text:p>
      <text:p text:style-name="Textbody"><text:s text:c="6"/>output_solution &lt;&lt; std::setprecision(20) &lt;&lt; solution[i]</text:p>
      <text:p text:style-name="Textbody"><text:s text:c="7"/>&lt;&lt;" "; <text:s text:c="14"/>// behaves like cout - cout is also a stream</text:p>
      <text:p text:style-name="Textbody"><text:s text:c="6"/>output_solution &lt;&lt; "\n";</text:p>
      <text:p text:style-name="Textbody"><text:s text:c="2"/>}</text:p>
      <text:p text:style-name="Textbody"/>
      <text:p text:style-name="Textbody"><text:s text:c="2"/>output_solution.close();</text:p>
      <text:p text:style-name="Textbody"><text:s text:c="2"/>output_solution.clear();</text:p>
      <text:h text:style-name="Heading3" text:outline-level="3"><text:bookmark-start text:name="__RefHeading__17177_1883312425"/><text:bookmark-start text:name="_Toc77513345"/><text:bookmark-start text:name="_Toc78107373"/>Output the gradient from the scalar using DataPostprocessor, 25-9-2017<text:bookmark-end text:name="__RefHeading__17177_1883312425"/><text:bookmark-end text:name="_Toc77513345"/><text:bookmark-end text:name="_Toc78107373"/></text:h>
      <text:p text:style-name="Textbody">Apply step-29, P10. Step-33, P20</text:p>
      <text:p text:style-name="Textbody">(1) Basic lines are from <text:s/>step-29, P10.</text:p>
      <text:p text:style-name="Textbody">(2) Note the difference between evaluate_scalar_field and <text:s/>evaluate_vector_field.<text:tab/>--<text:s/>DataPostprocess.h</text:p>
      <text:p text:style-name="Textbody">Error type:</text:p>
      <text:p text:style-name="Textbody"><text:tab/>virtual not actually defined in the derived class.</text:p>
      <text:p text:style-name="Textbody">(3) In order to output the gradient, note the bracket shape. -- Step-33, P20</text:p>
      <text:h text:style-name="Heading3" text:outline-level="3"><text:bookmark-start text:name="__RefHeading__17179_1883312425"/><text:bookmark-start text:name="_Toc77513346"/><text:bookmark-start text:name="_Toc78107374"/>Output the second derivative from the scalar <text:s/>using DataPostprocessor, 27-9-2017<text:bookmark-end text:name="__RefHeading__17179_1883312425"/><text:bookmark-end text:name="_Toc77513346"/><text:bookmark-end text:name="_Toc78107374"/></text:h>
      <text:p text:style-name="Textbody">Apply step-29, P10</text:p>
      <text:list text:style-name="LFO31" text:continue-numbering="true">
        <text:list-item>
          <text:p text:style-name="P554">update_hessians :</text:p>
        </text:list-item>
      </text:list>
      <table:table table:style-name="Table555">
        <table:table-columns>
          <table:table-column table:style-name="TableColumn556"/>
          <table:table-column table:style-name="TableColumn557"/>
        </table:table-columns>
        <table:table-row table:style-name="TableRow558">
          <table:table-cell table:style-name="TableCell559">
            <text:p text:style-name="TableContents"/>
          </table:table-cell>
          <table:table-cell table:style-name="TableCell560">
            <text:p text:style-name="TableContents">Second derivatives of shape functions.</text:p>
            <text:soft-page-break/>
            <text:p text:style-name="TableContents">Note the quotation method,</text:p>
            <text:p text:style-name="TableContents"/>
          </table:table-cell>
        </table:table-row>
      </table:table>
      <text:p text:style-name="P561"/>
      <table:table table:style-name="Table562">
        <table:table-columns>
          <table:table-column table:style-name="TableColumn563"/>
          <table:table-column table:style-name="TableColumn564"/>
          <table:table-column table:style-name="TableColumn565"/>
        </table:table-columns>
        <table:table-row table:style-name="TableRow566">
          <table:table-cell table:style-name="TableCell567">
            <text:p text:style-name="TableContents"/>
          </table:table-cell>
          <table:table-cell table:style-name="TableCell568">
            <text:p text:style-name="TableContents"><text:a xlink:href="https://www.dealii.org/8.5.0/doxygen/deal.II/structDataPostprocessorInputs_1_1Vector.html#a8e034ae97f0447fb541bdb8ad0a4f599" office:target-frame-name="_top" xlink:show="replace"/></text:p>
          </table:table-cell>
          <table:table-cell table:style-name="TableCell569">
            <text:p text:style-name="TableContents">Extraction method</text:p>
          </table:table-cell>
        </table:table-row>
        <table:table-row table:style-name="TableRow570">
          <table:table-cell table:style-name="TableCell571">
            <text:p text:style-name="TableContents">std::vector&lt;::<text:a xlink:href="https://www.dealii.org/8.5.0/doxygen/deal.II/structDataPostprocessorInputs_1_1Vector.html" office:target-frame-name="_top" xlink:show="replace">Vector</text:a>&lt; double &gt; &gt;</text:p>
          </table:table-cell>
          <table:table-cell table:style-name="TableCell572">
            <text:p text:style-name="TableContents"><text:a xlink:href="https://www.dealii.org/8.5.0/doxygen/deal.II/structDataPostprocessorInputs_1_1Vector.html#a8e034ae97f0447fb541bdb8ad0a4f599" office:target-frame-name="_top" xlink:show="replace">solution_values</text:a></text:p>
          </table:table-cell>
          <table:table-cell table:style-name="TableCell573">
            <text:p text:style-name="TableContents">S[i]</text:p>
          </table:table-cell>
        </table:table-row>
        <table:table-row table:style-name="TableRow574">
          <table:table-cell table:style-name="TableCell575">
            <text:p text:style-name="TableContents">std::vector&lt; std::vector&lt;<text:s/><text:a xlink:href="https://www.dealii.org/8.5.0/doxygen/deal.II/classTensor.html" office:target-frame-name="_top" xlink:show="replace">Tensor</text:a>&lt; 1, spacedim &gt; &gt; &gt;</text:p>
          </table:table-cell>
          <table:table-cell table:style-name="TableCell576">
            <text:p text:style-name="TableContents"><text:a xlink:href="https://www.dealii.org/8.5.0/doxygen/deal.II/structDataPostprocessorInputs_1_1Vector.html#ac96fb295c3c807f96021bae734e8c3c3" office:target-frame-name="_top" xlink:show="replace">solution_gradients</text:a></text:p>
          </table:table-cell>
          <table:table-cell table:style-name="TableCell577">
            <text:p text:style-name="TableContents">S[i][0]</text:p>
          </table:table-cell>
        </table:table-row>
        <table:table-row table:style-name="TableRow578">
          <table:table-cell table:style-name="TableCell579">
            <text:p text:style-name="TableContents">std::vector&lt; std::vector&lt;<text:s/><text:a xlink:href="https://www.dealii.org/8.5.0/doxygen/deal.II/classTensor.html" office:target-frame-name="_top" xlink:show="replace">Tensor</text:a>&lt; 2, spacedim &gt; &gt; &gt;</text:p>
          </table:table-cell>
          <table:table-cell table:style-name="TableCell580">
            <text:p text:style-name="TableContents"><text:a xlink:href="https://www.dealii.org/8.5.0/doxygen/deal.II/structDataPostprocessorInputs_1_1Vector.html#a426cec5d0d874c0750684c3a50826b7d" office:target-frame-name="_top" xlink:show="replace">solution_hessians</text:a></text:p>
          </table:table-cell>
          <table:table-cell table:style-name="TableCell581">
            <text:p text:style-name="TableContents">S[i][0][0]</text:p>
          </table:table-cell>
        </table:table-row>
      </table:table>
      <text:p text:style-name="Textbody"><text:a xlink:href="https://www.dealii.org/8.5.0/doxygen/deal.II/structDataPostprocessorInputs_1_1Vector.html" office:target-frame-name="_top" xlink:show="replace">https://www.dealii.org/8.5.0/doxygen/deal.II/structDataPostprocessorInputs_1_1Vector.html</text:a></text:p>
      <text:p text:style-name="Textbody"/>
      <text:p text:style-name="Textbody">checked on Feb. 16, 2019</text:p>
      <text:p text:style-name="Textbody"><text:a xlink:href="https://www.dealii.org/developer/doxygen/deal.II/step_8.html" office:target-frame-name="_top" xlink:show="replace">https://www.dealii.org/developer/doxygen/deal.II/step_8.html</text:a></text:p>
      <text:p text:style-name="Textbody"/>
      <text:h text:style-name="Heading3" text:outline-level="3"><text:bookmark-start text:name="__RefHeading___Toc24199_1812936810"/><text:bookmark-start text:name="_Toc77513347"/><text:bookmark-start text:name="_Toc78107375"/>output the error and cpu time into a file<text:bookmark-end text:name="__RefHeading___Toc24199_1812936810"/><text:bookmark-end text:name="_Toc77513347"/><text:bookmark-end text:name="_Toc78107375"/></text:h>
      <text:p text:style-name="Textbody">1.</text:p>
      <text:p text:style-name="Textbody">add a function to the step-4 class</text:p>
      <text:p text:style-name="Standard"><text:span text:style-name="T582"><text:s text:c="2"/></text:span><text:span text:style-name="T583">void</text:span><text:span text:style-name="T584"><text:s/></text:span><text:span text:style-name="T585">printToFile</text:span><text:span text:style-name="T586">()<text:s/></text:span><text:span text:style-name="T587">const</text:span><text:span text:style-name="T588">;</text:span></text:p>
      <text:p text:style-name="Textbody">2.</text:p>
      <text:p text:style-name="Textbody">explain the function printToFile()</text:p>
      <text:p text:style-name="Standard"><text:span text:style-name="T589">std::</text:span><text:span text:style-name="T590">ofstream</text:span><text:span text:style-name="T591"><text:s/>myfile;</text:span></text:p>
      <text:p text:style-name="Standard"><text:span text:style-name="T592">template</text:span><text:span text:style-name="T593"><text:s/>&lt;</text:span><text:span text:style-name="T594">int</text:span><text:span text:style-name="T595"><text:s/></text:span><text:span text:style-name="T596">dim</text:span><text:span text:style-name="T597">&gt;</text:span></text:p>
      <text:p text:style-name="Standard"><text:span text:style-name="T598">void</text:span><text:span text:style-name="T599"><text:s/></text:span><text:span text:style-name="T600">Step4&lt;dim&gt;::printToFile</text:span><text:span text:style-name="T601">()<text:s/></text:span><text:span text:style-name="T602">const</text:span></text:p>
      <text:p text:style-name="P603">{</text:p>
      <text:p text:style-name="Standard"><text:span text:style-name="T604"><text:s text:c="4"/>myfile.open (</text:span><text:span text:style-name="T605">"example.txt"</text:span><text:span text:style-name="T606">, std::</text:span><text:span text:style-name="T607">ofstream</text:span><text:span text:style-name="T608">::app);</text:span></text:p>
      <text:p text:style-name="Standard"><text:span text:style-name="T609"><text:s text:c="4"/></text:span><text:span text:style-name="T610">//myfile &lt;&lt; "Writing this to a file.\n";</text:span></text:p>
      <text:p text:style-name="Standard"><text:span text:style-name="T611"><text:s text:c="4"/></text:span><text:span text:style-name="T612">myfile &lt;&lt;<text:s/></text:span><text:span text:style-name="T613">L2_error</text:span><text:span text:style-name="T614"><text:s/>&lt;&lt;<text:s/></text:span><text:span text:style-name="T615">" "</text:span><text:span text:style-name="T616">;</text:span></text:p>
      <text:p text:style-name="Standard"><text:span text:style-name="T617"><text:s text:c="4"/>myfile &lt;&lt;<text:s/></text:span><text:span text:style-name="T618">r_N</text:span><text:span text:style-name="T619"><text:s/>&lt;&lt;<text:s/></text:span><text:span text:style-name="T620">" "</text:span><text:span text:style-name="T621">;</text:span></text:p>
      <text:p text:style-name="Standard"><text:span text:style-name="T622"><text:s text:c="4"/>myfile &lt;&lt;<text:s/></text:span><text:span text:style-name="T623">H1_error</text:span><text:span text:style-name="T624"><text:s/>&lt;&lt;<text:s/></text:span><text:span text:style-name="T625">" "</text:span><text:span text:style-name="T626">;</text:span></text:p>
      <text:p text:style-name="Standard"><text:span text:style-name="T627"><text:s text:c="4"/>myfile &lt;&lt;<text:s/></text:span><text:span text:style-name="T628">r_Np</text:span><text:span text:style-name="T629"><text:s/>&lt;&lt;<text:s/></text:span><text:span text:style-name="T630">" "</text:span><text:span text:style-name="T631">;</text:span></text:p>
      <text:p text:style-name="Standard"><text:span text:style-name="T632"><text:s text:c="4"/>myfile &lt;&lt;<text:s/></text:span><text:span text:style-name="T633">H2_error</text:span><text:span text:style-name="T634"><text:s/>&lt;&lt;<text:s/></text:span><text:span text:style-name="T635">" "</text:span><text:span text:style-name="T636">;</text:span></text:p>
      <text:p text:style-name="Standard"><text:span text:style-name="T637"><text:s text:c="4"/>myfile &lt;&lt;<text:s/></text:span><text:span text:style-name="T638">r_Npp</text:span><text:span text:style-name="T639"><text:s/>&lt;&lt;<text:s/></text:span><text:span text:style-name="T640">" "</text:span><text:span text:style-name="T641">;</text:span></text:p>
      <text:p text:style-name="Standard"><text:span text:style-name="T642"><text:s text:c="4"/>myfile &lt;&lt;<text:s/></text:span><text:span text:style-name="T643">computing_timer</text:span><text:span text:style-name="T644">.print_summary () &lt;&lt;<text:s/></text:span><text:span text:style-name="T645">"\n"</text:span><text:span text:style-name="T646">;</text:span></text:p>
      <text:p text:style-name="P647">}</text:p>
      <text:p text:style-name="Textbody">3.</text:p>
      <text:p text:style-name="Textbody">add the function</text:p>
      <text:p text:style-name="Standard"><text:span text:style-name="T648"><text:s text:c="2"/></text:span><text:span text:style-name="T649">printT</text:span><text:span text:style-name="T650">oFile</text:span><text:span text:style-name="T651">();</text:span></text:p>
      <text:p text:style-name="Textbody">to the run function</text:p>
      <text:p text:style-name="Textbody"/>
      <text:p text:style-name="Textbody">Note that, the member function compute_errors should be in non-const form.</text:p>
      <text:h text:style-name="Heading3" text:outline-level="3"><text:bookmark-start text:name="__RefHeading___Toc24245_1812936810"/><text:bookmark-start text:name="_Toc77513348"/><text:bookmark-start text:name="_Toc78107376"/>TimerOutput 8-11-2017<text:bookmark-end text:name="__RefHeading___Toc24245_1812936810"/><text:bookmark-end text:name="_Toc77513348"/><text:bookmark-end text:name="_Toc78107376"/></text:h>
      <text:p text:style-name="Textbody">1.</text:p>
      <text:p text:style-name="Standard"><text:span text:style-name="T652">#include</text:span><text:span text:style-name="T653"><text:s/></text:span><text:span text:style-name="T654">&lt;deal.II/base/timer.h&gt;</text:span></text:p>
      <text:p text:style-name="P655"/>
      <text:p text:style-name="Standard">2.</text:p>
      <text:p text:style-name="Standard">Set the following variable as private in step-4 class:</text:p>
      <text:p text:style-name="Standard"><text:span text:style-name="T656"><text:s text:c="2"/>TimerOutput<text:s/></text:span><text:span text:style-name="T657"><text:s text:c="30"/></text:span><text:span text:style-name="T658">computing_timer</text:span><text:span text:style-name="T659">;</text:span></text:p>
      <text:p text:style-name="Textbody">3.</text:p>
      <text:p text:style-name="Textbody">In the constructor of step-4, add this line:</text:p>
      <text:p text:style-name="Standard"><text:span text:style-name="T660"><text:s text:c="2"/></text:span><text:span text:style-name="T661">computing_timer</text:span><text:span text:style-name="T662"><text:s text:c="2"/>(std::cout, TimerOutput::summary, TimerOutput::cpu_times)</text:span></text:p>
      <text:p text:style-name="Textbody"/>
      <text:p text:style-name="Standard">  enum<text:s/><text:a xlink:href="https://www.dealii.org/8.4.0/doxygen/deal.II/group__utilities.html#ga2405ae1b041a57d11a61a8cbfad3b487" office:target-frame-name="_top" xlink:show="replace">OutputType</text:a></text:p>
      <text:p text:style-name="Standard">444  {</text:p>
      <text:p text:style-name="Standard">445  cpu_times,</text:p>
      <text:p text:style-name="Standard">446  wall_times,<text:tab/><text:tab/><text:tab/>//real time or stopwatch time</text:p>
      <text:p text:style-name="Standard">447  cpu_and_wall_times</text:p>
      <text:p text:style-name="Standard">448  };</text:p>
      <text:p text:style-name="Standard"/>
      <text:p text:style-name="Standard">4.</text:p>
      <text:p text:style-name="Standard">In run(), add, 10 Sep, 2018</text:p>
      <text:p text:style-name="Standard"/>
      <text:p text:style-name="Standard"><text:s text:c="2"/>my_CPU_time += computing_timer.print_summary (); <text:s text:c="14"/><text:s text:c="3"/>//we use += here for the sake of running more than one time; for running one time, we can use = simply</text:p>
      <text:p text:style-name="Standard"><text:s text:c="2"/>std::cout &lt;&lt; "my_CPU_time is " &lt;&lt; my_CPU_time &lt;&lt; std::endl; <text:s/></text:p>
      <text:p text:style-name="Textbody"/>
      <text:p text:style-name="Textbody">Note that the possible conflict of triangulation and TimerOutput:</text:p>
      <text:p text:style-name="Textbody">There maybe some error when we define an object of TimerOutput, while not using it.</text:p>
      <text:p text:style-name="Textbody">source: TimerOutput class template P2.</text:p>
      <text:p text:style-name="Textbody"/>
      <text:h text:style-name="Heading3" text:outline-level="3"><text:bookmark-start text:name="__RefHeading___Toc24247_1812936810"/><text:bookmark-start text:name="_Toc77513349"/><text:bookmark-start text:name="_Toc78107377"/>Set the decimal points of walltime output<text:bookmark-end text:name="__RefHeading___Toc24247_1812936810"/><text:bookmark-end text:name="_Toc77513349"/><text:bookmark-end text:name="_Toc78107377"/></text:h>
      <text:p text:style-name="Textbody">1.</text:p>
      <text:p text:style-name="Textbody">include timer1.h, <text:s/>of which the content is copied from timer.cc</text:p>
      <text:p text:style-name="Textbody">/deal.ii_install/deal.ii-8.5.1/source/base</text:p>
      <text:p text:style-name="Textbody"/>
      <text:p text:style-name="Standard"><text:span text:style-name="T663">#include</text:span><text:span text:style-name="T664"><text:s/></text:span><text:span text:style-name="T665">&lt;deal.II/base/timer1.h&gt;</text:span></text:p>
      <text:p text:style-name="P666"/>
      <text:p text:style-name="Standard">2.</text:p>
      <text:p text:style-name="Standard">adjust timer1.h</text:p>
      <text:p text:style-name="Standard">in <text:s text:c="2"/>if (output_type != wall_times)</text:p>
      <text:p text:style-name="Standard">std::setprecision(6), four places in total.</text:p>
      <text:p text:style-name="Standard"/>
      <text:p text:style-name="Standard">With respect to the wall time,<text:tab/><text:tab/>8-5-18</text:p>
      <text:p text:style-name="Standard">in if (output_type !=<text:s/>cpu_times),<text:tab/><text:tab/></text:p>
      <text:p text:style-name="Standard">std::setprecision(6), four places in total.</text:p>
      <text:p text:style-name="Standard"/>
      <text:p text:style-name="Standard"/>
      <text:soft-page-break/>
      <text:list text:style-name="LFO32" text:continue-numbering="true">
        <text:list-item>
          <text:p text:style-name="P667">The background is that the source file is compiled in the installation process.</text:p>
        </text:list-item>
      </text:list>
      <text:p text:style-name="P668"/>
      <text:list text:style-name="LFO32" text:continue-numbering="true">
        <text:list-item>
          <text:p text:style-name="P669">To change the function of the source code, we need to include the header file that is changed from the source file.</text:p>
        </text:list-item>
      </text:list>
      <text:p text:style-name="P670"/>
      <text:list text:style-name="LFO32" text:continue-numbering="true">
        <text:list-item>
          <text:p text:style-name="P671"><text:span text:style-name="T672">This process is a routine, see also its application on the UMFPACK solver, i.e.</text:span></text:p>
        </text:list-item>
      </text:list>
      <text:p text:style-name="P673">#include &lt;deal.II/lac/sparse_direct_from_source.h&gt;</text:p>
      <text:p text:style-name="P674"/>
      <text:p text:style-name="Standard">Aug. 12, 2019</text:p>
      <text:h text:style-name="Heading3" text:outline-level="3"><text:bookmark-start text:name="__RefHeading___Toc24249_1812936810"/><text:bookmark-start text:name="_Toc77513350"/><text:bookmark-start text:name="_Toc78107378"/>Write the cpu time into the file<text:bookmark-end text:name="__RefHeading___Toc24249_1812936810"/><text:bookmark-end text:name="_Toc77513350"/><text:bookmark-end text:name="_Toc78107378"/></text:h>
      <text:p text:style-name="Standard">1.</text:p>
      <text:p text:style-name="Textbody">include timer1.h</text:p>
      <text:p text:style-name="Standard"><text:span text:style-name="T675">#include</text:span><text:span text:style-name="T676"><text:s/></text:span><text:span text:style-name="T677">&lt;deal.II/base/timer1.h&gt;</text:span></text:p>
      <text:p text:style-name="P678"/>
      <text:p text:style-name="Standard">2.</text:p>
      <text:p text:style-name="Standard"/>
      <text:p text:style-name="Standard">to return<text:s/><text:span text:style-name="T679">print_s</text:span><text:span text:style-name="T680">ummary (),<text:s/></text:span>we change</text:p>
      <text:p text:style-name="Standard"><text:s text:c="2"/>void print_summary () const;</text:p>
      <text:p text:style-name="Standard">to</text:p>
      <text:p text:style-name="Standard"><text:s text:c="2"/>double print_summary () const;</text:p>
      <text:p text:style-name="Standard">in timer.h</text:p>
      <text:p text:style-name="Standard"/>
      <text:p text:style-name="Standard">In addition, for simplicity, we can solely keep the information on print_summary();</text:p>
      <text:p text:style-name="Standard">and to avoid eleminate the display, we dismiss the display part of<text:s/>the CPU time.</text:p>
      <text:p text:style-name="Standard"/>
      <text:p text:style-name="Standard"><text:span text:style-name="T681">An improved version,</text:span><text:s/>Oct. 14, 2018</text:p>
      <text:p text:style-name="Standard">1)</text:p>
      <text:p text:style-name="Standard">declare a new function in timer.h</text:p>
      <text:p text:style-name="Standard"><text:s text:c="2"/>double print_summary_return_total_cpu () const;</text:p>
      <text:p text:style-name="Standard">2)</text:p>
      <text:p text:style-name="Standard">funciton "print_summary_return_total_cpu ()" is defined in timer1.h</text:p>
      <text:p text:style-name="Standard">3)</text:p>
      <text:p text:style-name="Standard">to return the total CPU time, use</text:p>
      <text:p text:style-name="Standard"><text:s text:c="2"/>my_CPU_time += computing_timer.print_summary_return_total_cpu ();</text:p>
      <text:p text:style-name="Standard">in the "run" function.</text:p>
      <text:p text:style-name="Standard"/>
      <text:p text:style-name="Standard">To show the CPU time in each function, we use</text:p>
      <text:p text:style-name="Standard"><text:s text:c="2"/>computing_timer.print_summary (); <text:s text:c="3"/></text:p>
      <text:p text:style-name="Standard">which is declared in timer.h, and the detailed definition is located at timer.cc. It may<text:s/>be set up during the install process.</text:p>
      <text:p text:style-name="Standard"/>
      <text:p text:style-name="P682">One for all:</text:p>
      <text:p text:style-name="Standard"/>
      <text:p text:style-name="Standard"><text:s text:c="8"/>computing_timer.print_summary ();</text:p>
      <text:p text:style-name="Standard"><text:s text:c="8"/>my_CPU_time += computing_timer.print_summary_return_total_cpu (); <text:s text:c="17"/></text:p>
      <text:p text:style-name="Standard">// <text:s text:c="8"/>std::cout &lt;&lt; "my_CPU_time is " &lt;&lt; my_CPU_time &lt;&lt; std::endl;</text:p>
      <text:p text:style-name="Standard"/>
      <text:h text:style-name="Heading3" text:outline-level="3"><text:bookmark-start text:name="__RefHeading___Toc24251_1812936810"/><text:bookmark-start text:name="_Toc77513351"/><text:bookmark-start text:name="_Toc78107379"/><text:soft-page-break/>Set the decimals of output in 'data_out.<text:a xlink:href="http://www.dealii.org/8.5.0/doxygen/deal.II/classDataOutInterface.html#ab43da05fc9809b3eec1436c4962f8d77" office:target-frame-name="_top" xlink:show="replace">write_vtk</text:a><text:s/>(output)' <text:s/>1-12-2017<text:bookmark-end text:name="__RefHeading___Toc24251_1812936810"/><text:bookmark-end text:name="_Toc77513351"/><text:bookmark-end text:name="_Toc78107379"/></text:h>
      <text:p text:style-name="Standard">1.</text:p>
      <text:p text:style-name="Standard">copy data_out_base.cc in source to /dealii-8.5.1/dealii/include/deal.II/base/, rename it as <text:s/>data_out_base1.h</text:p>
      <text:p text:style-name="Standard">2.</text:p>
      <text:p text:style-name="Standard">include data_out_base1.h</text:p>
      <text:p text:style-name="Standard"><text:span text:style-name="T683">#include</text:span><text:span text:style-name="T684"><text:s/></text:span><text:span text:style-name="T685">&lt;deal.II/base/data_out_base1.h&gt;</text:span></text:p>
      <text:p text:style-name="Standard">3.</text:p>
      <text:p text:style-name="Standard">In the write_vtk part, about line 4634,</text:p>
      <text:p text:style-name="Standard">To output scalar in 20 decimals, in the data_out_base1.h, add std::setprecision(20) as follows</text:p>
      <text:p text:style-name="Standard"><text:s text:c="10"/>std::copy<text:s/>(data_vectors[data_set].begin(),</text:p>
      <text:p text:style-name="Standard"><text:s text:c="21"/>data_vectors[data_set].end(),</text:p>
      <text:p text:style-name="Standard"><text:s text:c="21"/>std::ostream_iterator&lt;double&gt;(out, " "));</text:p>
      <text:p text:style-name="Standard"><text:tab/><text:s text:c="2"/>out &lt;&lt; <text:s/>std::setprecision(20)</text:p>
      <text:p text:style-name="Standard"><text:s text:c="14"/>&lt;&lt; '\n';</text:p>
      <text:p text:style-name="Standard">4.</text:p>
      <text:p text:style-name="Standard">To output vector in 20 decimals,</text:p>
      <text:p text:style-name="Standard">We add 4 more</text:p>
      <text:p text:style-name="Standard">&lt;&lt;<text:s/><text:s/>std::setprecision(20)</text:p>
      <text:p text:style-name="Standard">above</text:p>
      <text:p text:style-name="Standard"/>
      <text:h text:style-name="Heading3" text:outline-level="3"><text:bookmark-start text:name="__RefHeading___Toc25281_1918475198"/><text:bookmark-start text:name="_Toc77513352"/><text:bookmark-start text:name="_Toc78107380"/>change the output format, 8-5-18<text:bookmark-end text:name="__RefHeading___Toc25281_1918475198"/><text:bookmark-end text:name="_Toc77513352"/><text:bookmark-end text:name="_Toc78107380"/></text:h>
      <text:p text:style-name="P686">1.</text:p>
      <text:p text:style-name="P687">Change the code in data_out_base1.h. /home/dv/jliu/Localdisk/deal.ii/include/deal.II/base/</text:p>
      <text:p text:style-name="P688">search 'write_vtk' to determine the location where the code should be changed.</text:p>
      <text:p text:style-name="P689">2.</text:p>
      <text:p text:style-name="P690">in void Step4&lt;dim&gt;::output_results of the source file, to output the surface, do</text:p>
      <text:p text:style-name="P691"><text:s text:c="2"/>ComputeSurface&lt;dim&gt; surface;</text:p>
      <text:p text:style-name="P692"><text:s text:c="2"/>data_out.add_data_vector (solution, "");</text:p>
      <text:p text:style-name="P693"/>
      <text:p text:style-name="Standard"/>
      <text:h text:style-name="Heading3" text:outline-level="3"><text:bookmark-start text:name="__RefHeading__4107_434213439"/><text:bookmark-start text:name="_Toc77513353"/><text:bookmark-start text:name="_Toc78107381"/>output the norm of the residual of the last iteration step<text:bookmark-end text:name="__RefHeading__4107_434213439"/><text:bookmark-end text:name="_Toc77513353"/><text:bookmark-end text:name="_Toc78107381"/></text:h>
      <text:p text:style-name="Standard"><text:s text:c="3"/>std::cout &lt;&lt; " <text:s text:c="2"/>" &lt;&lt;<text:s/>solver_control.last_value()</text:p>
      <text:p text:style-name="Standard"><text:s text:c="12"/>&lt;&lt; " <text:s/>is the convergence value of last iteration step."</text:p>
      <text:p text:style-name="Standard"><text:s text:c="12"/>&lt;&lt; std::endl;<text:tab/></text:p>
      <text:p text:style-name="Standard">Retrieved from:</text:p>
      <text:p text:style-name="Standard">SolverControl Class Reference</text:p>
      <text:p text:style-name="Standard"><text:a xlink:href="http://www.dealii.org/8.5.0/doxygen/deal.II/classSolverControl.html#a19c91bb55e8a55956f3db4fb79b9bc2b" office:target-frame-name="_top" xlink:show="replace">http://www.dealii.org/8.5.0/doxygen/deal.II/classSolverControl.html#a19c91bb55e8a55956f3db4fb79b9bc2b</text:a></text:p>
      <text:h text:style-name="Heading3" text:outline-level="3"><text:bookmark-start text:name="__RefHeading___Toc24253_1812936810"/><text:bookmark-start text:name="_Toc77513354"/><text:bookmark-start text:name="_Toc78107382"/>Write system_matrix and system_rhs into a text file<text:bookmark-end text:name="__RefHeading___Toc24253_1812936810"/><text:bookmark-end text:name="_Toc77513354"/><text:bookmark-end text:name="_Toc78107382"/></text:h>
      <text:p text:style-name="P694"><text:s text:c="2"/>std::ofstream output("system_matrix.txt"); <text:s text:c="25"/><text:s text:c="17"/>//output system_matrix to a file</text:p>
      <text:soft-page-break/>
      <text:p text:style-name="P695"><text:s text:c="2"/>for (unsigned int i=0;i&lt;dof_handler.n_dofs();i++)</text:p>
      <text:p text:style-name="P696"><text:s text:c="2"/>{</text:p>
      <text:p text:style-name="P697"><text:s text:c="4"/>for (unsigned int j=0;j&lt;dof_handler.n_dofs();j++)</text:p>
      <text:p text:style-name="P698"><text:s text:c="4"/>{</text:p>
      <text:p text:style-name="P699"><text:s text:c="8"/>output &lt;&lt; system_matrix.el(i, j) &lt;&lt; " "; // behaves like cout - cout is also a<text:s/>stream</text:p>
      <text:p text:style-name="P700"><text:s text:c="4"/>}</text:p>
      <text:p text:style-name="P701"><text:s text:c="8"/>output &lt;&lt; "\n";</text:p>
      <text:p text:style-name="P702"><text:s text:c="2"/>}</text:p>
      <text:p text:style-name="P703"><text:s text:c="2"/>output.close();</text:p>
      <text:p text:style-name="P704"><text:s text:c="2"/>output.clear();</text:p>
      <text:p text:style-name="P705"><text:s text:c="2"/></text:p>
      <text:p text:style-name="P706"><text:s text:c="2"/>std::ofstream output_rhs("system_rhs.txt"); <text:s text:c="42"/>//output system_rhs to a file</text:p>
      <text:p text:style-name="P707"><text:s text:c="2"/>for (unsigned int i=0;i&lt;dof_handler.n_dofs();i++)</text:p>
      <text:p text:style-name="P708"><text:s text:c="2"/>{</text:p>
      <text:p text:style-name="P709"><text:s text:c="2"/><text:s text:c="4"/>output_rhs &lt;&lt; system_rhs[i] &lt;&lt; " "; // behaves like cout - cout is also a stream</text:p>
      <text:p text:style-name="P710"><text:s text:c="6"/>output_rhs &lt;&lt; "\n";</text:p>
      <text:p text:style-name="P711"><text:s text:c="2"/>}</text:p>
      <text:p text:style-name="P712"/>
      <text:p text:style-name="P713"><text:s text:c="2"/>output_rhs.close();</text:p>
      <text:p text:style-name="Textbody"><text:span text:style-name="T714"><text:s text:c="2"/>output_rhs.clear();</text:span><text:span text:style-name="T715"><text:line-break/></text:span><text:span text:style-name="T716"><text:line-break/></text:span></text:p>
      <text:p text:style-name="P717">Note that</text:p>
      <text:p text:style-name="P718">1.</text:p>
      <text:p text:style-name="PreformattedText"><text:span text:style-name="T719">Use of<text:s/></text:span><text:span text:style-name="SourceText">std::ofstream output(</text:span><text:span text:style-name="UserEntry">"inputmatriks.txt"</text:span><text:span text:style-name="SourceText">);</text:span></text:p>
      <text:p text:style-name="Textbody"><text:a xlink:href="http://www.cplusplus.com/forum/beginner/76098/" office:target-frame-name="_top" xlink:show="replace"><text:span text:style-name="T720">http://www.cplusplus.com/forum/beginner/76098/</text:span></text:a></text:p>
      <text:p text:style-name="P721">2.</text:p>
      <text:p text:style-name="Textbody"><text:span text:style-name="T722">'</text:span><text:span text:style-name="T723">system_matrix.el(i, j)' is used to output the element value of the system matrix at (i, j).</text:span></text:p>
      <text:p text:style-name="Textbody"><text:a xlink:href="https://www.dealii.org/8.4.0/doxygen/deal.II/classSparseMatrix.html" office:target-frame-name="_top" xlink:show="replace"><text:span text:style-name="T724">https://www.dealii.org/8.4.0/doxygen/deal.II/classSparseMatrix.html</text:span></text:a></text:p>
      <text:h text:style-name="Heading2" text:outline-level="2"><text:bookmark-start text:name="__RefHeading___Toc18246_1812936810"/><text:bookmark-start text:name="_Toc77513355"/><text:bookmark-start text:name="_Toc78107383"/>obtain the gradient of the previous solution at quadrature points of a cell, Jan. 7, 2019<text:bookmark-end text:name="__RefHeading___Toc18246_1812936810"/><text:bookmark-end text:name="_Toc77513355"/><text:bookmark-end text:name="_Toc78107383"/></text:h>
      <text:p text:style-name="Textbody"><text:s text:c="2"/>std::vector&lt;double&gt; old_solution_values(n_q_points);</text:p>
      <text:p text:style-name="Textbody"><text:s text:c="2"/>std::vector&lt;Tensor&lt;1, dim&gt; &gt; old_solution_gradients(n_q_points);</text:p>
      <text:p text:style-name="Textbody"/>
      <text:p text:style-name="Textbody"/>
      <text:p text:style-name="Textbody"><text:s text:c="8"/>fe_values.reinit (cell);</text:p>
      <text:soft-page-break/>
      <text:p text:style-name="Textbody"><text:s text:c="8"/>fe_values.get_function_values (solution, old_solution_values); <text:s text:c="5"/></text:p>
      <text:p text:style-name="Textbody"><text:s text:c="8"/>fe_values.get_function_gradients (solution, old_solution_gradients);</text:p>
      <text:p text:style-name="Textbody"><text:s text:c="6"/></text:p>
      <text:p text:style-name="Textbody"><text:s text:c="2"/><text:s text:c="4"/>std::cout &lt;&lt; " <text:s text:c="3"/>old_solution_values is <text:s/>";</text:p>
      <text:p text:style-name="Textbody"><text:s text:c="6"/>for (unsigned int i=0; i&lt;old_solution_values.size();++i)</text:p>
      <text:p text:style-name="Textbody"><text:s text:c="6"/>{</text:p>
      <text:p text:style-name="Textbody"><text:s text:c="10"/>std::cout &lt;&lt; old_solution_values[i] &lt;&lt; " ";</text:p>
      <text:p text:style-name="Textbody"><text:s text:c="6"/>} <text:s text:c="2"/></text:p>
      <text:p text:style-name="Textbody"><text:s text:c="6"/>std::cout &lt;&lt; std::endl;</text:p>
      <text:p text:style-name="Textbody"><text:s text:c="6"/></text:p>
      <text:p text:style-name="Textbody"><text:s text:c="6"/>std::cout &lt;&lt; " <text:s text:c="3"/>old_solution_gradients is <text:s text:c="2"/>";</text:p>
      <text:p text:style-name="Textbody"><text:s text:c="6"/>for (unsigned int i=0; i&lt;old_solution_gradients.size();++i)</text:p>
      <text:p text:style-name="Textbody"><text:s text:c="6"/>{</text:p>
      <text:p text:style-name="Textbody"><text:s text:c="13"/>std::cout &lt;&lt; old_solution_gradients[i] &lt;&lt; " ";</text:p>
      <text:p text:style-name="Textbody"><text:s text:c="6"/>} <text:s text:c="4"/></text:p>
      <text:p text:style-name="Textbody"><text:s text:c="6"/>std::cout &lt;&lt; std::endl;</text:p>
      <text:p text:style-name="Textbody"><text:a xlink:href="https://www.dealii.org/9.0.0/doxygen/deal.II/step_15.html" office:target-frame-name="_top" xlink:show="replace">https://www.dealii.org/9.0.0/doxygen/deal.II/step_15.html</text:a></text:p>
      <text:p text:style-name="Textbody"/>
      <text:p text:style-name="Textbody">an implementation can be found at</text:p>
      <text:p text:style-name="Textbody">step-4/2 1D/1 Poisson/1 p=exp(-(x-x_c)^2⁄D)/1 x_center0p5/1 DBC/1 L2 norm/</text:p>
      <text:p text:style-name="Textbody"/>
      <text:p text:style-name="Textbody">Note that it is nonsense to get the gradient at dofs from the solution at dofs because the gradient at the cell interface is discontinuous. See meeting notes at July 5, 2017</text:p>
      <text:h text:style-name="Heading2" text:outline-level="2"><text:bookmark-start text:name="__RefHeading___Toc24201_1812936810"/><text:bookmark-start text:name="_Toc77513356"/><text:bookmark-start text:name="_Toc78107384"/>Compute the error<text:bookmark-end text:name="__RefHeading___Toc24201_1812936810"/><text:bookmark-end text:name="_Toc77513356"/><text:bookmark-end text:name="_Toc78107384"/></text:h>
      <text:h text:style-name="Heading3" text:outline-level="3"><text:bookmark-start text:name="__RefHeading___Toc9744_138230345"/><text:bookmark-start text:name="_Toc77513357"/><text:bookmark-start text:name="_Toc78107385"/>On the double working precison, Apr., 2019<text:bookmark-end text:name="__RefHeading___Toc9744_138230345"/><text:bookmark-end text:name="_Toc77513357"/><text:bookmark-end text:name="_Toc78107385"/></text:h>
      <text:p text:style-name="Textbody"/>
      <text:p text:style-name="Textbody">// ========================= exploration on double working precision =========================</text:p>
      <text:p text:style-name="Textbody"><text:s text:c="4"/></text:p>
      <text:p text:style-name="Textbody"><text:s text:c="4"/>if(0)</text:p>
      <text:p text:style-name="Textbody"><text:s text:c="4"/>{</text:p>
      <text:p text:style-name="Textbody"><text:s text:c="8"/></text:p>
      <text:p text:style-name="Textbody"><text:s text:c="4"/>// <text:s text:c="4"/>std::cout &lt;&lt; <text:s/>" <text:s text:c="4"/>testing accuracy after subtraction " &lt;&lt; std::endl;</text:p>
      <text:p text:style-name="Textbody"><text:s text:c="4"/>// <text:s text:c="4"/>std::cout &lt;&lt; <text:s/>1.1 - 1.3 &lt;&lt; std::setprecision(30) &lt;&lt; std::endl;</text:p>
      <text:soft-page-break/>
      <text:p text:style-name="Textbody"><text:s text:c="8"/></text:p>
      <text:p text:style-name="Textbody"><text:s text:c="8"/>std::cout &lt;&lt; " <text:s text:c="4"/>" <text:s/>&lt;&lt; 2.0 &lt;&lt; std::setprecision(30) &lt;&lt; " <text:s text:c="2"/>--- 2.0" &lt;&lt; std::endl; <text:s text:c="2"/></text:p>
      <text:p text:style-name="Textbody"><text:s text:c="8"/>std::cout &lt;&lt; std::endl;</text:p>
      <text:p text:style-name="Textbody"><text:s text:c="8"/></text:p>
      <text:p text:style-name="Textbody"><text:s text:c="8"/>std::cout &lt;&lt; " <text:s text:c="4"/>" &lt;&lt; "1.414213562373095048801688724209698079" &lt;&lt; " <text:s text:c="2"/>--- char sqrt(2.0)" &lt;&lt; std::endl;</text:p>
      <text:p text:style-name="Textbody"><text:s text:c="6"/><text:s text:c="2"/>std::cout &lt;&lt; " <text:s text:c="4"/>" &lt;&lt; std::sqrt(2.0) &lt;&lt; " <text:s text:c="2"/>--- std::sqrt(2.0)" &lt;&lt; std::endl;</text:p>
      <text:p text:style-name="Textbody"><text:s text:c="8"/></text:p>
      <text:p text:style-name="Textbody"><text:s text:c="8"/>std::cout &lt;&lt; std::endl;</text:p>
      <text:p text:style-name="Textbody"><text:s text:c="8"/>std::cout &lt;&lt; " <text:s text:c="4"/>testing accuracy after multiplication " &lt;&lt; std::endl;</text:p>
      <text:p text:style-name="Textbody"><text:s text:c="8"/>std::cout &lt;&lt; " <text:s text:c="4"/>" &lt;&lt; std::sqrt(2.0)*std::sqrt(2.0) &lt;&lt; " <text:s text:c="2"/>--- std::sqrt(2.0)*std::sqrt(2.0)" &lt;&lt; std::endl;</text:p>
      <text:p text:style-name="Textbody"><text:s text:c="8"/>std::cout &lt;&lt; std::endl;</text:p>
      <text:p text:style-name="Textbody"><text:s text:c="8"/></text:p>
      <text:p text:style-name="Textbody"><text:s text:c="8"/>std::cout &lt;&lt; " <text:s text:c="4"/>special constants " &lt;&lt; std::endl;</text:p>
      <text:p text:style-name="Textbody"><text:s text:c="8"/></text:p>
      <text:p text:style-name="Textbody"><text:s text:c="8"/>std::cout &lt;&lt; <text:s/>" <text:s text:c="4"/>" &lt;&lt;<text:s/>"3.14159265358979323846264338327950288419716939937510582" &lt;&lt; " <text:s text:c="2"/>--- char pi" &lt;&lt; std::endl;</text:p>
      <text:p text:style-name="Textbody"><text:s text:c="8"/></text:p>
      <text:p text:style-name="Textbody"><text:s text:c="8"/>std::cout &lt;&lt; <text:s/>" <text:s text:c="4"/>" &lt;&lt; pi &lt;&lt; " <text:s text:c="2"/>--- pi" &lt;&lt; std::endl;</text:p>
      <text:p text:style-name="Textbody"><text:s text:c="8"/>std::cout &lt;&lt; std::endl;</text:p>
      <text:p text:style-name="Textbody"><text:s text:c="8"/></text:p>
      <text:p text:style-name="Textbody"><text:s text:c="8"/>std::cout &lt;&lt; <text:s/>" <text:s text:c="4"/>" &lt;&lt; "2.71828182845904523536028747135266249775724709369995957" &lt;&lt; " <text:s text:c="2"/>--- char e_const" &lt;&lt; std::endl;</text:p>
      <text:p text:style-name="Textbody"><text:s text:c="8"/>std::cout &lt;&lt; <text:s/>" <text:s text:c="4"/>" &lt;&lt; e_const &lt;&lt; " <text:s text:c="2"/>--- e_const" &lt;&lt; std::endl;</text:p>
      <text:p text:style-name="Textbody"><text:s text:c="8"/>std::cout &lt;&lt; <text:s/>" <text:s text:c="4"/>" &lt;&lt; std::exp(1.0) &lt;&lt; " <text:s text:c="2"/>--- exp(1.0)" &lt;&lt; std::endl;</text:p>
      <text:p text:style-name="Textbody"><text:s text:c="8"/>std::cout &lt;&lt; <text:s/>" <text:s text:c="4"/>" &lt;&lt; "2.71828182845904553488480814849" &lt;&lt; " <text:s text:c="2"/>--- vpa exp(1.0)" &lt;&lt; std::endl;</text:p>
      <text:p text:style-name="Textbody"><text:s text:c="8"/></text:p>
      <text:p text:style-name="Textbody"><text:s text:c="8"/></text:p>
      <text:p text:style-name="Textbody"><text:s text:c="8"/>std::cout &lt;&lt; std::endl;</text:p>
      <text:p text:style-name="Textbody"><text:s text:c="8"/></text:p>
      <text:p text:style-name="Textbody"><text:s text:c="8"/></text:p>
      <text:p text:style-name="Textbody"><text:s text:c="8"/>std::cout &lt;&lt; <text:s/>" <text:s text:c="4"/>" &lt;&lt; "0.77880078307140487847703980151" &lt;&lt; " <text:s text:c="2"/>--- vpa exp(-0.25)" &lt;&lt; std::endl;</text:p>
      <text:p text:style-name="Textbody"><text:s text:c="8"/>std::cout &lt;&lt; <text:s/>" <text:s text:c="4"/>" &lt;&lt; std::exp(-0.25) &lt;&lt; " <text:s text:c="2"/>--- exp(-0.25)" &lt;&lt; std::endl;</text:p>
      <text:p text:style-name="Textbody"/>
      <text:p text:style-name="Textbody"><text:s text:c="8"/></text:p>
      <text:p text:style-name="Textbody"><text:s text:c="4"/>// <text:s text:c="4"/>solution[1] = std::sqrt(2.0);</text:p>
      <text:p text:style-name="Textbody"><text:s text:c="8"/></text:p>
      <text:p text:style-name="Textbody">// <text:s text:c="8"/>double a_d_expm0p25 = 0.77880078307140487847703980150981806218624114990234375;</text:p>
      <text:p text:style-name="Textbody"><text:s text:c="2"/><text:s text:c="2"/>/* <text:s text:c="3"/>solution[2] = 0.77880078307140487847703980150981806218624114990234375;</text:p>
      <text:p text:style-name="Textbody"><text:s text:c="8"/>solution[4] = 0.778800783071404878411111111111111111111111; */ <text:s text:c="3"/></text:p>
      <text:p text:style-name="Textbody"><text:s text:c="8"/></text:p>
      <text:p text:style-name="Textbody">// <text:s text:c="8"/>std::cout &lt;&lt; <text:s/>" <text:s text:c="4"/>" &lt;&lt; a_d_expm0p25 &lt;&lt; " <text:s text:c="2"/>--- a_d_expm0p25" &lt;&lt; std::endl; <text:s text:c="3"/></text:p>
      <text:p text:style-name="Textbody">// <text:s text:c="8"/>std::cout &lt;&lt; <text:s/>" <text:s text:c="4"/>" &lt;&lt; solution[2] &lt;&lt; " <text:s text:c="2"/>--- solution[2]" &lt;&lt; std::endl;</text:p>
      <text:p text:style-name="Textbody">// <text:s text:c="8"/>std::cout &lt;&lt; <text:s/>" <text:s text:c="4"/>" &lt;&lt; solution[4] &lt;&lt; " <text:s text:c="2"/>--- solution[4]"&lt;&lt; std::endl;</text:p>
      <text:p text:style-name="Textbody"><text:s text:c="8"/></text:p>
      <text:p text:style-name="Textbody"><text:s text:c="4"/>// <text:s text:c="4"/>std::cout &lt;&lt; " <text:s text:c="3"/>Before solving, solution is: ";</text:p>
      <text:p text:style-name="Textbody"><text:s text:c="4"/>// <text:s text:c="4"/>solution.print(std::cout,30);</text:p>
      <text:p text:style-name="Textbody"><text:s text:c="8"/>std::cout &lt;&lt; std::endl;</text:p>
      <text:p text:style-name="Textbody"><text:s text:c="8"/></text:p>
      <text:p text:style-name="Textbody"><text:s text:c="8"/></text:p>
      <text:p text:style-name="Textbody"><text:s text:c="8"/>long double a_l_d = 1.1111111111111111111111111111111111111L;</text:p>
      <text:p text:style-name="Textbody"><text:s text:c="8"/>double a_d = 1.1111111111111111111111111111111111111;</text:p>
      <text:p text:style-name="Textbody"><text:s text:c="8"/></text:p>
      <text:p text:style-name="Textbody"><text:s text:c="8"/>long double a_l_d_2 = a_l_d<text:s/>+ a_l_d;</text:p>
      <text:p text:style-name="Textbody"><text:s text:c="8"/>long double a_l_d_multiply_2 = a_l_d*2.0;</text:p>
      <text:p text:style-name="Textbody"><text:s text:c="8"/></text:p>
      <text:p text:style-name="Textbody"><text:s text:c="8"/></text:p>
      <text:p text:style-name="Textbody"><text:s text:c="8"/>std::cout &lt;&lt; <text:s/>" <text:s text:c="4"/>" &lt;&lt; a_l_d &lt;&lt; " <text:s text:c="2"/>--- a_l_d" &lt;&lt; std::endl;</text:p>
      <text:p text:style-name="Textbody"><text:s text:c="8"/>std::cout &lt;&lt; <text:s/>" <text:s text:c="4"/>" &lt;&lt; a_l_d_2 &lt;&lt; " <text:s text:c="2"/>--- a_l_d_2" &lt;&lt; std::endl;</text:p>
      <text:p text:style-name="Textbody"><text:s text:c="8"/>std::cout &lt;&lt; <text:s/>" <text:s text:c="4"/>" &lt;&lt;<text:s/>a_l_d_multiply_2 &lt;&lt; " <text:s text:c="2"/>--- a_l_d_multiply_2" &lt;&lt; std::endl;</text:p>
      <text:p text:style-name="Textbody"><text:s text:c="8"/></text:p>
      <text:p text:style-name="Textbody"><text:s text:c="8"/>std::cout &lt;&lt; <text:s/>" <text:s text:c="4"/>" &lt;&lt; a_d &lt;&lt; " <text:s text:c="2"/>--- a_d" &lt;&lt; std::endl;</text:p>
      <text:p text:style-name="Textbody"><text:s text:c="8"/></text:p>
      <text:p text:style-name="Textbody"><text:s text:c="8"/></text:p>
      <text:p text:style-name="Textbody"><text:s text:c="8"/>Vector&lt;long double&gt; vec_l_d;</text:p>
      <text:p text:style-name="Textbody"><text:s text:c="8"/><text:span text:style-name="T725">vec_l_d.reinit(5);</text:span></text:p>
      <text:p text:style-name="P726"><text:s text:c="8"/>vec_l_d[1] = 1.1111111111111111111111111111111111111;</text:p>
      <text:soft-page-break/>
      <text:p text:style-name="P727"><text:s text:c="8"/></text:p>
      <text:p text:style-name="Textbody"><text:span text:style-name="T728"><text:s text:c="8"/></text:span>std::cout &lt;&lt; <text:s/>" <text:s text:c="4"/>" &lt;&lt; vec_l_d[1] &lt;&lt; " <text:s text:c="2"/>--- vec_l_d[1]" &lt;&lt; std::endl;</text:p>
      <text:p text:style-name="Textbody"><text:s text:c="8"/></text:p>
      <text:p text:style-name="Textbody"><text:s text:c="4"/>}</text:p>
      <text:h text:style-name="Heading3" text:outline-level="3"><text:bookmark-start text:name="__RefHeading__2404_58343666"/><text:bookmark-start text:name="_Toc77513358"/><text:bookmark-start text:name="_Toc78107386"/>Compute the H2_seminorm, 1-D 2-11-2017, 2-D, Sep 9, 2018<text:bookmark-end text:name="__RefHeading__2404_58343666"/><text:bookmark-end text:name="_Toc77513358"/><text:bookmark-end text:name="_Toc78107386"/></text:h>
      <text:p text:style-name="Textbody"><draw:custom-shape svg:x="-0.0291in" svg:y="0.1102in" svg:width="1.45764in" svg:height="0.72153in" draw:z-index="20" draw:id="id5" draw:style-name="a5" draw:name="Rectangle 6" text:anchor-type="paragraph"><svg:title/><svg:desc/><text:p text:style-name="P729">function</text:p><text:p text:style-name="P730">integrate_difference</text:p><draw:enhanced-geometry draw:type="non-primitive" svg:viewBox="0 0 21600 21600" draw:enhanced-path="M 0 0 L 21600 0 21600 21600 0 21600 Z N"/></draw:custom-shape><draw:custom-shape svg:x="2.4571in" svg:y="0.1102in" svg:width="1.34653in" svg:height="0.69375in" draw:z-index="22" draw:id="id6" draw:style-name="a6" draw:name="Rectangle 7" text:anchor-type="paragraph"><svg:title/><svg:desc/><text:p text:style-name="Normal"><text:span text:style-name="T731">&lt;vector_tools.h&gt;</text:span></text:p><draw:enhanced-geometry draw:type="non-primitive" svg:viewBox="0 0 21600 21600" draw:enhanced-path="M 0 0 L 21600 0 21600 21600 0 21600 Z N"/></draw:custom-shape><draw:custom-shape svg:x="5.0402in" svg:y="0.1382in" svg:width="1.66667in" svg:height="0.625in" draw:z-index="24" draw:id="id7" draw:style-name="a7" draw:name="Rectangle 8" text:anchor-type="paragraph"><svg:title/><svg:desc/><text:p text:style-name="P732">vector_tools_integrate</text:p><text:p text:style-name="P733">_difference.cc</text:p><draw:enhanced-geometry draw:type="non-primitive" svg:viewBox="0 0 21600 21600" draw:enhanced-path="M 0 0 L 21600 0 21600 21600 0 21600 Z N"/></draw:custom-shape></text:p>
      <text:p text:style-name="Textbody"><draw:custom-shape svg:x="1.5402in" svg:y="0.0575in" svg:width="0.84653in" svg:height="0.34653in" draw:z-index="21" draw:id="id8" draw:style-name="a8" draw:name="Freeform: Shape 9" text:anchor-type="paragraph"><svg:title/><svg:desc/><text:p text:style-name="Normal"/><draw:enhanced-geometry draw:type="non-primitive" svg:viewBox="0 0 21600 21600" draw:enhanced-path="M ?f8 ?f13 L ?f12 ?f13 ?f12 ?f8 ?f9 ?f10 ?f12 ?f9 ?f12 ?f15 ?f8 ?f15 Z N" draw:text-areas="?f19 ?f13 ?f21 ?f15"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draw:custom-shape svg:x="3.9016in" svg:y="-0.0118in" svg:width="1.01389in" svg:height="0.33264in" draw:z-index="23" draw:id="id9" draw:style-name="a9" draw:name="Freeform: Shape 10" text:anchor-type="paragraph"><svg:title/><svg:desc/><text:p text:style-name="Normal"/><draw:enhanced-geometry draw:type="non-primitive" svg:viewBox="0 0 21600 21600" draw:enhanced-path="M ?f8 ?f13 L ?f12 ?f13 ?f12 ?f8 ?f9 ?f10 ?f12 ?f9 ?f12 ?f15 ?f8 ?f15 Z N" draw:text-areas="?f19 ?f13 ?f21 ?f15"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text:p>
      <text:p text:style-name="Textbody"/>
      <text:p text:style-name="Textbody"><draw:custom-shape svg:x="0.8736in" svg:y="0.1744in" svg:width="3.70764in" svg:height="0.63889in" draw:z-index="26" draw:id="id10" draw:style-name="a10" draw:name="Rectangle 11" text:anchor-type="paragraph"><svg:title/><svg:desc/><text:p text:style-name="P734">#include &lt;deal.II/numerics/vector_tools.templates.h&gt;</text:p><draw:enhanced-geometry draw:type="non-primitive" svg:viewBox="0 0 21600 21600" draw:enhanced-path="M 0 0 L 21600 0 21600 21600 0 21600 Z N"/></draw:custom-shape></text:p>
      <text:p text:style-name="Textbody"><draw:custom-shape svg:x="-0.0846in" svg:y="0.0382in" svg:width="0.95764in" svg:height="0.43056in" draw:z-index="25" draw:id="id11" draw:style-name="a11" draw:name="Freeform: Shape 12" text:anchor-type="paragraph"><svg:title/><svg:desc/><text:p text:style-name="Normal"/><draw:enhanced-geometry draw:type="non-primitive" svg:viewBox="0 0 21600 21600" draw:enhanced-path="M ?f8 ?f13 L ?f12 ?f13 ?f12 ?f8 ?f9 ?f10 ?f12 ?f9 ?f12 ?f15 ?f8 ?f15 Z N" draw:text-areas="?f19 ?f13 ?f21 ?f15"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text:p>
      <text:p text:style-name="Textbody"/>
      <text:p text:style-name="Textbody">For some notices, see the next section.</text:p>
      <text:p text:style-name="Textbody">1.</text:p>
      <text:p text:style-name="P735">in the source file,</text:p>
      <text:list text:style-name="LFO33" text:continue-numbering="true">
        <text:list-item>
          <text:p text:style-name="P736">in head files</text:p>
        </text:list-item>
      </text:list>
      <text:p text:style-name="Textbody">include <text:s/>vector_tools.templates.h <text:s text:c="2"/></text:p>
      <text:p text:style-name="Standard"><text:span text:style-name="T737">#include</text:span><text:span text:style-name="T738"><text:s/></text:span><text:span text:style-name="T739">&lt;deal.II/numerics/vector_tools.templates.h&gt;</text:span></text:p>
      <text:p text:style-name="Textbody">which is not included originally.</text:p>
      <text:p text:style-name="Textbody">stressed on Sep 11, 2018</text:p>
      <text:list text:style-name="LFO34" text:continue-numbering="true">
        <text:list-item>
          <text:p text:style-name="P740">in ExactClass class</text:p>
        </text:list-item>
      </text:list>
      <text:p text:style-name="Textbody">add the 'hessian' component</text:p>
      <text:p text:style-name="Standard"><text:span text:style-name="T741"><text:s text:c="2"/></text:span><text:span text:style-name="T742">virtual</text:span><text:span text:style-name="T743"><text:s/></text:span><text:span text:style-name="T744">SymmetricTensor</text:span><text:span text:style-name="T745">&lt;2,</text:span><text:span text:style-name="T746">dim</text:span><text:span text:style-name="T747">&gt;<text:s/></text:span><text:span text:style-name="T748">hessian</text:span><text:span text:style-name="T749"><text:s/>(</text:span><text:span text:style-name="T750">const</text:span><text:span text:style-name="T751"><text:s/></text:span><text:span text:style-name="T752">Point</text:span><text:span text:style-name="T753">&lt;</text:span><text:span text:style-name="T754">dim</text:span><text:span text:style-name="T755">&gt; <text:s text:c="2"/>&amp;p,</text:span></text:p>
      <text:p text:style-name="Standard"><text:span text:style-name="T756"><text:s text:c="34"/></text:span><text:span text:style-name="T757">const</text:span><text:span text:style-name="T758"><text:s/></text:span><text:span text:style-name="T759">unsigned</text:span><text:span text:style-name="T760"><text:s/></text:span><text:span text:style-name="T761">int</text:span><text:span text:style-name="T762"><text:s text:c="2"/>component = 0)<text:s/></text:span><text:span text:style-name="T763">const</text:span><text:span text:style-name="T764">;</text:span></text:p>
      <text:p text:style-name="Textbody">otherwise,</text:p>
      <text:p text:style-name="Textbody">Problem: cannot use 'exact_solution.hessian_list' function, in line 6914.</text:p>
      <text:p text:style-name="Textbody">Error type:</text:p>
      <text:p text:style-name="Textbody">You (or a place in the library) are trying to call a function that is declared as a<text:s/>virtual function in a base class but that has not been overridden in your derived class.</text:p>
      <text:list text:style-name="LFO35" text:continue-numbering="true">
        <text:list-item>
          <text:p text:style-name="P765">in assemble_system()</text:p>
        </text:list-item>
      </text:list>
      <text:p text:style-name="Standard"><text:span text:style-name="T766"><text:s/>in fe_values, include update_hessians</text:span></text:p>
      <text:p text:style-name="P767"><text:s text:c="2"/>FEValues&lt;dim&gt; fe_values (fe, quadrature_formula,</text:p>
      <text:p text:style-name="P768"><text:s text:c="27"/>update_values <text:s text:c="2"/>| update_gradients | update_hessians |</text:p>
      <text:p text:style-name="P769"><text:s text:c="27"/>update_quadrature_points | update_JxW_values);</text:p>
      <text:p text:style-name="P770"/>
      <text:p text:style-name="Textbody">2.</text:p>
      <text:p text:style-name="Textbody">Adjust the definition of vector_tools.templates.h</text:p>
      <text:p text:style-name="Textbody"/>
      <text:p text:style-name="Textbody">In namespce internal:</text:p>
      <text:soft-page-break/>
      <text:p text:style-name="Textbody">first,<text:s/><text:span text:style-name="T771">we define</text:span></text:p>
      <text:p text:style-name="Textbody">    <text:s/>std::vector&lt;std::vector&lt;Tensor&lt;2,spacedim,Number&gt; &gt; &gt; function_hessians;</text:p>
      <text:p text:style-name="Textbody">     std::vector&lt;std::vector&lt;Tensor&lt;2,spacedim,Number&gt; &gt; &gt; <text:s/>psi_hessians;</text:p>
      <text:p text:style-name="Textbody">     std::vector&lt;std::vector&lt;SymmetricTensor&lt;2,spacedim,Number&gt; &gt; &gt; tmp_hessians;  </text:p>
      <text:p text:style-name="Textbody">second, in<text:s/><text:span text:style-name="T772">integrate_diff</text:span><text:span text:style-name="T773">erence_inner</text:span></text:p>
      <text:p text:style-name="Textbody"><text:tab/><text:s text:c="6"/>if (update_flags &amp; update_hessians)</text:p>
      <text:p text:style-name="Textbody"><text:s text:c="8"/>{ <text:s/></text:p>
      <text:p text:style-name="Textbody"><text:s text:c="12"/>exact_solution.hessian_list (fe_values.get_quadrature_points(),</text:p>
      <text:p text:style-name="Textbody"><text:s text:c="48"/>data.tmp_hessians); <text:s text:c="3"/>//<text:s/><text:span text:style-name="T774">put exact solution at quadrature point</text:span><text:span text:style-name="T775">s to tmp_hessians.</text:span></text:p>
      <text:p text:style-name="Textbody"><text:s text:c="12"/>for (unsigned int i=0; i&lt;n_q_points; ++i)</text:p>
      <text:p text:style-name="Textbody"><text:s text:c="12"/>{</text:p>
      <text:p text:style-name="Textbody"><text:s text:c="20"/>//std::cout &lt;&lt; data.tmp_gradients[i] &lt;&lt; " " &lt;&lt; data.tmp_hessians[i] &lt;&lt; std::endl;</text:p>
      <text:p text:style-name="Textbody"><text:s text:c="20"/>data.psi_hessians[i][0] = data.tmp_hessians[i];<text:tab/><text:tab/>//<text:s/><text:span text:style-name="T776">transfer tmp_hessians to psi_hessians</text:span></text:p>
      <text:p text:style-name="Textbody"><text:s text:c="12"/>} <text:s/></text:p>
      <text:p text:style-name="Textbody"><text:s text:c="12"/></text:p>
      <text:p text:style-name="Textbody"><text:s text:c="12"/>for (unsigned int k=0; k&lt;n_components; ++k)</text:p>
      <text:p text:style-name="Textbody"><text:s text:c="16"/>for (unsigned int q=0; q&lt;n_q_points; ++q)</text:p>
      <text:p text:style-name="Textbody"><text:s text:c="20"/>for (unsigned int d1=0; d1&lt;spacedim; ++d1)</text:p>
      <text:p text:style-name="Textbody"><text:s text:c="7"/><text:s text:c="17"/>for (unsigned int d2=0; d2&lt;spacedim; ++d2)</text:p>
      <text:p text:style-name="Textbody"><text:s text:c="24"/>{</text:p>
      <text:p text:style-name="Textbody"><text:s text:c="32"/>data.psi_hessians[q][k][d1][d2] -= data.function_hessians[q][k][d1][d2];</text:p>
      <text:p text:style-name="Textbody"><text:s text:c="24"/>}<text:tab/>//<text:s/><text:span text:style-name="T777">compute the difference between psi_h</text:span><text:span text:style-name="T778">essians and function_hessians in each cell and put it in psi_hessians</text:span></text:p>
      <text:p text:style-name="Textbody"><text:span text:style-name="T779">This is first done for one -d case, but it also works for 2-D case.l, Sep 9, 2018</text:span></text:p>
      <text:p text:style-name="Textbody"><text:s text:c="8"/>}</text:p>
      <text:p text:style-name="Textbody"/>
      <text:p text:style-name="Textbody"><text:s text:c="6"/>switch (norm)</text:p>
      <text:p text:style-name="Textbody"><text:s text:c="6"/>{</text:p>
      <text:p text:style-name="Textbody"><text:s text:c="6"/>case H2_seminorm:</text:p>
      <text:p text:style-name="Textbody"><text:tab/><text:s text:c="2"/>for (unsigned int q=0; q&lt;n_q_points; ++q)</text:p>
      <text:p text:style-name="Textbody"><text:s text:c="12"/>{</text:p>
      <text:p text:style-name="Textbody"><text:s text:c="14"/>double sum = 0;</text:p>
      <text:p text:style-name="Textbody"><text:s text:c="14"/>for (unsigned int k=0; k&lt;n_components; ++k)</text:p>
      <text:soft-page-break/>
      <text:p text:style-name="Textbody"><text:tab/><text:s text:c="6"/>{</text:p>
      <text:p text:style-name="Textbody"><text:s text:c="16"/>sum += data.psi_hessians[q][k].norm_square() *</text:p>
      <text:p text:style-name="Textbody"><text:s text:c="23"/>data.weight_vectors[q](k);</text:p>
      <text:p text:style-name="Textbody"><text:tab/><text:tab/>diff += sum *<text:s/>fe_values.JxW(q);<text:tab/><text:tab/>//<text:s/><text:span text:style-name="T780">compute the square of the error in one cell, i.e., to compute the integral</text:span></text:p>
      <text:p text:style-name="Textbody"><text:tab/><text:s text:c="6"/>}</text:p>
      <text:p text:style-name="Textbody"><text:s text:c="12"/>}</text:p>
      <text:p text:style-name="Textbody"><text:s text:c="10"/>diff = std::sqrt(diff);</text:p>
      <text:p text:style-name="Textbody"><text:s text:c="10"/>break;</text:p>
      <text:p text:style-name="Textbody"><text:s text:c="8"/>default:</text:p>
      <text:p text:style-name="Textbody"><text:s text:c="10"/>break;</text:p>
      <text:p text:style-name="Textbody"><text:s text:c="6"/>}</text:p>
      <text:p text:style-name="Textbody">third, in<text:s/><text:span text:style-name="T781">do_integrate_difference</text:span></text:p>
      <text:p text:style-name="Textbody"><text:s text:c="9"/><text:s text:c="3"/>if (update_flags &amp; update_hessians)</text:p>
      <text:p text:style-name="Textbody"><text:s text:c="16"/>fe_values.get_function_hessians (fe_function, data.function_hessians);<text:tab/><text:tab/>//<text:s/><text:span text:style-name="T782">put the second-order derivative of the numerical solution in function_hessians.</text:span></text:p>
      <text:p text:style-name="P783"/>
      <text:p text:style-name="Textbody"><text:s text:c="12"/>difference(cell-&gt;active_cell_index()) =</text:p>
      <text:p text:style-name="Textbody"><text:s text:c="14"/>integrate_difference_inner&lt;dim,spacedim, Number&gt; (exact_solution, norm, weight,</text:p>
      <text:p text:style-name="Textbody"><text:s text:c="64"/>update_flags, exponent,</text:p>
      <text:p text:style-name="Textbody"><text:s text:c="64"/>n_components, data);<text:tab/><text:tab/>//<text:s/><text:span text:style-name="T784">invoke <text:s/>integrate_difference_inner to compute the error in one cell.</text:span></text:p>
      <text:p text:style-name="Textbody">Fourth, in integrate_difference,</text:p>
      <text:p text:style-name="Textbody">nothing is changed.</text:p>
      <text:p text:style-name="Textbody">Fifth, in compute_global_error,<text:tab/><text:span text:style-name="T785">// in this function, <text:s/>H2_seminorm and L2_norm do the same thing, Nov. 5, 2018</text:span></text:p>
      <text:p text:style-name="Textbody"><text:s text:c="2"/><text:s text:c="4"/>case H2_seminorm:</text:p>
      <text:p text:style-name="Textbody"><text:s text:c="6"/>{</text:p>
      <text:p text:style-name="Textbody"><text:s text:c="8"/>const double local = cellwise_error.l2_norm();</text:p>
      <text:p text:style-name="Textbody"><text:s text:c="8"/>return std::sqrt (Utilities::MPI::sum (local * local, comm));</text:p>
      <text:p text:style-name="Textbody"><text:s text:c="6"/>}<text:tab/><text:tab/>//<text:s/><text:span text:style-name="T786">we summarize the error of every cell</text:span></text:p>
      <text:p text:style-name="P787"/>
      <text:p text:style-name="Textbody"/>
      <text:p text:style-name="Textbody"><text:s/></text:p>
      <text:p text:style-name="Textbody">Note:</text:p>
      <text:soft-page-break/>
      <text:list text:style-name="LFO36" text:continue-numbering="true">
        <text:list-item>
          <text:p text:style-name="P788">Function hessian_list needs output in<text:s/>'SymmetricTensor&lt;2,spacedim&gt;' type.</text:p>
        </text:list-item>
      </text:list>
      <text:p text:style-name="Textbody"><text:s text:c="4"/>Thus, we define tmp_hessians as</text:p>
      <text:p text:style-name="Textbody"><text:s text:c="2"/>std::vector&lt;SymmetricTensor&lt;2,spacedim&gt; &gt; tmp_hessians;</text:p>
      <text:p text:style-name="P789"/>
      <text:p text:style-name="P790"/>
      <text:h text:style-name="Heading3" text:outline-level="3"><text:bookmark-start text:name="docs-internal-guid-0536cbd7-8a6b-2512-4e"/><text:bookmark-start text:name="__RefHeading___Toc4670_1903105978"/><text:bookmark-start text:name="_Toc77513359"/><text:bookmark-start text:name="_Toc78107387"/><text:bookmark-end text:name="docs-internal-guid-0536cbd7-8a6b-2512-4e"/>Set up computing H2_semi norm again, 1-4-2018<text:bookmark-end text:name="__RefHeading___Toc4670_1903105978"/><text:bookmark-end text:name="_Toc77513359"/><text:bookmark-end text:name="_Toc78107387"/></text:h>
      <text:list text:style-name="LFO37" text:continue-numbering="true">
        <text:list-item>
          <text:p text:style-name="P791">Note the difference between function_hessians and tmp_hessians</text:p>
        </text:list-item>
      </text:list>
      <text:p text:style-name="Textbody"/>
      <text:list text:style-name="LFO38" text:continue-numbering="true">
        <text:list-item>
          <text:p text:style-name="P792">Know the theory of function integrate_difference()</text:p>
        </text:list-item>
        <text:list-item>
          <text:p text:style-name="P793">Know the meaning of vector&lt;Tensor&gt;...</text:p>
        </text:list-item>
      </text:list>
      <text:p text:style-name="Textbody"/>
      <text:p text:style-name="Textbody">'vector_tools.templates.h' on the desktop is the most advanced. Feb. 2, 2019</text:p>
      <text:p text:style-name="Textbody"/>
      <text:h text:style-name="Heading3" text:outline-level="3"><text:bookmark-start text:name="__RefHeading___Toc25848_1781278656"/><text:bookmark-start text:name="_Toc77513360"/><text:bookmark-start text:name="_Toc78107388"/>implement H2_semi norm in deal.ii 9.0.0, Feb. 2, 2019<text:bookmark-end text:name="__RefHeading___Toc25848_1781278656"/><text:bookmark-end text:name="_Toc77513360"/><text:bookmark-end text:name="_Toc78107388"/></text:h>
      <text:p text:style-name="Textbody">Since the names of some header files changed, we<text:s/>keep 'vector_tools.templates.h' of deal.ii 9.0.0, and replace struct the whole IDScratchData by that containing H2_seminorm.</text:p>
      <text:p text:style-name="P794"/>
      <text:h text:style-name="Heading2" text:outline-level="2"><text:bookmark-start text:name="__RefHeading___Toc16621_2131971246"/><text:bookmark-start text:name="_Toc77513361"/><text:bookmark-start text:name="_Toc78107389"/>other<text:bookmark-end text:name="__RefHeading___Toc16621_2131971246"/><text:bookmark-end text:name="_Toc77513361"/><text:bookmark-end text:name="_Toc78107389"/></text:h>
      <text:h text:style-name="Heading3" text:outline-level="3"><text:bookmark-start text:name="__RefHeading___Toc5666_1483463174"/><text:bookmark-start text:name="_Toc77513362"/><text:bookmark-start text:name="_Toc78107390"/>Create a hessian for the ZeroFunction, 2-3-2018<text:bookmark-end text:name="__RefHeading___Toc5666_1483463174"/><text:bookmark-end text:name="_Toc77513362"/><text:bookmark-end text:name="_Toc78107390"/></text:h>
      <text:p text:style-name="Textbody">(1)</text:p>
      <text:p text:style-name="Textbody">#include<text:s/>&lt;deal.II/base/function.templates.h&gt;</text:p>
      <text:p text:style-name="Textbody">(2)</text:p>
      <text:p text:style-name="Textbody">In function.h, add</text:p>
      <text:p text:style-name="Textbody"><text:s text:c="2"/>virtual SymmetricTensor&lt;2,dim&gt; hessian (const Point&lt;dim&gt; <text:s text:c="2"/>&amp;p, <text:s text:c="47"/></text:p>
      <text:p text:style-name="Textbody"><text:s text:c="34"/>const unsigned int <text:s/>component = 0) const;</text:p>
      <text:p text:style-name="Textbody">to<text:s/>class ZeroFunction.</text:p>
      <text:p text:style-name="Textbody">(3)</text:p>
      <text:p text:style-name="Textbody">In function.templates.h, add</text:p>
      <text:p text:style-name="Textbody">template &lt;int dim, typename Number&gt; <text:s text:c="52"/>//added by me</text:p>
      <text:p text:style-name="Textbody">SymmetricTensor&lt;2,dim&gt; ZeroFunction&lt;dim, Number&gt;::hessian (const Point&lt;dim&gt; &amp;,</text:p>
      <text:p text:style-name="Textbody"><text:s text:c="22"/><text:s text:c="36"/>const unsigned int) const</text:p>
      <text:p text:style-name="Textbody">{</text:p>
      <text:p text:style-name="Textbody"><text:s text:c="2"/>return SymmetricTensor&lt;2,dim&gt;();</text:p>
      <text:p text:style-name="Textbody">}</text:p>
      <text:soft-page-break/>
      <text:p text:style-name="Textbody">to specify the hessian term.</text:p>
      <text:p text:style-name="Textbody"/>
      <text:p text:style-name="Textbody">Checked on Apr. 30, 2019</text:p>
      <text:p text:style-name="Textbody"/>
      <text:h text:style-name="Heading3" text:outline-level="3"><text:bookmark-start text:name="__RefHeading__6017_1967537455"/><text:bookmark-start text:name="_Toc77513363"/><text:bookmark-start text:name="_Toc78107391"/>Solve diffusion problem with MBC, 8-11-2017<text:bookmark-end text:name="__RefHeading__6017_1967537455"/><text:bookmark-end text:name="_Toc77513363"/><text:bookmark-end text:name="_Toc78107391"/></text:h>
      <text:p text:style-name="Textbody">For example, the third assignment of the Numerical Analysis course.</text:p>
      <text:p text:style-name="Textbody"/>
      <text:p text:style-name="Textbody"/>
      <text:p text:style-name="Textbody"/>
      <text:p text:style-name="Textbody"/>
      <text:p text:style-name="Textbody"/>
      <text:p text:style-name="Textbody">Where a(x) = x;</text:p>
      <text:p text:style-name="Standard">1.</text:p>
      <text:p text:style-name="Standard">match the corresponding solution and r.h.s..</text:p>
      <text:p text:style-name="Standard">2.</text:p>
      <text:p text:style-name="Standard">deal with the cell_matrix</text:p>
      <text:p text:style-name="Standard"/>
      <text:p text:style-name="P795">cell_matrix(i,j) += (fe_values.shape_grad (i, q_index) *</text:p>
      <text:p text:style-name="P796"><text:s text:c="21"/>fe_values.shape_grad (j, q_index) *</text:p>
      <text:p text:style-name="P797"><text:s text:c="21"/>fe_values.JxW (q_index))*tanh(this-&gt;coe_diff*(fe_values.quadrature_point (q_index)[0] - 0.5));</text:p>
      <text:p text:style-name="Textbody">3.</text:p>
      <text:p text:style-name="Textbody">deal with the r.h.s.</text:p>
      <text:p text:style-name="Textbody">when the Neumann boundary condition is not homogeneous, for example,</text:p>
      <text:p text:style-name="P798"><draw:frame draw:style-name="a12" text:anchor-type="as-char" svg:x="0in" svg:y="0in" svg:width="2.15833in" svg:height="0.99167in" style:rel-width="scale" style:rel-height="scale"><draw:object xlink:href="Object 1/" xlink:type="simple" xlink:show="embed" xlink:actuate="onLoad"/></draw:frame></text:p>
      <text:p text:style-name="Textbody">where u = x, and f(x) =<text:s/><draw:frame draw:style-name="a13" text:anchor-type="as-char" svg:x="0in" svg:y="0in" svg:width="1.34167in" svg:height="0.2in" style:rel-width="scale" style:rel-height="scale"><draw:object xlink:href="Object 2/" xlink:type="simple" xlink:show="embed" xlink:actuate="onLoad"/></draw:frame>.</text:p>
      <text:p text:style-name="Textbody">Besides dealing with<text:s/>the cell_matrix,</text:p>
      <text:p text:style-name="Textbody"><text:s text:c="14"/>cell_matrix(i,j) += (fe_values.shape_grad (i, q_index) *</text:p>
      <text:p text:style-name="Textbody"><text:s text:c="35"/>fe_values.shape_grad (j, q_index) *</text:p>
      <text:p text:style-name="Textbody"><text:s text:c="35"/>fe_values.JxW (q_index))*</text:p>
      <text:p text:style-name="Textbody"><text:tab/><text:tab/><text:tab/>tanh(<text:span text:style-name="T799">fe_values.quadrature_point(</text:span><text:span text:style-name="T800">q_index)[0]</text:span>+ fe_values.JxW (q_index) - 0.5);</text:p>
      <text:p text:style-name="Textbody">we also need to deal with the neumann boundary condition,</text:p>
      <text:p text:style-name="Standard"><text:span text:style-name="T801">for</text:span><text:span text:style-name="T802"><text:s/>(</text:span><text:span text:style-name="T803">unsigned</text:span><text:span text:style-name="T804"><text:s/></text:span><text:span text:style-name="T805">int</text:span><text:span text:style-name="T806"><text:s/>i=0; i&lt;dofs_per_cell; ++i)</text:span></text:p>
      <text:p text:style-name="P807"><text:s text:c="18"/>cell_rhs(i) += (neumann_value *</text:p>
      <text:p text:style-name="Standard"><text:span text:style-name="T808"><text:s text:c="34"/>fe_face_values.shape_value(i,</text:span><text:span text:style-name="T809">q_point</text:span><text:span text:style-name="T810">) *</text:span></text:p>
      <text:p text:style-name="Standard"><text:span text:style-name="T811"><text:s text:c="34"/>fe_face_values.JxW(</text:span><text:span text:style-name="T812">q_point</text:span><text:span text:style-name="T813">))*tanh(</text:span><text:span text:style-name="T814">fe_face_values</text:span><text:span text:style-name="T815">.quadrature_point(q_point)[0]-0.5);</text:span></text:p>
      <text:soft-page-break/>
      <text:p text:style-name="Standard"><text:span text:style-name="T816">Revised and confirmed on Oct. 15, 2018</text:span></text:p>
      <text:p text:style-name="Textbody"/>
      <text:p text:style-name="Standard"><text:s/></text:p>
      <text:h text:style-name="Heading3" text:outline-level="3"><text:bookmark-start text:name="__RefHeading__3595_1252789165"/><text:bookmark-start text:name="_Toc77513364"/><text:bookmark-start text:name="_Toc78107392"/>Repeat the running 1000 times<text:bookmark-end text:name="__RefHeading__3595_1252789165"/><text:bookmark-end text:name="_Toc77513364"/><text:bookmark-end text:name="_Toc78107392"/></text:h>
      <text:p text:style-name="Standard">Do as 1. 2. in the above session.</text:p>
      <text:p text:style-name="Standard">3.</text:p>
      <text:p text:style-name="Standard">In the step class adding a public variable</text:p>
      <text:p text:style-name="Standard"><text:span text:style-name="T817"><text:s text:c="2"/></text:span><text:span text:style-name="T818">double</text:span><text:span text:style-name="T819"><text:s/></text:span><text:span text:style-name="T820">my_time</text:span><text:span text:style-name="T821">;</text:span></text:p>
      <text:p text:style-name="Standard">4.</text:p>
      <text:p text:style-name="Standard">In the run function, add</text:p>
      <text:p text:style-name="Standard"><text:span text:style-name="T822"><text:s text:c="2"/></text:span><text:span text:style-name="T823">my_time</text:span><text:span text:style-name="T824"><text:s/>+=<text:s/></text:span><text:span text:style-name="T825">computing_timer</text:span><text:span text:style-name="T826">.print_summary ();</text:span></text:p>
      <text:p text:style-name="Standard"><text:span text:style-name="T827"><text:s text:c="2"/></text:span><text:span text:style-name="T828">std</text:span><text:span text:style-name="T829">::cout &lt;&lt;<text:s/></text:span><text:span text:style-name="T830">my_time</text:span><text:span text:style-name="T831"><text:s/>&lt;&lt;<text:s/></text:span><text:span text:style-name="T832">std</text:span><text:span text:style-name="T833">::</text:span><text:span text:style-name="T834">endl</text:span><text:span text:style-name="T835">;</text:span></text:p>
      <text:p text:style-name="Standard">5.</text:p>
      <text:p text:style-name="Standard">In the main function, add</text:p>
      <text:p text:style-name="Standard"><text:span text:style-name="T836"><text:tab/><text:s text:c="2"/></text:span><text:span text:style-name="T837">for</text:span><text:span text:style-name="T838"><text:s/>(</text:span><text:span text:style-name="T839">int</text:span><text:span text:style-name="T840"><text:s/>i = 0; i &lt; 1000; i++)</text:span></text:p>
      <text:p text:style-name="P841"><text:tab/><text:s text:c="2"/>{</text:p>
      <text:p text:style-name="P842"><text:tab/><text:tab/><text:s text:c="2"/>deallog.depth_console (0);</text:p>
      <text:p text:style-name="P843"><text:tab/><text:tab/><text:s text:c="2"/>{</text:p>
      <text:p text:style-name="Standard"><text:span text:style-name="T844"><text:tab/></text:span><text:span text:style-name="T845"><text:tab/><text:s text:c="4"/></text:span><text:span text:style-name="T846">Step4</text:span><text:span text:style-name="T847">&lt;1&gt; laplace_problem_1d(degree,refine);</text:span></text:p>
      <text:p text:style-name="P848"><text:tab/><text:tab/><text:s text:c="4"/>laplace_problem_1d.run ();</text:p>
      <text:p text:style-name="P849"><text:tab/><text:tab/><text:s text:c="2"/>}</text:p>
      <text:p text:style-name="P850"><text:tab/><text:s text:c="2"/>}</text:p>
      <text:h text:style-name="Heading3" text:outline-level="3"><text:bookmark-start text:name="__RefHeading__4109_434213439"/><text:bookmark-start text:name="_Toc77513365"/><text:bookmark-start text:name="_Toc78107393"/>use different solver algorithms<text:bookmark-end text:name="__RefHeading__4109_434213439"/><text:bookmark-end text:name="_Toc77513365"/><text:bookmark-end text:name="_Toc78107393"/></text:h>
      <text:list text:style-name="LFO39" text:continue-numbering="true">
        <text:list-item>
          <text:p text:style-name="P851">SolverCG</text:p>
        </text:list-item>
      </text:list>
      <text:p text:style-name="Textbody">1.</text:p>
      <text:p text:style-name="Textbody">#include &lt;deal.II/lac/solver_cg.h&gt;</text:p>
      <text:p text:style-name="Textbody">2.</text:p>
      <text:p text:style-name="Textbody"><text:s text:c="2"/>SolverControl <text:s text:c="10"/>solver_control (1e+8, 1e-12);</text:p>
      <text:p text:style-name="Textbody"><text:s text:c="2"/>SolverCG&lt;&gt; <text:s text:c="13"/>solver (solver_control);</text:p>
      <text:p text:style-name="Textbody"><text:s text:c="2"/>solver.solve (system_matrix, solution, system_rhs,</text:p>
      <text:p text:style-name="Textbody"><text:s text:c="16"/>PreconditionIdentity());</text:p>
      <text:p text:style-name="Textbody">P20, step-3</text:p>
      <text:list text:style-name="LFO40" text:continue-numbering="true">
        <text:list-item>
          <text:p text:style-name="P852">SolverGMRES</text:p>
        </text:list-item>
      </text:list>
      <text:p text:style-name="Textbody">1.</text:p>
      <text:p text:style-name="Textbody">#include &lt;deal.II/lac/solver_gmres.h&gt;</text:p>
      <text:p text:style-name="Textbody">2.</text:p>
      <text:p text:style-name="Textbody"><text:s text:c="2"/>SolverGMRES&lt;&gt; <text:s text:c="13"/>solver (solver_control);</text:p>
      <text:p text:style-name="Textbody"><text:a xlink:href="http://www.dealii.org/8.5.0/doxygen/deal.II/classSolver.html" office:target-frame-name="_top" xlink:show="replace">http://www.dealii.org/8.5.0/doxygen/deal.II/classSolver.html</text:a></text:p>
      <text:p text:style-name="Textbody">The computation speed is rather slow when the refinement level is beyond 10.</text:p>
      <text:list text:style-name="LFO39" text:continue-numbering="true">
        <text:list-item>
          <text:p text:style-name="P853"><text:span text:style-name="T854">solver<text:s/></text:span><text:span text:style-name="T855">UMFPACK</text:span></text:p>
        </text:list-item>
      </text:list>
      <text:soft-page-break/>
      <text:p text:style-name="Textbody">1.</text:p>
      <text:p text:style-name="Textbody">#include &lt;deal.II/lac/sparse_direct.h&gt;</text:p>
      <text:p text:style-name="Textbody">2.</text:p>
      <text:p text:style-name="Standard"><text:s text:c="8"/>SparseDirectUMFPACK <text:s/>A_direct;</text:p>
      <text:p text:style-name="Standard"/>
      <text:p text:style-name="Standard"><text:s text:c="6"/>A_direct.initialize(system_matrix);</text:p>
      <text:p text:style-name="Standard"/>
      <text:p text:style-name="Standard"><text:s text:c="6"/>A_direct.vmult (solution, system_rhs);</text:p>
      <text:p text:style-name="Standard"><text:a xlink:href="https://groups.google.com/forum/#!searchin/dealii/direct$20solver%7Csort:date/dealii/gFTaATRoy5Q/49MX8OK9AAAJ" office:target-frame-name="_top" xlink:show="replace">https://groups.google.com/forum/#!searchin/dealii/direct$20solver</text:a><text:a xlink:href="https://groups.google.com/forum/#!searchin/dealii/direct$20solver%7Csort:date/dealii/gFTaATRoy5Q/49MX8OK9AAAJ" office:target-frame-name="_top" xlink:show="replace">%7Csort:date/dealii/gFTaATRoy5Q/49MX8OK9AAAJ</text:a></text:p>
      <text:p text:style-name="Standard">The solution accuracy from this method is similar to the Conjugate Gradient (CG) method.</text:p>
      <text:p text:style-name="Standard"/>
      <text:list text:style-name="LFO39" text:continue-numbering="true">
        <text:list-item>
          <text:p text:style-name="P856"><text:span text:style-name="T857">solver<text:s/></text:span><text:span text:style-name="T858">MUMPS</text:span></text:p>
        </text:list-item>
      </text:list>
      <text:p text:style-name="Textbody"><text:a xlink:href="https://www.dealii.org/8.4.1/doxygen/deal.II/classPETScWrappers_1_1SparseDirectMUMPS.html" office:target-frame-name="_top" xlink:show="replace">https://www.dealii.org/8.4.1/doxygen/deal.II/classPETScWrappers_1_1SparseDirectMUMPS.html</text:a></text:p>
      <text:p text:style-name="Textbody"/>
      <text:h text:style-name="Heading3" text:outline-level="3"><text:bookmark-start text:name="__RefHeading___Toc5668_1483463174"/><text:bookmark-start text:name="_Toc77513366"/><text:bookmark-start text:name="_Toc78107394"/>sparsematrix<text:bookmark-end text:name="__RefHeading___Toc5668_1483463174"/><text:bookmark-end text:name="_Toc77513366"/><text:bookmark-end text:name="_Toc78107394"/></text:h>
      <text:list text:style-name="LFO41" text:continue-numbering="true">
        <text:list-item>
          <text:p text:style-name="P859"><text:bookmark-start text:name="__RefHeading___Toc5670_1483463174"/>output sparsematrix, 1-2-2018<text:bookmark-end text:name="__RefHeading___Toc5670_1483463174"/></text:p>
        </text:list-item>
      </text:list>
      <text:p text:style-name="Textbody"><text:s text:c="2"/>system_matrix.print(std::cout);</text:p>
      <text:p text:style-name="Textbody"><text:a xlink:href="https://www.dealii.org/8.4.0/doxygen/deal.II/classSparseMatrix.html#a57ee42a70d603759e17b8a204af3c4d5" office:target-frame-name="_top" xlink:show="replace">https://www.dealii.org/8.4.0/doxygen/deal.II/classSparseMatrix.html#a57ee42a70d603759e17b8a204af3c4d5</text:a></text:p>
      <text:list text:style-name="LFO42" text:continue-numbering="true">
        <text:list-item>
          <text:p text:style-name="P860">Multiplying sparsematrix with a vector, 19-2-2018</text:p>
        </text:list-item>
      </text:list>
      <text:p text:style-name="Textbody"><text:s text:c="4"/>system_matrix.vmult(matrix_x, solution);</text:p>
      <text:p text:style-name="Textbody"><text:a xlink:href="https://www.dealii.org/8.4.0/doxygen/deal.II/classSparseMatrix.html#a4b063fdeaeda83e9ee20e7a7dd2e87fc" office:target-frame-name="_top" xlink:show="replace">https://www.dealii.org/8.4.0/doxygen/deal.II/classSparseMatrix.html#a4b063fdeaeda83e9ee20e7a7dd2</text:a><text:a xlink:href="https://www.dealii.org/8.4.0/doxygen/deal.II/classSparseMatrix.html#a4b063fdeaeda83e9ee20e7a7dd2e87fc" office:target-frame-name="_top" xlink:show="replace">e87fc</text:a></text:p>
      <text:p text:style-name="Textbody"/>
      <text:h text:style-name="Heading3" text:outline-level="3"><text:bookmark-start text:name="__RefHeading___Toc5672_1483463174"/><text:bookmark-start text:name="_Toc77513367"/><text:bookmark-start text:name="_Toc78107395"/>Change the build type<text:bookmark-end text:name="__RefHeading___Toc5672_1483463174"/><text:bookmark-end text:name="_Toc77513367"/><text:bookmark-end text:name="_Toc78107395"/></text:h>
      <text:p text:style-name="Textbody"><text:span text:style-name="T861">cmake -DCMAK</text:span><text:span text:style-name="T862">E_BUILD_TYPE=Debug</text:span><text:span text:style-name="T863"><text:line-break/></text:span><text:span text:style-name="T864">cmake -DCMAKE_BUILD_TYPE=Release</text:span><text:span text:style-name="T865"><text:line-break/></text:span><text:span text:style-name="T866">in step-4 filefolder</text:span></text:p>
      <text:h text:style-name="Heading3" text:outline-level="3"><text:bookmark-start text:name="__RefHeading___Toc5674_1483463174"/><text:bookmark-start text:name="_Toc77513368"/><text:bookmark-start text:name="_Toc78107396"/>Show the time<text:bookmark-end text:name="__RefHeading___Toc5674_1483463174"/><text:bookmark-end text:name="_Toc77513368"/><text:bookmark-end text:name="_Toc78107396"/></text:h>
      <text:p text:style-name="P867">time ./step-4 2 17</text:p>
      <text:h text:style-name="Heading3" text:outline-level="3"><text:bookmark-start text:name="__RefHeading___Toc5347_1903105978"/><text:bookmark-start text:name="_Toc77513369"/><text:bookmark-start text:name="_Toc78107397"/>The order of the basis functions for the standard method, 10-4-2018<text:bookmark-end text:name="__RefHeading___Toc5347_1903105978"/><text:bookmark-end text:name="_Toc77513369"/><text:bookmark-end text:name="_Toc78107397"/></text:h>
      <text:p text:style-name="P868">In a single cell,</text:p>
      <text:p text:style-name="P869">the left side basis function is numbered first;</text:p>
      <text:p text:style-name="P870">the right<text:s/>side basis function is numbered second;</text:p>
      <text:p text:style-name="P871">the middle basis functions are numbered from left to right in order.</text:p>
      <text:soft-page-break/>
      <text:p text:style-name="P872">For example,</text:p>
      <text:p text:style-name="P873">For P2 elements, the basis functions are numbered in order of</text:p>
      <text:p text:style-name="P874">1, 3, 2.</text:p>
      <text:p text:style-name="P875">For Pn elements, the basis functions are numbered in order of</text:p>
      <text:p text:style-name="P876">1, 3, ..., n, 2.</text:p>
      <text:p text:style-name="P877"/>
      <text:p text:style-name="P878">This kind of coding is replicated in every cell.</text:p>
      <text:p text:style-name="P879"/>
      <text:p text:style-name="Textbody"><text:span text:style-name="T880">This rule is tested through '</text:span>Step-4_1D_Poisson_xp1'.</text:p>
      <text:list text:style-name="LFO43" text:continue-numbering="true">
        <text:list-item>
          <text:p text:style-name="P881"><text:span text:style-name="T882">in the Step4&lt;dim&gt;::solve ()</text:span></text:p>
        </text:list-item>
      </text:list>
      <text:p text:style-name="Textbody"><text:s text:c="2"/>std::cout &lt;&lt; "solution is: " &lt;&lt; std::endl &lt;&lt; solution &lt;&lt; std::endl;</text:p>
      <text:list text:style-name="LFO44" text:continue-numbering="true">
        <text:list-item>
          <text:p text:style-name="P883"><text:span text:style-name="T884">./step-4 3 1 results in solution</text:span></text:p>
        </text:list-item>
      </text:list>
      <text:p text:style-name="P885">1.000e+00 1.500e+00 1.138e+00 1.362e+00 2.000e+00 1.638e+00 1.862e+00</text:p>
      <text:list text:style-name="LFO45" text:continue-numbering="true">
        <text:list-item>
          <text:p text:style-name="P886"><text:span text:style-name="T887">./step-4 4 1 results in solution</text:span></text:p>
        </text:list-item>
      </text:list>
      <text:p text:style-name="P888">1.000e+00 1.500e+00 1.086e+00 1.250e+00 1.414e+00 2.000e+00 1.586e+00 1.750e+00 1.914e+00</text:p>
      <text:p text:style-name="P889"/>
      <text:p text:style-name="P890"/>
      <text:h text:style-name="Heading3" text:outline-level="3"><text:bookmark-start text:name="__RefHeading___Toc6377_1779127052"/><text:bookmark-start text:name="_Toc77513370"/><text:bookmark-start text:name="_Toc78107398"/>Order the solution of the standard FEM without complex number<text:s/>in a sequence and save it in a txt file, 11 Sep. 2018<text:bookmark-end text:name="__RefHeading___Toc6377_1779127052"/><text:bookmark-end text:name="_Toc77513370"/><text:bookmark-end text:name="_Toc78107398"/></text:h>
      <text:p text:style-name="P891">Which should mean to be in line with the mathematical coordinate, Dec. 2, 2018</text:p>
      <text:p text:style-name="Textbody"><text:s text:c="2"/></text:p>
      <text:list text:style-name="LFO46" text:continue-numbering="true">
        <text:list-item>
          <text:p text:style-name="P892">Order the solution of the standard FEM with only real number in a sequence, 7 Aug, 2018</text:p>
        </text:list-item>
      </text:list>
      <text:p text:style-name="Textbody"><text:s text:c="2"/>Vector&lt;double&gt; <text:s text:c="6"/>solution_sequence;</text:p>
      <text:p text:style-name="Textbody"><text:s text:c="2"/>solution_sequence.reinit (dof_handler.n_dofs()); <text:s/></text:p>
      <text:p text:style-name="P893">// before adjusting the array, we need initializing it first. <text:s/>Oct.25, 2018</text:p>
      <text:p text:style-name="Textbody"/>
      <text:p text:style-name="P894"><text:s text:c="2"/>std::cout &lt;&lt; "solution is " &lt;&lt; "\n" &lt;&lt; solution &lt;&lt; std::endl;</text:p>
      <text:p text:style-name="P895"/>
      <text:p text:style-name="P896"/>
      <text:p text:style-name="P897"><text:s text:c="2"/>unsigned int nc = pow(2,refine);</text:p>
      <text:p text:style-name="P898"><text:s text:c="2"/></text:p>
      <text:p text:style-name="P899"><text:s text:c="2"/>solution_sequence[0]=solution[0];</text:p>
      <text:p text:style-name="P900"><text:s/></text:p>
      <text:p text:style-name="P901">If we are using the default numbering, the order of dofs needs to be adjusted in each cell:</text:p>
      <text:p text:style-name="P902"><text:s text:c="2"/>for (unsigned int r = 0; r &lt; nc; r++)</text:p>
      <text:soft-page-break/>
      <text:p text:style-name="P903"><text:s text:c="2"/>{</text:p>
      <text:p text:style-name="P904"><text:s text:c="8"/>solution_sequence[r*degree+degree] = solution[r*degree+1];</text:p>
      <text:p text:style-name="P905"><text:s text:c="16"/></text:p>
      <text:p text:style-name="P906"><text:s/><text:s text:c="7"/>for (unsigned int i = 0; i &lt; degree-1; i++)</text:p>
      <text:p text:style-name="P907"><text:s text:c="8"/>{</text:p>
      <text:p text:style-name="P908"><text:s text:c="12"/>solution_sequence[r*degree+i+1] = solution[degree*r+i+2];</text:p>
      <text:p text:style-name="P909"><text:s text:c="8"/>}</text:p>
      <text:p text:style-name="P910"><text:s text:c="2"/>}</text:p>
      <text:p text:style-name="P911"><text:s text:c="2"/></text:p>
      <text:p text:style-name="P912"><text:s text:c="2"/>std::cout &lt;&lt; "solution_sequence is " &lt;&lt; "\n" &lt;&lt; solution_sequence &lt;&lt; std::endl;</text:p>
      <text:p text:style-name="P913"/>
      <text:p text:style-name="P914">Besides, if the dof is<text:s/>renumbered using DoFRenumbering::Cuthill_McKee (dof_handler), only the dofs in the last cell need to be adjusted.</text:p>
      <text:p text:style-name="P915"><text:s text:c="4"/>solution_sequence = solution;</text:p>
      <text:p text:style-name="P916"><text:s text:c="10"/></text:p>
      <text:p text:style-name="P917"><text:s text:c="4"/>for (unsigned int i = 0; i &lt; degree-1; i++)</text:p>
      <text:p text:style-name="P918"><text:s text:c="4"/>{</text:p>
      <text:p text:style-name="P919"><text:s text:c="8"/>solution_sequence[dof_handler.n_dofs()-degree+i] = solution[dof_handler.n_dofs()-degree+i+1];</text:p>
      <text:p text:style-name="P920"><text:s text:c="4"/>}</text:p>
      <text:p text:style-name="P921"><text:s text:c="4"/></text:p>
      <text:p text:style-name="P922"><text:s text:c="4"/>solution_sequence[dof_handler.n_dofs()-1] = solution[dof_handler.n_dofs()-degree];</text:p>
      <text:p text:style-name="P923"><text:s/></text:p>
      <text:p text:style-name="P924"><text:s text:c="2"/>std::cout &lt;&lt; "solution is " &lt;&lt; "\n" &lt;&lt; solution &lt;&lt; std::endl;</text:p>
      <text:p text:style-name="P925"><text:s text:c="2"/></text:p>
      <text:p text:style-name="P926">}</text:p>
      <text:p text:style-name="P927"/>
      <text:list text:style-name="LFO47" text:continue-numbering="true">
        <text:list-item>
          <text:p text:style-name="P928"><text:span text:style-name="T929">save 'solution_sequence' into a txt file in the output_results function</text:span></text:p>
        </text:list-item>
      </text:list>
      <text:p text:style-name="P930"><text:s text:c="2"/>std::ofstream output_solution("solution_deg_"+std::to_string(degree)+"_ref_"+std::to_string(refine)+".txt"); <text:s text:c="42"/>//output solution to a<text:s/>file <text:s/></text:p>
      <text:p text:style-name="P931"/>
      <text:p text:style-name="P932"><text:s text:c="2"/>for (unsigned int i=0;i&lt;dof_handler.n_dofs();i++)</text:p>
      <text:p text:style-name="P933"><text:s text:c="2"/>{</text:p>
      <text:p text:style-name="P934"><text:s text:c="6"/>output_solution &lt;&lt; std::setprecision(20) &lt;&lt; solution_sequence[i]</text:p>
      <text:p text:style-name="P935"><text:s text:c="7"/>&lt;&lt;" "; <text:s text:c="14"/>// behaves like cout - cout is also a stream</text:p>
      <text:p text:style-name="P936"><text:s text:c="6"/>output_solution &lt;&lt; "\n";</text:p>
      <text:p text:style-name="P937"><text:s text:c="2"/>}</text:p>
      <text:p text:style-name="P938"/>
      <text:p text:style-name="P939"><text:s text:c="2"/>output_solution.close();</text:p>
      <text:p text:style-name="P940"><text:s text:c="2"/>output_solution.clear();</text:p>
      <text:p text:style-name="P941"/>
      <text:p text:style-name="P942">An implementation can be found at Step4_Pois_pexp.</text:p>
      <text:p text:style-name="P943"/>
      <text:h text:style-name="Heading3" text:outline-level="3"><text:bookmark-start text:name="__RefHeading___Toc5349_1903105978"/><text:bookmark-start text:name="_Toc77513371"/><text:bookmark-start text:name="_Toc78107399"/>Solving the 2DV equation using codes from step-29, 28-2-2018<text:bookmark-end text:name="__RefHeading___Toc5349_1903105978"/><text:bookmark-end text:name="_Toc77513371"/><text:bookmark-end text:name="_Toc78107399"/></text:h>
      <text:p text:style-name="P944">1.</text:p>
      <text:p text:style-name="P945">In private variables,</text:p>
      <text:p text:style-name="P946">use</text:p>
      <text:p text:style-name="P947"><text:s text:c="2"/>FESystem&lt;dim&gt; <text:s text:c="7"/>fe;</text:p>
      <text:p text:style-name="P948">2.</text:p>
      <text:p text:style-name="P949">In the constructor,</text:p>
      <text:p text:style-name="P950">use</text:p>
      <text:p text:style-name="P951"><text:s text:c="2"/>fe<text:s/>(FE_Q&lt;dim&gt;(degree),2),</text:p>
      <text:p text:style-name="P952">to assign element types for the variables.</text:p>
      <text:p text:style-name="P953">3.</text:p>
      <text:p text:style-name="P954">In setup_system,</text:p>
      <text:p text:style-name="P955">dof_handler.distribute_dofs (fe);</text:p>
      <text:p text:style-name="P956">dof_handler will comply with fe.</text:p>
      <text:p text:style-name="P957"/>
      <text:p text:style-name="P958">The same as the size of the system_matrix, solution and system_rhs.</text:p>
      <text:p text:style-name="P959"><text:s text:c="2"/>system_matrix.reinit (sparsity_pattern);</text:p>
      <text:p text:style-name="P960"><text:s text:c="2"/>solution.reinit (dof_handler.n_dofs());</text:p>
      <text:p text:style-name="P961"><text:s text:c="2"/>system_rhs.reinit (dof_handler.n_dofs());</text:p>
      <text:p text:style-name="P962">4.</text:p>
      <text:p text:style-name="P963">In assemble_system,</text:p>
      <text:p text:style-name="P964">first, to formulate the matrix, the basis functions of the real part and imaginary part should be ordered in accordance to the next instruction, which is based on the order of the solution.</text:p>
      <text:p text:style-name="P965"/>
      <text:p text:style-name="P966">Second, we use</text:p>
      <text:p text:style-name="P967">if (fe.system_to_component_index(i).first == <text:s text:c="25"/></text:p>
      <text:p text:style-name="P968"><text:s text:c="18"/>fe.system_to_component_index(j).first)</text:p>
      <text:p text:style-name="P969">to justify if the basis functions are of the same variable (real part or imaginary part), so we can operate on their corresponding contributions separately.</text:p>
      <text:p text:style-name="P970">We choose this because, for each cell, if the basis functions are of the same kind, the expressions of the<text:s/><text:soft-page-break/>formulation are in the same form; if the basis functions are of different kind, the expressions are in another form.</text:p>
      <text:p text:style-name="P971">Each cell contributes to the four parts in Page 3 of the note taken on 28-2-2018, which is on the system of equations of the 2DV equation in deal.</text:p>
      <text:p text:style-name="P972">5.</text:p>
      <text:p text:style-name="P973">In solve,</text:p>
      <text:p text:style-name="P974">we extract the real and imaginary parts of the solution respectively.</text:p>
      <text:p text:style-name="P975">Please be clear about their locations. See the next instruction.</text:p>
      <text:p text:style-name="P976">6.</text:p>
      <text:p text:style-name="P977">In compute_errors,</text:p>
      <text:p text:style-name="P978">to compute the error of the gradient, we consider the H1_semi norm of the real and imaginary parts of the solution<text:s/>separately, whose sum equals the error of the gradient.</text:p>
      <text:p text:style-name="P979">The same as for the second-order derivative.</text:p>
      <text:p text:style-name="Textbody"><text:span text:style-name="T980">The principle behind this is to get the derivative first, then the amplitude, rather than the inverse direction. This applies to the Matlab code. See '</text:span>2DV_standard_P2'.</text:p>
      <text:p text:style-name="Textbody"/>
      <text:h text:style-name="Heading3" text:outline-level="3"><text:bookmark-start text:name="__RefHeading___Toc8137_1918475198"/><text:bookmark-start text:name="_Toc77513372"/><text:bookmark-start text:name="_Toc78107400"/>Solving 2DV equation with non-homogeneous right-hand sides, Dec. 29, 2018<text:bookmark-end text:name="__RefHeading___Toc8137_1918475198"/><text:bookmark-end text:name="_Toc77513372"/><text:bookmark-end text:name="_Toc78107400"/></text:h>
      <text:p text:style-name="Textbody">Only with real parts:</text:p>
      <text:p text:style-name="Standard"><text:span text:style-name="T981"><text:tab/></text:span><text:span text:style-name="T982"><text:tab/></text:span><text:span text:style-name="T983"><text:tab/><text:s text:c="2"/></text:span><text:span text:style-name="T984">if</text:span><text:span text:style-name="T985"><text:s/>(</text:span><text:span text:style-name="T986">fe</text:span><text:span text:style-name="T987">.system_to_component_index(i).</text:span><text:span text:style-name="T988">first</text:span><text:span text:style-name="T989"><text:s/>== 0)</text:span></text:p>
      <text:p text:style-name="P990"><text:tab/><text:tab/><text:tab/><text:s text:c="2"/>{</text:p>
      <text:p text:style-name="P991"><text:tab/><text:tab/><text:tab/><text:tab/><text:s text:c="2"/>cell_rhs(i) += (fe_values.shape_value (i, q_index) *</text:p>
      <text:p text:style-name="P992"><text:tab/><text:tab/><text:tab/><text:tab/><text:tab/><text:tab/><text:tab/><text:tab/><text:s text:c="2"/>right_hand_side.value (fe_values.quadrature_point (q_index)) *</text:p>
      <text:p text:style-name="P993"><text:tab/><text:tab/><text:tab/><text:tab/><text:tab/><text:tab/><text:tab/><text:tab/><text:s text:c="2"/>fe_values.JxW (q_index));</text:p>
      <text:p text:style-name="Standard"><text:span text:style-name="T994"><text:tab/></text:span><text:span text:style-name="T995"><text:tab/></text:span><text:span text:style-name="T996"><text:tab/><text:s text:c="2"/>}</text:span><text:span text:style-name="T997">else</text:span></text:p>
      <text:p text:style-name="P998"><text:tab/><text:tab/><text:tab/><text:s text:c="2"/>{</text:p>
      <text:p text:style-name="P999"/>
      <text:p text:style-name="P1000"><text:tab/><text:tab/><text:tab/><text:s text:c="2"/>}</text:p>
      <text:p text:style-name="P1001"/>
      <text:h text:style-name="Heading3" text:outline-level="3"><text:bookmark-start text:name="__RefHeading___Toc9339_332472486"/><text:bookmark-start text:name="_Toc77513373"/><text:bookmark-start text:name="_Toc78107401"/>Numbering of dofs of one cell of the 2DV equation in the standard FEM, Dec. 4, 2018<text:bookmark-end text:name="__RefHeading___Toc9339_332472486"/><text:bookmark-end text:name="_Toc77513373"/><text:bookmark-end text:name="_Toc78107401"/></text:h>
      <text:p text:style-name="Textbody">Assuming elements of degree n.</text:p>
      <table:table table:style-name="Table1002">
        <table:table-columns>
          <table:table-column table:style-name="TableColumn1003"/>
          <table:table-column table:style-name="TableColumn1004"/>
          <table:table-column table:style-name="TableColumn1005"/>
          <table:table-column table:style-name="TableColumn1006"/>
        </table:table-columns>
        <table:table-row table:style-name="TableRow1007">
          <table:table-cell table:style-name="TableCell1008">
            <text:p text:style-name="P1009">Order (by dofs_per_cell)</text:p>
          </table:table-cell>
          <table:table-cell table:style-name="TableCell1010">
            <text:p text:style-name="P1011">Dof order</text:p>
          </table:table-cell>
          <table:table-cell table:style-name="TableCell1012">
            <text:p text:style-name="P1013">Fe order</text:p>
          </table:table-cell>
          <table:table-cell table:style-name="TableCell1014">
            <text:p text:style-name="P1015"/>
          </table:table-cell>
        </table:table-row>
        <table:table-row table:style-name="TableRow1016">
          <table:table-cell table:style-name="TableCell1017">
            <text:p text:style-name="P1018">0</text:p>
          </table:table-cell>
          <table:table-cell table:style-name="TableCell1019">
            <text:p text:style-name="P1020">ur(0)=0</text:p>
          </table:table-cell>
          <table:table-cell table:style-name="TableCell1021">
            <text:p text:style-name="P1022">ur(0)</text:p>
          </table:table-cell>
          <table:table-cell table:style-name="TableCell1023">
            <text:p text:style-name="P1024"/>
          </table:table-cell>
        </table:table-row>
        <table:table-row table:style-name="TableRow1025">
          <table:table-cell table:style-name="TableCell1026">
            <text:p text:style-name="P1027">1</text:p>
          </table:table-cell>
          <table:table-cell table:style-name="TableCell1028">
            <text:p text:style-name="P1029">ui(0)=1</text:p>
          </table:table-cell>
          <table:table-cell table:style-name="TableCell1030">
            <text:p text:style-name="P1031">ui(0)</text:p>
          </table:table-cell>
          <table:table-cell table:style-name="TableCell1032">
            <text:p text:style-name="P1033"/>
          </table:table-cell>
        </table:table-row>
        <table:table-row table:style-name="TableRow1034">
          <table:table-cell table:style-name="TableCell1035">
            <text:p text:style-name="P1036">2</text:p>
          </table:table-cell>
          <table:table-cell table:style-name="TableCell1037">
            <text:p text:style-name="P1038">ur(n)=2</text:p>
          </table:table-cell>
          <table:table-cell table:style-name="TableCell1039">
            <text:p text:style-name="P1040">ur(n)</text:p>
          </table:table-cell>
          <table:table-cell table:style-name="TableCell1041">
            <text:p text:style-name="P1042"/>
          </table:table-cell>
        </table:table-row>
        <table:table-row table:style-name="TableRow1043">
          <table:table-cell table:style-name="TableCell1044">
            <text:p text:style-name="P1045">3</text:p>
          </table:table-cell>
          <table:table-cell table:style-name="TableCell1046">
            <text:p text:style-name="P1047">ui(n)=3</text:p>
          </table:table-cell>
          <table:table-cell table:style-name="TableCell1048">
            <text:p text:style-name="P1049">ui(n)</text:p>
          </table:table-cell>
          <table:table-cell table:style-name="TableCell1050">
            <text:p text:style-name="P1051"/>
          </table:table-cell>
        </table:table-row>
        <table:table-row table:style-name="TableRow1052">
          <table:table-cell table:style-name="TableCell1053">
            <text:p text:style-name="P1054">4</text:p>
          </table:table-cell>
          <table:table-cell table:style-name="TableCell1055">
            <text:p text:style-name="P1056">ur(1)=4</text:p>
          </table:table-cell>
          <table:table-cell table:style-name="TableCell1057">
            <text:p text:style-name="P1058">ur(1)</text:p>
          </table:table-cell>
          <table:table-cell table:style-name="TableCell1059">
            <text:p text:style-name="P1060"/>
          </table:table-cell>
        </table:table-row>
        <text:soft-page-break/>
        <table:table-row table:style-name="TableRow1061">
          <table:table-cell table:style-name="TableCell1062">
            <text:p text:style-name="P1063">...</text:p>
          </table:table-cell>
          <table:table-cell table:style-name="TableCell1064">
            <text:p text:style-name="P1065">...</text:p>
          </table:table-cell>
          <table:table-cell table:style-name="TableCell1066">
            <text:p text:style-name="P1067">ui(1)</text:p>
          </table:table-cell>
          <table:table-cell table:style-name="TableCell1068">
            <text:p text:style-name="P1069"/>
          </table:table-cell>
        </table:table-row>
        <table:table-row table:style-name="TableRow1070">
          <table:table-cell table:style-name="TableCell1071">
            <text:p text:style-name="P1072">n+2</text:p>
          </table:table-cell>
          <table:table-cell table:style-name="TableCell1073">
            <text:p text:style-name="P1074">ur(n-1)=n+2</text:p>
          </table:table-cell>
          <table:table-cell table:style-name="TableCell1075">
            <text:p text:style-name="P1076">...</text:p>
          </table:table-cell>
          <table:table-cell table:style-name="TableCell1077">
            <text:p text:style-name="P1078"/>
          </table:table-cell>
        </table:table-row>
        <table:table-row table:style-name="TableRow1079">
          <table:table-cell table:style-name="TableCell1080">
            <text:p text:style-name="P1081">n+3</text:p>
          </table:table-cell>
          <table:table-cell table:style-name="TableCell1082">
            <text:p text:style-name="P1083">ui(1)=n+3</text:p>
          </table:table-cell>
          <table:table-cell table:style-name="TableCell1084">
            <text:p text:style-name="P1085">...</text:p>
          </table:table-cell>
          <table:table-cell table:style-name="TableCell1086">
            <text:p text:style-name="P1087"/>
          </table:table-cell>
        </table:table-row>
        <table:table-row table:style-name="TableRow1088">
          <table:table-cell table:style-name="TableCell1089">
            <text:p text:style-name="P1090"/>
          </table:table-cell>
          <table:table-cell table:style-name="TableCell1091">
            <text:p text:style-name="P1092">...</text:p>
          </table:table-cell>
          <table:table-cell table:style-name="TableCell1093">
            <text:p text:style-name="P1094">ur(n-1)</text:p>
          </table:table-cell>
          <table:table-cell table:style-name="TableCell1095">
            <text:p text:style-name="P1096"/>
          </table:table-cell>
        </table:table-row>
        <table:table-row table:style-name="TableRow1097">
          <table:table-cell table:style-name="TableCell1098">
            <text:p text:style-name="P1099">2n+1</text:p>
          </table:table-cell>
          <table:table-cell table:style-name="TableCell1100">
            <text:p text:style-name="P1101">ui(n-1)=2n+1</text:p>
          </table:table-cell>
          <table:table-cell table:style-name="TableCell1102">
            <text:p text:style-name="P1103">ui(n-1)</text:p>
          </table:table-cell>
          <table:table-cell table:style-name="TableCell1104">
            <text:p text:style-name="P1105"/>
          </table:table-cell>
        </table:table-row>
      </table:table>
      <text:p text:style-name="Textbody"/>
      <text:p text:style-name="Textbody"/>
      <text:p text:style-name="Textbody"/>
      <text:p text:style-name="Textbody"/>
      <text:h text:style-name="Heading3" text:outline-level="3"><text:bookmark-start text:name="__RefHeading___Toc11167_1081874842"/><text:bookmark-start text:name="_Toc77513374"/><text:bookmark-start text:name="_Toc78107402"/>The order of the<text:s/>contribution of every basis function for the 2DV equation, 9-5-18<text:bookmark-end text:name="__RefHeading___Toc11167_1081874842"/><text:bookmark-end text:name="_Toc77513374"/><text:bookmark-end text:name="_Toc78107402"/></text:h>
      <text:p text:style-name="P1106">For basis functions of degree n:</text:p>
      <text:p text:style-name="P1107">1.</text:p>
      <text:p text:style-name="P1108">The first basis function of the real part<text:tab/><text:tab/><text:tab/>\phi_real 0</text:p>
      <text:p text:style-name="P1109">the first basis function of the imaginary part<text:tab/><text:tab/>\phi_imag 0</text:p>
      <text:p text:style-name="P1110">the last basis function of the real part<text:tab/><text:tab/><text:tab/>\phi_real n</text:p>
      <text:p text:style-name="Textbody"><text:span text:style-name="T1111">the last basis function of the imaginary part</text:span><text:span text:style-name="T1112"><text:tab/></text:span><text:span text:style-name="T1113"><text:tab/>\phi_imag n</text:span></text:p>
      <text:p text:style-name="P1114">2.</text:p>
      <text:p text:style-name="P1115">the second basis function of the real part<text:tab/><text:tab/><text:tab/>\phi_real 1</text:p>
      <text:p text:style-name="P1116">the third basis function of the real part<text:tab/><text:tab/><text:tab/>\phi_real 2</text:p>
      <text:p text:style-name="P1117">...</text:p>
      <text:p text:style-name="P1118">the second last basis function of the real part<text:tab/><text:tab/>\phi_real n-1</text:p>
      <text:p text:style-name="P1119"/>
      <text:p text:style-name="P1120">This is because the basis functions are numbered in this way. Dec. 3, 2018</text:p>
      <text:p text:style-name="P1121"/>
      <text:p text:style-name="P1122">3.</text:p>
      <text:p text:style-name="P1123">the second basis function of the imaginary part<text:tab/><text:tab/>\phi_imag 1</text:p>
      <text:p text:style-name="P1124">the third basis function of the imaginary part<text:tab/><text:tab/>\phi_imag 2</text:p>
      <text:p text:style-name="P1125">...</text:p>
      <text:p text:style-name="P1126">the second last basis function of the<text:s/>imaginary part<text:tab/>\phi_imag n-1</text:p>
      <text:p text:style-name="P1127"/>
      <text:p text:style-name="P1128">This kind of numbering is very explicit for P3 or higher-order elements.</text:p>
      <text:p text:style-name="P1129">Dec. 1, 2018</text:p>
      <text:p text:style-name="P1130"/>
      <text:p text:style-name="P1131">An example is 'step-4_2DV'.</text:p>
      <text:soft-page-break/>
      <text:p text:style-name="P1132">For verification, please try to output the value of the basis function.</text:p>
      <text:p text:style-name="Textbody"><text:span text:style-name="T1133">Alternatively,we can try</text:span></text:p>
      <text:p text:style-name="P1134">std::cout &lt;&lt;<text:s/>" <text:s text:c="3"/>fe.system_to_component_index(j).first is: " &lt;&lt; fe.system_to_component_index(j).first &lt;&lt; std::endl;</text:p>
      <text:p text:style-name="Textbody"><text:span text:style-name="T1135">to see to which component the basis function belongs.</text:span></text:p>
      <text:p text:style-name="Textbody"><text:a xlink:href="https://www.dealii.org/8.5.1/doxygen/deal.II/classFiniteElement.html#a27220a135402b96c7e6eecbb04acda56" office:target-frame-name="_top" xlink:show="replace"><text:span text:style-name="T1136">https://www.dealii.org/8.5.1/doxygen/deal.II/classFiniteElement.html#a27220a135402b96c7e6eecbb04acda56</text:span></text:a></text:p>
      <text:p text:style-name="P1137"><text:line-break/></text:p>
      <text:h text:style-name="Heading3" text:outline-level="3"><text:bookmark-start text:name="__RefHeading___Toc9828_1081874842"/><text:bookmark-start text:name="_Toc77513375"/><text:bookmark-start text:name="_Toc78107403"/>The sequence of the solution of the 2DV equation using the standard FEM, 4-5-2018<text:bookmark-end text:name="__RefHeading___Toc9828_1081874842"/><text:bookmark-end text:name="_Toc77513375"/><text:bookmark-end text:name="_Toc78107403"/></text:h>
      <text:p text:style-name="P1138">The sequence is the same with the assembling, Sep 10, 2018, checked Dec. 1, 2018</text:p>
      <text:p text:style-name="P1139">For the 2DV equation, the solution includes the real part and imaginary part.</text:p>
      <text:p text:style-name="P1140">Similar to the order of the basis functions in the Poisson equation,if the basis function is of degree n,</text:p>
      <text:list text:style-name="LFO48" text:continue-numbering="true">
        <text:list-item>
          <text:p text:style-name="P1141">the first is the leftmost solution, i.e. ur(1), ui(1);</text:p>
        </text:list-item>
        <text:list-item>
          <text:p text:style-name="P1142">the second is the rightmost solution at each cell, i.e. ur(n+1), ui(n+1);</text:p>
        </text:list-item>
      </text:list>
      <text:list text:style-name="LFO49" text:continue-numbering="true">
        <text:list-item>
          <text:p text:style-name="P1143">ur(2), ur(3), ..., ur(n) ui(2), ui(3), ..., ui(n) .</text:p>
        </text:list-item>
      </text:list>
      <text:p text:style-name="P1144">Note that for the<text:s/>cells following the first cell, some dofs would be replicate with the previous cell.</text:p>
      <text:p text:style-name="P1145">In other words, all the real parts are numbered first, then it comes to all the imaginary parts.</text:p>
      <text:p text:style-name="P1146"/>
      <text:p text:style-name="Textbody"><text:span text:style-name="T1147">An implementation of this can be found at '</text:span><text:span text:style-name="T1148">step-4_2DV</text:span><text:span text:style-name="T1149">'</text:span></text:p>
      <text:p text:style-name="P1150"/>
      <text:h text:style-name="Heading3" text:outline-level="3"><text:bookmark-start text:name="__RefHeading___Toc5462_942487057"/><text:bookmark-start text:name="_Toc77513376"/><text:bookmark-start text:name="_Toc78107404"/>Higher<text:s/>convergence order of the gradient using P3 elements, 26-5-2018<text:bookmark-end text:name="__RefHeading___Toc5462_942487057"/><text:bookmark-end text:name="_Toc77513376"/><text:bookmark-end text:name="_Toc78107404"/></text:h>
      <text:p text:style-name="P1151">The selection of the Gauss quadrature in computing the error.</text:p>
      <text:p text:style-name="P1152"/>
      <text:p text:style-name="P1153">Should not select the lowest order of Gauss quadrature in the assembly for computing the error.</text:p>
      <text:p text:style-name="Textbody"><text:a xlink:href="https://www.dealii.org/8.4.0/doxygen/deal.II/step_7.html" office:target-frame-name="_top" xlink:show="replace"><text:span text:style-name="T1154">https://www.dealii.org/8.4.0/doxygen/deal.II/step_7.html</text:span></text:a></text:p>
      <text:p text:style-name="P1155"/>
      <text:h text:style-name="Heading3" text:outline-level="3"><text:bookmark-start text:name="__RefHeading___Toc8722_2109428521"/><text:bookmark-start text:name="_Toc77513377"/><text:bookmark-start text:name="_Toc78107405"/>Applying adaptive mesh refinement for the 1D problem, 5-6-2018<text:bookmark-end text:name="__RefHeading___Toc8722_2109428521"/><text:bookmark-end text:name="_Toc77513377"/><text:bookmark-end text:name="_Toc78107405"/></text:h>
      <text:p text:style-name="P1156">For one dimensional problem, the kellyerrorestimator reads</text:p>
      <text:p text:style-name="P1157"><text:s text:c="2"/>KellyErrorEstimator&lt;1,dim&gt;::estimate (dof_handler,</text:p>
      <text:p text:style-name="P1158"><text:s text:c="38"/>QGauss&lt;dim-1&gt;(3),</text:p>
      <text:p text:style-name="P1159"><text:s text:c="38"/>typename FunctionMap&lt;dim&gt;::type(),</text:p>
      <text:p text:style-name="P1160"><text:s text:c="38"/>solution,</text:p>
      <text:soft-page-break/>
      <text:p text:style-name="P1161"><text:s text:c="30"/><text:s text:c="8"/>estimated_error_per_cell);</text:p>
      <text:p text:style-name="Textbody"><text:a xlink:href="https://www.dealii.org/8.4.0/doxygen/deal.II/classKellyErrorEstimator_3_011_00_01spacedim_01_4.html" office:target-frame-name="_top" xlink:show="replace"><text:span text:style-name="T1162">https://www.dealii.org/8.4.0/doxygen/deal.II/classKellyErrorEstimator_3_011</text:span></text:a><text:a xlink:href="https://www.dealii.org/8.4.0/doxygen/deal.II/classKellyErrorEstimator_3_011_00_01spacedim_01_4.html" office:target-frame-name="_top" xlink:show="replace"><text:span text:style-name="T1163">_00_01spacedim_01_4.html</text:span></text:a></text:p>
      <text:p text:style-name="P1164"/>
      <text:p text:style-name="P1165">This is first implemented in step-6.<text:tab/><text:tab/>Feb. 4, 2019</text:p>
      <text:p text:style-name="P1166"/>
      <text:p text:style-name="Textbody"/>
      <text:h text:style-name="Heading1" text:outline-level="1"><text:bookmark-start text:name="__RefHeading__1547_2017374602"/><text:bookmark-start text:name="_Toc77513378"/><text:bookmark-start text:name="_Toc78107406"/>Step-20 MFEM<text:bookmark-end text:name="__RefHeading__1547_2017374602"/><text:bookmark-end text:name="_Toc77513378"/><text:bookmark-end text:name="_Toc78107406"/></text:h>
      <text:h text:style-name="Heading3" text:outline-level="3"><text:bookmark-start text:name="__RefHeading__6087_58343666"/><text:bookmark-start text:name="_Toc77513379"/><text:bookmark-start text:name="_Toc78107407"/>Finite element pairs<text:bookmark-end text:name="__RefHeading__6087_58343666"/><text:bookmark-end text:name="_Toc77513379"/><text:bookmark-end text:name="_Toc78107407"/></text:h>
      <text:p text:style-name="Standard">Available pairs:</text:p>
      <text:p text:style-name="Standard"><text:span text:style-name="T1167"><text:s text:c="4"/></text:span><text:span text:style-name="T1168">degree</text:span><text:span text:style-name="T1169"><text:s/>(</text:span><text:span text:style-name="T1170">degree</text:span><text:span text:style-name="T1171">),</text:span></text:p>
      <text:p text:style-name="Standard"><text:span text:style-name="T1172"><text:s text:c="4"/></text:span><text:span text:style-name="T1173">fe</text:span><text:span text:style-name="T1174"><text:s/>(</text:span><text:span text:style-name="T1175">FE_Raviar</text:span><text:span text:style-name="T1176">tThomas</text:span><text:span text:style-name="T1177">&lt;</text:span><text:span text:style-name="T1178">dim</text:span><text:span text:style-name="T1179">&gt;(</text:span><text:span text:style-name="T1180">degree</text:span><text:span text:style-name="T1181">), 1,</text:span></text:p>
      <text:p text:style-name="Standard"><text:span text:style-name="T1182"><text:s text:c="8"/></text:span><text:span text:style-name="T1183">FE_DGQ</text:span><text:span text:style-name="T1184">&lt;</text:span><text:span text:style-name="T1185">dim</text:span><text:span text:style-name="T1186">&gt;(</text:span><text:span text:style-name="T1187">degree</text:span><text:span text:style-name="T1188">), 1),</text:span></text:p>
      <text:p text:style-name="Textbody"/>
      <text:p text:style-name="Standard"><text:span text:style-name="T1189"><text:s text:c="4"/></text:span><text:span text:style-name="T1190">degree</text:span><text:span text:style-name="T1191"><text:s/>(</text:span><text:span text:style-name="T1192">degree</text:span><text:span text:style-name="T1193">),</text:span></text:p>
      <text:p text:style-name="Standard"><text:span text:style-name="T1194"><text:s text:c="4"/></text:span><text:span text:style-name="T1195">fe</text:span><text:span text:style-name="T1196"><text:s/>(</text:span><text:span text:style-name="T1197">FE_RaviartThomas</text:span><text:span text:style-name="T1198">&lt;</text:span><text:span text:style-name="T1199">dim</text:span><text:span text:style-name="T1200">&gt;(</text:span><text:span text:style-name="T1201">degree</text:span><text:span text:style-name="T1202">), 1,</text:span></text:p>
      <text:p text:style-name="Standard"><text:span text:style-name="T1203"><text:s text:c="8"/></text:span><text:span text:style-name="T1204">FE_DGQ</text:span><text:span text:style-name="T1205">&lt;</text:span><text:span text:style-name="T1206">dim</text:span><text:span text:style-name="T1207">&gt;(</text:span><text:span text:style-name="T1208">degree-1</text:span><text:span text:style-name="T1209">), 1),</text:span></text:p>
      <text:p text:style-name="Textbody"/>
      <text:p text:style-name="Standard"><text:span text:style-name="T1210"><text:s text:c="4"/></text:span><text:span text:style-name="T1211">degree</text:span><text:span text:style-name="T1212"><text:s/>(</text:span><text:span text:style-name="T1213">degree+2</text:span><text:span text:style-name="T1214">),</text:span></text:p>
      <text:p text:style-name="Standard"><text:span text:style-name="T1215"><text:s text:c="4"/></text:span><text:span text:style-name="T1216">fe</text:span><text:span text:style-name="T1217"><text:s/>(</text:span><text:span text:style-name="T1218">FE_RaviartThomas</text:span><text:span text:style-name="T1219">&lt;</text:span><text:span text:style-name="T1220">dim</text:span><text:span text:style-name="T1221">&gt;(</text:span><text:span text:style-name="T1222">degree+2</text:span><text:span text:style-name="T1223">), 1,</text:span></text:p>
      <text:p text:style-name="Standard"><text:span text:style-name="T1224"><text:s text:c="8"/></text:span><text:span text:style-name="T1225">FE_DGQ</text:span><text:span text:style-name="T1226">&lt;</text:span><text:span text:style-name="T1227">dim</text:span><text:span text:style-name="T1228">&gt;(</text:span><text:span text:style-name="T1229">degree</text:span><text:span text:style-name="T1230">), 1),</text:span></text:p>
      <text:p text:style-name="Textbody"/>
      <text:p text:style-name="Textbody">Note that not only the pairs are relevant to degree, but also the quadrature method. The accuracy is also relevant to the quadrature method.</text:p>
      <text:p text:style-name="Textbody">When it comes to P1 P0 pair, we need</text:p>
      <text:p text:style-name="Standard"><text:span text:style-name="T1231"><text:s text:c="4"/></text:span><text:span text:style-name="T1232">// FE pair: Q(1) - DGQ(0)</text:span></text:p>
      <text:p text:style-name="Standard"><text:span text:style-name="T1233"><text:s text:c="4"/></text:span><text:span text:style-name="T1234">fe</text:span><text:span text:style-name="T1235"><text:s/>(FE_Q&lt;</text:span><text:span text:style-name="T1236">dim</text:span><text:span text:style-name="T1237">&gt;(1), 1,</text:span></text:p>
      <text:p text:style-name="Standard"><text:span text:style-name="T1238"><text:tab/><text:s text:c="4"/></text:span><text:span text:style-name="T1239">FE_DGQ&lt;</text:span><text:span text:style-name="T1240">dim</text:span><text:span text:style-name="T1241">&gt;(0), 1),</text:span></text:p>
      <text:p text:style-name="Textbody">M, September, 2017.</text:p>
      <text:p text:style-name="Textbody"/>
      <text:p text:style-name="Textbody">Important:</text:p>
      <text:p text:style-name="Textbody">RaviartThomas/DGQ elements have a strict requirement on the # of quadrature points in the assembling process. For example n_q_points = degree+2 works, but n_q_points = degree+1 does not work when degree=1<text:s/>and 2.<text:tab/><text:tab/><text:tab/>Oct. 14, 2020<text:tab/><text:tab/><text:tab/><text:tab/><text:tab/><text:tab/></text:p>
      <text:p text:style-name="Textbody"><text:a xlink:href="https://www.dealii.org/current/doxygen/deal.II/step_20.html" office:target-frame-name="_top" xlink:show="replace"><text:span text:style-name="Hyperlink">https://www.dealii.org/current/doxygen/deal.II/step_20.html</text:span></text:a></text:p>
      <text:p text:style-name="Textbody"/>
      <text:p text:style-name="Textbody"/>
      <text:h text:style-name="Heading3" text:outline-level="3"><text:bookmark-start text:name="__RefHeading___Toc8340_1959121374"/><text:bookmark-start text:name="_Toc77513380"/><text:bookmark-start text:name="_Toc78107408"/>save values of basis functions at quadrature points into a file, Sep, 2018<text:bookmark-end text:name="__RefHeading___Toc8340_1959121374"/><text:bookmark-end text:name="_Toc77513380"/><text:bookmark-end text:name="_Toc78107408"/></text:h>
      <text:p text:style-name="Textbody"><text:s text:c="4"/>if( remove( "fe_values_quad"+std::to_string(degree)+".csv" ) != 0 )</text:p>
      <text:soft-page-break/>
      <text:p text:style-name="Textbody"><text:s text:c="8"/>std::cout&lt;&lt; "fe_values_quad.txt does not exist." &lt;&lt; std::endl;</text:p>
      <text:p text:style-name="Textbody"><text:s text:c="4"/>else</text:p>
      <text:p text:style-name="Textbody"><text:s text:c="8"/>std::cout&lt;&lt; "fe_values_quad.txt successfully deleted." &lt;&lt; std::endl;</text:p>
      <text:p text:style-name="Textbody"><text:s text:c="4"/>return 0;</text:p>
      <text:p text:style-name="Textbody"><text:s text:c="4"/></text:p>
      <text:p text:style-name="Textbody"><text:s text:c="4"/>std::ofstream fe_values_quad;</text:p>
      <text:p text:style-name="Textbody"><text:s text:c="4"/>fe_values_quad.open ("fe_values_quad"+std::to_string(degree)+".csv", std::ofstream::app);</text:p>
      <text:list text:style-name="LFO50" text:continue-numbering="true">
        <text:list-item>
          <text:p text:style-name="P1242">in the cell loop, and quad point loop, do</text:p>
        </text:list-item>
      </text:list>
      <text:p text:style-name="Textbody">fe_values_quad &lt;&lt; fe_values.get_quadrature_points()[q] &lt;&lt; ", " &lt;&lt; phi_i_u &lt;&lt; ", " &lt;&lt;<text:s/>div_phi_i_u &lt;&lt; ", " &lt;&lt; phi_i_p &lt;&lt; std::endl;</text:p>
      <text:p text:style-name="Textbody">fe_values_quad.close();</text:p>
      <text:p text:style-name="Textbody">an implementation can be found at step-20/Poisson/p2piovL2sin ON Jan. 22, 2019 version</text:p>
      <text:p text:style-name="Textbody"/>
      <text:list text:style-name="LFO51" text:continue-numbering="true">
        <text:list-item>
          <text:p text:style-name="P1243">An illustration of the plot of basis functions can be found at</text:p>
        </text:list-item>
      </text:list>
      <text:p text:style-name="Textbody">deal.ii/step-20/4 basis function plot</text:p>
      <text:p text:style-name="Textbody"/>
      <text:p text:style-name="Textbody"/>
      <text:h text:style-name="Heading3" text:outline-level="3"><text:bookmark-start text:name="__RefHeading___Toc18248_1812936810"/><text:bookmark-start text:name="_Toc77513381"/><text:bookmark-start text:name="_Toc78107409"/>Solution at the cell interface, Jan. 7, 2019<text:bookmark-end text:name="__RefHeading___Toc18248_1812936810"/><text:bookmark-end text:name="_Toc77513381"/><text:bookmark-end text:name="_Toc78107409"/></text:h>
      <text:p text:style-name="Textbody">Due to the usage of discontinuous elements, the solution at the cell interface is discontinuous, which is proved by outputting the solution.</text:p>
      <text:p text:style-name="Textbody">see</text:p>
      <text:p text:style-name="Textbody">/step-20/1D/1 Poisson/1 DBC/1 1D p = exp/1 no constraints/1 FE_DGQ/</text:p>
      <text:p text:style-name="Textbody"/>
      <text:h text:style-name="Heading3" text:outline-level="3"><text:bookmark-start text:name="__RefHeading___Toc5639_1555684740"/><text:bookmark-start text:name="_Toc77513382"/><text:bookmark-start text:name="_Toc78107410"/>sequence of the contribution of each degree of freedom (basis function) in the gathering process for Poisson/diffusion equations, 28-5-2018<text:bookmark-end text:name="__RefHeading___Toc5639_1555684740"/><text:bookmark-end text:name="_Toc77513382"/><text:bookmark-end text:name="_Toc78107410"/></text:h>
      <text:p text:style-name="Textbody">1.</text:p>
      <text:p text:style-name="Textbody">using<text:s/><text:tab/>fe (FE_Q&lt;dim&gt;(degree+1), 1,</text:p>
      <text:p text:style-name="Textbody"><text:tab/><text:s text:c="4"/>FE_DGQ&lt;dim&gt;(degree), 1),</text:p>
      <text:p text:style-name="Textbody">as the elements of variables,</text:p>
      <text:p text:style-name="Textbody">so there are<text:s/><text:span text:style-name="T1244">degree+1</text:span><text:s/>degrees of freedom for the gradient, i.e. u1, u2, ..., u(degree+1) , and<text:s/><text:span text:style-name="T1245">degree</text:span><text:s/>degrees of freedom for the solution, i.e. p1, p2, ..., p(degree).</text:p>
      <text:p text:style-name="Textbody">2.</text:p>
      <text:p text:style-name="Textbody">By outputing the value of the ith basis function belonging to the ith degree of freedom at<text:s/>the first quadrature point, we can distinguish that the degrees of freedom are ordered in this way</text:p>
      <text:soft-page-break/>
      <text:p text:style-name="P1246">u1, p1, u(degree+1), p(degree), u2, u3, ... u(degree), p2, p3, ...p(degree-1).</text:p>
      <text:p text:style-name="Textbody">3.</text:p>
      <text:p text:style-name="Textbody">This approach of numbering of degrees of freedom does not affect the gathering process, which is independent on the order of the contribution.</text:p>
      <text:p text:style-name="P1247"/>
      <text:p text:style-name="Textbody"><text:span text:style-name="T1248">An illustration can be seen at '</text:span>Step-20 1D Poisson DBC_p=exp(-(x-0.5)2⁄D)_nocons<text:span text:style-name="T1249">'</text:span></text:p>
      <text:list text:style-name="LFO52" text:continue-numbering="true">
        <text:list-item>
          <text:p text:style-name="P1250">We output the test functions for every degree by</text:p>
        </text:list-item>
      </text:list>
      <text:p text:style-name="P1251"><text:s text:c="16"/>std::cout &lt;&lt; "At the " &lt;&lt; i &lt;&lt; "<text:s/>th(rd) degree of the test function, the basis functions read " &lt;&lt; std::endl; <text:s/></text:p>
      <text:p text:style-name="P1252"><text:s text:c="16"/>std::cout &lt;&lt; "phi_i_u[0] is " &lt;&lt; phi_i_u[0] &lt;&lt; ", div_phi_i_u is " &lt;&lt; div_phi_i_u &lt;&lt; ", phi_i_p is " &lt;&lt; phi_i_p &lt;&lt; std::endl; <text:s text:c="5"/></text:p>
      <text:list text:style-name="LFO53" text:continue-numbering="true">
        <text:list-item>
          <text:p text:style-name="P1253"><text:span text:style-name="T1254">We output the basis functions</text:span><text:span text:style-name="T1255"><text:s/>by column</text:span></text:p>
        </text:list-item>
      </text:list>
      <text:p text:style-name="P1256"><text:s text:c="20"/>std::cout &lt;&lt; "At the " &lt;&lt; j &lt;&lt; " th(rd) degree, the basis functions read " &lt;&lt; std::endl;</text:p>
      <text:p text:style-name="Textbody"><text:span text:style-name="T1257"><text:s text:c="20"/></text:span><text:span text:style-name="T1258">std::cout &lt;&lt; "phi_j_u[0] is " &lt;&lt; phi_j_u[0] &lt;&lt; ", div_phi_j_u is " &lt;&lt; div_phi_j_u &lt;&lt; ", phi_j_p is " &lt;&lt; phi_j_p &lt;&lt; s</text:span><text:span text:style-name="T1259">td::endl;</text:span></text:p>
      <text:p text:style-name="P1260"/>
      <text:p text:style-name="P1261">For the 2DV equation, there are four variables, the real part of the gradient and solution and the imaginary part of the gradient and solution.</text:p>
      <text:p text:style-name="P1262">Representing them in each cell by</text:p>
      <text:p text:style-name="P1263">ur1, ur2, ...,ur(degree+1)</text:p>
      <text:p text:style-name="P1264">pr1, pr2, ...,pr(degree)</text:p>
      <text:p text:style-name="P1265">ui1, ui2, ...,ui(degree+1)</text:p>
      <text:p text:style-name="P1266">pi1, pi2, ...,pi(degree)</text:p>
      <text:p text:style-name="P1267"/>
      <text:p text:style-name="P1268">The array of them reads</text:p>
      <text:p text:style-name="P1269"/>
      <text:p text:style-name="P1270">ur1, pr1, ui1, pi1,<text:tab/><text:tab/><text:tab/><text:tab/><text:tab/><text:tab/><text:tab/>//left boundary</text:p>
      <text:p text:style-name="P1271">ur(degree+1), pr(degree), ui(degree+1), pi(degree), //right boundary</text:p>
      <text:p text:style-name="P1272">ur2, ur3, ...,ur(degree)<text:tab/><text:tab/><text:tab/><text:tab/><text:tab/>//inner ur</text:p>
      <text:p text:style-name="P1273">pr2, pr3 ...,pr(degree-1)<text:tab/><text:tab/><text:tab/><text:tab/>//inner pr</text:p>
      <text:p text:style-name="P1274">ui2, ui3, ...,ui(degree)<text:tab/><text:tab/><text:tab/><text:tab/><text:tab/>//inner ui</text:p>
      <text:p text:style-name="P1275">pi2, pi3 ...,pi(degree-1)<text:tab/><text:tab/><text:tab/><text:tab/>//inner pi</text:p>
      <text:p text:style-name="P1276"/>
      <text:h text:style-name="Heading3" text:outline-level="3"><text:bookmark-start text:name="__RefHeading___Toc5641_1555684740"/><text:bookmark-start text:name="_Toc77513383"/><text:bookmark-start text:name="_Toc78107411"/>Order of degrees of freedom (basis functions) of the system matrix and solution using MFEM for the Poisson/diffusion equations,<text:s/><text:soft-page-break/>8-5-18<text:bookmark-end text:name="__RefHeading___Toc5641_1555684740"/><text:bookmark-end text:name="_Toc77513383"/><text:bookmark-end text:name="_Toc78107411"/></text:h>
      <text:p text:style-name="Textbody">In Matlab, we have basis functions in the<text:s/>order of</text:p>
      <text:p text:style-name="Textbody">u1 u2 ... un p1 p2 ... pm</text:p>
      <text:p text:style-name="Textbody"/>
      <text:p text:style-name="Textbody">Here we move the last degree of freedom in each cell front.</text:p>
      <text:p text:style-name="Textbody">(1)Like that in the standard FEM, it is numbered cellwisely,</text:p>
      <text:p text:style-name="Textbody">(2)while gradient first, solution second,</text:p>
      <text:p text:style-name="Textbody">(3)either for the gradient part or solution part,</text:p>
      <text:p text:style-name="P1277">for<text:s/>cell 1</text:p>
      <text:p text:style-name="P1278">u1 u(dgree+1) u2 u3, ..., u(degree)<text:tab/><text:tab/></text:p>
      <text:p text:style-name="P1279">for cell 2</text:p>
      <text:p text:style-name="P1280">u(dgree+1) u2 u3, ..., u(degree)</text:p>
      <text:p text:style-name="Textbody">...</text:p>
      <text:p text:style-name="Textbody"/>
      <text:p text:style-name="Textbody">An validation is 'Step-20_1D_Poisson_DBC_psin'</text:p>
      <text:list text:style-name="LFO54" text:continue-numbering="true">
        <text:list-item>
          <text:p text:style-name="P1281">we output the solution after obtaining it.</text:p>
        </text:list-item>
      </text:list>
      <text:p text:style-name="Textbody"><text:s text:c="4"/>std::cout &lt;&lt; "solution reads: " &lt;&lt; std::endl; <text:s text:c="5"/></text:p>
      <text:p text:style-name="Textbody"><text:s text:c="4"/>solution.print(std::cout);</text:p>
      <text:p text:style-name="Textbody"/>
      <text:list text:style-name="LFO55" text:continue-numbering="true">
        <text:list-item>
          <text:p text:style-name="P1282">To verify the order of basis functions for the gradient,</text:p>
        </text:list-item>
      </text:list>
      <text:p text:style-name="Textbody">typing<text:s/><text:span text:style-name="T1283">./step-20 3 1, results in</text:span></text:p>
      <text:p text:style-name="Textbody"><text:span text:style-name="T1284">-6.283e+00 7.809e+00 -5.495e+00 2.861e-01 4.841e+00 -6.283e+00 4.841e+00 2.861e-01 -5.495e+00</text:span><text:span text:style-name="T1285"><text:line-break/></text:span><text:span text:style-name="T1286">for the gradient part,</text:span></text:p>
      <text:p text:style-name="Textbody"><text:span text:style-name="T1287">typing ./step-20 4 1, results in</text:span></text:p>
      <text:p text:style-name="Textbody"><text:span text:style-name="T1288">-6.283e+00 6.232e+00 -5.863e+00 -2.715e+00 2.710e+00 5.879e+00 -6.283e+00 5.879e+00 2.710e+00 -2.715e+00 -5.863e+00<text:s/></text:span><text:span text:style-name="T1289"><text:line-break/></text:span><text:span text:style-name="T1290">We choose refinement as 1, because for the first half the solution is increasing for p = sin(2pix), which can be used to clarify the order<text:s/></text:span><text:span text:style-name="T1291">of basis functions.</text:span></text:p>
      <text:p text:style-name="P1292">It shows that for the first part, to satisfy the increasing trend of -dp/dx, the gradient part (-dp/dx) of the solution should comply with the above order.</text:p>
      <text:list text:style-name="LFO56" text:continue-numbering="true">
        <text:list-item>
          <text:p text:style-name="P1293">To verify the order of the basis functions for the solution,</text:p>
        </text:list-item>
      </text:list>
      <text:p text:style-name="Textbody"><text:span text:style-name="T1294">typing<text:s/></text:span><text:span text:style-name="T1295">./step-20 3<text:s/></text:span><text:span text:style-name="T1296">2, results in</text:span></text:p>
      <text:p text:style-name="Textbody"><text:span text:style-name="T1297">-2.218e-03 9.975e-01 4.212e-01 9.076e-01 1.444e-16 9.079e-01 4.205e-01 -9.975e-01 -4.205e-01 -9.079e-01 2.218e-03 -9.076e-01 -4.212e-01</text:span><text:span text:style-name="T1298"><text:line-break/></text:span><text:span text:style-name="T1299">for the solution.</text:span></text:p>
      <text:soft-page-break/>
      <text:p text:style-name="Textbody"><text:span text:style-name="T1300">typing ./step-20 4 2, results in</text:span></text:p>
      <text:p text:style-name="Textbody"><text:span text:style-name="T1301">2.304e-04 9.998e-01 2.679e-01 7.071e-01 9.635e-01 2.625</text:span><text:span text:style-name="T1302">e-16 9.635e-01 7.071e-01 2.679e-01 -9.998e-01 -2.679e-01 -7.071e-01 -9.635e-01 -2.304e-04 -9.635e-01 -7.071e-01 -2.679e-01<text:s/></text:span><text:span text:style-name="T1303"><text:line-break/></text:span><text:span text:style-name="T1304">It shows that the above statement also applies for the solution part.</text:span><text:span text:style-name="T1305"><text:line-break/></text:span></text:p>
      <text:p text:style-name="P1306">For the 2DV equation,</text:p>
      <text:p text:style-name="P1307">the degrees of freedom are ordered in the same way except that repeating the imaginary part of u and p</text:p>
      <text:p text:style-name="P1308"/>
      <text:h text:style-name="Heading3" text:outline-level="3"><text:bookmark-start text:name="__RefHeading___Toc6250_223982841"/><text:bookmark-start text:name="_Toc77513384"/><text:bookmark-start text:name="_Toc78107412"/>adjusting the matrices and rhs to the sequential order using matlab code and save the data into structure, 6 Sep, 2018<text:bookmark-end text:name="__RefHeading___Toc6250_223982841"/><text:bookmark-end text:name="_Toc77513384"/><text:bookmark-end text:name="_Toc78107412"/></text:h>
      <text:p text:style-name="Standard"><text:span text:style-name="T1309">deg=1; <text:s text:c="5"/></text:span><text:span text:style-name="T1310">% element degree of u' is deg+1</text:span></text:p>
      <text:p text:style-name="P1311">ref=6;</text:p>
      <text:p text:style-name="Standard"><text:span text:style-name="T1312">system_matrix = dlmread(sprintf(</text:span><text:span text:style-name="T1313">'Pois_MM_system_matrix_%d_%d.txt'</text:span><text:span text:style-name="T1314">,deg,ref));</text:span></text:p>
      <text:p text:style-name="Standard"><text:span text:style-name="T1315">system_rhs = dlmread(sprintf(</text:span><text:span text:style-name="T1316">'Pois_MM_system_rhs_%d_%d.txt'</text:span><text:span text:style-name="T1317">,deg,ref));</text:span></text:p>
      <text:p text:style-name="P1318"><text:s/></text:p>
      <text:p text:style-name="P1319">system_matrix_seq = system_matrix;</text:p>
      <text:p text:style-name="P1320">system_rhs_seq = system_rhs;</text:p>
      <text:p text:style-name="P1321"><text:s/></text:p>
      <text:p text:style-name="Standard"><text:span text:style-name="T1322">for</text:span><text:span text:style-name="T1323"><text:s/>i = 1:2^ref <text:s text:c="8"/></text:span></text:p>
      <text:p text:style-name="P1324"><text:s text:c="4"/>(deg+1)*(i-1)+2</text:p>
      <text:p text:style-name="P1325"><text:s text:c="4"/>(deg+1)*(i-1)+(deg+1)+1</text:p>
      <text:p text:style-name="Standard"><text:span text:style-name="T1326"><text:s text:c="4"/>system_matrix_seq((deg+1)*(i-1)+2,:)=system_matrix((deg+1)*(i-1)+(deg+1)+1,:); <text:s/></text:span><text:span text:style-name="T1327">% exchane rows in the matrix</text:span></text:p>
      <text:p text:style-name="P1328"><text:s text:c="4"/>system_matrix_seq((deg+1)*(i-1)+(deg+1)+1,:)=system_matrix((deg+1)*(i-1)+2,:);</text:p>
      <text:p text:style-name="P1329"><text:s text:c="4"/></text:p>
      <text:p text:style-name="Standard"><text:span text:style-name="T1330"><text:s text:c="4"/>system_rhs_seq((de</text:span><text:span text:style-name="T1331">g+1)*(i-1)+2,:)=system_rhs((deg+1)*(i-1)+(deg+1)+1,:); <text:s/></text:span><text:span text:style-name="T1332">% exchane rows in the rhs</text:span></text:p>
      <text:p text:style-name="P1333"><text:s text:c="4"/>system_rhs_seq((deg+1)*(i-1)+(deg+1)+1,:)=system_rhs((deg+1)*(i-1)+2,:); <text:s text:c="3"/></text:p>
      <text:p text:style-name="P1334">end</text:p>
      <text:p text:style-name="P1335"><text:s/></text:p>
      <text:p text:style-name="Standard"><text:span text:style-name="T1336">system_matrix_seq2=system_matrix_seq; <text:s text:c="3"/></text:span><text:span text:style-name="T1337">% exchane columns in the matrix</text:span></text:p>
      <text:p text:style-name="Standard"><text:span text:style-name="T1338">for</text:span><text:span text:style-name="T1339"><text:s/>i = 1:2^re</text:span><text:span text:style-name="T1340">f</text:span></text:p>
      <text:p text:style-name="P1341"><text:s text:c="4"/>system_matrix_seq2(:,(deg+1)*(i-1)+2)=system_matrix_seq(:,(deg+1)*(i-1)+(deg+1)+1); <text:s text:c="3"/></text:p>
      <text:p text:style-name="P1342"><text:s text:c="4"/>system_matrix_seq2(:,(deg+1)*(i-1)+(deg+1)+1)=system_matrix_seq(:,(deg+1)*(i-1)+2); <text:s text:c="3"/></text:p>
      <text:p text:style-name="P1343">end</text:p>
      <text:p text:style-name="P1344"><text:s/></text:p>
      <text:p text:style-name="Standard"><text:span text:style-name="T1345">save(sprintf(</text:span><text:span text:style-name="T1346">'system_matrix_seq_deg_u_%d_ref_%d.mat'</text:span><text:span text:style-name="T1347">,deg+1,ref),</text:span><text:span text:style-name="T1348">'system_matrix_seq2'</text:span><text:span text:style-name="T1349">,</text:span><text:span text:style-name="T1350">'system_rhs_seq'</text:span><text:span text:style-name="T1351">)</text:span></text:p>
      <text:p text:style-name="Standard"/>
      <text:p text:style-name="Textbody"/>
      <text:h text:style-name="Heading3" text:outline-level="3"><text:bookmark-start text:name="__RefHeading__6021_1967537455"/><text:bookmark-start text:name="_Toc77513385"/><text:bookmark-start text:name="_Toc78107413"/>Compute H1_seminorm of the gradient for MFEM, 7-11-2017<text:bookmark-end text:name="__RefHeading__6021_1967537455"/><text:bookmark-end text:name="_Toc77513385"/><text:bookmark-end text:name="_Toc78107413"/></text:h>
      <text:p text:style-name="Textbody">We do this based on P17 bottom, step-20.</text:p>
      <text:p text:style-name="Textbody">1.</text:p>
      <text:p text:style-name="Textbody">Add the function computing the H1_seminorm</text:p>
      <text:p text:style-name="Standard"><text:span text:style-name="T1352"><text:s text:c="4"/>VectorTools::integrate_difference (</text:span><text:span text:style-name="T1353">dof_handler</text:span><text:span text:style-name="T1354">,<text:s/></text:span><text:span text:style-name="T1355">solution</text:span><text:span text:style-name="T1356">,<text:s/></text:span><text:span text:style-name="T1357">exact_solution,</text:span></text:p>
      <text:p text:style-name="P1358"><text:s text:c="39"/>cellwise_errors, quadrature,</text:p>
      <text:p text:style-name="Standard"><text:span text:style-name="T1359"><text:s text:c="39"/>VectorTools::</text:span><text:span text:style-name="T1360">H1_seminorm</text:span><text:span text:style-name="T1361">,</text:span></text:p>
      <text:p text:style-name="P1362"><text:s text:c="39"/>&amp;velocity_mask);</text:p>
      <text:p text:style-name="Standard"><text:span text:style-name="T1363"><text:s text:c="4"/></text:span><text:span text:style-name="T1364">const</text:span><text:span text:style-name="T1365"><text:s/></text:span><text:span text:style-name="T1366">double</text:span><text:span text:style-name="T1367"><text:s/>u_H1_semierror = VectorTools::comp</text:span><text:span text:style-name="T1368">ute_global_error(</text:span><text:span text:style-name="T1369">triangulation</text:span><text:span text:style-name="T1370">,</text:span></text:p>
      <text:p text:style-name="P1371"><text:s text:c="64"/>cellwise_errors,</text:p>
      <text:soft-page-break/>
      <text:p text:style-name="P1372"><text:s text:c="64"/>VectorTools::H1_seminorm);</text:p>
      <text:p text:style-name="Textbody">2.</text:p>
      <text:p text:style-name="Textbody">Add vector_gradient to ExactSolution</text:p>
      <text:p text:style-name="Textbody"><text:s text:c="2"/>template &lt;int dim&gt;</text:p>
      <text:p text:style-name="Textbody"><text:s text:c="2"/>class ExactSolution : public Function&lt;dim&gt;,</text:p>
      <text:p text:style-name="Textbody"><text:s text:c="2"/>protected common_var&lt;dim&gt;</text:p>
      <text:p text:style-name="Textbody"><text:s text:c="2"/>{</text:p>
      <text:p text:style-name="Textbody"><text:s text:c="2"/>public:</text:p>
      <text:p text:style-name="Textbody"><text:s text:c="4"/>ExactSolution () : Function&lt;dim&gt;<text:span text:style-name="T1373">(dim+1)<text:s/></text:span>{}<text:tab/><text:tab/><text:span text:style-name="T1374">// note: the constructor arguments of Function&lt;dim&gt; is (dim+1)</text:span><text:span text:style-name="T1375"><text:tab/></text:span><text:span text:style-name="T1376"><text:tab/></text:span><text:span text:style-name="T1377"><text:tab/>Nov. 5, 2018</text:span></text:p>
      <text:p text:style-name="Textbody"/>
      <text:p text:style-name="Textbody"><text:s text:c="4"/>virtual void<text:s/>vector_value (const Point&lt;dim&gt; &amp;p,</text:p>
      <text:p text:style-name="Textbody"><text:s text:c="31"/>Vector&lt;double&gt; <text:s text:c="2"/>&amp;value) const;</text:p>
      <text:p text:style-name="Textbody"><text:s text:c="4"/>virtual void vector_gradient (const Point&lt;dim&gt; &amp;p,</text:p>
      <text:p text:style-name="Textbody"><text:s text:c="31"/>std::vector&lt;Tensor&lt;1,dim&gt;&gt; <text:s text:c="2"/>&amp;gradients) const; <text:s text:c="20"/></text:p>
      <text:p text:style-name="Textbody"><text:s text:c="2"/>};</text:p>
      <text:p text:style-name="Standard"><text:span text:style-name="T1378"><text:s text:c="2"/></text:span><text:span text:style-name="T1379">template</text:span><text:span text:style-name="T1380"><text:s/>&lt;&gt;</text:span></text:p>
      <text:p text:style-name="Standard"><text:span text:style-name="T1381"><text:s text:c="2"/></text:span><text:span text:style-name="T1382">void</text:span></text:p>
      <text:p text:style-name="Standard"><text:span text:style-name="T1383"><text:s text:c="2"/></text:span><text:span text:style-name="T1384">ExactSolution&lt;1&gt;::vector_gradient</text:span><text:span text:style-name="T1385"><text:s/>(</text:span><text:span text:style-name="T1386">const</text:span><text:span text:style-name="T1387"><text:s/>Point&lt;1&gt; &amp;p,</text:span></text:p>
      <text:p text:style-name="Standard"><text:span text:style-name="T1388"><text:s text:c="10"/></text:span><text:span text:style-name="T1389"><text:tab/><text:s text:c="2"/></text:span><text:span text:style-name="T1390"><text:tab/><text:s text:c="2"/></text:span><text:span text:style-name="T1391"><text:tab/><text:s text:c="2"/></text:span><text:span text:style-name="T1392"><text:tab/><text:s text:c="2"/></text:span><text:span text:style-name="T1393"><text:tab/><text:s text:c="2"/></text:span><text:span text:style-name="T1394"><text:tab/><text:s text:c="2"/></text:span><text:span text:style-name="T1395"><text:tab/><text:s/>std::vector&lt;Tensor&lt;1,1&gt;&gt; <text:s text:c="2"/>&amp;gradients)<text:s/></text:span><text:span text:style-name="T1396">const</text:span></text:p>
      <text:p text:style-name="P1397"><text:s text:c="2"/>{</text:p>
      <text:p text:style-name="Standard"><text:span text:style-name="T1398"><text:s text:c="4"/>gradients[0][0] = sin(2.0*pi/</text:span><text:span text:style-name="T1399">this</text:span><text:span text:style-name="T1400">-&gt;</text:span><text:span text:style-name="T1401">denom</text:span><text:span text:style-name="T1402">*p[0]);</text:span></text:p>
      <text:p text:style-name="Standard"><text:span text:style-name="T1403"><text:s text:c="4"/>gradients[1][0] = 1.0/(2.0*pi/</text:span><text:span text:style-name="T1404">this</text:span><text:span text:style-name="T1405">-&gt;</text:span><text:span text:style-name="T1406">denom</text:span><text:span text:style-name="T1407">)*</text:span><text:span text:style-name="T1408">cos</text:span><text:span text:style-name="T1409">(2.0*pi/</text:span><text:span text:style-name="T1410">this</text:span><text:span text:style-name="T1411">-&gt;</text:span><text:span text:style-name="T1412">denom</text:span><text:span text:style-name="T1413">*p[0]);</text:span></text:p>
      <text:p text:style-name="P1414"><text:s text:c="2"/>}</text:p>
      <text:p text:style-name="Textbody">In the ExactSolution class, we have</text:p>
      <text:p text:style-name="Textbody"/>
      <text:p text:style-name="Textbody"/>
      <table:table table:style-name="Table1415">
        <table:table-columns>
          <table:table-column table:style-name="TableColumn1416"/>
          <table:table-column table:style-name="TableColumn1417"/>
        </table:table-columns>
        <table:table-row table:style-name="TableRow1418">
          <table:table-cell table:style-name="TableCell1419">
            <text:p text:style-name="Standard">Symbol</text:p>
          </table:table-cell>
          <table:table-cell table:style-name="TableCell1420">
            <text:p text:style-name="TableContents">meaning</text:p>
          </table:table-cell>
        </table:table-row>
        <table:table-row table:style-name="TableRow1421">
          <table:table-cell table:style-name="TableCell1422">
            <text:p text:style-name="P1423">values(0)</text:p>
          </table:table-cell>
          <table:table-cell table:style-name="TableCell1424">
            <text:p text:style-name="TableContents">u(-dp/dx or -adp/dx for the diffusion problem)</text:p>
          </table:table-cell>
        </table:table-row>
        <table:table-row table:style-name="TableRow1425">
          <table:table-cell table:style-name="TableCell1426">
            <text:p text:style-name="Standard"><text:span text:style-name="T1427">values(1)</text:span></text:p>
          </table:table-cell>
          <table:table-cell table:style-name="TableCell1428">
            <text:p text:style-name="TableContents">p</text:p>
          </table:table-cell>
        </table:table-row>
        <table:table-row table:style-name="TableRow1429">
          <table:table-cell table:style-name="TableCell1430">
            <text:p text:style-name="P1431">gradients[0][0]</text:p>
          </table:table-cell>
          <table:table-cell table:style-name="TableCell1432">
            <text:p text:style-name="TableContents">du/dx(-d2p/dx2)</text:p>
          </table:table-cell>
        </table:table-row>
        <table:table-row table:style-name="TableRow1433">
          <table:table-cell table:style-name="TableCell1434">
            <text:p text:style-name="Standard"><text:span text:style-name="T1435">gradients[1][0]</text:span></text:p>
          </table:table-cell>
          <table:table-cell table:style-name="TableCell1436">
            <text:p text:style-name="TableContents">dp/dx</text:p>
          </table:table-cell>
        </table:table-row>
      </table:table>
      <text:p text:style-name="Textbody"/>
      <text:p text:style-name="Textbody">See, 1D Poisson f =<text:s/>sin2pi⁄Lx</text:p>
      <text:p text:style-name="Textbody">We set u = -adp/dx, P3, step-20.</text:p>
      <text:p text:style-name="Textbody"/>
      <text:p text:style-name="Textbody">In 2D, we have,</text:p>
      <table:table table:style-name="Table1437">
        <table:table-columns>
          <table:table-column table:style-name="TableColumn1438"/>
          <table:table-column table:style-name="TableColumn1439"/>
        </table:table-columns>
        <table:table-row table:style-name="TableRow1440">
          <table:table-cell table:style-name="TableCell1441">
            <text:p text:style-name="Standard">Symbol</text:p>
          </table:table-cell>
          <table:table-cell table:style-name="TableCell1442">
            <text:p text:style-name="TableContents">meaning</text:p>
          </table:table-cell>
        </table:table-row>
        <text:soft-page-break/>
        <table:table-row table:style-name="TableRow1443">
          <table:table-cell table:style-name="TableCell1444">
            <text:p text:style-name="P1445">values(0)</text:p>
          </table:table-cell>
          <table:table-cell table:style-name="TableCell1446">
            <text:p text:style-name="TableContents">-px</text:p>
          </table:table-cell>
        </table:table-row>
        <table:table-row table:style-name="TableRow1447">
          <table:table-cell table:style-name="TableCell1448">
            <text:p text:style-name="Standard"><text:span text:style-name="T1449">values(1)</text:span></text:p>
          </table:table-cell>
          <table:table-cell table:style-name="TableCell1450">
            <text:p text:style-name="TableContents">-py</text:p>
          </table:table-cell>
        </table:table-row>
        <table:table-row table:style-name="TableRow1451">
          <table:table-cell table:style-name="TableCell1452">
            <text:p text:style-name="Standard">Values(2)</text:p>
          </table:table-cell>
          <table:table-cell table:style-name="TableCell1453">
            <text:p text:style-name="TableContents">p</text:p>
          </table:table-cell>
        </table:table-row>
        <table:table-row table:style-name="TableRow1454">
          <table:table-cell table:style-name="TableCell1455">
            <text:p text:style-name="P1456">gradients[0][0]</text:p>
          </table:table-cell>
          <table:table-cell table:style-name="TableCell1457">
            <text:p text:style-name="TableContents">-pxx</text:p>
          </table:table-cell>
        </table:table-row>
        <table:table-row table:style-name="TableRow1458">
          <table:table-cell table:style-name="TableCell1459">
            <text:p text:style-name="Standard"><text:span text:style-name="T1460">gradients[0][1]</text:span></text:p>
          </table:table-cell>
          <table:table-cell table:style-name="TableCell1461">
            <text:p text:style-name="TableContents">-pxy</text:p>
          </table:table-cell>
        </table:table-row>
        <table:table-row table:style-name="TableRow1462">
          <table:table-cell table:style-name="TableCell1463">
            <text:p text:style-name="P1464">gradients[1][0]</text:p>
          </table:table-cell>
          <table:table-cell table:style-name="TableCell1465">
            <text:p text:style-name="TableContents">-pyx</text:p>
          </table:table-cell>
        </table:table-row>
        <table:table-row table:style-name="TableRow1466">
          <table:table-cell table:style-name="TableCell1467">
            <text:p text:style-name="P1468">gradients[1][1]</text:p>
          </table:table-cell>
          <table:table-cell table:style-name="TableCell1469">
            <text:p text:style-name="TableContents">-pyy</text:p>
          </table:table-cell>
        </table:table-row>
        <table:table-row table:style-name="TableRow1470">
          <table:table-cell table:style-name="TableCell1471">
            <text:p text:style-name="P1472">gradients[2][0]</text:p>
          </table:table-cell>
          <table:table-cell table:style-name="TableCell1473">
            <text:p text:style-name="TableContents">px</text:p>
          </table:table-cell>
        </table:table-row>
        <table:table-row table:style-name="TableRow1474">
          <table:table-cell table:style-name="TableCell1475">
            <text:p text:style-name="P1476">gradients[2][1]</text:p>
          </table:table-cell>
          <table:table-cell table:style-name="TableCell1477">
            <text:p text:style-name="TableContents">py</text:p>
          </table:table-cell>
        </table:table-row>
      </table:table>
      <text:p text:style-name="Standard"/>
      <text:p text:style-name="Standard">Sep 15, 2018</text:p>
      <text:p text:style-name="Standard"/>
      <text:p text:style-name="Textbody"/>
      <text:h text:style-name="Heading3" text:outline-level="3"><text:bookmark-start text:name="__RefHeading__6023_1967537455"/><text:bookmark-start text:name="_Toc77513386"/><text:bookmark-start text:name="_Toc78107414"/>MBC for the mixed FEM for the 1D Poisson problem, 9-11-2017, in step-22 P25, P26<text:bookmark-end text:name="__RefHeading__6023_1967537455"/><text:bookmark-end text:name="_Toc77513386"/><text:bookmark-end text:name="_Toc78107414"/></text:h>
      <text:p text:style-name="Textbody">0.</text:p>
      <text:p text:style-name="Textbody">Keep the boudary type as the mixed type</text:p>
      <text:p text:style-name="Textbody">1.</text:p>
      <text:p text:style-name="Textbody">add the following private variable as class private variables<text:tab/><text:tab/><text:span text:style-name="T1478">// which is necessary for<text:s/></text:span><text:span text:style-name="T1479">MBC</text:span></text:p>
      <text:p text:style-name="Standard"><text:span text:style-name="T1480"><text:s text:c="4"/>ConstraintMatrix<text:s/></text:span><text:span text:style-name="T1481">constraints</text:span><text:span text:style-name="T1482">;</text:span></text:p>
      <text:p text:style-name="Textbody">2.</text:p>
      <text:list text:style-name="LFO57" text:continue-numbering="true">
        <text:list-item>
          <text:p text:style-name="P1483">deal with blocks in make_grid_and_dofs (), P25 step-22</text:p>
        </text:list-item>
      </text:list>
      <text:p text:style-name="Standard"><text:span text:style-name="T1484"><text:s text:c="4"/></text:span><text:span text:style-name="T1485">system_matrix</text:span><text:span text:style-name="T1486">.clear ();</text:span></text:p>
      <text:p text:style-name="Standard"><text:span text:style-name="T1487"><text:s text:c="4"/></text:span><text:span text:style-name="T1488">dof_handler</text:span><text:span text:style-name="T1489">.distribute_dofs (</text:span><text:span text:style-name="T1490">fe</text:span><text:span text:style-name="T1491">);</text:span></text:p>
      <text:p text:style-name="Standard"><text:span text:style-name="T1492"><text:s text:c="4"/>DoFRenumbering::Cuthill_McKee (</text:span><text:span text:style-name="T1493">dof_handler</text:span><text:span text:style-name="T1494">);</text:span></text:p>
      <text:p text:style-name="Standard"><text:span text:style-name="T1495"><text:s text:c="4"/>std::vector&lt;</text:span><text:span text:style-name="T1496">unsigned</text:span><text:span text:style-name="T1497"><text:s/></text:span><text:span text:style-name="T1498">int</text:span><text:span text:style-name="T1499">&gt;<text:s/></text:span><text:span text:style-name="T1500">block_component (</text:span><text:span text:style-name="T1501">dim</text:span><text:span text:style-name="T1502">+1,0);</text:span></text:p>
      <text:p text:style-name="Standard"><text:span text:style-name="T1503"><text:s text:c="4"/>block_component[</text:span><text:span text:style-name="T1504">dim</text:span><text:span text:style-name="T1505">] = 1;</text:span></text:p>
      <text:p text:style-name="Standard"><text:span text:style-name="T1506"><text:s text:c="4"/>DoFRenumbering::component_wise (</text:span><text:span text:style-name="T1507">dof_handler</text:span><text:span text:style-name="T1508">, block_component);</text:span></text:p>
      <text:p text:style-name="Textbody"/>
      <text:list text:style-name="LFO58" text:continue-numbering="true">
        <text:list-item>
          <text:p text:style-name="P1509">add <text:s/><text:span text:style-name="T1510">interpolate_boundary_values to the function</text:span><text:s/>make_grid_and_dofs (), P26 step-22</text:p>
        </text:list-item>
      </text:list>
      <text:p text:style-name="P1511"><text:s text:c="4"/>{</text:p>
      <text:p text:style-name="Standard"><text:span text:style-name="T1512"><text:s text:c="4"/></text:span><text:span text:style-name="T1513">constraints</text:span><text:span text:style-name="T1514">.clear ();</text:span></text:p>
      <text:p text:style-name="Standard"><text:span text:style-name="T1515"><text:s text:c="4"/></text:span><text:span text:style-name="T1516">FEValuesExtractors::Vector velocities</text:span><text:span text:style-name="T1517">(0)</text:span><text:span text:style-name="T1518">;</text:span></text:p>
      <text:p text:style-name="Standard"><text:span text:style-name="T1519"><text:s text:c="4"/>DoFTools::make_hanging_node_constraints (</text:span><text:span text:style-name="T1520">dof_handler</text:span><text:span text:style-name="T1521">,</text:span></text:p>
      <text:p text:style-name="Standard"><text:span text:style-name="T1522"><text:s text:c="45"/></text:span><text:span text:style-name="T1523">constraints</text:span><text:span text:style-name="T1524">);</text:span></text:p>
      <text:p text:style-name="P1525"/>
      <text:p text:style-name="Standard"><text:span text:style-name="T1526"><text:s text:c="4"/></text:span><text:span text:style-name="T1527">//std::map&lt;types::global_dof_index,double&gt; boundary_values_Neu;</text:span></text:p>
      <text:p text:style-name="Standard"><text:span text:style-name="T1528"><text:s text:c="4"/>VectorTools::interpolate</text:span><text:span text:style-name="T1529">_boundary_values (</text:span><text:span text:style-name="T1530">dof_handler</text:span><text:span text:style-name="T1531">,</text:span></text:p>
      <text:p text:style-name="P1532"><text:s text:c="46"/>1,</text:p>
      <text:p text:style-name="Standard"><text:span text:style-name="T1533"><text:s text:c="46"/></text:span><text:span text:style-name="T1534">ExactSolution</text:span><text:span text:style-name="T1535">&lt;</text:span><text:span text:style-name="T1536">dim</text:span><text:span text:style-name="T1537">&gt;(),</text:span></text:p>
      <text:p text:style-name="Standard"><text:span text:style-name="T1538"><text:tab/><text:s text:c="42"/></text:span><text:span text:style-name="T1539">constraints</text:span><text:span text:style-name="T1540">,</text:span></text:p>
      <text:p text:style-name="Standard"><text:span text:style-name="T1541"><text:tab/><text:s text:c="42"/></text:span><text:span text:style-name="T1542">fe</text:span><text:span text:style-name="T1543">.compon</text:span><text:span text:style-name="T1544">ent_mask(velocities));</text:span></text:p>
      <text:p text:style-name="P1545"/>
      <text:soft-page-break/>
      <text:p text:style-name="Standard"><text:span text:style-name="T1546">// this is to clarify the dofs on which the constraint is used and its corresponding values. Feb. 21, 2019</text:span></text:p>
      <text:p text:style-name="P1547"><text:s text:c="4"/>}</text:p>
      <text:p text:style-name="Standard"><text:span text:style-name="T1548"><text:s text:c="4"/></text:span><text:span text:style-name="T1549">constraints</text:span><text:span text:style-name="T1550">.close ();</text:span></text:p>
      <text:p text:style-name="P1551"/>
      <text:p text:style-name="P1552"/>
      <text:list text:style-name="LFO59" text:continue-numbering="true">
        <text:list-item>
          <text:p text:style-name="P1553"><text:span text:style-name="T1554">print the information of the constraints [optional], Feb. 22, 2019</text:span></text:p>
        </text:list-item>
      </text:list>
      <text:p text:style-name="P1555"/>
      <text:p text:style-name="P1556">std::cout &lt;&lt; " <text:s text:c="3"/>the number of constraints is: " &lt;&lt; constraints.n_constraints() &lt;&lt; std::endl;</text:p>
      <text:p text:style-name="P1557"/>
      <text:p text:style-name="P1558"><text:s text:c="4"/>cout &lt;&lt; " <text:s text:c="3"/>the orders of the dofs that are constrained are: ";</text:p>
      <text:p text:style-name="P1559"><text:s text:c="4"/>for (unsigned int i = 0; i&lt;dof_handler.n_dofs(); ++i)</text:p>
      <text:p text:style-name="P1560"><text:s text:c="4"/>{</text:p>
      <text:p text:style-name="P1561"><text:s text:c="8"/>if(constraints.is_constrained(i))</text:p>
      <text:p text:style-name="P1562"><text:s text:c="3"/><text:s text:c="5"/>{</text:p>
      <text:p text:style-name="P1563"><text:s text:c="12"/>std::cout &lt;&lt; i &lt;&lt; ", ";</text:p>
      <text:p text:style-name="P1564"><text:s text:c="8"/>}</text:p>
      <text:p text:style-name="P1565"><text:s text:c="4"/>}</text:p>
      <text:p text:style-name="P1566"><text:s text:c="4"/>cout &lt;&lt; "\n";</text:p>
      <text:p text:style-name="P1567"/>
      <text:p text:style-name="P1568"><text:s text:c="4"/>std::cout &lt;&lt; " <text:s text:c="3"/>the content of constraints is: " &lt;&lt; std::endl;</text:p>
      <text:p text:style-name="P1569"><text:s text:c="4"/>constraints.print(std::cout);</text:p>
      <text:p text:style-name="P1570"/>
      <text:p text:style-name="P1571"/>
      <text:p text:style-name="P1572"/>
      <text:p text:style-name="Textbody">3.</text:p>
      <text:p text:style-name="Textbody">deal with the natural boundary condition</text:p>
      <text:p text:style-name="Standard"><text:span text:style-name="T1573"><text:s text:c="10"/></text:span><text:span text:style-name="T1574">if</text:span><text:span text:style-name="T1575"><text:s/>(cell-&gt;at_bound</text:span><text:span text:style-name="T1576">ary(face_n)</text:span></text:p>
      <text:p text:style-name="P1577"><text:s text:c="8"/><text:tab/><text:tab/><text:s text:c="2"/>&amp;&amp; (cell-&gt;face(face_n)-&gt;boundary_id() == 0))</text:p>
      <text:p text:style-name="Textbody"/>
      <text:p text:style-name="Textbody">4.</text:p>
      <text:p text:style-name="Textbody">deal with the global matrix and right hand side and implement (inhomogeneous) Dirichlet boundary conditions</text:p>
      <text:p text:style-name="Textbody">add <text:s/>constraints.distribute_local_to_global to the function assemble(), P12<text:s/>bottom, step-22</text:p>
      <text:p text:style-name="Standard"><text:span text:style-name="T1578"><text:s text:c="8"/></text:span><text:span text:style-name="T1579">for</text:span><text:span text:style-name="T1580"><text:s/>(</text:span><text:span text:style-name="T1581">unsigned</text:span><text:span text:style-name="T1582"><text:s/></text:span><text:span text:style-name="T1583">int</text:span><text:span text:style-name="T1584"><text:s/>i=0; i&lt;dofs_per_cell; ++i)</text:span></text:p>
      <text:p text:style-name="Standard"><text:span text:style-name="T1585"><text:s text:c="10"/></text:span><text:span text:style-name="T1586">for</text:span><text:span text:style-name="T1587"><text:s/>(</text:span><text:span text:style-name="T1588">unsigned</text:span><text:span text:style-name="T1589"><text:s/></text:span><text:span text:style-name="T1590">int</text:span><text:span text:style-name="T1591"><text:s/>j=i+1; j&lt;dofs_per_cell; ++j)</text:span></text:p>
      <text:p text:style-name="P1592"><text:s text:c="12"/>local_matrix(i,j) = local_matrix(j,i);</text:p>
      <text:p text:style-name="P1593"><text:s text:c="8"/>cell-&gt;get_dof_indices (local_dof_indices);</text:p>
      <text:p text:style-name="Standard"><text:span text:style-name="T1594"><text:s text:c="8"/></text:span><text:span text:style-name="T1595">constraints</text:span><text:span text:style-name="T1596">.distribute_local_to_global (local_matrix, local_rhs,</text:span></text:p>
      <text:p text:style-name="P1597"><text:s text:c="48"/>local_dof_indices,</text:p>
      <text:p text:style-name="Standard"><text:span text:style-name="T1598"><text:s text:c="48"/></text:span><text:span text:style-name="T1599">system_matrix</text:span><text:span text:style-name="T1600">,<text:s/></text:span><text:span text:style-name="T1601">system_rhs</text:span><text:span text:style-name="T1602">);</text:span></text:p>
      <text:p text:style-name="P1603"/>
      <text:list text:style-name="LFO60" text:continue-numbering="true">
        <text:list-item>
          <text:p text:style-name="P1604"><text:span text:style-name="T1605">// this eliminates the entries of the rows<text:s/></text:span><text:span text:style-name="T1606">and columns related to the constrainted dofs in the system_matrix, except for the entry itself.</text:span></text:p>
        </text:list-item>
        <text:list-item>
          <text:p text:style-name="P1607"><text:span text:style-name="T1608">Due to the elimination of the column associated with the constrained dofs, the system_rhs is adjusted, accordingly.</text:span></text:p>
        </text:list-item>
      </text:list>
      <text:p text:style-name="P1609"/>
      <text:p text:style-name="Standard">Note that</text:p>
      <text:list text:style-name="LFO61" text:continue-numbering="true">
        <text:list-item>
          <text:p text:style-name="P1610">the method used to deal with the<text:s/>global matrix and right hand side should be eliminated.</text:p>
        </text:list-item>
        <text:list-item>
          <text:p text:style-name="P1611">The Dirichlet boundary condition for the mixed FEM is about the gradient rather than the solution. P20, step-22</text:p>
        </text:list-item>
      </text:list>
      <text:p text:style-name="Standard">5.</text:p>
      <text:soft-page-break/>
      <text:p text:style-name="Standard">deal with the velocity boundary conditions in the 'solve' function, 16-2-2018</text:p>
      <text:p text:style-name="Standard">constraints.<text:a xlink:href="https://www.dealii.org/8.4.0/doxygen/deal.II/classConstraintMatrix.html#a1676b89d3936a007bb48a9d5210e6f07" office:target-frame-name="_top" xlink:show="replace">distribute</text:a><text:s/>(solution);</text:p>
      <text:p text:style-name="Standard"/>
      <text:p text:style-name="Standard"/>
      <text:h text:style-name="Heading3" text:outline-level="3"><text:bookmark-start text:name="__RefHeading___Toc7404_406370743"/><text:bookmark-start text:name="_Toc77513387"/><text:bookmark-start text:name="_Toc78107415"/>Two DV problem, 16-4-2018<text:bookmark-end text:name="__RefHeading___Toc7404_406370743"/><text:bookmark-end text:name="_Toc77513387"/><text:bookmark-end text:name="_Toc78107415"/></text:h>
      <text:p text:style-name="Standard">1.</text:p>
      <text:p text:style-name="Standard">define 4 variables</text:p>
      <text:p text:style-name="Standard"><text:s text:c="4"/>Vector&lt;double&gt; <text:s text:c="11"/>solution_ur;</text:p>
      <text:p text:style-name="Standard"><text:s text:c="4"/>Vector&lt;double&gt; <text:s text:c="11"/>solution_ui;</text:p>
      <text:p text:style-name="Standard"><text:s text:c="4"/>Vector&lt;double&gt; <text:s text:c="11"/>solution_pr;</text:p>
      <text:p text:style-name="Standard"><text:s text:c="4"/>Vector&lt;double&gt; <text:s text:c="11"/>solution_pi; <text:s/></text:p>
      <text:p text:style-name="Standard">2.</text:p>
      <text:p text:style-name="Standard">define finite elements for each variable, step-21</text:p>
      <text:p text:style-name="Standard"><text:s text:c="3"/>fe (FE_Q&lt;dim&gt;(degree+1), 1, <text:s text:c="11"/>//elements for the real part of the gradient</text:p>
      <text:p text:style-name="Standard"><text:s text:c="8"/>FE_DGQ&lt;dim&gt;(degree), 1, <text:s text:c="13"/>//elements for the real part of the solution</text:p>
      <text:p text:style-name="Standard"><text:s text:c="8"/>FE_Q&lt;dim&gt;(degree+1), 1, <text:s text:c="11"/>//elements for the imag part of the gradient <text:s text:c="4"/></text:p>
      <text:p text:style-name="Standard"><text:s text:c="8"/>FE_DGQ&lt;dim&gt;(degree), 1), <text:s text:c="12"/>//elements for the<text:s/>imag part of the solution</text:p>
      <text:p text:style-name="Standard">3.</text:p>
      <text:p text:style-name="Standard">assign finite elements for each degree of freedom</text:p>
      <text:p text:style-name="Standard"><text:s text:c="4"/>dof_handler.distribute_dofs (fe);</text:p>
      <text:p text:style-name="Standard">4.</text:p>
      <text:p text:style-name="Standard">renumber degrees of freedom according to different compositions, here denoting the preceding four variables</text:p>
      <text:p text:style-name="Standard"><text:s text:c="4"/>DoFRenumbering::component_wise (dof_handler);</text:p>
      <text:p text:style-name="Standard"/>
      <text:p text:style-name="Standard">5.</text:p>
      <text:p text:style-name="Standard">count how many shape functions belong to each of these elements</text:p>
      <text:p text:style-name="Standard"><text:s text:c="4"/>std::vector&lt;types::global_dof_index&gt; dofs_per_component (2*(dim+1));</text:p>
      <text:p text:style-name="Standard"><text:s text:c="8"/></text:p>
      <text:p text:style-name="Standard"><text:s text:c="4"/>DoFTools::count_dofs_per_component (dof_handler, dofs_per_component);</text:p>
      <text:p text:style-name="Standard"/>
      <text:p text:style-name="Standard">6.</text:p>
      <text:p text:style-name="Standard">allocate a sparsity pattern for the matrix we are going to create</text:p>
      <text:p text:style-name="Standard"><text:s text:c="4"/><text:span text:style-name="T1612">BlockDynamicSparsityPattern dsp(4, 4);</text:span></text:p>
      <text:p text:style-name="P1613"><text:s text:c="4"/>dsp.block(0, 0).reinit (n_u, n_u);</text:p>
      <text:p text:style-name="P1614"><text:s text:c="4"/>dsp.block(0, 1).reinit (n_u, n_p);</text:p>
      <text:p text:style-name="P1615"><text:s text:c="4"/>dsp.block(0, 2).reinit (n_u, n_u);</text:p>
      <text:p text:style-name="P1616"><text:s text:c="4"/>dsp.block(0, 3).reinit<text:s/>(n_u, n_p);</text:p>
      <text:p text:style-name="P1617"><text:s text:c="4"/></text:p>
      <text:p text:style-name="P1618"><text:s text:c="4"/>dsp.block(1, 0).reinit (n_p, n_u);</text:p>
      <text:p text:style-name="P1619"><text:s text:c="4"/>dsp.block(1, 1).reinit (n_p, n_p);</text:p>
      <text:p text:style-name="P1620"><text:s text:c="4"/>dsp.block(1, 2).reinit (n_p, n_u);</text:p>
      <text:p text:style-name="P1621"><text:s text:c="4"/>dsp.block(1, 3).reinit (n_p, n_p);</text:p>
      <text:p text:style-name="P1622"/>
      <text:p text:style-name="P1623"><text:s text:c="4"/>dsp.block(2, 0).reinit (n_u, n_u);</text:p>
      <text:p text:style-name="P1624"><text:s text:c="4"/>dsp.block(2, 1).reinit (n_u, n_p);</text:p>
      <text:p text:style-name="P1625"><text:s text:c="4"/>dsp.block(2, 2).reinit (n_u, n_u);</text:p>
      <text:p text:style-name="P1626"><text:s text:c="4"/>dsp.block(2, 3).reinit (n_u, n_p);</text:p>
      <text:soft-page-break/>
      <text:p text:style-name="P1627"><text:s text:c="4"/></text:p>
      <text:p text:style-name="P1628"><text:s text:c="4"/>dsp.block(3, 0).reinit (n_p, n_u);</text:p>
      <text:p text:style-name="P1629"><text:s text:c="4"/>dsp.block(3, 1).reinit (n_p, n_p);</text:p>
      <text:p text:style-name="P1630"><text:s text:c="4"/>dsp.block(3, 2).reinit (n_p, n_u);</text:p>
      <text:p text:style-name="P1631"><text:s text:c="4"/>dsp.block(3, 3).reinit (n_p, n_p);</text:p>
      <text:p text:style-name="P1632"><text:s text:c="4"/></text:p>
      <text:p text:style-name="Standard"><text:span text:style-name="T1633"><text:s text:c="4"/></text:span>dsp.collect_sizes ();</text:p>
      <text:p text:style-name="Standard"><text:s text:c="4"/>DoFTools::make_sparsity_pattern (dof_handler, dsp);</text:p>
      <text:p text:style-name="Standard"/>
      <text:p text:style-name="Standard">so as the rhs and solution.</text:p>
      <text:p text:style-name="Standard">7.</text:p>
      <text:p text:style-name="Standard">In the assembly part,</text:p>
      <text:p text:style-name="Standard">define the extractors that are used to get the value and gradient of the shape functions at quadrature points.</text:p>
      <text:p text:style-name="Standard"><text:s text:c="4"/>const FEValuesExtractors::Vector ur (0);</text:p>
      <text:p text:style-name="Standard"><text:s text:c="4"/>const FEValuesExtractors::Scalar pr (dim);</text:p>
      <text:p text:style-name="Standard"><text:s text:c="4"/>const FEValuesExtractors::Vector ui (dim+1);</text:p>
      <text:p text:style-name="Standard"><text:s text:c="4"/>const FEValuesExtractors::Scalar my_pi (dim+dim+1);</text:p>
      <text:p text:style-name="Standard">8.</text:p>
      <text:p text:style-name="Standard">extract the value and gradient of the shape functions, 4 in total, at each quadrature points</text:p>
      <text:p text:style-name="Standard"><text:s text:c="16"/>const Tensor&lt;1,dim&gt; phi_i_ur <text:s text:c="4"/>= fe_values[ur].value (i, q);</text:p>
      <text:p text:style-name="Standard"><text:s text:c="16"/>const double <text:s text:c="7"/>div_phi_i_ur = fe_values[ur].divergence (i, q);</text:p>
      <text:p text:style-name="Standard"><text:s text:c="16"/>const double <text:s text:c="7"/>phi_i_pr <text:s text:c="4"/>= fe_values[pr].value (i, q);</text:p>
      <text:p text:style-name="Standard"><text:s text:c="14"/></text:p>
      <text:p text:style-name="Standard"><text:s text:c="16"/>const Tensor&lt;1,dim&gt; phi_i_ui <text:s text:c="4"/>= fe_values[ui].value (i, q);</text:p>
      <text:p text:style-name="Standard"><text:s text:c="16"/>const double <text:s text:c="7"/>div_phi_i_ui = fe_values[ui].divergence (i, q); <text:s text:c="12"/></text:p>
      <text:p text:style-name="Standard"><text:s text:c="16"/>const double <text:s text:c="7"/>phi_i_pi <text:s text:c="4"/>=<text:s/>fe_values[my_pi].value (i, q);</text:p>
      <text:p text:style-name="Standard">9.</text:p>
      <text:p text:style-name="Standard">assemble the system matrix according the location of basis functions and the mixed formulation</text:p>
      <text:p text:style-name="Standard"/>
      <text:p text:style-name="Standard">10.</text:p>
      <text:p text:style-name="Standard">considering the influence of the pressure boundary condition on the rhs cause by integration by parts.</text:p>
      <text:p text:style-name="Standard"/>
      <text:p text:style-name="Standard">11.</text:p>
      <text:p text:style-name="Standard">map the local<text:s/>contribution to the global one</text:p>
      <text:p text:style-name="Standard"/>
      <text:p text:style-name="Standard">12.</text:p>
      <text:p text:style-name="Standard">consider the contribution of the pressure boundary conditions to the rhs preparing for eliminating rows and columns involving the essential boundary conditions, i.e. the gradient u.</text:p>
      <text:p text:style-name="Standard"><text:s text:c="4"/>for (unsigned int i = 0; i&lt;dof_handler.n_dofs(); ++i)</text:p>
      <text:p text:style-name="Standard"><text:s text:c="4"/>{</text:p>
      <text:p text:style-name="Standard"><text:s text:c="8"/>if(system_matrix.el(i,my_row_pr)!=0 ) <text:s text:c="47"/>//deal with the natural BC</text:p>
      <text:p text:style-name="Standard"><text:s text:c="8"/>{</text:p>
      <text:p text:style-name="Standard"><text:s text:c="12"/>system_rhs(i)=system_rhs(i)-system_matrix(i,my_row_pr)*1.35; <text:s text:c="11"/></text:p>
      <text:p text:style-name="Standard"><text:s text:c="8"/>} <text:s text:c="7"/></text:p>
      <text:p text:style-name="Standard"><text:s text:c="4"/>} <text:s/></text:p>
      <text:p text:style-name="Standard"/>
      <text:p text:style-name="Standard">13.</text:p>
      <text:p text:style-name="Standard">eleminate rows and columns connecting with u, note that we do not need to eliminate that connecting<text:s/><text:soft-page-break/>with p</text:p>
      <text:p text:style-name="Standard"/>
      <text:p text:style-name="Standard">This is done by hand:</text:p>
      <text:p text:style-name="Standard"/>
      <text:p text:style-name="Standard"><text:s text:c="4"/>int ur_row_last_dof = 1+triangulation.n_active_cells()*(degree)-(degree); <text:s text:c="4"/></text:p>
      <text:p text:style-name="Standard"><text:s text:c="4"/>int ui_row_last_dof = dof_handler.n_dofs()/2+1+triangulation.n_active_cells()*(degree)-(degree);</text:p>
      <text:p text:style-name="Standard"><text:s text:c="4"/></text:p>
      <text:p text:style-name="Standard"><text:s text:c="4"/>std::cout &lt;&lt; " <text:s text:c="3"/>ur_row_last_dof is " &lt;&lt; ur_row_last_dof &lt;&lt; ", ui_row_last_dof is "<text:s/>&lt;&lt; ui_row_last_dof &lt;&lt; std::endl; <text:s text:c="10"/>//ur_row_last_dof denotes the row number of the last degree of freedom of ur, ui_row_last_dof denotes the row number of the last degree of freedom of ui</text:p>
      <text:p text:style-name="Standard"/>
      <text:p text:style-name="Standard"><text:s text:c="4"/>for (unsigned int i = 0;<text:s/>i&lt;dof_handler.n_dofs(); ++i)</text:p>
      <text:p text:style-name="Standard"><text:s text:c="4"/>{</text:p>
      <text:p text:style-name="Standard"><text:s text:c="8"/>if(system_matrix.el(ur_row_last_dof,i)!=0 || system_matrix.el(ui_row_last_dof,i)!=0 ) <text:s text:c="46"/>//set the rows involving the last test function of ur and ui zero</text:p>
      <text:p text:style-name="Standard"><text:s text:c="8"/>{</text:p>
      <text:p text:style-name="Standard"><text:s text:c="5"/><text:s text:c="7"/>system_matrix.set(ur_row_last_dof,i,0.0); <text:s text:c="11"/></text:p>
      <text:p text:style-name="Standard"><text:s text:c="12"/>system_matrix.set(ui_row_last_dof,i,0.0);</text:p>
      <text:p text:style-name="Standard"><text:s text:c="8"/>} <text:s text:c="7"/></text:p>
      <text:p text:style-name="Standard"><text:s text:c="4"/>}</text:p>
      <text:p text:style-name="Standard"><text:s text:c="4"/></text:p>
      <text:p text:style-name="Standard"><text:s text:c="4"/>for (unsigned int i = 0; i&lt;dof_handler.n_dofs(); ++i)</text:p>
      <text:p text:style-name="Standard"><text:s text:c="4"/>{</text:p>
      <text:p text:style-name="Standard"><text:s text:c="8"/>if(system_matrix.el(i,ur_row_last_dof)!=0 || system_matrix.el(i,ui_row_last_dof)!=0 ) <text:s text:c="46"/>//set the columns involving the last test function of ur and ui zero</text:p>
      <text:p text:style-name="Standard"><text:s text:c="8"/>{ <text:s text:c="2"/></text:p>
      <text:p text:style-name="Standard"><text:s text:c="12"/>system_matrix.set(i,ur_row_last_dof,0.0); <text:s text:c="11"/></text:p>
      <text:p text:style-name="Standard"><text:s text:c="12"/>system_matrix.set(i,ui_row_last_dof,0.0);</text:p>
      <text:p text:style-name="Standard"><text:s text:c="8"/>} <text:s text:c="7"/></text:p>
      <text:p text:style-name="Standard"><text:s text:c="4"/>}</text:p>
      <text:p text:style-name="Standard"/>
      <text:p text:style-name="Standard"><text:s text:c="4"/>system_matrix.set(ur_row_last_dof,ur_row_last_dof,1.0);</text:p>
      <text:p text:style-name="Standard"><text:s text:c="4"/>system_matrix.set(ui_row_last_dof,ui_row_last_dof,1.0);</text:p>
      <text:p text:style-name="Standard"><text:s text:c="4"/>system_rhs(ur_row_last_dof)=0.0;</text:p>
      <text:p text:style-name="Standard"><text:s text:c="4"/>system_rhs(ui_row_last_dof)=0.0;<text:s text:c="2"/></text:p>
      <text:p text:style-name="Standard"/>
      <text:p text:style-name="Standard">when the velocity boundary condition is nonhomogeneous, we also need to adjust the right hand side according to the eliminated columns. See 'deal.ii/examples/step-20/1D/4 Helmholtz/2 simple coe (uaexp1pixp1maexpmix)/' for an implementation. Feb. 28, 2019</text:p>
      <text:p text:style-name="Standard"/>
      <text:p text:style-name="Standard"/>
      <text:p text:style-name="Standard"/>
      <text:p text:style-name="Standard">For<text:s/><text:span text:style-name="T1634">the implementation of class constraints, see the next section.</text:span></text:p>
      <text:p text:style-name="Standard"/>
      <text:p text:style-name="Standard">14.</text:p>
      <text:p text:style-name="Standard">In the solving process,</text:p>
      <text:p text:style-name="Standard">use the direct solver,</text:p>
      <text:p text:style-name="Standard"><text:s text:c="8"/>SparseDirectUMFPACK <text:s/>A_direct;<text:tab/><text:tab/><text:s text:c="22"/>//SparseDirectUMFPACK</text:p>
      <text:p text:style-name="Standard"/>
      <text:soft-page-break/>
      <text:p text:style-name="Standard"><text:s text:c="8"/>A_direct.initialize(system_matrix);</text:p>
      <text:p text:style-name="Standard"/>
      <text:p text:style-name="Standard"><text:s text:c="8"/>A_direct.vmult (solution, system_rhs);</text:p>
      <text:p text:style-name="Standard"/>
      <text:p text:style-name="P1635">// only these three lines are needed, stress on Sep 13, 2018</text:p>
      <text:p text:style-name="Standard"/>
      <text:p text:style-name="Standard">15.</text:p>
      <text:p text:style-name="Standard">set the real part of p to 1.35</text:p>
      <text:p text:style-name="Standard">Because using discontinuous elements, we cannot eliminate the rows and columns related to p like using continuous elements, we need to add this post process.</text:p>
      <text:p text:style-name="Standard"/>
      <text:p text:style-name="Standard">16.</text:p>
      <text:p text:style-name="Standard">To compute errors,</text:p>
      <text:p text:style-name="Standard">combine the real part and imaginary part of the gradient together, so as the solution.</text:p>
      <text:p text:style-name="Standard">Note that the last degree of freedom may not be the<text:s/>rightest one, so the solution is not distributing according to an increasing coordinate, but we do not need to treat this situation for computing errors.</text:p>
      <text:p text:style-name="Textbody"/>
      <text:h text:style-name="Heading3" text:outline-level="3"><text:bookmark-start text:name="__RefHeading___Toc9341_332472486"/><text:bookmark-start text:name="_Toc77513388"/><text:bookmark-start text:name="_Toc78107416"/>Implementation of constraints on solving 2DV equations, Dec. 6, 2018<text:bookmark-end text:name="__RefHeading___Toc9341_332472486"/><text:bookmark-end text:name="_Toc77513388"/><text:bookmark-end text:name="_Toc78107416"/></text:h>
      <text:p text:style-name="Textbody"/>
      <text:list text:style-name="LFO62" text:continue-numbering="true">
        <text:list-item>
          <text:p text:style-name="P1636">Constrain degrees of freedom, in making grid</text:p>
        </text:list-item>
      </text:list>
      <text:p text:style-name="Textbody"><text:s text:c="4"/>std::vector&lt;unsigned int&gt; block_component (4,0);</text:p>
      <text:p text:style-name="Textbody"><text:s text:c="4"/>block_component[0] = 0;</text:p>
      <text:p text:style-name="Textbody"><text:s text:c="4"/>block_component[1] = 1;</text:p>
      <text:p text:style-name="Textbody"><text:s text:c="4"/>block_component[2] = 2;</text:p>
      <text:p text:style-name="Textbody"><text:s text:c="4"/>block_component[3] = 3;</text:p>
      <text:p text:style-name="Textbody"><text:s text:c="4"/></text:p>
      <text:p text:style-name="Textbody"><text:s text:c="4"/>DoFRenumbering::component_wise (dof_handler,<text:s/>block_component); <text:s/></text:p>
      <text:p text:style-name="Textbody"><text:s text:c="4"/></text:p>
      <text:p text:style-name="Textbody"><text:s text:c="4"/>{</text:p>
      <text:p text:style-name="Textbody"><text:s text:c="4"/>constraints.clear ();</text:p>
      <text:p text:style-name="Textbody"><text:s text:c="4"/>FEValuesExtractors::Vector velocity_real(0);</text:p>
      <text:p text:style-name="Textbody"><text:s text:c="4"/>FEValuesExtractors::Vector pressure_real(1); <text:s text:c="2"/></text:p>
      <text:p text:style-name="Textbody"><text:s text:c="4"/>FEValuesExtractors::Vector velocity_imag(2);</text:p>
      <text:p text:style-name="Textbody"><text:s text:c="4"/>FEValuesExtractors::Vector pressure_imag(3);</text:p>
      <text:p text:style-name="Textbody"><text:s text:c="4"/></text:p>
      <text:p text:style-name="Textbody"><text:s text:c="4"/>DoFTools::make_hanging_node_constraints (dof_handler,</text:p>
      <text:p text:style-name="Textbody"><text:s text:c="45"/>constraints);</text:p>
      <text:p text:style-name="Textbody"/>
      <text:soft-page-break/>
      <text:p text:style-name="Textbody"><text:s text:c="4"/>//std::map&lt;types::global_dof_index,double&gt; boundary_values_Neu;</text:p>
      <text:p text:style-name="Textbody"><text:s text:c="4"/></text:p>
      <text:p text:style-name="Textbody"><text:s text:c="4"/>VectorTools::interpolate_boundary_values (dof_handler,</text:p>
      <text:p text:style-name="Textbody"><text:s/><text:s text:c="45"/>1,</text:p>
      <text:p text:style-name="Textbody"><text:s text:c="46"/>GradientBoundary&lt;dim&gt;(),</text:p>
      <text:p text:style-name="Textbody"><text:tab/><text:s text:c="42"/>constraints,</text:p>
      <text:p text:style-name="Textbody"><text:tab/><text:s text:c="42"/>fe.component_mask(velocity_real)</text:p>
      <text:p text:style-name="Textbody"><text:s text:c="5"/><text:s text:c="40"/>);</text:p>
      <text:p text:style-name="Textbody"><text:s text:c="4"/></text:p>
      <text:p text:style-name="Textbody"><text:s text:c="4"/>VectorTools::interpolate_boundary_values (dof_handler,</text:p>
      <text:p text:style-name="Textbody"><text:s text:c="46"/>1,</text:p>
      <text:p text:style-name="Textbody"><text:s text:c="46"/>GradientBoundary&lt;dim&gt;(),</text:p>
      <text:p text:style-name="Textbody"><text:tab/><text:s text:c="28"/><text:s text:c="14"/>constraints,</text:p>
      <text:p text:style-name="Textbody"><text:tab/><text:s text:c="42"/>fe.component_mask(velocity_imag)</text:p>
      <text:p text:style-name="Textbody"><text:s text:c="45"/>); <text:s text:c="3"/></text:p>
      <text:p text:style-name="Textbody"><text:s text:c="45"/></text:p>
      <text:p text:style-name="Textbody"><text:s text:c="4"/>}</text:p>
      <text:p text:style-name="Textbody"><text:s text:c="4"/>constraints.close ();</text:p>
      <text:p text:style-name="Textbody"/>
      <text:list text:style-name="LFO63" text:continue-numbering="true">
        <text:list-item>
          <text:p text:style-name="P1637">assembling and<text:s/>dealing with Dirichlet boundary conditions using constraints</text:p>
        </text:list-item>
      </text:list>
      <text:p text:style-name="Textbody"><text:s text:c="8"/>for (unsigned int i=0; i&lt;dofs_per_cell; ++i) <text:s text:c="19"/>//deal with the global matrix and right hand side and implement (inhomogeneous) Dirichlet boundary conditions</text:p>
      <text:p text:style-name="Textbody"><text:s text:c="10"/>for<text:s/>(unsigned int j=0; j&lt;dofs_per_cell; ++j)</text:p>
      <text:p text:style-name="Textbody">// <text:s text:c="12"/>local_matrix(i,j) = local_matrix(j,i);</text:p>
      <text:p text:style-name="Textbody"><text:s text:c="8"/>cell-&gt;get_dof_indices (local_dof_indices);</text:p>
      <text:p text:style-name="Textbody"><text:s text:c="8"/></text:p>
      <text:p text:style-name="Textbody"><text:s text:c="8"/>constraints.condense (system_matrix, system_rhs);</text:p>
      <text:p text:style-name="Textbody"><text:s text:c="8"/></text:p>
      <text:p text:style-name="Textbody"><text:s text:c="8"/>constraints.distribute_local_to_global (local_matrix, local_rhs,</text:p>
      <text:p text:style-name="Textbody"><text:s text:c="48"/>local_dof_indices,</text:p>
      <text:p text:style-name="Textbody"><text:s text:c="48"/>system_matrix, system_rhs);<text:bookmark-start text:name="_Toc77513389"/><text:bookmark-end text:name="_Toc77513389"/></text:p>
      <text:h text:style-name="Heading3" text:outline-level="3"><text:bookmark-start text:name="__RefHeading___Toc9343_332472486"/><text:bookmark-start text:name="_Toc77513390"/><text:bookmark-start text:name="_Toc78107417"/>Numbering of dofs of one cell of the 2DV equation in the mixed FEM,<text:s/>Dec. 4, 2018<text:bookmark-end text:name="__RefHeading___Toc9343_332472486"/><text:bookmark-end text:name="_Toc77513390"/><text:bookmark-end text:name="_Toc78107417"/></text:h>
      <text:p text:style-name="Textbody">Assuming elements of degree n.</text:p>
      <table:table table:style-name="Table1638">
        <table:table-columns>
          <table:table-column table:style-name="TableColumn1639"/>
          <table:table-column table:style-name="TableColumn1640"/>
          <table:table-column table:style-name="TableColumn1641"/>
          <table:table-column table:style-name="TableColumn1642"/>
        </table:table-columns>
        <table:table-row table:style-name="TableRow1643">
          <table:table-cell table:style-name="TableCell1644">
            <text:soft-page-break/>
            <text:p text:style-name="P1645">Count order (by dofs_per_cell)</text:p>
          </table:table-cell>
          <table:table-cell table:style-name="TableCell1646">
            <text:p text:style-name="P1647">Dof order</text:p>
          </table:table-cell>
          <table:table-cell table:style-name="TableCell1648">
            <text:p text:style-name="P1649">Fe order = count order</text:p>
          </table:table-cell>
          <table:table-cell table:style-name="TableCell1650">
            <text:p text:style-name="P1651"/>
          </table:table-cell>
        </table:table-row>
        <table:table-row table:style-name="TableRow1652">
          <table:table-cell table:style-name="TableCell1653">
            <text:p text:style-name="P1654">0</text:p>
          </table:table-cell>
          <table:table-cell table:style-name="TableCell1655">
            <text:p text:style-name="P1656">ur(0)=0</text:p>
          </table:table-cell>
          <table:table-cell table:style-name="TableCell1657">
            <text:p text:style-name="P1658">ur(0)</text:p>
          </table:table-cell>
          <table:table-cell table:style-name="TableCell1659">
            <text:p text:style-name="P1660"/>
          </table:table-cell>
        </table:table-row>
        <table:table-row table:style-name="TableRow1661">
          <table:table-cell table:style-name="TableCell1662">
            <text:p text:style-name="P1663">1</text:p>
          </table:table-cell>
          <table:table-cell table:style-name="TableCell1664">
            <text:p text:style-name="P1665">ui(0)</text:p>
          </table:table-cell>
          <table:table-cell table:style-name="TableCell1666">
            <text:p text:style-name="P1667">ui(0)</text:p>
          </table:table-cell>
          <table:table-cell table:style-name="TableCell1668">
            <text:p text:style-name="P1669"/>
          </table:table-cell>
        </table:table-row>
        <table:table-row table:style-name="TableRow1670">
          <table:table-cell table:style-name="TableCell1671">
            <text:p text:style-name="P1672">2</text:p>
          </table:table-cell>
          <table:table-cell table:style-name="TableCell1673">
            <text:p text:style-name="P1674">ur(n)=1</text:p>
          </table:table-cell>
          <table:table-cell table:style-name="TableCell1675">
            <text:p text:style-name="P1676">ur(n)</text:p>
          </table:table-cell>
          <table:table-cell table:style-name="TableCell1677">
            <text:p text:style-name="P1678"/>
          </table:table-cell>
        </table:table-row>
        <table:table-row table:style-name="TableRow1679">
          <table:table-cell table:style-name="TableCell1680">
            <text:p text:style-name="P1681">3</text:p>
          </table:table-cell>
          <table:table-cell table:style-name="TableCell1682">
            <text:p text:style-name="P1683">ui(n)</text:p>
          </table:table-cell>
          <table:table-cell table:style-name="TableCell1684">
            <text:p text:style-name="P1685">ui(n)</text:p>
          </table:table-cell>
          <table:table-cell table:style-name="TableCell1686">
            <text:p text:style-name="P1687"/>
          </table:table-cell>
        </table:table-row>
        <table:table-row table:style-name="TableRow1688">
          <table:table-cell table:style-name="TableCell1689">
            <text:p text:style-name="P1690">4</text:p>
          </table:table-cell>
          <table:table-cell table:style-name="TableCell1691">
            <text:p text:style-name="P1692">ur(1)</text:p>
          </table:table-cell>
          <table:table-cell table:style-name="TableCell1693">
            <text:p text:style-name="P1694">ur(1)</text:p>
          </table:table-cell>
          <table:table-cell table:style-name="TableCell1695">
            <text:p text:style-name="P1696"/>
          </table:table-cell>
        </table:table-row>
        <table:table-row table:style-name="TableRow1697">
          <table:table-cell table:style-name="TableCell1698">
            <text:p text:style-name="P1699">...</text:p>
          </table:table-cell>
          <table:table-cell table:style-name="TableCell1700">
            <text:p text:style-name="P1701">...</text:p>
          </table:table-cell>
          <table:table-cell table:style-name="TableCell1702">
            <text:p text:style-name="P1703">...</text:p>
          </table:table-cell>
          <table:table-cell table:style-name="TableCell1704">
            <text:p text:style-name="P1705"/>
          </table:table-cell>
        </table:table-row>
        <table:table-row table:style-name="TableRow1706">
          <table:table-cell table:style-name="TableCell1707">
            <text:p text:style-name="P1708">n+2</text:p>
          </table:table-cell>
          <table:table-cell table:style-name="TableCell1709">
            <text:p text:style-name="P1710">ur(n-1)</text:p>
          </table:table-cell>
          <table:table-cell table:style-name="TableCell1711">
            <text:p text:style-name="P1712">ur(n-1)</text:p>
          </table:table-cell>
          <table:table-cell table:style-name="TableCell1713">
            <text:p text:style-name="P1714"/>
          </table:table-cell>
        </table:table-row>
        <table:table-row table:style-name="TableRow1715">
          <table:table-cell table:style-name="TableCell1716">
            <text:p text:style-name="P1717">n+3</text:p>
          </table:table-cell>
          <table:table-cell table:style-name="TableCell1718">
            <text:p text:style-name="P1719">pr(0)</text:p>
          </table:table-cell>
          <table:table-cell table:style-name="TableCell1720">
            <text:p text:style-name="P1721">pr(0)</text:p>
          </table:table-cell>
          <table:table-cell table:style-name="TableCell1722">
            <text:p text:style-name="P1723"/>
          </table:table-cell>
        </table:table-row>
        <table:table-row table:style-name="TableRow1724">
          <table:table-cell table:style-name="TableCell1725">
            <text:p text:style-name="P1726"/>
          </table:table-cell>
          <table:table-cell table:style-name="TableCell1727">
            <text:p text:style-name="P1728">...</text:p>
          </table:table-cell>
          <table:table-cell table:style-name="TableCell1729">
            <text:p text:style-name="P1730">...</text:p>
          </table:table-cell>
          <table:table-cell table:style-name="TableCell1731">
            <text:p text:style-name="P1732"/>
          </table:table-cell>
        </table:table-row>
        <table:table-row table:style-name="TableRow1733">
          <table:table-cell table:style-name="TableCell1734">
            <text:p text:style-name="P1735">2n+2</text:p>
          </table:table-cell>
          <table:table-cell table:style-name="TableCell1736">
            <text:p text:style-name="P1737">pr(n-1)</text:p>
          </table:table-cell>
          <table:table-cell table:style-name="TableCell1738">
            <text:p text:style-name="P1739">pr(n-1)</text:p>
          </table:table-cell>
          <table:table-cell table:style-name="TableCell1740">
            <text:p text:style-name="P1741"/>
          </table:table-cell>
        </table:table-row>
        <table:table-row table:style-name="TableRow1742">
          <table:table-cell table:style-name="TableCell1743">
            <text:p text:style-name="P1744">2n+3</text:p>
          </table:table-cell>
          <table:table-cell table:style-name="TableCell1745">
            <text:p text:style-name="P1746">ui(1)</text:p>
          </table:table-cell>
          <table:table-cell table:style-name="TableCell1747">
            <text:p text:style-name="P1748">ui(1)</text:p>
          </table:table-cell>
          <table:table-cell table:style-name="TableCell1749">
            <text:p text:style-name="P1750"/>
          </table:table-cell>
        </table:table-row>
        <table:table-row table:style-name="TableRow1751">
          <table:table-cell table:style-name="TableCell1752">
            <text:p text:style-name="P1753"/>
          </table:table-cell>
          <table:table-cell table:style-name="TableCell1754">
            <text:p text:style-name="P1755">...</text:p>
          </table:table-cell>
          <table:table-cell table:style-name="TableCell1756">
            <text:p text:style-name="P1757">...</text:p>
          </table:table-cell>
          <table:table-cell table:style-name="TableCell1758">
            <text:p text:style-name="P1759"/>
          </table:table-cell>
        </table:table-row>
        <table:table-row table:style-name="TableRow1760">
          <table:table-cell table:style-name="TableCell1761">
            <text:p text:style-name="P1762">3n+1</text:p>
          </table:table-cell>
          <table:table-cell table:style-name="TableCell1763">
            <text:p text:style-name="P1764">ui(n-1)</text:p>
          </table:table-cell>
          <table:table-cell table:style-name="TableCell1765">
            <text:p text:style-name="P1766">ui(n-1)</text:p>
          </table:table-cell>
          <table:table-cell table:style-name="TableCell1767">
            <text:p text:style-name="P1768"/>
          </table:table-cell>
        </table:table-row>
        <table:table-row table:style-name="TableRow1769">
          <table:table-cell table:style-name="TableCell1770">
            <text:p text:style-name="P1771">3n+2</text:p>
          </table:table-cell>
          <table:table-cell table:style-name="TableCell1772">
            <text:p text:style-name="P1773">pi(0)</text:p>
          </table:table-cell>
          <table:table-cell table:style-name="TableCell1774">
            <text:p text:style-name="P1775">pi(0)</text:p>
          </table:table-cell>
          <table:table-cell table:style-name="TableCell1776">
            <text:p text:style-name="P1777"/>
          </table:table-cell>
        </table:table-row>
        <table:table-row table:style-name="TableRow1778">
          <table:table-cell table:style-name="TableCell1779">
            <text:p text:style-name="P1780"/>
          </table:table-cell>
          <table:table-cell table:style-name="TableCell1781">
            <text:p text:style-name="P1782">...</text:p>
          </table:table-cell>
          <table:table-cell table:style-name="TableCell1783">
            <text:p text:style-name="P1784">...</text:p>
          </table:table-cell>
          <table:table-cell table:style-name="TableCell1785">
            <text:p text:style-name="P1786"/>
          </table:table-cell>
        </table:table-row>
        <table:table-row table:style-name="TableRow1787">
          <table:table-cell table:style-name="TableCell1788">
            <text:p text:style-name="P1789">4n+1</text:p>
          </table:table-cell>
          <table:table-cell table:style-name="TableCell1790">
            <text:p text:style-name="P1791">pi(n-1)</text:p>
          </table:table-cell>
          <table:table-cell table:style-name="TableCell1792">
            <text:p text:style-name="P1793">pi(n-1)</text:p>
          </table:table-cell>
          <table:table-cell table:style-name="TableCell1794">
            <text:p text:style-name="P1795"/>
          </table:table-cell>
        </table:table-row>
      </table:table>
      <text:p text:style-name="Textbody"/>
      <text:p text:style-name="Textbody"/>
      <text:h text:style-name="Heading3" text:outline-level="3"><text:bookmark-start text:name="__RefHeading___Toc9345_332472486"/><text:bookmark-start text:name="_Toc77513391"/><text:bookmark-start text:name="_Toc78107418"/>Numbering of dofs of ur, ui, pr, pi of one cell, Dec. 3, 2018<text:bookmark-end text:name="__RefHeading___Toc9345_332472486"/><text:bookmark-end text:name="_Toc77513391"/><text:bookmark-end text:name="_Toc78107418"/></text:h>
      <text:p text:style-name="P1796">Firstly, numbering the real part of u:</text:p>
      <text:p text:style-name="P1797">ur: 0, 1, ...,<text:s/>degree</text:p>
      <text:p text:style-name="P1798">next, the real part of p:</text:p>
      <text:p text:style-name="P1799">pr: degree+1, degree+2, ..., degree+degree</text:p>
      <text:p text:style-name="P1800">then, the imaginary part of u:</text:p>
      <text:p text:style-name="P1801">ui: degree+degree+1, <text:s/>degree+degree+2, ..., <text:s/>degree+degree+degree+1</text:p>
      <text:p text:style-name="P1802">finally, the imaginary part of p:</text:p>
      <text:p text:style-name="P1803">pi: degree+degree+degree+2, degree+degree+degree+3, ..., degree+degree+degree+degree+1</text:p>
      <text:p text:style-name="P1804"/>
      <text:h text:style-name="Heading3" text:outline-level="3"><text:bookmark-start text:name="__RefHeading___Toc9347_332472486"/><text:bookmark-start text:name="_Toc77513392"/><text:bookmark-start text:name="_Toc78107419"/>Numbering of basis functions of one cell for the 2DV equation, Dec. 3, 2018<text:bookmark-end text:name="__RefHeading___Toc9347_332472486"/><text:bookmark-end text:name="_Toc77513392"/><text:bookmark-end text:name="_Toc78107419"/></text:h>
      <text:p text:style-name="P1805">ur(1), ui(1)</text:p>
      <text:p text:style-name="P1806">ur(degree+1), ui(degree+1)</text:p>
      <text:p text:style-name="P1807">ur(2), ..., ur(degree), pr(1), ..., pr(degree)</text:p>
      <text:p text:style-name="P1808">ui(2), ..., ui(degree), pi(1), ..., pi(degree)</text:p>
      <text:p text:style-name="Standard"/>
      <text:h text:style-name="Heading3" text:outline-level="3"><text:bookmark-start text:name="__RefHeading__7921_733968107"/><text:bookmark-start text:name="_Toc77513393"/><text:bookmark-start text:name="_Toc78107420"/>MBC<text:s/>for the mixed FEM for the 1D diffusion problem<text:bookmark-end text:name="__RefHeading__7921_733968107"/><text:bookmark-end text:name="_Toc77513393"/><text:bookmark-end text:name="_Toc78107420"/></text:h>
      <text:p text:style-name="Textbody">1.</text:p>
      <text:p text:style-name="Textbody">change the r.h.s.</text:p>
      <text:p text:style-name="Standard"><text:span text:style-name="T1809">return</text:span><text:span text:style-name="T1810"><text:s/>-2*pi/</text:span><text:span text:style-name="T1811">this</text:span><text:span text:style-name="T1812">-&gt;</text:span><text:span text:style-name="T1813">denom</text:span><text:span text:style-name="T1814">*(cos(2*pi/</text:span><text:span text:style-name="T1815">this</text:span><text:span text:style-name="T1816">-&gt;</text:span><text:span text:style-name="T1817">denom</text:span><text:span text:style-name="T1818">*p[0])+(p[0])*(-2*pi/</text:span><text:span text:style-name="T1819">this</text:span><text:span text:style-name="T1820">-&gt;</text:span><text:span text:style-name="T1821">denom</text:span><text:span text:style-name="T1822">*sin(2*pi/</text:span><text:span text:style-name="T1823">this</text:span><text:span text:style-name="T1824">-&gt;</text:span><text:span text:style-name="T1825">denom</text:span><text:span text:style-name="T1826">*p[0])));</text:span></text:p>
      <text:p text:style-name="Textbody">2.</text:p>
      <text:p text:style-name="Textbody">change the exact solution</text:p>
      <text:p text:style-name="Standard"><text:span text:style-name="T1827"><text:s text:c="2"/></text:span><text:span text:style-name="T1828">template</text:span><text:span text:style-name="T1829"><text:s/>&lt;&gt;</text:span><text:span text:style-name="T1830"><text:tab/></text:span><text:span text:style-name="T1831">//a = x</text:span></text:p>
      <text:p text:style-name="Standard"><text:span text:style-name="T1832"><text:s text:c="2"/></text:span><text:span text:style-name="T1833">void</text:span></text:p>
      <text:p text:style-name="Standard"><text:span text:style-name="T1834"><text:s text:c="2"/></text:span><text:span text:style-name="T1835">ExactSolution&lt;1&gt;::vector_value</text:span><text:span text:style-name="T1836"><text:s/>(</text:span><text:span text:style-name="T1837">const</text:span><text:span text:style-name="T1838"><text:s/>Point&lt;1&gt; &amp;p,</text:span></text:p>
      <text:p text:style-name="Standard"><text:span text:style-name="T1839"><text:s text:c="34"/>Vector&lt;</text:span><text:span text:style-name="T1840">double</text:span><text:span text:style-name="T1841">&gt; <text:s text:c="2"/>&amp;values)<text:s/></text:span><text:span text:style-name="T1842">const</text:span></text:p>
      <text:p text:style-name="P1843"><text:s text:c="2"/>{</text:p>
      <text:p text:style-name="P1844"><text:s text:c="4"/>Assert (values.size() == 1+1,</text:p>
      <text:p text:style-name="P1845"><text:s text:c="12"/>ExcDimensionMismatch (values.size(), 1+1));</text:p>
      <text:p text:style-name="P1846"/>
      <text:p text:style-name="Standard"><text:span text:style-name="T1847"><text:s text:c="4"/>values(0) = -2.0*pi/</text:span><text:span text:style-name="T1848">this</text:span><text:span text:style-name="T1849">-&gt;</text:span><text:span text:style-name="T1850">denom</text:span><text:span text:style-name="T1851">*cos(2.0*</text:span><text:span text:style-name="T1852">pi/</text:span><text:span text:style-name="T1853">this</text:span><text:span text:style-name="T1854">-&gt;</text:span><text:span text:style-name="T1855">denom</text:span><text:span text:style-name="T1856">*p[0])*(p[0]);</text:span></text:p>
      <text:p text:style-name="Standard"><text:span text:style-name="T1857"><text:s text:c="4"/>values(1) = <text:s/>sin(2.0*pi/</text:span><text:span text:style-name="T1858">this</text:span><text:span text:style-name="T1859">-&gt;</text:span><text:span text:style-name="T1860">denom</text:span><text:span text:style-name="T1861">*p[0]);</text:span></text:p>
      <text:p text:style-name="P1862"><text:s text:c="2"/>}</text:p>
      <text:p text:style-name="P1863"/>
      <text:p text:style-name="Standard"><text:span text:style-name="T1864"><text:s text:c="2"/></text:span><text:span text:style-name="T1865">template</text:span><text:span text:style-name="T1866"><text:s/>&lt;&gt;</text:span></text:p>
      <text:p text:style-name="Standard"><text:span text:style-name="T1867"><text:s text:c="2"/></text:span><text:span text:style-name="T1868">void</text:span></text:p>
      <text:p text:style-name="Standard"><text:span text:style-name="T1869"><text:s text:c="2"/></text:span><text:span text:style-name="T1870">ExactSolution&lt;1&gt;::vector_gradient</text:span><text:span text:style-name="T1871"><text:s/>(</text:span><text:span text:style-name="T1872">const</text:span><text:span text:style-name="T1873"><text:s/>Point&lt;1&gt; &amp;p,</text:span></text:p>
      <text:p text:style-name="Standard"><text:span text:style-name="T1874"><text:s text:c="10"/></text:span><text:span text:style-name="T1875"><text:tab/><text:s text:c="2"/></text:span><text:span text:style-name="T1876"><text:tab/><text:s text:c="2"/></text:span><text:span text:style-name="T1877"><text:tab/><text:s text:c="2"/></text:span><text:span text:style-name="T1878"><text:tab/><text:s text:c="2"/></text:span><text:span text:style-name="T1879"><text:tab/><text:s text:c="2"/></text:span><text:span text:style-name="T1880"><text:tab/><text:s text:c="2"/></text:span><text:span text:style-name="T1881"><text:tab/><text:s/>std::vector&lt;Tensor&lt;1,1&gt;&gt; <text:s text:c="2"/>&amp;gradients)<text:s/></text:span><text:span text:style-name="T1882">const</text:span></text:p>
      <text:p text:style-name="P1883"><text:s text:c="2"/>{</text:p>
      <text:p text:style-name="Standard"><text:span text:style-name="T1884"><text:tab/><text:s text:c="4"/></text:span><text:span text:style-name="T1885">gradients[0][0] = -2.0*pi/</text:span><text:span text:style-name="T1886">this</text:span><text:span text:style-name="T1887">-&gt;</text:span><text:span text:style-name="T1888">denom</text:span><text:span text:style-name="T1889">*cos(2.0*pi/</text:span><text:span text:style-name="T1890">this</text:span><text:span text:style-name="T1891">-&gt;</text:span><text:span text:style-name="T1892">denom</text:span><text:span text:style-name="T1893">*p[0])+</text:span></text:p>
      <text:p text:style-name="Standard"><text:span text:style-name="T1894"><text:tab/><text:s text:c="4"/></text:span><text:span text:style-name="T1895"><text:tab/></text:span><text:span text:style-name="T1896"><text:tab/></text:span><text:span text:style-name="T1897"><text:tab/></text:span><text:span text:style-name="T1898"><text:tab/></text:span><text:span text:style-name="T1899"><text:tab/>(2.0*pi/</text:span><text:span text:style-name="T1900">this</text:span><text:span text:style-name="T1901">-&gt;</text:span><text:span text:style-name="T1902">denom</text:span><text:span text:style-name="T1903">)*(2.0*pi/</text:span><text:span text:style-name="T1904">this</text:span><text:span text:style-name="T1905">-&gt;</text:span><text:span text:style-name="T1906">denom</text:span><text:span text:style-name="T1907">)*sin(2.0*pi/</text:span><text:span text:style-name="T1908">this</text:span><text:span text:style-name="T1909">-&gt;</text:span><text:span text:style-name="T1910">denom</text:span><text:span text:style-name="T1911">*p[0])*(p[0]);</text:span></text:p>
      <text:p text:style-name="Standard"><text:span text:style-name="T1912"><text:tab/><text:s text:c="4"/>gradients[1][0] = 2.0*pi/</text:span><text:span text:style-name="T1913">this</text:span><text:span text:style-name="T1914">-&gt;</text:span><text:span text:style-name="T1915">denom</text:span><text:span text:style-name="T1916">*cos(2.0*pi/</text:span><text:span text:style-name="T1917">this</text:span><text:span text:style-name="T1918">-&gt;</text:span><text:span text:style-name="T1919">denom</text:span><text:span text:style-name="T1920">*p[0])*(p[0]);</text:span></text:p>
      <text:p text:style-name="P1921"><text:s text:c="2"/>}</text:p>
      <text:p text:style-name="Textbody">3.</text:p>
      <text:p text:style-name="Textbody">represent the<text:s/>coefficient<text:tab/>in step-20, <text:s text:c="3"/>30-4-2018</text:p>
      <text:p text:style-name="Textbody">The declaration and definition of the class Kinverse</text:p>
      <text:p text:style-name="Textbody"><text:s text:c="2"/>template &lt;int dim&gt;</text:p>
      <text:p text:style-name="Textbody"><text:s text:c="2"/>class KInverse : public Function&lt;dim&gt;</text:p>
      <text:p text:style-name="Textbody"><text:s text:c="2"/>{</text:p>
      <text:p text:style-name="Textbody"><text:s text:c="2"/>public:</text:p>
      <text:p text:style-name="Textbody"><text:s text:c="4"/>KInverse () : Function&lt;dim&gt;(1) {}</text:p>
      <text:p text:style-name="Textbody"/>
      <text:p text:style-name="Textbody"><text:s text:c="4"/>virtual double value (const Point&lt;dim&gt; &amp;p,</text:p>
      <text:p text:style-name="Textbody"><text:s text:c="4"/><text:s text:c="25"/>const unsigned int/* <text:s/>component = 0*/) const;</text:p>
      <text:p text:style-name="Textbody"><text:s text:c="2"/>};</text:p>
      <text:p text:style-name="Textbody"/>
      <text:p text:style-name="Textbody"/>
      <text:soft-page-break/>
      <text:p text:style-name="Textbody"><text:s text:c="2"/>template &lt;&gt;</text:p>
      <text:p text:style-name="Textbody"><text:s text:c="2"/>double</text:p>
      <text:p text:style-name="Textbody"><text:s text:c="2"/>KInverse&lt;1&gt;::value (const Point&lt;1&gt; &amp;p,</text:p>
      <text:p text:style-name="Textbody"><text:s text:c="29"/>const unsigned int <text:s/>/*component*/) const</text:p>
      <text:p text:style-name="Textbody"><text:s text:c="2"/>{</text:p>
      <text:p text:style-name="Textbody"><text:s text:c="4"/></text:p>
      <text:p text:style-name="Textbody"><text:s text:c="4"/>double return_value = 0;</text:p>
      <text:p text:style-name="Textbody"><text:s text:c="4"/>return_value = <text:s/>1./(1. + p[0]);<text:tab/>//a = 1+x</text:p>
      <text:p text:style-name="Textbody"><text:s text:c="4"/></text:p>
      <text:p text:style-name="Textbody"><text:s text:c="4"/>return return_value;</text:p>
      <text:p text:style-name="Textbody"><text:s text:c="2"/>}</text:p>
      <text:p text:style-name="Textbody"><text:s text:c="2"/>2.</text:p>
      <text:p text:style-name="Textbody">In assemble_system ()</text:p>
      <text:p text:style-name="P1922"><text:s text:c="2"/>std::vector&lt;double&gt; k_inverse_values (n_q_points);</text:p>
      <text:p text:style-name="Textbody">This applies in 1D. It may have other forms in 2D.</text:p>
      <text:p text:style-name="Textbody"/>
      <text:p text:style-name="Textbody">For the 2D case, we have<text:tab/><text:tab/><text:tab/>Oct. 15, 2018</text:p>
      <text:p text:style-name="Textbody"><text:s text:c="2"/>template &lt;int dim&gt;</text:p>
      <text:p text:style-name="Textbody"><text:s text:c="2"/>class KInverse : public TensorFunction&lt;2,dim&gt;</text:p>
      <text:p text:style-name="Textbody"><text:s text:c="2"/>{</text:p>
      <text:p text:style-name="Textbody"><text:s text:c="2"/>public:</text:p>
      <text:p text:style-name="Textbody"><text:s text:c="4"/>KInverse () : TensorFunction&lt;2,dim&gt;() {}</text:p>
      <text:p text:style-name="Textbody"/>
      <text:p text:style-name="Textbody"><text:s text:c="4"/>virtual void value_list (const std::vector&lt;Point&lt;dim&gt; &gt; &amp;points,</text:p>
      <text:p text:style-name="Textbody"><text:s text:c="29"/>std::vector&lt;Tensor&lt;2,dim&gt; &gt; <text:s text:c="3"/>&amp;values) const;</text:p>
      <text:p text:style-name="Textbody"><text:s text:c="2"/>};</text:p>
      <text:p text:style-name="Textbody"/>
      <text:p text:style-name="Textbody"><text:s text:c="2"/>template &lt;int dim&gt;</text:p>
      <text:p text:style-name="Textbody"><text:s text:c="2"/>void</text:p>
      <text:p text:style-name="Textbody"><text:s text:c="2"/>KInverse&lt;dim&gt;::value_list (const std::vector&lt;Point&lt;dim&gt; &gt; &amp;points, <text:s text:c="2"/>// later in the assemble_system, we have "k_inverse.value_list (fe_values.get_quadrature_points(), k_inverse_values);", hence "points" is used to store he quadrature points in a cell</text:p>
      <text:p text:style-name="Textbody"><text:s text:c="29"/>std::vector&lt;Tensor&lt;2,dim&gt; &gt; <text:s text:c="3"/>&amp;values) const</text:p>
      <text:p text:style-name="Textbody"><text:s text:c="2"/>{</text:p>
      <text:p text:style-name="Textbody"><text:s text:c="4"/>Assert (points.size() == values.size(),</text:p>
      <text:soft-page-break/>
      <text:p text:style-name="Textbody"><text:s text:c="12"/>ExcDimensionMismatch (points.size(), values.size()));</text:p>
      <text:p text:style-name="Textbody"/>
      <text:p text:style-name="Textbody"><text:s text:c="4"/>for<text:s/>(unsigned int p=0; p&lt;points.size(); ++p)</text:p>
      <text:p text:style-name="Textbody"><text:s text:c="6"/>{</text:p>
      <text:p text:style-name="Textbody"><text:s text:c="8"/>values[p].clear ();</text:p>
      <text:p text:style-name="Textbody"/>
      <text:p text:style-name="Textbody"><text:s text:c="8"/>for (unsigned int d=0; d&lt;dim; ++d)</text:p>
      <text:p text:style-name="Textbody"><text:s text:c="10"/>values[p][d][d] = 1.0/(1.0+points[p][0]+points[p][1]);</text:p>
      <text:p text:style-name="Textbody"><text:s text:c="6"/>}</text:p>
      <text:p text:style-name="Textbody"><text:s text:c="2"/>}</text:p>
      <text:p text:style-name="Textbody"/>
      <text:p text:style-name="Textbody">4. direct solver,</text:p>
      <text:p text:style-name="Textbody">do not forget to distribute the solution when using constraints.</text:p>
      <text:p text:style-name="Textbody"><text:s text:c="6"/>constraints.distribute (solution);</text:p>
      <text:p text:style-name="Textbody"/>
      <text:h text:style-name="Heading3" text:outline-level="3"><text:bookmark-start text:name="__RefHeading__3597_1252789165"/><text:bookmark-start text:name="_Toc77513394"/><text:bookmark-start text:name="_Toc78107421"/>change the iteration times<text:bookmark-end text:name="__RefHeading__3597_1252789165"/><text:bookmark-end text:name="_Toc77513394"/><text:bookmark-end text:name="_Toc78107421"/></text:h>
      <text:p text:style-name="Textbody">1.</text:p>
      <text:p text:style-name="Textbody">In the function<text:s/><text:span text:style-name="T1923">void</text:span><text:span text:style-name="T1924"><text:s/></text:span><text:span text:style-name="T1925">InverseMatrix&lt;MatrixType&gt;::vmult</text:span><text:s/>do</text:p>
      <text:p text:style-name="Standard"><text:span text:style-name="T1926"><text:s text:c="4"/>SolverControl solver_control (std::max(src.size()*100,<text:s/></text:span><text:span text:style-name="T1927">static_cast</text:span><text:span text:style-name="T1928">&lt;std::</text:span><text:span text:style-name="T1929">size_t</text:span><text:span text:style-name="T1930">&gt; (200)),</text:span></text:p>
      <text:p text:style-name="P1931"><text:s text:c="34"/>1e-8*src.l2_norm());</text:p>
      <text:p text:style-name="Textbody"/>
      <text:p text:style-name="Textbody">This actually affects the accuracy of the solution.</text:p>
      <text:h text:style-name="Heading3" text:outline-level="3"><text:bookmark-start text:name="__RefHeading__4288_1572125438"/><text:bookmark-start text:name="_Toc77513395"/><text:bookmark-start text:name="_Toc78107422"/>Compute and output errors<text:bookmark-end text:name="__RefHeading__4288_1572125438"/><text:bookmark-end text:name="_Toc77513395"/><text:bookmark-end text:name="_Toc78107422"/></text:h>
      <text:p text:style-name="Textbody">To compute the relative error, after adding solution_0, do not forget do the following in make_grid_and_dofs ():</text:p>
      <text:p text:style-name="Textbody"><text:s text:c="4"/>solution_0.reinit (2);</text:p>
      <text:p text:style-name="Textbody"><text:s text:c="4"/>solution_0.block(0).reinit (n_u);</text:p>
      <text:p text:style-name="Textbody"><text:s text:c="4"/>solution_0.block(1).reinit (n_p);</text:p>
      <text:p text:style-name="Textbody"><text:s text:c="4"/>solution_0.collect_sizes (); <text:s text:c="2"/></text:p>
      <text:h text:style-name="Heading3" text:outline-level="3"><text:bookmark-start text:name="__RefHeading___Toc46639_1781278656"/><text:bookmark-start text:name="_Toc77513397"/><text:bookmark-start text:name="_Toc78107423"/>Apply Robin boundary conditions, Feb. 17, 2019<text:bookmark-end text:name="__RefHeading___Toc46639_1781278656"/><text:bookmark-end text:name="_Toc77513397"/><text:bookmark-end text:name="_Toc78107423"/></text:h>
      <text:p text:style-name="Textbody">See<text:s/>/home/dv/jliu/Localdisk/deal.ii/examples/step-20/1D/1 Poisson/3 Robin/1 1D p = exp/1 no constraints/1 FE_DGQ/</text:p>
      <text:h text:style-name="Heading1" text:outline-level="1"><text:bookmark-start text:name="__RefHeading___Toc7702_1624091984"/><text:bookmark-start text:name="_Toc77513399"/><text:bookmark-start text:name="_Toc78107424"/><text:soft-page-break/>2-D case, standard FEM<text:bookmark-end text:name="__RefHeading___Toc7702_1624091984"/><text:bookmark-end text:name="_Toc77513399"/><text:bookmark-end text:name="_Toc78107424"/></text:h>
      <text:h text:style-name="Heading2" text:outline-level="2"><text:bookmark-start text:name="__RefHeading___Toc16601_2131971246"/><text:bookmark-start text:name="_Toc77513400"/><text:bookmark-start text:name="_Toc78107425"/>Mesh information<text:bookmark-end text:name="__RefHeading___Toc16601_2131971246"/><text:bookmark-end text:name="_Toc77513400"/><text:bookmark-end text:name="_Toc78107425"/></text:h>
      <text:h text:style-name="Heading3" text:outline-level="3"><text:bookmark-start text:name="__RefHeading___Toc7704_1624091984"/><text:bookmark-start text:name="_Toc77513401"/><text:bookmark-start text:name="_Toc78107426"/>Numbering of vertices and cells, Oct 13, 2018<text:bookmark-end text:name="__RefHeading___Toc7704_1624091984"/><text:bookmark-end text:name="_Toc77513401"/><text:bookmark-end text:name="_Toc78107426"/></text:h>
      <text:p text:style-name="PreformattedText">* <text:s text:c="6"/>3</text:p>
      <text:p text:style-name="PreformattedText">* <text:s text:c="3"/>2--&gt;--3</text:p>
      <text:p text:style-name="PreformattedText">* <text:s text:c="3"/>| <text:s text:c="4"/>|</text:p>
      <text:p text:style-name="PreformattedText">* <text:s text:c="2"/>0^ <text:s text:c="4"/>^1</text:p>
      <text:p text:style-name="PreformattedText">* <text:s text:c="3"/>| <text:s text:c="3"/><text:s/>|</text:p>
      <text:p text:style-name="PreformattedText">* <text:s text:c="3"/>0--&gt;--1</text:p>
      <text:p text:style-name="PreformattedText">* <text:s text:c="7"/>2</text:p>
      <text:p text:style-name="P1932">*</text:p>
      <text:p text:style-name="P1933">??</text:p>
      <text:p text:style-name="Textbody"><text:a xlink:href="https://www.dealii.org/8.5.1/doxygen/deal.II/structGeometryInfo.html" office:target-frame-name="_top" xlink:show="replace">https://www.dealii.org/8.5.1/doxygen/deal.II/structGeometryInfo.html</text:a></text:p>
      <text:p text:style-name="Standard"/>
      <text:h text:style-name="Heading2" text:outline-level="2"><text:bookmark-start text:name="__RefHeading___Toc8799_335363483"/><text:bookmark-start text:name="_Toc77513402"/><text:bookmark-start text:name="_Toc78107427"/>2DV extended to 2D, Nov. 30, 2018<text:bookmark-end text:name="__RefHeading___Toc8799_335363483"/><text:bookmark-end text:name="_Toc77513402"/><text:bookmark-end text:name="_Toc78107427"/></text:h>
      <text:p text:style-name="Textbody">Mainly changing the<text:s/>dimension, which is quite convenient.</text:p>
      <text:p text:style-name="Textbody"/>
      <text:h text:style-name="Heading3" text:outline-level="3"><text:bookmark-start text:name="__RefHeading___Toc9668_335363483"/><text:bookmark-start text:name="_Toc77513403"/><text:bookmark-start text:name="_Toc78107428"/>Split the real and imaginary part, Dec. 2, 2018<text:bookmark-end text:name="__RefHeading___Toc9668_335363483"/><text:bookmark-end text:name="_Toc77513403"/><text:bookmark-end text:name="_Toc78107428"/></text:h>
      <text:p text:style-name="Textbody">Which also applies to the 1D problem.</text:p>
      <text:p text:style-name="Textbody"/>
      <text:list text:style-name="LFO64" text:continue-numbering="true">
        <text:list-item>
          <text:p text:style-name="P1934">Create a vector to store the degrees of freedom of the basis functions</text:p>
        </text:list-item>
      </text:list>
      <text:p text:style-name="Textbody"><text:s text:c="2"/>std::vector&lt;types::global_dof_index&gt; fe_dof_indices (dofs_per_cell);</text:p>
      <text:p text:style-name="Textbody"/>
      <text:p text:style-name="Textbody">The order of dof is in a normal sequence:</text:p>
      <text:p text:style-name="Textbody">0, 1, 2, 3, 4, 5, ...</text:p>
      <text:p text:style-name="Textbody">while the order of the basis function is somewhat depending on the real part and imaginary part:</text:p>
      <text:p text:style-name="Textbody">(inside a line or an area, the basis function of the real part is ordered<text:s/>first, followed by that of the imaginary part)</text:p>
      <text:p text:style-name="Textbody"/>
      <text:p text:style-name="Textbody">Using th e following code, the global dof number of the basis function can be obtained:</text:p>
      <text:p text:style-name="Textbody"><text:s text:c="4"/>for (unsigned int i = 0; i &lt; dofs_per_cell/2; i++)</text:p>
      <text:p text:style-name="Textbody"><text:s text:c="4"/>{</text:p>
      <text:p text:style-name="Textbody"><text:s text:c="8"/>std::cout &lt;&lt; " <text:s text:c="3"/>fe.component_to_system_index is:<text:s/>" &lt;&lt; fe.component_to_system_index(0,i) &lt;&lt; ", " &lt;&lt; fe.component_to_system_index(1,i) &lt;&lt; std::endl;</text:p>
      <text:p text:style-name="Textbody"><text:s text:c="8"/>fe_dof_indices[fe.component_to_system_index(0,i)] = local_dof_indices[2*i]; <text:s text:c="7"/></text:p>
      <text:p text:style-name="Textbody"><text:s text:c="8"/>fe_dof_indices[fe.component_to_system_index(1,i)] = local_dof_indices[2*i+1]; <text:s text:c="3"/></text:p>
      <text:soft-page-break/>
      <text:p text:style-name="Textbody"><text:s text:c="4"/>} <text:s/></text:p>
      <text:p text:style-name="Textbody">where fe.component_to_system_index gives the local order of the basis function for each dof inside a cell.</text:p>
      <text:p text:style-name="Textbody"/>
      <text:p text:style-name="Textbody">Finally,<text:s/><text:tab/></text:p>
      <text:p text:style-name="Textbody"><text:s text:c="4"/>for (unsigned int i = 0; i &lt; dofs_per_cell; i++)</text:p>
      <text:p text:style-name="Textbody"><text:s text:c="4"/>{</text:p>
      <text:p text:style-name="Textbody"><text:s text:c="8"/>std::cout &lt;&lt; " <text:s text:c="3"/>i is: " &lt;&lt; i &lt;&lt; ", local_dof_indices[i] is: " &lt;&lt; local_dof_indices[i] &lt;&lt; ", fe_dof_indices[i] is: " &lt;&lt; fe_dof_indices[i] &lt;&lt; ", fe.system_to_component_index(i).first is: " &lt;&lt; fe.system_to_component_index(i).first &lt;&lt; " ";</text:p>
      <text:p text:style-name="Textbody"><text:s text:c="8"/>if (fe.system_to_component_index(i).first == 0)</text:p>
      <text:p text:style-name="Textbody"><text:s text:c="8"/>{</text:p>
      <text:p text:style-name="Textbody"><text:s text:c="12"/>std::cout &lt;&lt; "fe_dof_indices[i]/2 is: " &lt;&lt; fe_dof_indices[i]/2 ;</text:p>
      <text:p text:style-name="Textbody"><text:s text:c="16"/>solution_real[fe_dof_indices[i]/2]=solution[local_dof_indices[i]]; <text:s text:c="9"/></text:p>
      <text:p text:style-name="Textbody"><text:s text:c="8"/>}else</text:p>
      <text:p text:style-name="Textbody"><text:s text:c="8"/>{</text:p>
      <text:p text:style-name="Textbody"><text:s text:c="12"/>solution_imag[fe_dof_indices[i]/2]=solution[local_dof_indices[i]];</text:p>
      <text:p text:style-name="Textbody"><text:s text:c="8"/>}</text:p>
      <text:p text:style-name="Textbody"><text:s text:c="4"/>}</text:p>
      <text:p text:style-name="Textbody">See '/step-4/3 2D/3 Helmholtz/2 u_simple_coe/' for an implementation.</text:p>
      <text:p text:style-name="Textbody">Checked on Mar. 15, 2019, not recitable.</text:p>
      <text:p text:style-name="Textbody"/>
      <text:h text:style-name="Heading2" text:outline-level="2"><text:bookmark-start text:name="__RefHeading___Toc16603_2131971246"/><text:bookmark-start text:name="_Toc77513404"/><text:bookmark-start text:name="_Toc78107429"/>General Hemholtz equation with complex numbers<text:bookmark-end text:name="__RefHeading___Toc16603_2131971246"/><text:bookmark-end text:name="_Toc77513404"/><text:bookmark-end text:name="_Toc78107429"/></text:h>
      <text:h text:style-name="Heading2" text:outline-level="2"><text:bookmark-start text:name="__RefHeading___Toc16605_2131971246"/><text:bookmark-start text:name="_Toc77513405"/><text:bookmark-start text:name="_Toc78107430"/>Apply Neumann boundary conditions, Mar. 16<text:bookmark-end text:name="__RefHeading___Toc16605_2131971246"/><text:bookmark-end text:name="_Toc77513405"/><text:bookmark-end text:name="_Toc78107430"/></text:h>
      <text:p text:style-name="Textbody"><text:s text:c="10"/></text:p>
      <text:p text:style-name="Textbody"><text:s text:c="6"/>for (unsigned int face_number=0; face_number&lt;GeometryInfo&lt;dim&gt;::faces_per_cell; ++face_number)</text:p>
      <text:p text:style-name="Textbody"><text:s text:c="6"/>{</text:p>
      <text:p text:style-name="Textbody"><text:s text:c="8"/>if (cell-&gt;face(face_number)-&gt;at_boundary()</text:p>
      <text:p text:style-name="Textbody"><text:s text:c="12"/>&amp;&amp;</text:p>
      <text:p text:style-name="Textbody"><text:s text:c="12"/>(cell-&gt;face(face_number)-&gt;boundary_id() == 1))</text:p>
      <text:p text:style-name="Textbody"><text:s text:c="10"/>{</text:p>
      <text:p text:style-name="Textbody">// <text:s text:c="12"/>std::cout &lt;&lt; " <text:s text:c="3"/>in cell " &lt;&lt; cell-&gt;active_cell_index() &lt;&lt; ": ";</text:p>
      <text:p text:style-name="Textbody">// <text:s text:c="12"/>for (unsigned int vertex=0; vertex &lt; GeometryInfo&lt;dim&gt;::vertices_per_cell; ++vertex)</text:p>
      <text:p text:style-name="Textbody">// <text:s text:c="16"/>{</text:p>
      <text:soft-page-break/>
      <text:p text:style-name="Textbody">// <text:s text:c="20"/>std::cout &lt;&lt; cell-&gt;vertex(vertex) &lt;&lt; ", ";</text:p>
      <text:p text:style-name="Textbody">// <text:s text:c="16"/>}</text:p>
      <text:p text:style-name="Textbody">// <text:s text:c="12"/>std::cout &lt;&lt; "at the following BCs, Neumann BC is imposed: " &lt;&lt; std::endl; <text:s text:c="2"/></text:p>
      <text:p text:style-name="Textbody">// <text:s text:c="12"/></text:p>
      <text:p text:style-name="Textbody">// <text:s text:c="12"/>cell-&gt;face(face_number)-&gt;get_dof_indices (local_face_dof_indices);</text:p>
      <text:p text:style-name="Textbody">//</text:p>
      <text:p text:style-name="Textbody">// <text:s text:c="12"/>std::cout &lt;&lt; " <text:s text:c="5"/>face " &lt;&lt; cell-&gt;face_index(face_number) &lt;&lt; ", ";</text:p>
      <text:p text:style-name="Textbody">// <text:s text:c="12"/>for (unsigned int vertex=0; vertex &lt; GeometryInfo&lt;dim&gt;::vertices_per_face; ++vertex)</text:p>
      <text:p text:style-name="Textbody">// <text:s text:c="12"/>{</text:p>
      <text:p text:style-name="Textbody">// <text:s text:c="16"/>std::cout &lt;&lt; "(" &lt;&lt; cell-&gt;face(face_number)-&gt;vertex(vertex) &lt;&lt; ")"; <text:s text:c="18"/>//</text:p>
      <text:p text:style-name="Textbody">// <text:s text:c="12"/>}</text:p>
      <text:p text:style-name="Textbody">// <text:s text:c="12"/>std::cout &lt;&lt; " <text:s text:c="3"/>local_face_dof_index: ";</text:p>
      <text:p text:style-name="Textbody">// <text:s text:c="12"/>for (unsigned int i = 0; i &lt; fe.dofs_per_face; i++) <text:s text:c="20"/></text:p>
      <text:p text:style-name="Textbody">// <text:s text:c="12"/>{ <text:s text:c="2"/></text:p>
      <text:p text:style-name="Textbody">// <text:s text:c="16"/>std::cout &lt;&lt; local_face_dof_indices[i] &lt;&lt; ", ";</text:p>
      <text:p text:style-name="Textbody">// <text:s text:c="12"/>} <text:s text:c="11"/></text:p>
      <text:p text:style-name="Textbody">// <text:s text:c="12"/></text:p>
      <text:p text:style-name="Textbody">// <text:s text:c="12"/>std::cout &lt;&lt; std::endl; <text:s/></text:p>
      <text:p text:style-name="Textbody"><text:s text:c="12"/></text:p>
      <text:p text:style-name="Textbody"><text:s text:c="12"/></text:p>
      <text:p text:style-name="Textbody"><text:s text:c="12"/>fe_face_values.reinit (cell, face_number);</text:p>
      <text:p text:style-name="Textbody"/>
      <text:p text:style-name="Textbody"><text:s text:c="12"/>for (unsigned int q_point=0;<text:s/>q_point&lt;n_face_q_points; ++q_point)</text:p>
      <text:p text:style-name="Textbody"><text:s text:c="14"/>{</text:p>
      <text:p text:style-name="Textbody"><text:s text:c="18"/></text:p>
      <text:p text:style-name="Textbody">// <text:s text:c="16"/>std::cout &lt;&lt; " <text:s/>At face quadrature " &lt;&lt; fe_face_values.quadrature_point(q_point) &lt;&lt; ", normal_vector: " &lt;&lt; fe_face_values.normal_vector(q_point) &lt;&lt; "; || ";</text:p>
      <text:p text:style-name="Textbody"><text:s text:c="9"/><text:s text:c="7"/>const double neumann_value_real</text:p>
      <text:p text:style-name="Textbody"><text:s text:c="18"/>= (exact_solution_real.gradient (fe_face_values.quadrature_point(q_point)) *</text:p>
      <text:p text:style-name="Textbody"><text:s text:c="21"/>fe_face_values.normal_vector(q_point));</text:p>
      <text:p text:style-name="Textbody"><text:s text:c="16"/>const double neumann_value_imag</text:p>
      <text:p text:style-name="Textbody"><text:s text:c="13"/><text:s text:c="5"/>= (exact_solution_imag.gradient (fe_face_values.quadrature_point(q_point)) *</text:p>
      <text:p text:style-name="Textbody"><text:s text:c="21"/>fe_face_values.normal_vector(q_point)); <text:s/></text:p>
      <text:p text:style-name="Textbody"/>
      <text:soft-page-break/>
      <text:p text:style-name="Textbody">// <text:s text:c="16"/>std::cout &lt;&lt; "exact_solution_real.gradient: " &lt;&lt; exact_solution_real.gradient (fe_face_values.quadrature_point(q_point)) &lt;&lt; ", neumann_value_real: " &lt;&lt; neumann_value_real &lt;&lt; "; || ";</text:p>
      <text:p text:style-name="Textbody">// <text:s text:c="16"/>std::cout &lt;&lt; "exact_solution_imag.gradient: " &lt;&lt; exact_solution_imag.gradient (fe_face_values.quadrature_point(q_point)) &lt;&lt; ", neumann_value_imag: " &lt;&lt; neumann_value_imag &lt;&lt; std::endl;</text:p>
      <text:p text:style-name="Textbody"/>
      <text:p text:style-name="Textbody"><text:s text:c="16"/>for (unsigned int i=0; i&lt;dofs_per_cell; ++i)</text:p>
      <text:p text:style-name="Textbody"><text:s text:c="16"/>{</text:p>
      <text:p text:style-name="Textbody"><text:s text:c="20"/>if (fe.system_to_component_index(i).first == 0) <text:s/></text:p>
      <text:p text:style-name="Textbody"><text:s text:c="20"/>{</text:p>
      <text:p text:style-name="Textbody"><text:s text:c="24"/>cell_rhs(i) += (-this-&gt;T1r * neumann_value_real + this-&gt;T1i*neumann_value_imag)</text:p>
      <text:p text:style-name="Textbody"><text:s text:c="40"/>* fe_face_values.shape_value(i,q_point)*fe_face_values.JxW(q_point);</text:p>
      <text:p text:style-name="Textbody"><text:s text:c="20"/>}else</text:p>
      <text:p text:style-name="Textbody"><text:s text:c="20"/>{</text:p>
      <text:p text:style-name="Textbody"><text:s text:c="24"/>cell_rhs(i) +=<text:s/>(-this-&gt;T1r * neumann_value_real - this-&gt;T1i*neumann_value_imag)</text:p>
      <text:p text:style-name="Textbody"><text:s text:c="40"/>* fe_face_values.shape_value(i,q_point)*fe_face_values.JxW(q_point);</text:p>
      <text:p text:style-name="Textbody"><text:s text:c="20"/>}</text:p>
      <text:p text:style-name="Textbody"/>
      <text:p text:style-name="Textbody"><text:s text:c="16"/>}</text:p>
      <text:p text:style-name="Textbody"><text:s text:c="14"/>}</text:p>
      <text:p text:style-name="Textbody"><text:s text:c="10"/>}</text:p>
      <text:p text:style-name="Textbody"><text:s text:c="6"/>}</text:p>
      <text:p text:style-name="Textbody"/>
      <text:p text:style-name="Textbody">see 'step-4/3 2D/3 Helmholtz/1 u_simple_coe_multi_cos/' for an implementation.</text:p>
      <text:p text:style-name="Textbody"/>
      <text:h text:style-name="Heading1" text:outline-level="1"><text:bookmark-start text:name="__RefHeading___Toc16607_2131971246"/><text:bookmark-start text:name="_Toc77513406"/><text:bookmark-start text:name="_Toc78107431"/>2-D case, mixed FEM<text:bookmark-end text:name="__RefHeading___Toc16607_2131971246"/><text:bookmark-end text:name="_Toc77513406"/><text:bookmark-end text:name="_Toc78107431"/></text:h>
      <text:h text:style-name="Heading2" text:outline-level="2"><text:bookmark-start text:name="__RefHeading___Toc16609_2131971246"/><text:bookmark-start text:name="_Toc77513407"/><text:bookmark-start text:name="_Toc78107432"/>2-D Poisson equations<text:bookmark-end text:name="__RefHeading___Toc16609_2131971246"/><text:bookmark-end text:name="_Toc77513407"/><text:bookmark-end text:name="_Toc78107432"/></text:h>
      <text:p text:style-name="Standard">With all Dirichlet boundary conditions, we'd better using the RT(degree) and DGQ(degree-1) pair because the relatively high order of convergence.</text:p>
      <text:p text:style-name="P1935">When Neumann boundary conditions are considered, currently, we can only using the dim*FE_Q(degree) and FE_Q(degree-1) pair.</text:p>
      <text:p text:style-name="Standard"/>
      <text:p text:style-name="Standard"/>
      <text:h text:style-name="Heading3" text:outline-level="3"><text:bookmark-start text:name="__RefHeading___Toc16611_2131971246"/><text:bookmark-start text:name="_Toc77513408"/><text:bookmark-start text:name="_Toc78107433"/>Implementing constraints to solve Poisson equation with or<text:s/><text:soft-page-break/>without Neumann boundary conditions, Mar. 7, 2019<text:bookmark-end text:name="__RefHeading___Toc16611_2131971246"/><text:bookmark-end text:name="_Toc77513408"/><text:bookmark-end text:name="_Toc78107433"/></text:h>
      <text:list text:style-name="LFO65" text:continue-numbering="true">
        <text:list-item>
          <text:p text:style-name="P1936">Construct constraints</text:p>
        </text:list-item>
      </text:list>
      <text:p text:style-name="Textbody"><text:s text:c="4"/>{</text:p>
      <text:p text:style-name="Textbody"><text:s text:c="8"/>constraints.clear ();</text:p>
      <text:p text:style-name="Textbody"><text:s text:c="8"/>FEValuesExtractors::Vector velocities(0);</text:p>
      <text:p text:style-name="Textbody"><text:s text:c="8"/>DoFTools::make_hanging_node_constraints (dof_handler,</text:p>
      <text:p text:style-name="Textbody"><text:s text:c="48"/>constraints);</text:p>
      <text:p text:style-name="Textbody"/>
      <text:p text:style-name="Textbody"><text:s text:c="8"/>VectorTools::project_boundary_values_div_conforming</text:p>
      <text:p text:style-name="Textbody"><text:s text:c="8"/>(dof_handler,</text:p>
      <text:p text:style-name="Textbody"><text:s text:c="9"/>0, <text:s text:c="28"/>// first_vector_component</text:p>
      <text:p text:style-name="Textbody"><text:s text:c="9"/>GradientBoundary&lt;dim&gt;(),</text:p>
      <text:p text:style-name="Textbody"><text:s text:c="9"/>1, <text:s text:c="28"/>// boundary_component</text:p>
      <text:p text:style-name="Textbody"><text:s text:c="9"/>constraints</text:p>
      <text:p text:style-name="Textbody"><text:s text:c="8"/>);</text:p>
      <text:p text:style-name="Textbody"><text:s text:c="4"/>}</text:p>
      <text:p text:style-name="Textbody"><text:s text:c="4"/>constraints.close();</text:p>
      <text:p text:style-name="Textbody"/>
      <text:list text:style-name="LFO66" text:continue-numbering="true">
        <text:list-item>
          <text:p text:style-name="P1937">constraints should be constructed after 'DoFRenumbering'</text:p>
        </text:list-item>
        <text:list-item>
          <text:p text:style-name="P1938">In 'GradientBoundary&lt;dim&gt;()', only two components are needed.</text:p>
        </text:list-item>
      </text:list>
      <text:p text:style-name="Textbody"/>
      <text:list text:style-name="LFO67" text:continue-numbering="true">
        <text:list-item>
          <text:p text:style-name="P1939">Make sparsity pattern</text:p>
        </text:list-item>
      </text:list>
      <text:p text:style-name="Textbody">DoFTools::make_sparsity_pattern (dof_handler, dsp, constraints, false);<text:s/>// consider constraints <text:s/></text:p>
      <text:p text:style-name="Textbody"/>
      <text:list text:style-name="LFO68" text:continue-numbering="true">
        <text:list-item>
          <text:p text:style-name="P1940">schur complement to solve the system equation</text:p>
        </text:list-item>
      </text:list>
      <text:list text:style-name="LFO69" text:continue-numbering="true">
        <text:list-item>
          <text:p text:style-name="P1941">adjust the solver control to improve the accuracy</text:p>
        </text:list-item>
        <text:list-item>
          <text:p text:style-name="P1942">use constraints to distribute the solution</text:p>
        </text:list-item>
      </text:list>
      <text:p text:style-name="Textbody"/>
      <text:p text:style-name="Textbody"><text:a xlink:href="https://dealii.narkive.com/hHf91BTC/deal-ii-neumann-bc-in-step-20" office:target-frame-name="_top" xlink:show="replace">https://dealii.narkive.com/hHf91BTC/deal-ii-neumann-bc-in-step-20</text:a></text:p>
      <text:p text:style-name="Textbody"/>
      <text:p text:style-name="Standard"/>
      <text:h text:style-name="Heading2" text:outline-level="2"><text:bookmark-start text:name="__RefHeading___Toc16613_2131971246"/><text:bookmark-start text:name="_Toc77513409"/><text:bookmark-start text:name="_Toc78107434"/>2D Helmholtz equation with complex numbers<text:bookmark-end text:name="__RefHeading___Toc16613_2131971246"/><text:bookmark-end text:name="_Toc77513409"/><text:bookmark-end text:name="_Toc78107434"/></text:h>
      <text:h text:style-name="Heading3" text:outline-level="3"><text:bookmark-start text:name="__RefHeading___Toc16617_2131971246"/><text:bookmark-start text:name="_Toc77513411"/><text:bookmark-start text:name="_Toc78107435"/>Continuous elements, double fe_q, or fe_q with fe_dgq, Mar.5,<text:s/><text:soft-page-break/>2019<text:bookmark-end text:name="__RefHeading___Toc16617_2131971246"/><text:bookmark-end text:name="_Toc77513411"/><text:bookmark-end text:name="_Toc78107435"/></text:h>
      <text:p text:style-name="Textbody">The matrix equation is ill-construted when not all quadrature points are considered.</text:p>
      <text:h text:style-name="Heading1" text:outline-level="1"><text:bookmark-start text:name="__RefHeading__883_2134843222"/><text:bookmark-start text:name="_Toc77513423"/><text:bookmark-start text:name="_Toc78107438"/>Shortcuts<text:bookmark-end text:name="__RefHeading__883_2134843222"/><text:bookmark-end text:name="_Toc77513423"/><text:bookmark-end text:name="_Toc78107438"/></text:h>
      <text:h text:style-name="Heading2" text:outline-level="2"><text:bookmark-start text:name="__RefHeading__885_2134843222"/><text:bookmark-start text:name="_Toc77513424"/><text:bookmark-start text:name="_Toc78107439"/>'dofs_per_cell'/'n_q_points', P16 middle, step-3<text:bookmark-end text:name="__RefHeading__885_2134843222"/><text:bookmark-end text:name="_Toc77513424"/><text:bookmark-end text:name="_Toc78107439"/></text:h>
      <text:list text:style-name="LFO70" text:continue-numbering="true">
        <text:list-item>
          <text:p text:style-name="P1943">dofs_per_cell: the number of degrees of freedom on each cell.</text:p>
        </text:list-item>
        <text:list-item>
          <text:p text:style-name="P1944"><text:span text:style-name="T1945">n_q_points: the number of quadrature points per cell.</text:span></text:p>
        </text:list-item>
      </text:list>
      <text:p text:style-name="Standard">Definition lines:</text:p>
      <text:p text:style-name="Standard">const unsigned int dofs_per_cell = fe.<text:a xlink:href="http://www.dealii.org/8.5.0/doxygen/deal.II/classFiniteElementData.html#ae2fa3b8d578ba488b4f37061bb0278bb" office:target-frame-name="_top" xlink:show="replace">dofs_per_cell</text:a>;</text:p>
      <text:p text:style-name="Standard">const unsigned int n_q_points = quadrature_formula.size();</text:p>
      <text:p text:style-name="P1946"/>
      <text:h text:style-name="Heading2" text:outline-level="2"><text:bookmark-start text:name="__RefHeading__887_2134843222"/><text:bookmark-start text:name="_Toc77513425"/><text:bookmark-start text:name="_Toc78107440"/>'local_dof_indices', P8 bottom, step-3<text:bookmark-end text:name="__RefHeading__887_2134843222"/><text:bookmark-end text:name="_Toc77513425"/><text:bookmark-end text:name="_Toc78107440"/></text:h>
      <text:p text:style-name="Textbody">The global indices of those degrees of freedom locally<text:s/>defined on the current cell<text:span text:style-name="T1947">.</text:span></text:p>
      <text:h text:style-name="Heading1" text:outline-level="1"><text:bookmark-start text:name="__RefHeading__590_2134843222"/><text:bookmark-start text:name="_Toc77513428"/><text:bookmark-start text:name="_Toc78107441"/>Tricks and tips<text:bookmark-end text:name="__RefHeading__590_2134843222"/><text:bookmark-end text:name="_Toc77513428"/><text:bookmark-end text:name="_Toc78107441"/></text:h>
      <text:h text:style-name="Heading2" text:outline-level="2"><text:bookmark-start text:name="__RefHeading__2681_2134843222"/><text:bookmark-start text:name="_Toc77513429"/><text:bookmark-start text:name="_Toc78107442"/>Call eclipse<text:bookmark-end text:name="__RefHeading__2681_2134843222"/><text:bookmark-end text:name="_Toc77513429"/><text:bookmark-end text:name="_Toc78107442"/></text:h>
      <text:p text:style-name="P1948">type 'eclipse step-3' directly.</text:p>
      <text:h text:style-name="Heading2" text:outline-level="2"><text:bookmark-start text:name="_Toc77513430"/><text:bookmark-start text:name="__RefHeading__10232_457970875"/><text:bookmark-start text:name="_Toc77513431"/><text:bookmark-start text:name="_Toc78107443"/><text:bookmark-end text:name="_Toc77513430"/>Theory<text:bookmark-end text:name="__RefHeading__10232_457970875"/><text:bookmark-end text:name="_Toc77513431"/><text:bookmark-end text:name="_Toc78107443"/></text:h>
      <text:p text:style-name="Textbody"><text:a xlink:href="https://stackoverflow.com/questions/3024197/what-does-int-argc-char-argv-mean" office:target-frame-name="_top" xlink:show="replace"><text:span text:style-name="T1949">https://stackoverflow.com/questions/3024197/what-does-int-argc-char-argv-mean</text:span></text:a></text:p>
      <text:p text:style-name="Textbody"/>
      <text:h text:style-name="Heading2" text:outline-level="2"><text:bookmark-start text:name="__RefHeading__12047_2134843222"/><text:bookmark-start text:name="_Toc77513432"/><text:bookmark-start text:name="_Toc78107444"/>run failed<text:bookmark-end text:name="__RefHeading__12047_2134843222"/><text:bookmark-end text:name="_Toc77513432"/><text:bookmark-end text:name="_Toc78107444"/></text:h>
      <text:p text:style-name="Textbody"><text:span text:style-name="T1950">Change nothing in eclipse --&gt; Save --&gt; run again. It might solve the probl</text:span><text:span text:style-name="T1951">em. 23-8-2017</text:span></text:p>
      <text:h text:style-name="Heading2" text:outline-level="2"><text:bookmark-start text:name="__RefHeading__596_2134843222"/><text:bookmark-start text:name="_Toc77513433"/><text:bookmark-start text:name="_Toc78107445"/>square operator<text:bookmark-end text:name="__RefHeading__596_2134843222"/><text:bookmark-end text:name="_Toc77513433"/><text:bookmark-end text:name="_Toc78107445"/></text:h>
      <text:p text:style-name="Textbody"><text:span text:style-name="T1952">Use double multiplication rather than '^'. 27-8-2017</text:span><text:bookmark-start text:name="__RefHeading___Toc16619_2131971246"/><text:span text:style-name="T1953"><text:line-break/></text:span><text:bookmark-end text:name="__RefHeading___Toc16619_2131971246"/></text:p>
      <text:h text:style-name="Heading2" text:outline-level="2">Requirements on the solver</text:h>
      <text:p text:style-name="Standard">We can not use CG because the matrix is not positive definite.</text:p>
      <text:p text:style-name="Standard">We can not use one of the typical preconditioners like SSOR, Joccobi because it has zero diagonal entries.</text:p>
      <text:p text:style-name="Textbody"/>
      <text:h text:style-name="Heading1" text:outline-level="1"><text:bookmark-start text:name="__RefHeading__931_1399075799"/><text:bookmark-start text:name="_Toc77513435"/><text:bookmark-start text:name="_Toc78107446"/>Boundary values<text:bookmark-end text:name="__RefHeading__931_1399075799"/><text:bookmark-end text:name="_Toc77513435"/><text:bookmark-end text:name="_Toc78107446"/></text:h>
      <text:h text:style-name="Heading2" text:outline-level="2"><text:bookmark-start text:name="__RefHeading__897_2134843222"/><text:bookmark-start text:name="_Toc77513436"/><text:bookmark-start text:name="_Toc78107447"/>Boundary indicators<text:bookmark-end text:name="__RefHeading__897_2134843222"/><text:bookmark-end text:name="_Toc77513436"/><text:bookmark-end text:name="_Toc78107447"/></text:h>
      <text:h text:style-name="Heading3" text:outline-level="3"><text:bookmark-start text:name="__RefHeading__8426_554106070"/><text:bookmark-start text:name="_Toc77513438"/><text:bookmark-start text:name="_Toc78107448"/>Changing boundary indicator,<text:s/><text:span text:style-name="T1954">P24 bottom Step-3.</text:span><text:bookmark-end text:name="__RefHeading__8426_554106070"/><text:bookmark-end text:name="_Toc77513438"/><text:bookmark-end text:name="_Toc78107448"/></text:h>
      <text:p text:style-name="Textbody"><text:span text:style-name="T1955">Try this immediately after calling GridGenerator::hyper_cube:</text:span></text:p>
      <text:soft-page-break/>
      <text:p text:style-name="Textbody">triangulation.<text:a xlink:href="http://www.dealii.org/8.5.0/doxygen/deal.II/classTriangulation.html#abef8795e729458954fd7301214012665" office:target-frame-name="_top" xlink:show="replace">begin_active</text:a>()-&gt;face(1)-&gt;set_boundary_id(0);</text:p>
      <text:p text:style-name="Textbody">It means setting the boundary indicator of<text:s/><text:span text:style-name="T1956">the second face</text:span><text:s/>to 0.</text:p>
      <text:p text:style-name="P1957">Note: For 1D, face(0) denotes the first<text:s/>face (left boundary), face(1) denotes the second face (right boundary).</text:p>
      <text:p text:style-name="P1958"/>
      <text:list text:style-name="LFO71" text:continue-numbering="true">
        <text:list-item>
          <text:p text:style-name="P1959">An alternative way, Mar. 17, 2019</text:p>
        </text:list-item>
      </text:list>
      <text:p text:style-name="P1960"><text:bookmark-start text:name="__RefHeading__8453_554106070"/>// <text:s text:c="4"/>triangulation.begin_face()-&gt;set_boundary_id(1); <text:s text:c="12"/>// set the bottom face the Neumann boundary type<text:bookmark-end text:name="__RefHeading__8453_554106070"/></text:p>
      <text:h text:style-name="Heading1" text:outline-level="1"><text:bookmark-start text:name="__RefHeading__68840_457970875"/><text:bookmark-start text:name="_Toc77513441"/><text:bookmark-start text:name="_Toc78107449"/>Data postprocess<text:bookmark-end text:name="__RefHeading__68840_457970875"/><text:bookmark-end text:name="_Toc77513441"/><text:bookmark-end text:name="_Toc78107449"/></text:h>
      <text:h text:style-name="Heading2" text:outline-level="2"><text:bookmark-start text:name="__RefHeading__7041_61507977"/><text:bookmark-start text:name="_Toc77513442"/><text:bookmark-start text:name="_Toc78107450"/>Output<text:s/>format<text:bookmark-end text:name="__RefHeading__7041_61507977"/><text:bookmark-end text:name="_Toc77513442"/><text:bookmark-end text:name="_Toc78107450"/></text:h>
      <text:h text:style-name="Heading3" text:outline-level="3"><text:bookmark-start text:name="__RefHeading__7918_554106070"/><text:bookmark-start text:name="_Toc77513444"/><text:bookmark-start text:name="_Toc78107451"/>vtu -&gt; vtk<text:bookmark-end text:name="__RefHeading__7918_554106070"/><text:bookmark-end text:name="_Toc77513444"/><text:bookmark-end text:name="_Toc78107451"/></text:h>
      <text:p text:style-name="Textbody">In step-20, we changed the output format from 'vtu' to 'vtk'.</text:p>
      <text:h text:style-name="Heading2" text:outline-level="2"><text:bookmark-start text:name="__RefHeading__11551_2017374602"/><text:bookmark-start text:name="_Toc77513445"/><text:bookmark-start text:name="_Toc78107452"/>DataPostprocess class<text:bookmark-end text:name="__RefHeading__11551_2017374602"/><text:bookmark-end text:name="_Toc77513445"/><text:bookmark-end text:name="_Toc78107452"/></text:h>
      <text:p text:style-name="Textbody">Given the values and derivatives of the solution at those points where we want to generate the output, the functions of this class can be overloaded to compute new quantities.</text:p>
      <text:p text:style-name="Textbody"><text:a xlink:href="http://www.dealii.org/developer/doxygen/deal.II/classDataPostprocessor.html" office:target-frame-name="_top" xlink:show="replace">http://www.dealii.org/developer/doxygen/deal.II/classDataPostprocessor.html</text:a></text:p>
      <text:p text:style-name="Textbody">Examples :</text:p>
      <text:p text:style-name="Textbody">The computation of the magnitude of a complex-valued solution – step-29.</text:p>
      <text:h text:style-name="Heading3" text:outline-level="3"><text:bookmark-start text:name="__RefHeading___Toc27530_2131971246"/><text:bookmark-start text:name="_Toc77513446"/><text:bookmark-start text:name="_Toc78107453"/>DataPostprocessorInputs, Mar. 27, 2019<text:bookmark-end text:name="__RefHeading___Toc27530_2131971246"/><text:bookmark-end text:name="_Toc77513446"/><text:bookmark-end text:name="_Toc78107453"/></text:h>
      <text:p text:style-name="Textbody">It can deal with the scalar or vector-valued solution.</text:p>
      <text:h text:style-name="Heading2" text:outline-level="2"><text:bookmark-start text:name="__RefHeading___Toc9468_2103214650"/><text:bookmark-start text:name="_Toc77513447"/><text:bookmark-start text:name="_Toc78107454"/>DataComponentInterpretation<text:bookmark-end text:name="__RefHeading___Toc9468_2103214650"/><text:bookmark-end text:name="_Toc77513447"/><text:bookmark-end text:name="_Toc78107454"/></text:h>
      <text:h text:style-name="Heading3" text:outline-level="3"><text:bookmark-start text:name="__RefHeading___Toc9470_2103214650"/><text:bookmark-start text:name="_Toc77513448"/><text:bookmark-start text:name="_Toc78107455"/>Output the first-order derivatives and solution separately in the mixed FEM, April 1, 2019<text:bookmark-end text:name="__RefHeading___Toc9470_2103214650"/><text:bookmark-end text:name="_Toc77513448"/><text:bookmark-end text:name="_Toc78107455"/></text:h>
      <text:p text:style-name="Textbody"><text:s text:c="4"/>std::vector&lt;std::string&gt; solution_names(1,"u_x");</text:p>
      <text:p text:style-name="Textbody"><text:s text:c="4"/>solution_names.push_back ("u_y");</text:p>
      <text:p text:style-name="Textbody"><text:s text:c="4"/>solution_names.push_back ("p_custom");</text:p>
      <text:p text:style-name="Textbody"/>
      <text:p text:style-name="Textbody"><text:s text:c="4"/>std::vector&lt;DataComponentInterpretation::DataComponentInterpretation&gt;</text:p>
      <text:p text:style-name="Textbody"><text:s text:c="4"/>interpretation<text:s/>(1,DataComponentInterpretation::component_is_scalar);</text:p>
      <text:p text:style-name="Textbody"><text:s text:c="4"/>interpretation.push_back (DataComponentInterpretation::component_is_scalar);</text:p>
      <text:p text:style-name="Textbody"><text:s text:c="4"/>interpretation.push_back (DataComponentInterpretation::component_is_scalar);</text:p>
      <text:p text:style-name="Textbody"/>
      <text:p text:style-name="Textbody">An implementation can be found at 'step-20/2D/1 Poisson/1_2 u = expxm0p5yconstant/2 FEQ FEDGQ/'<text:bookmark-start text:name="_Toc77513449"/><text:bookmark-end text:name="_Toc77513449"/></text:p>
      <text:h text:style-name="Heading3" text:outline-level="3"><text:bookmark-start text:name="t-t"/><text:bookmark-start text:name="__RefHeading___Toc27532_2131971246"/><text:bookmark-start text:name="_Toc77513450"/><text:bookmark-start text:name="_Toc78107456"/><text:bookmark-end text:name="t-t"/><text:soft-page-break/>How to output the gradient of a scalar solution with write_vtk?<text:bookmark-end text:name="__RefHeading___Toc27532_2131971246"/><text:bookmark-end text:name="_Toc77513450"/><text:bookmark-end text:name="_Toc78107456"/></text:h>
      <text:p text:style-name="Textbody"><text:a xlink:href="https://groups.google.com/forum/#!topic/dealii/NCHnEdnDVGY" office:target-frame-name="_top" xlink:show="replace">https://groups.google.com/forum/#!topic/dealii/NCHnEdnDVGY</text:a></text:p>
      <text:p text:style-name="Textbody"/>
      <text:h text:style-name="Heading1" text:outline-level="1"><text:bookmark-start text:name="__RefHeading__7043_61507977"/><text:bookmark-start text:name="_Toc77513451"/><text:bookmark-start text:name="_Toc78107457"/>Common error display<text:bookmark-end text:name="__RefHeading__7043_61507977"/><text:bookmark-end text:name="_Toc77513451"/><text:bookmark-end text:name="_Toc78107457"/></text:h>
      <text:h text:style-name="Heading2" text:outline-level="2"><text:bookmark-start text:name="__RefHeading__30077_1883312425"/><text:bookmark-start text:name="_Toc77513452"/><text:bookmark-start text:name="_Toc78107458"/>Tensor size<text:bookmark-end text:name="__RefHeading__30077_1883312425"/><text:bookmark-end text:name="_Toc77513452"/><draw:frame draw:z-index="12" draw:id="id12" draw:style-name="a14" draw:name="Frame1" text:anchor-type="paragraph" svg:x="0in" svg:y="0in" svg:width="0.78889in" svg:height="0.2in" style:rel-width="scale" style:rel-height="scale"><draw:text-box><text:p text:style-name="Textbody">An error occurred in line &lt;804&gt; of file &lt;/mnt/dutita4/dv/jliu/Localdisk/dealii-8.5.0/include/deal.II/base/tensor.h&gt; in function</text:p><text:p text:style-name="Textbody"><text:s text:c="4"/>ArrayElementType&amp; dealii::internal::TensorSubscriptor::subscript(ArrayElementType*, unsigned int, dealii::internal::int2type&lt;dim&gt;) [with ArrayElementType = dealii::Tensor&lt;0, 1, double&gt;; int dim = 1]</text:p><text:p text:style-name="Textbody">The violated condition was:</text:p><text:p text:style-name="Textbody"><text:s text:c="4"/>i&lt;dim</text:p><text:p text:style-name="Textbody">Additional information:</text:p><text:p text:style-name="Textbody"><text:s text:c="4"/>Index 1 is not in the half-open range [0,1).</text:p></draw:text-box><svg:title/><svg:desc/></draw:frame><text:bookmark-end text:name="_Toc78107458"/></text:h>
      <text:p text:style-name="Textbody"/>
      <text:p text:style-name="Textbody">This notification denotes that we used the wrong tensor size. Please check the size of rows and columns.</text:p>
      <text:p text:style-name="Textbody"/>
      <text:p text:style-name="P1961"/>
      <text:h text:style-name="Heading1" text:outline-level="1"><text:bookmark-start text:name="__RefHeading__7073_61507977"/><text:bookmark-start text:name="_Toc77513453"/><text:bookmark-start text:name="_Toc78107459"/>Read later<text:bookmark-end text:name="__RefHeading__7073_61507977"/><text:bookmark-end text:name="_Toc77513453"/><text:bookmark-end text:name="_Toc78107459"/></text:h>
      <text:h text:style-name="Heading2" text:outline-level="2"><text:bookmark-start text:name="__RefHeading__7064_571000043"/><text:bookmark-start text:name="_Toc77513454"/><text:bookmark-start text:name="_Toc78107460"/>Output the results at Gauss points<text:bookmark-end text:name="__RefHeading__7064_571000043"/><text:bookmark-end text:name="_Toc77513454"/><text:bookmark-end text:name="_Toc78107460"/></text:h>
      <text:p text:style-name="Textbody"><text:a xlink:href="https://groups.google.com/forum/#!topic/dealii/IgVs7rCt0F8" office:target-frame-name="_top" xlink:show="replace">https://groups.google.com/forum/#!topic/dealii/IgVs7rCt0F8</text:a></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StarSymbol" style:font-charset="x-symbol" svg:font-family="StarSymbol" style:font-family-generic="system"/>
    <style:font-face style:name="WenQuanYi Micro Hei" svg:font-family="WenQuanYi Micro Hei" style:font-family-generic="system" style:font-pitch="variable"/>
    <style:font-face style:name="monospace" svg:font-family="monospace" style:font-family-generic="roman" style:font-pitch="variable"/>
    <style:font-face style:name="Roboto, sans-serif" svg:font-family="Roboto, sans-serif" style:font-family-generic="system"/>
    <style:font-face style:name="lucidatypewriter" svg:font-family="lucidatypewriter" style:font-family-generic="roman"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000000"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ListHeading" style:display-name="List Heading" style:family="paragraph" style:parent-style-name="Standard">
      <style:text-properties fo:hyphenate="false"/>
    </style:style>
    <style:style style:name="ListContents" style:display-name="List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UserEntry" style:display-name="User Entry" style:family="text">
      <style:text-properties style:font-name="Liberation Mono" style:font-name-asian="Liberation Mono"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OC4" style:display-name="TOC 4" style:family="paragraph" style:parent-style-name="Normal" style:next-style-name="Normal" style:auto-update="true">
      <style:paragraph-properties fo:widows="2" fo:orphans="2" style:vertical-align="auto" fo:margin-bottom="0.0694in" fo:line-height="106%" fo:margin-left="0.4583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5" style:display-name="TOC 5" style:family="paragraph" style:parent-style-name="Normal" style:next-style-name="Normal" style:auto-update="true">
      <style:paragraph-properties fo:widows="2" fo:orphans="2" style:vertical-align="auto" fo:margin-bottom="0.0694in" fo:line-height="106%" fo:margin-left="0.6111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6" style:display-name="TOC 6" style:family="paragraph" style:parent-style-name="Normal" style:next-style-name="Normal" style:auto-update="true">
      <style:paragraph-properties fo:widows="2" fo:orphans="2" style:vertical-align="auto" fo:margin-bottom="0.0694in" fo:line-height="106%" fo:margin-left="0.7638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7" style:display-name="TOC 7" style:family="paragraph" style:parent-style-name="Normal" style:next-style-name="Normal" style:auto-update="true">
      <style:paragraph-properties fo:widows="2" fo:orphans="2" style:vertical-align="auto" fo:margin-bottom="0.0694in" fo:line-height="106%" fo:margin-left="0.9166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8" style:display-name="TOC 8" style:family="paragraph" style:parent-style-name="Normal" style:next-style-name="Normal" style:auto-update="true">
      <style:paragraph-properties fo:widows="2" fo:orphans="2" style:vertical-align="auto" fo:margin-bottom="0.0694in" fo:line-height="106%" fo:margin-left="1.0694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9" style:display-name="TOC 9" style:family="paragraph" style:parent-style-name="Normal" style:next-style-name="Normal" style:auto-update="true">
      <style:paragraph-properties fo:widows="2" fo:orphans="2" style:vertical-align="auto" fo:margin-bottom="0.0694in" fo:line-height="106%" fo:margin-left="1.2222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StarSymbol"/>
    </style:style>
    <style:style style:name="WW_CharLFO66LVL2" style:family="text">
      <style:text-properties style:font-name="StarSymbol"/>
    </style:style>
    <style:style style:name="WW_CharLFO66LVL3" style:family="text">
      <style:text-properties style:font-name="StarSymbol"/>
    </style:style>
    <style:style style:name="WW_CharLFO66LVL4" style:family="text">
      <style:text-properties style:font-name="StarSymbol"/>
    </style:style>
    <style:style style:name="WW_CharLFO66LVL5" style:family="text">
      <style:text-properties style:font-name="StarSymbol"/>
    </style:style>
    <style:style style:name="WW_CharLFO66LVL6" style:family="text">
      <style:text-properties style:font-name="StarSymbol"/>
    </style:style>
    <style:style style:name="WW_CharLFO66LVL7" style:family="text">
      <style:text-properties style:font-name="StarSymbol"/>
    </style:style>
    <style:style style:name="WW_CharLFO66LVL8" style:family="text">
      <style:text-properties style:font-name="StarSymbol"/>
    </style:style>
    <style:style style:name="WW_CharLFO66LVL9" style:family="text">
      <style:text-properties style:font-name="Star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StarSymbol"/>
    </style:style>
    <style:style style:name="WW_CharLFO69LVL2" style:family="text">
      <style:text-properties style:font-name="StarSymbol"/>
    </style:style>
    <style:style style:name="WW_CharLFO69LVL3" style:family="text">
      <style:text-properties style:font-name="StarSymbol"/>
    </style:style>
    <style:style style:name="WW_CharLFO69LVL4" style:family="text">
      <style:text-properties style:font-name="StarSymbol"/>
    </style:style>
    <style:style style:name="WW_CharLFO69LVL5" style:family="text">
      <style:text-properties style:font-name="StarSymbol"/>
    </style:style>
    <style:style style:name="WW_CharLFO69LVL6" style:family="text">
      <style:text-properties style:font-name="StarSymbol"/>
    </style:style>
    <style:style style:name="WW_CharLFO69LVL7" style:family="text">
      <style:text-properties style:font-name="StarSymbol"/>
    </style:style>
    <style:style style:name="WW_CharLFO69LVL8" style:family="text">
      <style:text-properties style:font-name="StarSymbol"/>
    </style:style>
    <style:style style:name="WW_CharLFO69LVL9" style:family="text">
      <style:text-properties style:font-name="Star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7">
      <text:list-level-style-bullet text:level="1" text:style-name="WW_CharLFO3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3458in" text:min-label-width="0.25in" text:list-level-position-and-space-mode="label-alignment">
          <style:list-level-label-alignment text:label-followed-by="listtab" fo:margin-left="0.5958in" fo:text-indent="-0.25in"/>
        </style:list-level-properties>
        <style:text-properties style:font-name="OpenSymbol"/>
      </text:list-level-style-bullet>
      <text:list-level-style-bullet text:level="2" text:style-name="WW_CharLFO43LVL2" text:bullet-char="◦">
        <style:list-level-properties text:space-before="0.5958in" text:min-label-width="0.25in" text:list-level-position-and-space-mode="label-alignment">
          <style:list-level-label-alignment text:label-followed-by="listtab" fo:margin-left="0.8458in" fo:text-indent="-0.25in"/>
        </style:list-level-properties>
        <style:text-properties style:font-name="OpenSymbol"/>
      </text:list-level-style-bullet>
      <text:list-level-style-bullet text:level="3" text:style-name="WW_CharLFO43LVL3" text:bullet-char="▪">
        <style:list-level-properties text:space-before="0.8458in" text:min-label-width="0.25in" text:list-level-position-and-space-mode="label-alignment">
          <style:list-level-label-alignment text:label-followed-by="listtab" fo:margin-left="1.0958in" fo:text-indent="-0.25in"/>
        </style:list-level-properties>
        <style:text-properties style:font-name="OpenSymbol"/>
      </text:list-level-style-bullet>
      <text:list-level-style-bullet text:level="4" text:style-name="WW_CharLFO43LVL4" text:bullet-char="•">
        <style:list-level-properties text:space-before="1.0958in" text:min-label-width="0.25in" text:list-level-position-and-space-mode="label-alignment">
          <style:list-level-label-alignment text:label-followed-by="listtab" fo:margin-left="1.3458in" fo:text-indent="-0.25in"/>
        </style:list-level-properties>
        <style:text-properties style:font-name="OpenSymbol"/>
      </text:list-level-style-bullet>
      <text:list-level-style-bullet text:level="5" text:style-name="WW_CharLFO43LVL5" text:bullet-char="◦">
        <style:list-level-properties text:space-before="1.3458in" text:min-label-width="0.25in" text:list-level-position-and-space-mode="label-alignment">
          <style:list-level-label-alignment text:label-followed-by="listtab" fo:margin-left="1.5958in" fo:text-indent="-0.25in"/>
        </style:list-level-properties>
        <style:text-properties style:font-name="OpenSymbol"/>
      </text:list-level-style-bullet>
      <text:list-level-style-bullet text:level="6" text:style-name="WW_CharLFO43LVL6" text:bullet-char="▪">
        <style:list-level-properties text:space-before="1.5958in" text:min-label-width="0.25in" text:list-level-position-and-space-mode="label-alignment">
          <style:list-level-label-alignment text:label-followed-by="listtab" fo:margin-left="1.8458in" fo:text-indent="-0.25in"/>
        </style:list-level-properties>
        <style:text-properties style:font-name="OpenSymbol"/>
      </text:list-level-style-bullet>
      <text:list-level-style-bullet text:level="7" text:style-name="WW_CharLFO43LVL7" text:bullet-char="•">
        <style:list-level-properties text:space-before="1.8458in" text:min-label-width="0.25in" text:list-level-position-and-space-mode="label-alignment">
          <style:list-level-label-alignment text:label-followed-by="listtab" fo:margin-left="2.0958in" fo:text-indent="-0.25in"/>
        </style:list-level-properties>
        <style:text-properties style:font-name="OpenSymbol"/>
      </text:list-level-style-bullet>
      <text:list-level-style-bullet text:level="8" text:style-name="WW_CharLFO43LVL8" text:bullet-char="◦">
        <style:list-level-properties text:space-before="2.0958in" text:min-label-width="0.25in" text:list-level-position-and-space-mode="label-alignment">
          <style:list-level-label-alignment text:label-followed-by="listtab" fo:margin-left="2.3458in" fo:text-indent="-0.25in"/>
        </style:list-level-properties>
        <style:text-properties style:font-name="OpenSymbol"/>
      </text:list-level-style-bullet>
      <text:list-level-style-bullet text:level="9" text:style-name="WW_CharLFO43LVL9" text:bullet-char="▪">
        <style:list-level-properties text:space-before="2.3458in" text:min-label-width="0.25in" text:list-level-position-and-space-mode="label-alignment">
          <style:list-level-label-alignment text:label-followed-by="listtab" fo:margin-left="2.5958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6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6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6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6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6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6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6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6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e Liu</dc:creator>
    <meta:creation-date>2017-11-25T12:22:00Z</meta:creation-date>
    <dc:date>2021-07-25T04:19:00Z</dc:date>
    <meta:template xlink:href="Normal.dotm" xlink:type="simple"/>
    <meta:editing-cycles>892</meta:editing-cycles>
    <meta:editing-duration>PT16101480S</meta:editing-duration>
    <meta:user-defined meta:name="Info 1"/>
    <meta:user-defined meta:name="Info 2"/>
    <meta:user-defined meta:name="Info 3"/>
    <meta:user-defined meta:name="Info 4"/>
    <meta:document-statistic meta:page-count="75" meta:paragraph-count="241" meta:word-count="18068" meta:character-count="120817" meta:row-count="858" meta:non-whitespace-character-count="102990"/>
  </office:meta>
</office:document-meta>
</file>

<file path=Object 1/content.xml><?xml version="1.0" encoding="utf-8"?>
<mml:math xmlns:mml="http://www.w3.org/1998/Math/MathML" xmlns:m="http://schemas.openxmlformats.org/officeDocument/2006/math">
  <mml:mtable>
    <mml:mtr>
      <mml:mtd>
        <mml:mrow>
          <mml:maligngroup/>
          <mml:mfrac>
            <mml:mrow>
              <mml:mo>-</mml:mo>
              <mml:mi>d</mml:mi>
            </mml:mrow>
            <mml:mrow>
              <mml:mi>d</mml:mi>
              <mml:mi>x</mml:mi>
            </mml:mrow>
          </mml:mfrac>
          <mml:mo>(</mml:mo>
          <mml:mi>t</mml:mi>
          <mml:mi>a</mml:mi>
          <mml:mi>n</mml:mi>
          <mml:mi>h</mml:mi>
          <mml:mo>(</mml:mo>
          <mml:mi>x</mml:mi>
          <mml:mo>-</mml:mo>
          <mml:mn>0.5</mml:mn>
          <mml:mo>)</mml:mo>
          <mml:mfrac>
            <mml:mrow>
              <mml:mi>d</mml:mi>
              <mml:mi>u</mml:mi>
            </mml:mrow>
            <mml:mrow>
              <mml:mi>d</mml:mi>
              <mml:mi>x</mml:mi>
            </mml:mrow>
          </mml:mfrac>
          <mml:mo>)</mml:mo>
          <mml:mo>=</mml:mo>
          <mml:mi>f</mml:mi>
          <mml:mo>(</mml:mo>
          <mml:mi>x</mml:mi>
          <mml:mo>)</mml:mo>
        </mml:mrow>
      </mml:mtd>
    </mml:mtr>
    <mml:mtr>
      <mml:mtd>
        <mml:mrow>
          <mml:maligngroup/>
          <mml:mi>u</mml:mi>
          <mml:mo>(</mml:mo>
          <mml:mn>0</mml:mn>
          <mml:mo>)</mml:mo>
          <mml:mo>=</mml:mo>
          <mml:mn>0</mml:mn>
        </mml:mrow>
      </mml:mtd>
    </mml:mtr>
    <mml:mtr>
      <mml:mtd>
        <mml:mrow>
          <mml:maligngroup/>
          <mml:mfrac>
            <mml:mrow>
              <mml:mi>d</mml:mi>
              <mml:mi>u</mml:mi>
            </mml:mrow>
            <mml:mrow>
              <mml:mi>d</mml:mi>
              <mml:mi>x</mml:mi>
            </mml:mrow>
          </mml:mfrac>
          <mml:mo>(</mml:mo>
          <mml:mn>1</mml:mn>
          <mml:mo>)</mml:mo>
          <mml:mo>=</mml:mo>
          <mml:mn>1</mml:mn>
        </mml:mrow>
      </mml:mtd>
    </mml:mtr>
  </mml:mtable>
</mml:math>
</file>

<file path=Object 2/content.xml><?xml version="1.0" encoding="utf-8"?>
<mml:math xmlns:mml="http://www.w3.org/1998/Math/MathML" xmlns:m="http://schemas.openxmlformats.org/officeDocument/2006/math">
  <mml:msup>
    <mml:mrow>
      <mml:mi mathvariant="normal">t</mml:mi>
      <mml:mi mathvariant="normal">a</mml:mi>
      <mml:mi mathvariant="normal">n</mml:mi>
      <mml:mi mathvariant="normal">h</mml:mi>
      <mml:mo>(</mml:mo>
      <mml:mi>x</mml:mi>
      <mml:mo>-</mml:mo>
      <mml:mn>0.5</mml:mn>
      <mml:mo>)</mml:mo>
    </mml:mrow>
    <mml:mrow>
      <mml:mn>2</mml:mn>
    </mml:mrow>
  </mml:msup>
  <mml:mo>-</mml:mo>
  <mml:mn>1</mml:mn>
</mml:math>
</file>